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23849229" officeooo:paragraph-rsid="238616ac" style:font-style-asian="italic" style:font-style-complex="italic"/>
    </style:style>
    <style:style style:name="P41" style:family="paragraph" style:parent-style-name="Text_20_body">
      <style:text-properties fo:font-style="italic" officeooo:rsid="1c82dd2c" officeooo:paragraph-rsid="1c9dbd6e" style:font-style-asian="italic" style:font-style-complex="italic"/>
    </style:style>
    <style:style style:name="P42" style:family="paragraph" style:parent-style-name="Text_20_body">
      <style:text-properties fo:font-style="italic" officeooo:rsid="1c82dd2c" officeooo:paragraph-rsid="1d4999ce" style:font-style-asian="italic" style:font-style-complex="italic"/>
    </style:style>
    <style:style style:name="P43" style:family="paragraph" style:parent-style-name="Text_20_body">
      <style:text-properties fo:font-style="italic" officeooo:rsid="1bca54bf" officeooo:paragraph-rsid="23ff19ee" style:font-style-asian="italic" style:font-style-complex="italic"/>
    </style:style>
    <style:style style:name="P44" style:family="paragraph" style:parent-style-name="Text_20_body">
      <style:text-properties fo:font-style="italic" officeooo:rsid="190d6d44" officeooo:paragraph-rsid="252769b6" style:font-style-asian="italic" style:font-style-complex="italic"/>
    </style:style>
    <style:style style:name="P45" style:family="paragraph" style:parent-style-name="Text_20_body">
      <style:text-properties fo:font-style="italic" officeooo:rsid="25fece91" officeooo:paragraph-rsid="25fece91" style:font-style-asian="italic" style:font-style-complex="italic"/>
    </style:style>
    <style:style style:name="P46" style:family="paragraph" style:parent-style-name="Text_20_body">
      <style:text-properties fo:font-style="italic" officeooo:rsid="1521bb62" officeooo:paragraph-rsid="26077eef" style:font-style-asian="italic" style:font-style-complex="italic"/>
    </style:style>
    <style:style style:name="P47" style:family="paragraph" style:parent-style-name="Text_20_body">
      <style:text-properties fo:font-style="italic" style:text-underline-style="none" officeooo:rsid="1779b628" officeooo:paragraph-rsid="1779b628" style:font-style-asian="italic" style:font-style-complex="italic"/>
    </style:style>
    <style:style style:name="P48" style:family="paragraph" style:parent-style-name="Text_20_body">
      <style:text-properties fo:font-style="italic" style:text-underline-style="none" officeooo:rsid="2337940f" officeooo:paragraph-rsid="2337940f" style:font-style-asian="italic" style:font-style-complex="italic"/>
    </style:style>
    <style:style style:name="P49" style:family="paragraph" style:parent-style-name="Text_20_body">
      <style:text-properties fo:font-style="italic" style:text-underline-style="none" officeooo:paragraph-rsid="23fb4823" style:font-style-asian="italic" style:font-style-complex="italic"/>
    </style:style>
    <style:style style:name="P50" style:family="paragraph" style:parent-style-name="Text_20_body">
      <style:text-properties fo:language="cs" fo:country="CZ" fo:font-style="italic" officeooo:rsid="176aaf3b" officeooo:paragraph-rsid="176aaf3b" style:font-style-asian="italic" style:font-style-complex="italic"/>
    </style:style>
    <style:style style:name="P51" style:family="paragraph" style:parent-style-name="Text_20_body">
      <style:text-properties fo:language="cs" fo:country="CZ" fo:font-style="italic" officeooo:rsid="1ad54024" officeooo:paragraph-rsid="1ad54024" style:font-style-asian="italic" style:font-style-complex="italic"/>
    </style:style>
    <style:style style:name="P52"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3"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4"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5" style:family="paragraph" style:parent-style-name="Text_20_body">
      <style:text-properties fo:language="cs" fo:country="CZ" fo:font-style="normal" officeooo:rsid="17e6c942" officeooo:paragraph-rsid="235f2c9e" style:font-style-asian="normal" style:font-style-complex="normal"/>
    </style:style>
    <style:style style:name="P56" style:family="paragraph" style:parent-style-name="Text_20_body">
      <style:text-properties fo:font-style="normal" officeooo:rsid="1543b540" officeooo:paragraph-rsid="1aac0adc" style:font-style-asian="normal" style:font-style-complex="normal"/>
    </style:style>
    <style:style style:name="P57" style:family="paragraph" style:parent-style-name="Text_20_body">
      <style:text-properties fo:font-style="normal" officeooo:rsid="20b57a92" officeooo:paragraph-rsid="20b57a92" style:font-style-asian="normal" style:font-style-complex="normal"/>
    </style:style>
    <style:style style:name="P58" style:family="paragraph" style:parent-style-name="Text_20_body">
      <style:text-properties fo:font-style="normal" officeooo:rsid="18f8f928" officeooo:paragraph-rsid="22b24f50" style:font-style-asian="normal" style:font-style-complex="normal"/>
    </style:style>
    <style:style style:name="P59" style:family="paragraph" style:parent-style-name="Text_20_body">
      <style:text-properties fo:font-style="normal" officeooo:rsid="1d13a54a" officeooo:paragraph-rsid="229e2479" style:font-style-asian="normal" style:font-style-complex="normal"/>
    </style:style>
    <style:style style:name="P60" style:family="paragraph" style:parent-style-name="Text_20_body">
      <style:text-properties fo:font-style="normal" officeooo:rsid="18a629ed" officeooo:paragraph-rsid="22a02bc1" style:font-style-asian="normal" style:font-style-complex="normal"/>
    </style:style>
    <style:style style:name="P61" style:family="paragraph" style:parent-style-name="Text_20_body">
      <style:text-properties fo:font-style="normal" officeooo:rsid="229adfe8" officeooo:paragraph-rsid="229e2479" style:font-style-asian="normal" style:font-style-complex="normal"/>
    </style:style>
    <style:style style:name="P62" style:family="paragraph" style:parent-style-name="Text_20_body">
      <style:text-properties fo:font-style="normal" officeooo:paragraph-rsid="229e2479" style:font-style-asian="normal" style:font-style-complex="normal"/>
    </style:style>
    <style:style style:name="P63" style:family="paragraph" style:parent-style-name="Text_20_body">
      <style:text-properties fo:font-style="normal" officeooo:rsid="1d8a2e78" officeooo:paragraph-rsid="22fbd21c" style:font-style-asian="normal" style:font-style-complex="normal"/>
    </style:style>
    <style:style style:name="P64" style:family="paragraph" style:parent-style-name="Text_20_body">
      <style:text-properties fo:font-style="normal" officeooo:rsid="17480cd3" officeooo:paragraph-rsid="233a4f3d" style:font-style-asian="normal" style:font-style-complex="normal"/>
    </style:style>
    <style:style style:name="P65" style:family="paragraph" style:parent-style-name="Text_20_body">
      <style:text-properties fo:font-style="normal" officeooo:rsid="1b1a5bf4" officeooo:paragraph-rsid="23826af7" style:font-style-asian="normal" style:font-style-complex="normal"/>
    </style:style>
    <style:style style:name="P66" style:family="paragraph" style:parent-style-name="Text_20_body">
      <style:text-properties fo:font-style="normal" officeooo:rsid="1c81d622" officeooo:paragraph-rsid="23e714e7" style:font-style-asian="normal" style:font-style-complex="normal"/>
    </style:style>
    <style:style style:name="P67" style:family="paragraph" style:parent-style-name="Text_20_body">
      <style:text-properties fo:font-style="normal" officeooo:rsid="1bd0abba" officeooo:paragraph-rsid="23ff19ee" style:font-style-asian="normal" style:font-style-complex="normal"/>
    </style:style>
    <style:style style:name="P68" style:family="paragraph" style:parent-style-name="Text_20_body">
      <style:text-properties fo:font-style="normal" officeooo:rsid="14b72b10" officeooo:paragraph-rsid="23a5779e" style:font-style-asian="normal" style:font-style-complex="normal"/>
    </style:style>
    <style:style style:name="P69" style:family="paragraph" style:parent-style-name="Text_20_body">
      <style:text-properties fo:font-style="normal" officeooo:rsid="14b72b10" officeooo:paragraph-rsid="23ca212b" style:font-style-asian="normal" style:font-style-complex="normal"/>
    </style:style>
    <style:style style:name="P70" style:family="paragraph" style:parent-style-name="Text_20_body">
      <style:text-properties fo:font-style="normal" officeooo:rsid="191f564a" officeooo:paragraph-rsid="23d38cee" style:font-style-asian="normal" style:font-style-complex="normal"/>
    </style:style>
    <style:style style:name="P71" style:family="paragraph" style:parent-style-name="Text_20_body">
      <style:text-properties fo:font-style="normal" officeooo:rsid="19168136" officeooo:paragraph-rsid="23db23da" style:font-style-asian="normal" style:font-style-complex="normal"/>
    </style:style>
    <style:style style:name="P72" style:family="paragraph" style:parent-style-name="Text_20_body">
      <style:text-properties fo:font-style="normal" officeooo:rsid="2411030d" officeooo:paragraph-rsid="242378e4" style:font-style-asian="normal" style:font-style-complex="normal"/>
    </style:style>
    <style:style style:name="P73" style:family="paragraph" style:parent-style-name="Text_20_body">
      <style:text-properties fo:font-style="normal" officeooo:rsid="1a303286" officeooo:paragraph-rsid="2484bd5f" style:font-style-asian="normal" style:font-style-complex="normal"/>
    </style:style>
    <style:style style:name="P74" style:family="paragraph" style:parent-style-name="Text_20_body">
      <style:text-properties fo:font-style="normal" officeooo:rsid="202d51f4" officeooo:paragraph-rsid="24cd52ec" style:font-style-asian="normal" style:font-style-complex="normal"/>
    </style:style>
    <style:style style:name="P75"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9"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0"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1"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2" style:family="paragraph" style:parent-style-name="Text_20_body">
      <style:text-properties fo:font-style="normal" fo:font-weight="bold" officeooo:rsid="26077eef" officeooo:paragraph-rsid="26077eef" style:font-style-asian="normal" style:font-weight-asian="bold" style:font-style-complex="normal" style:font-weight-complex="bold"/>
    </style:style>
    <style:style style:name="P83" style:family="paragraph" style:parent-style-name="Text_20_body">
      <style:text-properties officeooo:rsid="142dd805" officeooo:paragraph-rsid="17205437"/>
    </style:style>
    <style:style style:name="P84" style:family="paragraph" style:parent-style-name="Text_20_body">
      <style:text-properties officeooo:rsid="1470ab33" officeooo:paragraph-rsid="17205437"/>
    </style:style>
    <style:style style:name="P85" style:family="paragraph" style:parent-style-name="Text_20_body">
      <style:text-properties officeooo:rsid="12bd1159" officeooo:paragraph-rsid="17205437"/>
    </style:style>
    <style:style style:name="P86" style:family="paragraph" style:parent-style-name="Text_20_body">
      <style:text-properties officeooo:rsid="17d7660b" officeooo:paragraph-rsid="17d7660b"/>
    </style:style>
    <style:style style:name="P87" style:family="paragraph" style:parent-style-name="Text_20_body">
      <style:text-properties officeooo:rsid="1215a39f" officeooo:paragraph-rsid="17205437"/>
    </style:style>
    <style:style style:name="P88" style:family="paragraph" style:parent-style-name="Text_20_body">
      <style:text-properties officeooo:rsid="18059df4" officeooo:paragraph-rsid="1aaab28b"/>
    </style:style>
    <style:style style:name="P89" style:family="paragraph" style:parent-style-name="Text_20_body">
      <style:text-properties fo:font-weight="bold" officeooo:rsid="1b155c13" officeooo:paragraph-rsid="1b155c13" style:font-weight-asian="bold" style:font-weight-complex="bold"/>
    </style:style>
    <style:style style:name="P90" style:family="paragraph" style:parent-style-name="Text_20_body">
      <style:text-properties officeooo:rsid="1b611a13" officeooo:paragraph-rsid="1b611a13"/>
    </style:style>
    <style:style style:name="P91" style:family="paragraph" style:parent-style-name="Text_20_body">
      <style:text-properties officeooo:paragraph-rsid="1d11026e"/>
    </style:style>
    <style:style style:name="P92" style:family="paragraph" style:parent-style-name="Text_20_body">
      <style:text-properties officeooo:rsid="1471fc0d" officeooo:paragraph-rsid="1e573006"/>
    </style:style>
    <style:style style:name="P93" style:family="paragraph" style:parent-style-name="Text_20_body">
      <style:text-properties officeooo:rsid="1e650113" officeooo:paragraph-rsid="1e650113"/>
    </style:style>
    <style:style style:name="P94" style:family="paragraph" style:parent-style-name="Text_20_body">
      <style:text-properties officeooo:rsid="1ac3a729" officeooo:paragraph-rsid="1eae0bfd"/>
    </style:style>
    <style:style style:name="P95" style:family="paragraph" style:parent-style-name="Text_20_body">
      <style:text-properties officeooo:paragraph-rsid="1a894516"/>
    </style:style>
    <style:style style:name="P96" style:family="paragraph" style:parent-style-name="Text_20_body">
      <style:text-properties officeooo:rsid="20ae9233" officeooo:paragraph-rsid="20b3c77a"/>
    </style:style>
    <style:style style:name="P97" style:family="paragraph" style:parent-style-name="Text_20_body">
      <style:text-properties officeooo:rsid="20ae9233" officeooo:paragraph-rsid="20b868e0"/>
    </style:style>
    <style:style style:name="P98" style:family="paragraph" style:parent-style-name="Text_20_body">
      <style:text-properties officeooo:rsid="20c1dfbe" officeooo:paragraph-rsid="20cc0cde"/>
    </style:style>
    <style:style style:name="P99" style:family="paragraph" style:parent-style-name="Text_20_body">
      <style:text-properties style:font-name="Georgia3"/>
    </style:style>
    <style:style style:name="P100"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1" style:family="paragraph" style:parent-style-name="Text_20_body">
      <style:text-properties officeooo:rsid="2162cbc8" officeooo:paragraph-rsid="2162cbc8"/>
    </style:style>
    <style:style style:name="P102" style:family="paragraph" style:parent-style-name="Text_20_body">
      <style:text-properties officeooo:rsid="2147fd05" officeooo:paragraph-rsid="218a0d09"/>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Text_20_body">
      <style:text-properties officeooo:rsid="256f641d" officeooo:paragraph-rsid="256f641d"/>
    </style:style>
    <style:style style:name="P170" style:family="paragraph" style:parent-style-name="Text_20_body">
      <style:text-properties officeooo:rsid="14f3c9c1" officeooo:paragraph-rsid="25a7c326"/>
    </style:style>
    <style:style style:name="P171" style:family="paragraph" style:parent-style-name="Text_20_body">
      <style:text-properties officeooo:paragraph-rsid="25b23a01"/>
    </style:style>
    <style:style style:name="P172" style:family="paragraph" style:parent-style-name="Text_20_body">
      <style:text-properties officeooo:rsid="25b23a01" officeooo:paragraph-rsid="25b23a01"/>
    </style:style>
    <style:style style:name="P173" style:family="paragraph" style:parent-style-name="Text_20_body">
      <style:text-properties officeooo:rsid="25e1dc57" officeooo:paragraph-rsid="25e1dc57"/>
    </style:style>
    <style:style style:name="P174" style:family="paragraph" style:parent-style-name="Text_20_body">
      <style:text-properties officeooo:rsid="25e2f4f8" officeooo:paragraph-rsid="25e2f4f8"/>
    </style:style>
    <style:style style:name="P175" style:family="paragraph" style:parent-style-name="Text_20_body">
      <style:text-properties officeooo:rsid="25e32ec8" officeooo:paragraph-rsid="25e32ec8"/>
    </style:style>
    <style:style style:name="P176" style:family="paragraph" style:parent-style-name="Text_20_body">
      <style:text-properties officeooo:rsid="25e32ec8" officeooo:paragraph-rsid="25ea7888"/>
    </style:style>
    <style:style style:name="P177" style:family="paragraph" style:parent-style-name="Text_20_body">
      <style:text-properties officeooo:rsid="25e35168" officeooo:paragraph-rsid="25e35168"/>
    </style:style>
    <style:style style:name="P178" style:family="paragraph" style:parent-style-name="Text_20_body">
      <style:text-properties officeooo:rsid="25e489e1" officeooo:paragraph-rsid="25e489e1"/>
    </style:style>
    <style:style style:name="P179" style:family="paragraph" style:parent-style-name="Text_20_body">
      <style:text-properties officeooo:rsid="25e489e1" officeooo:paragraph-rsid="25f01d9b"/>
    </style:style>
    <style:style style:name="P180" style:family="paragraph" style:parent-style-name="Text_20_body">
      <style:text-properties officeooo:rsid="25f280c6" officeooo:paragraph-rsid="25f280c6"/>
    </style:style>
    <style:style style:name="P181" style:family="paragraph" style:parent-style-name="Text_20_body">
      <style:text-properties officeooo:rsid="25f3e525" officeooo:paragraph-rsid="25f3e525"/>
    </style:style>
    <style:style style:name="P182" style:family="paragraph" style:parent-style-name="Text_20_body">
      <style:text-properties officeooo:rsid="25f75c04" officeooo:paragraph-rsid="25fb92de"/>
    </style:style>
    <style:style style:name="P183" style:family="paragraph" style:parent-style-name="Text_20_body">
      <style:text-properties officeooo:rsid="25fece91" officeooo:paragraph-rsid="25fece91"/>
    </style:style>
    <style:style style:name="P184" style:family="paragraph" style:parent-style-name="Example_20_Header">
      <style:text-properties officeooo:paragraph-rsid="0ce95318"/>
    </style:style>
    <style:style style:name="P185" style:family="paragraph" style:parent-style-name="Example_20_Header">
      <style:text-properties fo:font-style="italic" style:font-style-asian="italic" style:font-style-complex="italic"/>
    </style:style>
    <style:style style:name="P186" style:family="paragraph" style:parent-style-name="Example_20_Header">
      <style:text-properties fo:font-style="italic" officeooo:paragraph-rsid="22e0370d" style:font-style-asian="italic" style:font-style-complex="italic"/>
    </style:style>
    <style:style style:name="P187" style:family="paragraph" style:parent-style-name="Text_20_Body_20_Full_20_Page">
      <style:text-properties officeooo:paragraph-rsid="17205437"/>
    </style:style>
    <style:style style:name="P188" style:family="paragraph" style:parent-style-name="Table_20_Contents">
      <style:text-properties fo:font-style="normal" officeooo:rsid="24596855" officeooo:paragraph-rsid="24596855" style:font-style-asian="normal" style:font-style-complex="normal"/>
    </style:style>
    <style:style style:name="P189" style:family="paragraph" style:parent-style-name="Table_20_Contents">
      <style:text-properties fo:font-style="normal" officeooo:rsid="24596855" officeooo:paragraph-rsid="25307186" style:font-style-asian="normal" style:font-style-complex="normal"/>
    </style:style>
    <style:style style:name="P190"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91" style:family="paragraph" style:parent-style-name="Table_20_Contents">
      <style:text-properties fo:font-style="normal" officeooo:rsid="1ff80449" officeooo:paragraph-rsid="1ffa3fc7" style:font-style-asian="normal" style:font-style-complex="normal"/>
    </style:style>
    <style:style style:name="P192" style:family="paragraph" style:parent-style-name="Table_20_Contents">
      <style:text-properties fo:font-style="normal" officeooo:rsid="24580707" officeooo:paragraph-rsid="24580707" style:font-style-asian="normal" style:font-style-complex="normal"/>
    </style:style>
    <style:style style:name="P193"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94" style:family="paragraph" style:parent-style-name="Table_20_Contents">
      <style:text-properties fo:font-style="normal" officeooo:rsid="254595b0" officeooo:paragraph-rsid="254595b0" style:font-style-asian="normal" style:font-style-complex="normal"/>
    </style:style>
    <style:style style:name="P195"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96" style:family="paragraph" style:parent-style-name="Table_20_Contents">
      <style:text-properties fo:font-style="normal" officeooo:rsid="2548e0e4" officeooo:paragraph-rsid="2548e0e4" style:font-style-asian="normal" style:font-style-complex="normal"/>
    </style:style>
    <style:style style:name="P197" style:family="paragraph" style:parent-style-name="Table_20_Contents">
      <style:text-properties fo:font-style="normal" officeooo:rsid="254f25e9" officeooo:paragraph-rsid="254f25e9" style:font-style-asian="normal" style:font-style-complex="normal"/>
    </style:style>
    <style:style style:name="P198" style:family="paragraph" style:parent-style-name="Table_20_Contents">
      <style:text-properties fo:font-style="normal" officeooo:rsid="2553481e" officeooo:paragraph-rsid="2553481e" style:font-style-asian="normal" style:font-style-complex="normal"/>
    </style:style>
    <style:style style:name="P199"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00" style:family="paragraph" style:parent-style-name="Table_20_Contents">
      <style:text-properties fo:font-weight="normal" style:font-weight-asian="normal" style:font-weight-complex="normal"/>
    </style:style>
    <style:style style:name="P201"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02" style:family="paragraph" style:parent-style-name="Table_20_Contents">
      <style:text-properties fo:font-weight="normal" officeooo:rsid="254755a5" officeooo:paragraph-rsid="254755a5" style:font-weight-asian="normal" style:font-weight-complex="normal"/>
    </style:style>
    <style:style style:name="P203" style:family="paragraph" style:parent-style-name="Table_20_Contents">
      <style:text-properties fo:font-weight="normal" officeooo:rsid="254ef978" officeooo:paragraph-rsid="254ef978" style:font-weight-asian="normal" style:font-weight-complex="normal"/>
    </style:style>
    <style:style style:name="P204"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05" style:family="paragraph" style:parent-style-name="Table_20_Contents">
      <style:text-properties fo:font-weight="normal" officeooo:rsid="254f8fe8" officeooo:paragraph-rsid="254f8fe8" style:font-weight-asian="normal" style:font-weight-complex="normal"/>
    </style:style>
    <style:style style:name="P206"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07" style:family="paragraph" style:parent-style-name="Table_20_Contents">
      <style:text-properties fo:font-weight="normal" officeooo:rsid="2550cbf2" officeooo:paragraph-rsid="2550cbf2" style:font-weight-asian="normal" style:font-weight-complex="normal"/>
    </style:style>
    <style:style style:name="P208"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09" style:family="paragraph" style:parent-style-name="Table_20_Contents">
      <style:text-properties fo:font-weight="normal" officeooo:rsid="2551b634" officeooo:paragraph-rsid="2551b634" style:font-weight-asian="normal" style:font-weight-complex="normal"/>
    </style:style>
    <style:style style:name="P210"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11" style:family="paragraph" style:parent-style-name="Table_20_Contents">
      <style:paragraph-properties fo:text-align="center" style:justify-single-word="false"/>
      <style:text-properties fo:language="en" fo:country="US" officeooo:rsid="20207a9f" officeooo:paragraph-rsid="20207a9f"/>
    </style:style>
    <style:style style:name="P212" style:family="paragraph" style:parent-style-name="Table_20_Contents">
      <style:paragraph-properties fo:text-align="center" style:justify-single-word="false"/>
      <style:text-properties fo:language="en" fo:country="US" officeooo:rsid="201faea2" officeooo:paragraph-rsid="201faea2"/>
    </style:style>
    <style:style style:name="P213" style:family="paragraph" style:parent-style-name="Table_20_Contents">
      <style:paragraph-properties fo:text-align="center" style:justify-single-word="false"/>
      <style:text-properties fo:language="en" fo:country="US" officeooo:rsid="2026f42c" officeooo:paragraph-rsid="2026f42c"/>
    </style:style>
    <style:style style:name="P214" style:family="paragraph" style:parent-style-name="Table_20_Contents">
      <style:paragraph-properties fo:text-align="center" style:justify-single-word="false"/>
      <style:text-properties fo:language="en" fo:country="US" officeooo:rsid="201ff5b0" officeooo:paragraph-rsid="201ff5b0"/>
    </style:style>
    <style:style style:name="P215" style:family="paragraph" style:parent-style-name="Table_20_Contents">
      <style:paragraph-properties fo:text-align="center" style:justify-single-word="false"/>
      <style:text-properties fo:language="en" fo:country="US" officeooo:rsid="201be08f" officeooo:paragraph-rsid="201be08f"/>
    </style:style>
    <style:style style:name="P216" style:family="paragraph" style:parent-style-name="Table_20_Contents">
      <style:paragraph-properties fo:text-align="center" style:justify-single-word="false"/>
      <style:text-properties fo:language="en" fo:country="US" officeooo:rsid="201a2cb0" officeooo:paragraph-rsid="201a2cb0"/>
    </style:style>
    <style:style style:name="P217" style:family="paragraph" style:parent-style-name="Table_20_Contents">
      <style:paragraph-properties fo:text-align="center" style:justify-single-word="false"/>
      <style:text-properties fo:language="en" fo:country="US" officeooo:rsid="201d1026" officeooo:paragraph-rsid="201d1026"/>
    </style:style>
    <style:style style:name="P218" style:family="paragraph" style:parent-style-name="Table_20_Contents">
      <style:paragraph-properties fo:text-align="center" style:justify-single-word="false"/>
      <style:text-properties fo:language="en" fo:country="US" officeooo:rsid="20242577" officeooo:paragraph-rsid="20242577"/>
    </style:style>
    <style:style style:name="P219" style:family="paragraph" style:parent-style-name="Table_20_Contents">
      <style:paragraph-properties fo:text-align="center" style:justify-single-word="false"/>
      <style:text-properties fo:language="en" fo:country="US" officeooo:rsid="20249fc0" officeooo:paragraph-rsid="20249fc0"/>
    </style:style>
    <style:style style:name="P220" style:family="paragraph" style:parent-style-name="Table_20_Contents">
      <style:paragraph-properties fo:text-align="center" style:justify-single-word="false"/>
    </style:style>
    <style:style style:name="P221" style:family="paragraph" style:parent-style-name="Table_20_Contents">
      <style:paragraph-properties fo:text-align="center" style:justify-single-word="false"/>
      <style:text-properties officeooo:rsid="200644d6" officeooo:paragraph-rsid="200644d6"/>
    </style:style>
    <style:style style:name="P222" style:family="paragraph" style:parent-style-name="Table_20_Contents">
      <style:paragraph-properties fo:text-align="center" style:justify-single-word="false"/>
      <style:text-properties officeooo:rsid="2006169d" officeooo:paragraph-rsid="2006169d"/>
    </style:style>
    <style:style style:name="P223" style:family="paragraph" style:parent-style-name="Table_20_Contents">
      <style:paragraph-properties fo:text-align="center" style:justify-single-word="false"/>
      <style:text-properties officeooo:rsid="200e0280" officeooo:paragraph-rsid="200e0280"/>
    </style:style>
    <style:style style:name="P224" style:family="paragraph" style:parent-style-name="Table_20_Contents">
      <style:paragraph-properties fo:text-align="center" style:justify-single-word="false"/>
      <style:text-properties officeooo:rsid="1ffb9ff7" officeooo:paragraph-rsid="1ffb9ff7"/>
    </style:style>
    <style:style style:name="P225" style:family="paragraph" style:parent-style-name="Table_20_Contents">
      <style:paragraph-properties fo:text-align="center" style:justify-single-word="false"/>
      <style:text-properties officeooo:rsid="2002d8d3" officeooo:paragraph-rsid="2002d8d3"/>
    </style:style>
    <style:style style:name="P226" style:family="paragraph" style:parent-style-name="Table_20_Contents">
      <style:paragraph-properties fo:text-align="center" style:justify-single-word="false"/>
      <style:text-properties officeooo:rsid="1ffce479" officeooo:paragraph-rsid="1ffce479"/>
    </style:style>
    <style:style style:name="P227" style:family="paragraph" style:parent-style-name="Table_20_Contents">
      <style:paragraph-properties fo:text-align="center" style:justify-single-word="false"/>
      <style:text-properties officeooo:rsid="20004e49" officeooo:paragraph-rsid="20004e49"/>
    </style:style>
    <style:style style:name="P228" style:family="paragraph" style:parent-style-name="Table_20_Contents">
      <style:paragraph-properties fo:text-align="center" style:justify-single-word="false"/>
      <style:text-properties officeooo:rsid="2004a8e4" officeooo:paragraph-rsid="2004a8e4"/>
    </style:style>
    <style:style style:name="P229" style:family="paragraph" style:parent-style-name="Table_20_Contents">
      <style:paragraph-properties fo:text-align="center" style:justify-single-word="false"/>
      <style:text-properties officeooo:rsid="1ffa3fc7" officeooo:paragraph-rsid="1ffa3fc7"/>
    </style:style>
    <style:style style:name="P230" style:family="paragraph" style:parent-style-name="Table_20_Contents">
      <style:paragraph-properties fo:text-align="center" style:justify-single-word="false"/>
      <style:text-properties officeooo:rsid="200a9156" officeooo:paragraph-rsid="200a9156"/>
    </style:style>
    <style:style style:name="P231" style:family="paragraph" style:parent-style-name="Table_20_Contents">
      <style:paragraph-properties fo:text-align="center" style:justify-single-word="false"/>
      <style:text-properties officeooo:rsid="1ffbbadf" officeooo:paragraph-rsid="1ffbbadf"/>
    </style:style>
    <style:style style:name="P232" style:family="paragraph" style:parent-style-name="Table_20_Contents">
      <style:paragraph-properties fo:text-align="center" style:justify-single-word="false"/>
      <style:text-properties officeooo:rsid="2008c822" officeooo:paragraph-rsid="2008c822"/>
    </style:style>
    <style:style style:name="P233" style:family="paragraph" style:parent-style-name="Table_20_Contents">
      <style:paragraph-properties fo:text-align="center" style:justify-single-word="false"/>
      <style:text-properties officeooo:rsid="2003ce8f" officeooo:paragraph-rsid="2003ce8f"/>
    </style:style>
    <style:style style:name="P234" style:family="paragraph" style:parent-style-name="Table_20_Contents">
      <style:paragraph-properties fo:text-align="center" style:justify-single-word="false"/>
      <style:text-properties officeooo:rsid="1ffda665" officeooo:paragraph-rsid="1ffda665"/>
    </style:style>
    <style:style style:name="P235" style:family="paragraph" style:parent-style-name="Table_20_Contents">
      <style:paragraph-properties fo:text-align="center" style:justify-single-word="false"/>
      <style:text-properties officeooo:rsid="2007af55" officeooo:paragraph-rsid="2007af55"/>
    </style:style>
    <style:style style:name="P236" style:family="paragraph" style:parent-style-name="Table_20_Contents">
      <style:paragraph-properties fo:text-align="center" style:justify-single-word="false"/>
      <style:text-properties officeooo:rsid="200c7bd7" officeooo:paragraph-rsid="200c7bd7"/>
    </style:style>
    <style:style style:name="P237" style:family="paragraph" style:parent-style-name="Table_20_Contents">
      <style:paragraph-properties fo:text-align="center" style:justify-single-word="false"/>
      <style:text-properties officeooo:rsid="200f5d25" officeooo:paragraph-rsid="200f5d25"/>
    </style:style>
    <style:style style:name="P238" style:family="paragraph" style:parent-style-name="Table_20_Contents">
      <style:paragraph-properties fo:text-align="center" style:justify-single-word="false"/>
      <style:text-properties officeooo:rsid="20027fda" officeooo:paragraph-rsid="20027fda"/>
    </style:style>
    <style:style style:name="P239" style:family="paragraph" style:parent-style-name="Table_20_Contents">
      <style:paragraph-properties fo:text-align="center" style:justify-single-word="false"/>
      <style:text-properties officeooo:rsid="1fff41cd" officeooo:paragraph-rsid="1fff41cd"/>
    </style:style>
    <style:style style:name="P240" style:family="paragraph" style:parent-style-name="Table_20_Contents">
      <style:paragraph-properties fo:text-align="center" style:justify-single-word="false"/>
      <style:text-properties officeooo:rsid="2531cc25" officeooo:paragraph-rsid="2531cc25"/>
    </style:style>
    <style:style style:name="P241" style:family="paragraph" style:parent-style-name="Table_20_Contents">
      <style:paragraph-properties fo:text-align="center" style:justify-single-word="false"/>
      <style:text-properties officeooo:rsid="253282c8" officeooo:paragraph-rsid="253282c8"/>
    </style:style>
    <style:style style:name="P242" style:family="paragraph" style:parent-style-name="Table_20_Contents">
      <style:paragraph-properties fo:text-align="center" style:justify-single-word="false"/>
      <style:text-properties officeooo:rsid="2532e3cf" officeooo:paragraph-rsid="2532e3cf"/>
    </style:style>
    <style:style style:name="P243" style:family="paragraph" style:parent-style-name="Table_20_Contents">
      <style:paragraph-properties fo:text-align="center" style:justify-single-word="false"/>
      <style:text-properties officeooo:rsid="253467f0" officeooo:paragraph-rsid="253467f0"/>
    </style:style>
    <style:style style:name="P244" style:family="paragraph" style:parent-style-name="Table_20_Contents">
      <style:paragraph-properties fo:text-align="center" style:justify-single-word="false"/>
      <style:text-properties officeooo:rsid="25363e2d" officeooo:paragraph-rsid="25363e2d"/>
    </style:style>
    <style:style style:name="P245" style:family="paragraph" style:parent-style-name="Table_20_Contents">
      <style:paragraph-properties fo:text-align="center" style:justify-single-word="false"/>
      <style:text-properties officeooo:rsid="2538f9a2" officeooo:paragraph-rsid="2538f9a2"/>
    </style:style>
    <style:style style:name="P246" style:family="paragraph" style:parent-style-name="Table_20_Contents">
      <style:paragraph-properties fo:text-align="center" style:justify-single-word="false"/>
      <style:text-properties officeooo:rsid="254755a5" officeooo:paragraph-rsid="254755a5"/>
    </style:style>
    <style:style style:name="P247" style:family="paragraph" style:parent-style-name="Table_20_Contents">
      <style:paragraph-properties fo:text-align="center" style:justify-single-word="false"/>
      <style:text-properties fo:language="cs" fo:country="CZ" officeooo:rsid="254755a5" officeooo:paragraph-rsid="254755a5"/>
    </style:style>
    <style:style style:name="P248" style:family="paragraph" style:parent-style-name="Table_20_Contents">
      <style:text-properties officeooo:rsid="2548e0e4" officeooo:paragraph-rsid="2548e0e4"/>
    </style:style>
    <style:style style:name="P249" style:family="paragraph" style:parent-style-name="Table_20_Contents">
      <style:paragraph-properties fo:text-align="center" style:justify-single-word="false"/>
      <style:text-properties officeooo:rsid="2548e0e4" officeooo:paragraph-rsid="2548e0e4"/>
    </style:style>
    <style:style style:name="P250" style:family="paragraph" style:parent-style-name="Table_20_Contents">
      <style:text-properties officeooo:rsid="254ad7b5" officeooo:paragraph-rsid="254ad7b5"/>
    </style:style>
    <style:style style:name="P251" style:family="paragraph" style:parent-style-name="Table_20_Contents">
      <style:paragraph-properties fo:text-align="center" style:justify-single-word="false"/>
      <style:text-properties officeooo:rsid="254ad7b5" officeooo:paragraph-rsid="254ad7b5"/>
    </style:style>
    <style:style style:name="P252" style:family="paragraph" style:parent-style-name="Table_20_Contents">
      <style:text-properties officeooo:rsid="254beaf1" officeooo:paragraph-rsid="254beaf1"/>
    </style:style>
    <style:style style:name="P253" style:family="paragraph" style:parent-style-name="Table_20_Contents">
      <style:paragraph-properties fo:text-align="center" style:justify-single-word="false"/>
      <style:text-properties officeooo:rsid="254beaf1" officeooo:paragraph-rsid="254beaf1"/>
    </style:style>
    <style:style style:name="P254" style:family="paragraph" style:parent-style-name="Table_20_Contents">
      <style:text-properties officeooo:rsid="254ddab3" officeooo:paragraph-rsid="254ddab3"/>
    </style:style>
    <style:style style:name="P255" style:family="paragraph" style:parent-style-name="Table_20_Contents">
      <style:paragraph-properties fo:text-align="center" style:justify-single-word="false"/>
      <style:text-properties officeooo:rsid="254ddab3" officeooo:paragraph-rsid="254ddab3"/>
    </style:style>
    <style:style style:name="P256" style:family="paragraph" style:parent-style-name="Table_20_Contents">
      <style:paragraph-properties fo:text-align="center" style:justify-single-word="false"/>
      <style:text-properties officeooo:rsid="254f25e9" officeooo:paragraph-rsid="254f25e9"/>
    </style:style>
    <style:style style:name="P257" style:family="paragraph" style:parent-style-name="Table_20_Contents">
      <style:paragraph-properties fo:text-align="center" style:justify-single-word="false"/>
      <style:text-properties officeooo:rsid="2553481e" officeooo:paragraph-rsid="2553481e"/>
    </style:style>
    <style:style style:name="P258" style:family="paragraph" style:parent-style-name="Table_20_Contents">
      <style:text-properties fo:font-style="italic" fo:font-weight="normal" style:font-style-asian="italic" style:font-weight-asian="normal" style:font-style-complex="italic" style:font-weight-complex="normal"/>
    </style:style>
    <style:style style:name="P259"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62"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63" style:family="paragraph" style:parent-style-name="Standard">
      <style:paragraph-properties fo:text-align="center" style:justify-single-word="false"/>
      <style:text-properties style:font-name="Georgia3" officeooo:rsid="057aae1d" officeooo:paragraph-rsid="057aae1d"/>
    </style:style>
    <style:style style:name="P264"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65" style:family="paragraph" style:parent-style-name="Text_20_body">
      <style:paragraph-properties fo:margin-left="1.251cm" fo:margin-right="0cm" fo:text-indent="0cm" style:auto-text-indent="false"/>
      <style:text-properties officeooo:rsid="189c7ad6" officeooo:paragraph-rsid="226129cb"/>
    </style:style>
    <style:style style:name="P26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8" style:family="paragraph" style:parent-style-name="Text_20_body">
      <style:paragraph-properties fo:margin-left="0cm" fo:margin-right="0cm" fo:text-indent="0cm" style:auto-text-indent="false"/>
      <style:text-properties officeooo:rsid="160397eb" officeooo:paragraph-rsid="22a55d57"/>
    </style:style>
    <style:style style:name="P269" style:family="paragraph" style:parent-style-name="Contents_20_1">
      <style:paragraph-properties>
        <style:tab-stops>
          <style:tab-stop style:position="14.801cm" style:type="right" style:leader-style="dotted" style:leader-text="."/>
        </style:tab-stops>
      </style:paragraph-properties>
    </style:style>
    <style:style style:name="P270" style:family="paragraph" style:parent-style-name="Contents_20_2">
      <style:paragraph-properties>
        <style:tab-stops>
          <style:tab-stop style:position="14.801cm" style:type="right" style:leader-style="dotted" style:leader-text="."/>
        </style:tab-stops>
      </style:paragraph-properties>
    </style:style>
    <style:style style:name="P271" style:family="paragraph" style:parent-style-name="Heading_20_3">
      <style:text-properties officeooo:paragraph-rsid="17205437"/>
    </style:style>
    <style:style style:name="P272" style:family="paragraph" style:parent-style-name="Heading_20_3">
      <style:text-properties officeooo:rsid="199c9f8e" officeooo:paragraph-rsid="199c9f8e"/>
    </style:style>
    <style:style style:name="P273" style:family="paragraph" style:parent-style-name="Heading_20_3">
      <style:text-properties officeooo:rsid="196348ba" officeooo:paragraph-rsid="196348ba"/>
    </style:style>
    <style:style style:name="P274" style:family="paragraph" style:parent-style-name="Heading_20_3">
      <style:text-properties officeooo:rsid="199ecb14" officeooo:paragraph-rsid="199ecb14"/>
    </style:style>
    <style:style style:name="P275" style:family="paragraph" style:parent-style-name="Heading_20_3">
      <style:text-properties officeooo:rsid="1963ff4f" officeooo:paragraph-rsid="1963ff4f"/>
    </style:style>
    <style:style style:name="P276" style:family="paragraph" style:parent-style-name="Heading_20_3">
      <style:text-properties officeooo:rsid="189c7ad6" officeooo:paragraph-rsid="189c7ad6"/>
    </style:style>
    <style:style style:name="P277" style:family="paragraph" style:parent-style-name="Heading_20_3">
      <style:text-properties officeooo:rsid="1c9e1742" officeooo:paragraph-rsid="1c9e1742"/>
    </style:style>
    <style:style style:name="P278" style:family="paragraph" style:parent-style-name="Heading_20_3">
      <style:text-properties officeooo:rsid="18e87d0d" officeooo:paragraph-rsid="18e87d0d"/>
    </style:style>
    <style:style style:name="P279" style:family="paragraph" style:parent-style-name="Heading_20_3">
      <style:text-properties officeooo:rsid="18ebce8e" officeooo:paragraph-rsid="18ebce8e"/>
    </style:style>
    <style:style style:name="P280" style:family="paragraph" style:parent-style-name="Heading_20_3">
      <style:text-properties officeooo:rsid="192584cc" officeooo:paragraph-rsid="192584cc"/>
    </style:style>
    <style:style style:name="P281" style:family="paragraph" style:parent-style-name="Heading_20_3">
      <style:text-properties officeooo:paragraph-rsid="1bc6ea06"/>
    </style:style>
    <style:style style:name="P282" style:family="paragraph" style:parent-style-name="Heading_20_3">
      <style:text-properties officeooo:paragraph-rsid="1da85e96"/>
    </style:style>
    <style:style style:name="P283" style:family="paragraph" style:parent-style-name="Heading_20_3">
      <style:text-properties officeooo:rsid="1c9c170c" officeooo:paragraph-rsid="1c9c170c"/>
    </style:style>
    <style:style style:name="P284" style:family="paragraph" style:parent-style-name="Heading_20_3">
      <style:text-properties officeooo:paragraph-rsid="1bc785f1"/>
    </style:style>
    <style:style style:name="P285" style:family="paragraph" style:parent-style-name="Heading_20_3">
      <style:text-properties officeooo:paragraph-rsid="1aa9a78a"/>
    </style:style>
    <style:style style:name="P286" style:family="paragraph" style:parent-style-name="Heading_20_3">
      <style:text-properties officeooo:paragraph-rsid="1aaab28b"/>
    </style:style>
    <style:style style:name="P287" style:family="paragraph" style:parent-style-name="Heading_20_3">
      <style:text-properties officeooo:rsid="17ca5d5b" officeooo:paragraph-rsid="1a894516"/>
    </style:style>
    <style:style style:name="P288" style:family="paragraph" style:parent-style-name="Heading_20_3">
      <style:text-properties officeooo:paragraph-rsid="1aac0adc"/>
    </style:style>
    <style:style style:name="P289" style:family="paragraph" style:parent-style-name="Heading_20_3">
      <style:text-properties officeooo:rsid="17a0e9db" officeooo:paragraph-rsid="1aac0adc"/>
    </style:style>
    <style:style style:name="P290" style:family="paragraph" style:parent-style-name="Heading_20_3">
      <style:text-properties officeooo:rsid="1836b5be" officeooo:paragraph-rsid="1836b5be"/>
    </style:style>
    <style:style style:name="P291" style:family="paragraph" style:parent-style-name="Heading_20_3">
      <style:text-properties officeooo:rsid="190c854f" officeooo:paragraph-rsid="1aac0adc"/>
    </style:style>
    <style:style style:name="P292" style:family="paragraph" style:parent-style-name="Heading_20_3">
      <style:text-properties officeooo:rsid="1bc3a86a" officeooo:paragraph-rsid="1bc3a86a"/>
    </style:style>
    <style:style style:name="P293" style:family="paragraph" style:parent-style-name="Heading_20_3">
      <style:text-properties officeooo:rsid="1bc3a86a" officeooo:paragraph-rsid="1c9dbd6e"/>
    </style:style>
    <style:style style:name="P294" style:family="paragraph" style:parent-style-name="Heading_20_3">
      <style:text-properties officeooo:rsid="1bc3a86a" officeooo:paragraph-rsid="1bc6ea06"/>
    </style:style>
    <style:style style:name="P295" style:family="paragraph" style:parent-style-name="Heading_20_3">
      <style:text-properties officeooo:paragraph-rsid="1ac21d32"/>
    </style:style>
    <style:style style:name="P296" style:family="paragraph" style:parent-style-name="Heading_20_3">
      <style:text-properties officeooo:rsid="1c9dbd6e" officeooo:paragraph-rsid="1c9dbd6e"/>
    </style:style>
    <style:style style:name="P297" style:family="paragraph" style:parent-style-name="Heading_20_3">
      <style:text-properties officeooo:paragraph-rsid="1c9dbd6e"/>
    </style:style>
    <style:style style:name="P298" style:family="paragraph" style:parent-style-name="Heading_20_4">
      <style:text-properties officeooo:rsid="1543b540" officeooo:paragraph-rsid="1aac0adc"/>
    </style:style>
    <style:style style:name="P299" style:family="paragraph" style:parent-style-name="Heading_20_4">
      <style:text-properties officeooo:paragraph-rsid="1aac0adc"/>
    </style:style>
    <style:style style:name="P300" style:family="paragraph" style:parent-style-name="Heading_20_4">
      <style:text-properties fo:font-style="italic" officeooo:rsid="19306b54" officeooo:paragraph-rsid="1f6bfdc1" style:font-style-asian="italic" style:font-style-complex="italic"/>
    </style:style>
    <style:style style:name="P301" style:family="paragraph" style:parent-style-name="Heading_20_2">
      <style:text-properties officeooo:rsid="146d70b4" officeooo:paragraph-rsid="17205437"/>
    </style:style>
    <style:style style:name="P302" style:family="paragraph" style:parent-style-name="Heading_20_2">
      <style:text-properties officeooo:paragraph-rsid="210134c1"/>
    </style:style>
    <style:style style:name="P303" style:family="paragraph" style:parent-style-name="Heading_20_2">
      <style:text-properties officeooo:rsid="1e738991"/>
    </style:style>
    <style:style style:name="P304" style:family="paragraph" style:parent-style-name="Heading_20_1">
      <style:text-properties officeooo:rsid="2563c458" officeooo:paragraph-rsid="2563c458"/>
    </style:style>
    <style:style style:name="P305"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6" style:family="paragraph" style:parent-style-name="Text_20_body" style:master-page-name="Standard">
      <style:paragraph-properties style:page-number="auto" fo:break-before="page"/>
    </style:style>
    <style:style style:name="P307" style:family="paragraph" style:parent-style-name="Text_20_body" style:list-style-name="L1">
      <style:text-properties officeooo:rsid="25d0c8bf" officeooo:paragraph-rsid="25d0c8bf"/>
    </style:style>
    <style:style style:name="P308" style:family="paragraph" style:parent-style-name="Text_20_body" style:list-style-name="L2">
      <style:text-properties officeooo:rsid="257d445a" officeooo:paragraph-rsid="257d445a"/>
    </style:style>
    <style:style style:name="P309" style:family="paragraph" style:parent-style-name="Text_20_body" style:list-style-name="L2">
      <style:text-properties officeooo:rsid="25839afd" officeooo:paragraph-rsid="25839afd"/>
    </style:style>
    <style:style style:name="P310" style:family="paragraph" style:parent-style-name="Text_20_body" style:list-style-name="L2">
      <style:text-properties officeooo:rsid="26060e94" officeooo:paragraph-rsid="26060e94"/>
    </style:style>
    <style:style style:name="P311" style:family="paragraph" style:parent-style-name="Text_20_body" style:list-style-name="L2">
      <style:text-properties officeooo:rsid="26036aa7" officeooo:paragraph-rsid="26036aa7"/>
    </style:style>
    <style:style style:name="P312" style:family="paragraph" style:parent-style-name="Text_20_body" style:list-style-name="L3">
      <style:text-properties officeooo:rsid="256f641d" officeooo:paragraph-rsid="256f641d"/>
    </style:style>
    <style:style style:name="P313" style:family="paragraph" style:parent-style-name="Text_20_body" style:list-style-name="L3">
      <style:text-properties officeooo:rsid="2563c458" officeooo:paragraph-rsid="2563c458"/>
    </style:style>
    <style:style style:name="P314" style:family="paragraph" style:parent-style-name="Text_20_body" style:list-style-name="L3">
      <style:text-properties officeooo:rsid="2568c76b" officeooo:paragraph-rsid="2568c76b"/>
    </style:style>
    <style:style style:name="P315" style:family="paragraph" style:parent-style-name="Text_20_body" style:list-style-name="L3">
      <style:text-properties officeooo:rsid="2569f6f2" officeooo:paragraph-rsid="2569f6f2"/>
    </style:style>
    <style:style style:name="P316" style:family="paragraph" style:parent-style-name="Text_20_body" style:list-style-name="L3">
      <style:text-properties officeooo:rsid="256a4421" officeooo:paragraph-rsid="256a4421"/>
    </style:style>
    <style:style style:name="P317" style:family="paragraph" style:parent-style-name="Text_20_body" style:list-style-name="L3">
      <style:text-properties officeooo:rsid="25e0508c" officeooo:paragraph-rsid="25fece91"/>
    </style:style>
    <style:style style:name="P318" style:family="paragraph" style:parent-style-name="Text_20_body" style:list-style-name="L3">
      <style:text-properties officeooo:rsid="25e073d7" officeooo:paragraph-rsid="25fece91"/>
    </style:style>
    <style:style style:name="P319" style:family="paragraph" style:parent-style-name="Text_20_body" style:list-style-name="L3">
      <style:text-properties officeooo:rsid="26001354" officeooo:paragraph-rsid="26001354"/>
    </style:style>
    <style:style style:name="P320" style:family="paragraph" style:parent-style-name="Text_20_body" style:list-style-name="L3">
      <style:text-properties officeooo:rsid="2601c807" officeooo:paragraph-rsid="2601c807"/>
    </style:style>
    <style:style style:name="P321" style:family="paragraph" style:parent-style-name="Text_20_body" style:list-style-name="L4">
      <style:text-properties officeooo:rsid="14585935" officeooo:paragraph-rsid="17205437"/>
    </style:style>
    <style:style style:name="P322" style:family="paragraph" style:parent-style-name="Text_20_body" style:list-style-name="L5">
      <style:text-properties officeooo:rsid="14585935" officeooo:paragraph-rsid="259ebf17"/>
    </style:style>
    <style:style style:name="P323" style:family="paragraph" style:parent-style-name="Text_20_body" style:list-style-name="L5">
      <style:text-properties officeooo:rsid="1455f337" officeooo:paragraph-rsid="17205437"/>
    </style:style>
    <style:style style:name="P324" style:family="paragraph" style:parent-style-name="Text_20_body" style:list-style-name="L5">
      <style:text-properties officeooo:rsid="145c504d" officeooo:paragraph-rsid="17205437"/>
    </style:style>
    <style:style style:name="P325" style:family="paragraph" style:parent-style-name="Text_20_body" style:list-style-name="L5">
      <style:text-properties officeooo:rsid="14d526cd" officeooo:paragraph-rsid="1e5d0c9f"/>
    </style:style>
    <style:style style:name="P326" style:family="paragraph" style:parent-style-name="Text_20_body" style:list-style-name="L5">
      <style:text-properties officeooo:rsid="145722f9" officeooo:paragraph-rsid="17205437"/>
    </style:style>
    <style:style style:name="P327" style:family="paragraph" style:parent-style-name="Text_20_body" style:list-style-name="L5">
      <style:text-properties officeooo:rsid="14d3e335" officeooo:paragraph-rsid="17205437"/>
    </style:style>
    <style:style style:name="P328" style:family="paragraph" style:parent-style-name="Text_20_body" style:list-style-name="L5">
      <style:text-properties officeooo:rsid="14641de2" officeooo:paragraph-rsid="17205437"/>
    </style:style>
    <style:style style:name="P329" style:family="paragraph" style:parent-style-name="Text_20_body" style:list-style-name="L6">
      <style:text-properties officeooo:rsid="25b23a01" officeooo:paragraph-rsid="25b23a01"/>
    </style:style>
    <style:style style:name="P330" style:family="paragraph" style:parent-style-name="Text_20_body" style:list-style-name="L7">
      <style:text-properties officeooo:rsid="21499c1b" officeooo:paragraph-rsid="218a0d09"/>
    </style:style>
    <style:style style:name="P331" style:family="paragraph" style:parent-style-name="Text_20_body" style:list-style-name="L8">
      <style:text-properties officeooo:rsid="218de9e7" officeooo:paragraph-rsid="218de9e7"/>
    </style:style>
    <style:style style:name="P332" style:family="paragraph" style:parent-style-name="Text_20_body" style:list-style-name="L9">
      <style:text-properties officeooo:rsid="1e650113" officeooo:paragraph-rsid="1e650113"/>
    </style:style>
    <style:style style:name="P333" style:family="paragraph" style:parent-style-name="Text_20_body" style:list-style-name="L9">
      <style:text-properties officeooo:rsid="25b78c76" officeooo:paragraph-rsid="25bd75a1"/>
    </style:style>
    <style:style style:name="P334" style:family="paragraph" style:parent-style-name="Text_20_body" style:list-style-name="L9">
      <style:text-properties officeooo:rsid="25b8e817" officeooo:paragraph-rsid="25b8e817"/>
    </style:style>
    <style:style style:name="P335" style:family="paragraph" style:parent-style-name="Text_20_body" style:list-style-name="L9">
      <style:text-properties officeooo:rsid="25bbdb0e" officeooo:paragraph-rsid="25bd75a1"/>
    </style:style>
    <style:style style:name="P336" style:family="paragraph" style:parent-style-name="Text_20_body" style:list-style-name="L9">
      <style:text-properties officeooo:rsid="25ba81c7" officeooo:paragraph-rsid="25ba81c7"/>
    </style:style>
    <style:style style:name="P337" style:family="paragraph" style:parent-style-name="Text_20_body" style:list-style-name="L10">
      <style:text-properties officeooo:rsid="1ac3a729" officeooo:paragraph-rsid="1eb1ccb8"/>
    </style:style>
    <style:style style:name="P338" style:family="paragraph" style:parent-style-name="Text_20_body" style:list-style-name="L10">
      <style:text-properties officeooo:rsid="1ac3a729" officeooo:paragraph-rsid="1eae0bfd"/>
    </style:style>
    <style:style style:name="P339" style:family="paragraph" style:parent-style-name="Text_20_body" style:list-style-name="L10">
      <style:text-properties officeooo:rsid="1eaf2fd7" officeooo:paragraph-rsid="1eaf2fd7"/>
    </style:style>
    <style:style style:name="P340" style:family="paragraph" style:parent-style-name="Text_20_body" style:list-style-name="L10">
      <style:text-properties officeooo:rsid="214bec0f" officeooo:paragraph-rsid="214bec0f"/>
    </style:style>
    <style:style style:name="P341" style:family="paragraph" style:parent-style-name="Text_20_body" style:list-style-name="L10">
      <style:text-properties fo:language="cs" fo:country="CZ" officeooo:rsid="215f927b" officeooo:paragraph-rsid="215f927b"/>
    </style:style>
    <style:style style:name="P342" style:family="paragraph" style:parent-style-name="Text_20_body" style:list-style-name="L10">
      <style:text-properties fo:language="cs" fo:country="CZ" officeooo:rsid="214bec0f" officeooo:paragraph-rsid="214bec0f"/>
    </style:style>
    <style:style style:name="P343"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44"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45"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46"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47"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48"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49"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50" style:family="paragraph" style:parent-style-name="Text_20_body" style:list-style-name="L65">
      <style:text-properties fo:language="cs" fo:country="CZ" officeooo:rsid="19498945" officeooo:paragraph-rsid="236d9f31"/>
    </style:style>
    <style:style style:name="P351" style:family="paragraph" style:parent-style-name="Text_20_body" style:list-style-name="L11">
      <style:text-properties officeooo:rsid="21ccc7c3" officeooo:paragraph-rsid="216180ca"/>
    </style:style>
    <style:style style:name="P352" style:family="paragraph" style:parent-style-name="Text_20_body" style:list-style-name="L11">
      <style:text-properties officeooo:rsid="21ccc7c3" officeooo:paragraph-rsid="220cf1ba"/>
    </style:style>
    <style:style style:name="P353" style:family="paragraph" style:parent-style-name="Text_20_body" style:list-style-name="L12">
      <style:text-properties officeooo:paragraph-rsid="21ccc7c3"/>
    </style:style>
    <style:style style:name="P354" style:family="paragraph" style:parent-style-name="Text_20_body" style:list-style-name="L13">
      <style:text-properties fo:font-style="normal" officeooo:rsid="15c3be93" officeooo:paragraph-rsid="19dd4a30" style:font-style-asian="normal" style:font-style-complex="normal"/>
    </style:style>
    <style:style style:name="P355" style:family="paragraph" style:parent-style-name="Text_20_body" style:list-style-name="L13">
      <style:text-properties fo:font-style="normal" officeooo:rsid="15c64218" officeooo:paragraph-rsid="19dd4a30" style:font-style-asian="normal" style:font-style-complex="normal"/>
    </style:style>
    <style:style style:name="P356" style:family="paragraph" style:parent-style-name="Text_20_body" style:list-style-name="L13">
      <style:text-properties fo:font-style="normal" officeooo:rsid="2473116f" officeooo:paragraph-rsid="2473116f" style:font-style-asian="normal" style:font-style-complex="normal"/>
    </style:style>
    <style:style style:name="P357" style:family="paragraph" style:parent-style-name="Text_20_body" style:list-style-name="L13">
      <style:text-properties fo:font-style="normal" officeooo:rsid="2213b7d1" officeooo:paragraph-rsid="2213b7d1" style:font-style-asian="normal" style:font-style-complex="normal"/>
    </style:style>
    <style:style style:name="P358" style:family="paragraph" style:parent-style-name="Text_20_body" style:list-style-name="L14">
      <style:text-properties fo:font-style="normal" officeooo:rsid="25cc2abb" officeooo:paragraph-rsid="25cc2abb" style:font-style-asian="normal" style:font-style-complex="normal"/>
    </style:style>
    <style:style style:name="P359" style:family="paragraph" style:parent-style-name="Text_20_body" style:list-style-name="L14">
      <style:text-properties fo:font-style="normal" officeooo:rsid="198998f7" officeooo:paragraph-rsid="25cc2abb" style:font-style-asian="normal" style:font-style-complex="normal"/>
    </style:style>
    <style:style style:name="P360" style:family="paragraph" style:parent-style-name="Text_20_body" style:list-style-name="L14">
      <style:text-properties fo:font-style="normal" officeooo:rsid="19856c73" officeooo:paragraph-rsid="19d69cdb" style:font-style-asian="normal" style:font-style-complex="normal"/>
    </style:style>
    <style:style style:name="P361" style:family="paragraph" style:parent-style-name="Text_20_body" style:list-style-name="L14">
      <style:text-properties fo:font-style="normal" officeooo:rsid="19856c73" officeooo:paragraph-rsid="2390bdfe" style:font-style-asian="normal" style:font-style-complex="normal"/>
    </style:style>
    <style:style style:name="P362" style:family="paragraph" style:parent-style-name="Text_20_body" style:list-style-name="L15">
      <style:text-properties fo:font-style="normal" officeooo:rsid="19870822" officeooo:paragraph-rsid="19870822" style:font-style-asian="normal" style:font-style-complex="normal"/>
    </style:style>
    <style:style style:name="P363" style:family="paragraph" style:parent-style-name="Text_20_body" style:list-style-name="L15">
      <style:text-properties fo:font-style="normal" officeooo:rsid="19910f6e" officeooo:paragraph-rsid="22c00e24" style:font-style-asian="normal" style:font-style-complex="normal"/>
    </style:style>
    <style:style style:name="P364" style:family="paragraph" style:parent-style-name="Text_20_body" style:list-style-name="L15">
      <style:text-properties fo:font-style="normal" officeooo:rsid="19910f6e" officeooo:paragraph-rsid="19d5448a" style:font-style-asian="normal" style:font-style-complex="normal"/>
    </style:style>
    <style:style style:name="P365" style:family="paragraph" style:parent-style-name="Text_20_body" style:list-style-name="L20">
      <style:text-properties fo:font-style="normal" officeooo:rsid="1b903f5a" officeooo:paragraph-rsid="1bb576b5" style:font-style-asian="normal" style:font-style-complex="normal"/>
    </style:style>
    <style:style style:name="P366" style:family="paragraph" style:parent-style-name="Text_20_body" style:list-style-name="L23">
      <style:text-properties fo:font-style="normal" officeooo:rsid="18bc925c" officeooo:paragraph-rsid="1cba1e95" style:font-style-asian="normal" style:font-style-complex="normal"/>
    </style:style>
    <style:style style:name="P367" style:family="paragraph" style:parent-style-name="Text_20_body" style:list-style-name="L23">
      <style:text-properties fo:font-style="normal" officeooo:rsid="18db3469" officeooo:paragraph-rsid="224ac421" style:font-style-asian="normal" style:font-style-complex="normal"/>
    </style:style>
    <style:style style:name="P368" style:family="paragraph" style:parent-style-name="Text_20_body" style:list-style-name="L23">
      <style:text-properties fo:font-style="normal" officeooo:rsid="224ad583" officeooo:paragraph-rsid="224ad583" style:font-style-asian="normal" style:font-style-complex="normal"/>
    </style:style>
    <style:style style:name="P369" style:family="paragraph" style:parent-style-name="Text_20_body" style:list-style-name="L24">
      <style:text-properties fo:font-style="normal" officeooo:rsid="127cc581" officeooo:paragraph-rsid="249d9de9" style:font-style-asian="normal" style:font-style-complex="normal"/>
    </style:style>
    <style:style style:name="P370" style:family="paragraph" style:parent-style-name="Text_20_body" style:list-style-name="L24">
      <style:text-properties fo:font-style="normal" officeooo:rsid="127cc581" officeooo:paragraph-rsid="249ec84e" style:font-style-asian="normal" style:font-style-complex="normal"/>
    </style:style>
    <style:style style:name="P371" style:family="paragraph" style:parent-style-name="Text_20_body" style:list-style-name="L24">
      <style:text-properties fo:font-style="normal" officeooo:rsid="127cc581" officeooo:paragraph-rsid="249f3598" style:font-style-asian="normal" style:font-style-complex="normal"/>
    </style:style>
    <style:style style:name="P372" style:family="paragraph" style:parent-style-name="Text_20_body" style:list-style-name="L24">
      <style:text-properties fo:font-style="normal" officeooo:rsid="127cc581" officeooo:paragraph-rsid="1d721808" style:font-style-asian="normal" style:font-style-complex="normal"/>
    </style:style>
    <style:style style:name="P373" style:family="paragraph" style:parent-style-name="Text_20_body" style:list-style-name="L24">
      <style:text-properties fo:font-style="normal" officeooo:rsid="127cc581" officeooo:paragraph-rsid="249d7ef7" style:font-style-asian="normal" style:font-style-complex="normal"/>
    </style:style>
    <style:style style:name="P374" style:family="paragraph" style:parent-style-name="Text_20_body" style:list-style-name="L99">
      <style:text-properties fo:font-style="normal" officeooo:rsid="127cc581" officeooo:paragraph-rsid="249d7ef7" style:font-style-asian="normal" style:font-style-complex="normal"/>
    </style:style>
    <style:style style:name="P375" style:family="paragraph" style:parent-style-name="Text_20_body" style:list-style-name="L23">
      <style:text-properties fo:font-style="normal" officeooo:rsid="1db71e7f" officeooo:paragraph-rsid="2247e1ed" style:font-style-asian="normal" style:font-style-complex="normal"/>
    </style:style>
    <style:style style:name="P376" style:family="paragraph" style:parent-style-name="Text_20_body" style:list-style-name="L26">
      <style:text-properties fo:font-style="normal" officeooo:rsid="1cba1e95" officeooo:paragraph-rsid="2265474c" style:font-style-asian="normal" style:font-style-complex="normal"/>
    </style:style>
    <style:style style:name="P377" style:family="paragraph" style:parent-style-name="Text_20_body" style:list-style-name="L26">
      <style:text-properties fo:font-style="normal" officeooo:rsid="18d199ee" officeooo:paragraph-rsid="2265474c" style:font-style-asian="normal" style:font-style-complex="normal"/>
    </style:style>
    <style:style style:name="P378" style:family="paragraph" style:parent-style-name="Text_20_body" style:list-style-name="L26">
      <style:text-properties fo:font-style="normal" officeooo:rsid="18cf0f68" officeooo:paragraph-rsid="2265474c" style:font-style-asian="normal" style:font-style-complex="normal"/>
    </style:style>
    <style:style style:name="P379" style:family="paragraph" style:parent-style-name="Text_20_body" style:list-style-name="L26">
      <style:text-properties fo:font-style="normal" officeooo:rsid="22729f49" officeooo:paragraph-rsid="22729f49" style:font-style-asian="normal" style:font-style-complex="normal"/>
    </style:style>
    <style:style style:name="P380" style:family="paragraph" style:parent-style-name="Text_20_body" style:list-style-name="L27">
      <style:text-properties fo:font-style="normal" officeooo:rsid="18a52033" officeooo:paragraph-rsid="1908efad" style:font-style-asian="normal" style:font-style-complex="normal"/>
    </style:style>
    <style:style style:name="P381" style:family="paragraph" style:parent-style-name="Text_20_body" style:list-style-name="L27">
      <style:text-properties fo:font-style="normal" officeooo:rsid="1de227ab" officeooo:paragraph-rsid="1de227ab" style:font-style-asian="normal" style:font-style-complex="normal"/>
    </style:style>
    <style:style style:name="P382" style:family="paragraph" style:parent-style-name="Text_20_body" style:list-style-name="L28">
      <style:text-properties fo:font-style="normal" officeooo:rsid="1ee2948e" officeooo:paragraph-rsid="18a8ff71" style:font-style-asian="normal" style:font-style-complex="normal"/>
    </style:style>
    <style:style style:name="P383" style:family="paragraph" style:parent-style-name="Text_20_body" style:list-style-name="L24">
      <style:text-properties fo:font-style="normal" officeooo:rsid="1d734c79" officeooo:paragraph-rsid="1d734c79" style:font-style-asian="normal" style:font-style-complex="normal"/>
    </style:style>
    <style:style style:name="P384" style:family="paragraph" style:parent-style-name="Text_20_body" style:list-style-name="L32">
      <style:text-properties fo:font-style="normal" officeooo:rsid="1d13a54a" officeooo:paragraph-rsid="1d1a6e80" style:font-style-asian="normal" style:font-style-complex="normal"/>
    </style:style>
    <style:style style:name="P385" style:family="paragraph" style:parent-style-name="Text_20_body" style:list-style-name="L33">
      <style:text-properties fo:font-style="normal" officeooo:paragraph-rsid="1ec97f10" style:font-style-asian="normal" style:font-style-complex="normal"/>
    </style:style>
    <style:style style:name="P386" style:family="paragraph" style:parent-style-name="Text_20_body" style:list-style-name="L24">
      <style:text-properties fo:font-style="normal" officeooo:rsid="18f8f928" officeooo:paragraph-rsid="1d721808" style:font-style-asian="normal" style:font-style-complex="normal"/>
    </style:style>
    <style:style style:name="P387" style:family="paragraph" style:parent-style-name="Text_20_body" style:list-style-name="L24">
      <style:text-properties fo:font-style="normal" officeooo:rsid="1eec2ec2" officeooo:paragraph-rsid="1f88d5b8" style:font-style-asian="normal" style:font-style-complex="normal"/>
    </style:style>
    <style:style style:name="P388" style:family="paragraph" style:parent-style-name="Text_20_body" style:list-style-name="L37">
      <style:text-properties fo:font-style="normal" officeooo:rsid="1538965f" officeooo:paragraph-rsid="17205437" style:font-style-asian="normal" style:font-style-complex="normal"/>
    </style:style>
    <style:style style:name="P389" style:family="paragraph" style:parent-style-name="Text_20_body" style:list-style-name="L37">
      <style:text-properties fo:font-style="normal" officeooo:rsid="15399d64" officeooo:paragraph-rsid="17205437" style:font-style-asian="normal" style:font-style-complex="normal"/>
    </style:style>
    <style:style style:name="P390" style:family="paragraph" style:parent-style-name="Text_20_body" style:list-style-name="L38">
      <style:text-properties fo:font-style="normal" officeooo:rsid="1d977631" officeooo:paragraph-rsid="1d977631" style:font-style-asian="normal" style:font-style-complex="normal"/>
    </style:style>
    <style:style style:name="P391" style:family="paragraph" style:parent-style-name="Text_20_body" style:list-style-name="L38">
      <style:text-properties fo:font-style="normal" officeooo:rsid="1533db2f" officeooo:paragraph-rsid="22abde92" style:font-style-asian="normal" style:font-style-complex="normal"/>
    </style:style>
    <style:style style:name="P392" style:family="paragraph" style:parent-style-name="Text_20_body" style:list-style-name="L39">
      <style:text-properties fo:font-style="normal" officeooo:rsid="1d85c671" officeooo:paragraph-rsid="22d5cebb" style:font-style-asian="normal" style:font-style-complex="normal"/>
    </style:style>
    <style:style style:name="P393" style:family="paragraph" style:parent-style-name="Text_20_body" style:list-style-name="L39">
      <style:text-properties fo:font-style="normal" officeooo:rsid="1dcd09fb" officeooo:paragraph-rsid="1f15a314" style:font-style-asian="normal" style:font-style-complex="normal"/>
    </style:style>
    <style:style style:name="P394" style:family="paragraph" style:parent-style-name="Text_20_body" style:list-style-name="L39">
      <style:text-properties fo:font-style="normal" officeooo:rsid="1dcd3388" officeooo:paragraph-rsid="1dcd3388" style:font-style-asian="normal" style:font-style-complex="normal"/>
    </style:style>
    <style:style style:name="P395" style:family="paragraph" style:parent-style-name="Text_20_body" style:list-style-name="L39">
      <style:text-properties fo:font-style="normal" officeooo:rsid="1dd04c24" officeooo:paragraph-rsid="1dd04c24" style:font-style-asian="normal" style:font-style-complex="normal"/>
    </style:style>
    <style:style style:name="P396" style:family="paragraph" style:parent-style-name="Text_20_body" style:list-style-name="L39">
      <style:text-properties fo:font-style="normal" officeooo:rsid="1fa44ad3" officeooo:paragraph-rsid="1fa44ad3" style:font-style-asian="normal" style:font-style-complex="normal"/>
    </style:style>
    <style:style style:name="P397" style:family="paragraph" style:parent-style-name="Text_20_body" style:list-style-name="L40">
      <style:text-properties fo:font-style="normal" officeooo:rsid="1dc770a7" officeooo:paragraph-rsid="2046eee1" style:font-style-asian="normal" style:font-style-complex="normal"/>
    </style:style>
    <style:style style:name="P398" style:family="paragraph" style:parent-style-name="Text_20_body" style:list-style-name="L42">
      <style:text-properties fo:font-style="normal" officeooo:paragraph-rsid="22fed6ea" style:font-style-asian="normal" style:font-style-complex="normal"/>
    </style:style>
    <style:style style:name="P399" style:family="paragraph" style:parent-style-name="Text_20_body" style:list-style-name="L48">
      <style:text-properties fo:font-style="normal" officeooo:rsid="1d89163c" officeooo:paragraph-rsid="1d89163c" style:font-style-asian="normal" style:font-style-complex="normal"/>
    </style:style>
    <style:style style:name="P400" style:family="paragraph" style:parent-style-name="Text_20_body" style:list-style-name="L48">
      <style:text-properties fo:font-style="normal" officeooo:rsid="1d89163c" officeooo:paragraph-rsid="1d892528" style:font-style-asian="normal" style:font-style-complex="normal"/>
    </style:style>
    <style:style style:name="P401" style:family="paragraph" style:parent-style-name="Text_20_body" style:list-style-name="L49">
      <style:text-properties fo:font-style="normal" officeooo:rsid="1caa881e" officeooo:paragraph-rsid="1caca17b" style:font-style-asian="normal" style:font-style-complex="normal"/>
    </style:style>
    <style:style style:name="P402" style:family="paragraph" style:parent-style-name="Text_20_body" style:list-style-name="L49">
      <style:text-properties fo:font-style="normal" officeooo:rsid="1caa881e" officeooo:paragraph-rsid="1caa881e" style:font-style-asian="normal" style:font-style-complex="normal"/>
    </style:style>
    <style:style style:name="P403" style:family="paragraph" style:parent-style-name="Text_20_body" style:list-style-name="L50">
      <style:text-properties fo:font-style="normal" officeooo:rsid="160397eb" officeooo:paragraph-rsid="1e1b5da9" style:font-style-asian="normal" style:font-style-complex="normal"/>
    </style:style>
    <style:style style:name="P404" style:family="paragraph" style:parent-style-name="Text_20_body" style:list-style-name="L14">
      <style:text-properties fo:font-style="normal" officeooo:rsid="1af5d4e9" officeooo:paragraph-rsid="25cc2abb" style:font-style-asian="normal" style:font-style-complex="normal"/>
    </style:style>
    <style:style style:name="P405" style:family="paragraph" style:parent-style-name="Text_20_body" style:list-style-name="L14">
      <style:text-properties fo:font-style="normal" officeooo:rsid="1525a965" officeooo:paragraph-rsid="23849229" style:font-style-asian="normal" style:font-style-complex="normal"/>
    </style:style>
    <style:style style:name="P406" style:family="paragraph" style:parent-style-name="Text_20_body" style:list-style-name="L69">
      <style:text-properties fo:font-style="normal" officeooo:rsid="20b9279a" officeooo:paragraph-rsid="20b1c869" style:font-style-asian="normal" style:font-style-complex="normal"/>
    </style:style>
    <style:style style:name="P407" style:family="paragraph" style:parent-style-name="Text_20_body" style:list-style-name="L69">
      <style:text-properties fo:font-style="normal" officeooo:rsid="179f3282" officeooo:paragraph-rsid="20b1c869" style:font-style-asian="normal" style:font-style-complex="normal"/>
    </style:style>
    <style:style style:name="P408" style:family="paragraph" style:parent-style-name="Text_20_body" style:list-style-name="L77">
      <style:text-properties fo:font-style="normal" officeooo:rsid="179f3282" officeooo:paragraph-rsid="20b57a92" style:font-style-asian="normal" style:font-style-complex="normal"/>
    </style:style>
    <style:style style:name="P409" style:family="paragraph" style:parent-style-name="Text_20_body" style:list-style-name="L70">
      <style:text-properties fo:font-style="normal" officeooo:rsid="20b3bca1" officeooo:paragraph-rsid="20b3c77a" style:font-style-asian="normal" style:font-style-complex="normal"/>
    </style:style>
    <style:style style:name="P410" style:family="paragraph" style:parent-style-name="Text_20_body" style:list-style-name="L75">
      <style:text-properties fo:font-style="normal" officeooo:rsid="1b51e26a" officeooo:paragraph-rsid="1b51e26a" style:font-style-asian="normal" style:font-style-complex="normal"/>
    </style:style>
    <style:style style:name="P411" style:family="paragraph" style:parent-style-name="Text_20_body" style:list-style-name="L77">
      <style:text-properties fo:font-style="normal" officeooo:rsid="1543b540" officeooo:paragraph-rsid="20b57a92" style:font-style-asian="normal" style:font-style-complex="normal"/>
    </style:style>
    <style:style style:name="P412" style:family="paragraph" style:parent-style-name="Text_20_body" style:list-style-name="L78">
      <style:text-properties fo:font-style="normal" officeooo:rsid="209eba3a" officeooo:paragraph-rsid="209eba3a" style:font-style-asian="normal" style:font-style-complex="normal"/>
    </style:style>
    <style:style style:name="P413" style:family="paragraph" style:parent-style-name="Text_20_body" style:list-style-name="L80">
      <style:text-properties fo:font-style="normal" officeooo:rsid="17b228f5" officeooo:paragraph-rsid="1aac0adc" style:font-style-asian="normal" style:font-style-complex="normal"/>
    </style:style>
    <style:style style:name="P414" style:family="paragraph" style:parent-style-name="Text_20_body" style:list-style-name="L83">
      <style:text-properties fo:font-style="normal" officeooo:paragraph-rsid="20ac0c9a" style:font-style-asian="normal" style:font-style-complex="normal"/>
    </style:style>
    <style:style style:name="P415" style:family="paragraph" style:parent-style-name="Text_20_body" style:list-style-name="L84">
      <style:text-properties fo:font-style="normal" officeooo:rsid="181bac4f" officeooo:paragraph-rsid="1aac0adc" style:font-style-asian="normal" style:font-style-complex="normal"/>
    </style:style>
    <style:style style:name="P416" style:family="paragraph" style:parent-style-name="Text_20_body" style:list-style-name="L84">
      <style:text-properties fo:font-style="normal" officeooo:rsid="181bac4f" officeooo:paragraph-rsid="23a3e8a5" style:font-style-asian="normal" style:font-style-complex="normal"/>
    </style:style>
    <style:style style:name="P417" style:family="paragraph" style:parent-style-name="Text_20_body" style:list-style-name="L84">
      <style:text-properties fo:font-style="normal" officeooo:rsid="18259e4c" officeooo:paragraph-rsid="1aac0adc" style:font-style-asian="normal" style:font-style-complex="normal"/>
    </style:style>
    <style:style style:name="P418" style:family="paragraph" style:parent-style-name="Text_20_body" style:list-style-name="L84">
      <style:text-properties fo:font-style="normal" officeooo:rsid="23b7bab3" officeooo:paragraph-rsid="23b7bab3" style:font-style-asian="normal" style:font-style-complex="normal"/>
    </style:style>
    <style:style style:name="P419" style:family="paragraph" style:parent-style-name="Text_20_body" style:list-style-name="L84">
      <style:text-properties fo:font-style="normal" officeooo:rsid="18247580" officeooo:paragraph-rsid="1b196b46" style:font-style-asian="normal" style:font-style-complex="normal"/>
    </style:style>
    <style:style style:name="P420" style:family="paragraph" style:parent-style-name="Text_20_body" style:list-style-name="L85">
      <style:text-properties fo:font-style="normal" officeooo:rsid="20c5a179" officeooo:paragraph-rsid="20c5a179" style:font-style-asian="normal" style:font-style-complex="normal"/>
    </style:style>
    <style:style style:name="P421" style:family="paragraph" style:parent-style-name="Text_20_body" style:list-style-name="L85">
      <style:text-properties fo:font-style="normal" officeooo:rsid="20c8833a" officeooo:paragraph-rsid="20cd57eb" style:font-style-asian="normal" style:font-style-complex="normal"/>
    </style:style>
    <style:style style:name="P422" style:family="paragraph" style:parent-style-name="Text_20_body" style:list-style-name="L85">
      <style:text-properties fo:font-style="normal" officeooo:rsid="20ced250" officeooo:paragraph-rsid="20cd57eb" style:font-style-asian="normal" style:font-style-complex="normal"/>
    </style:style>
    <style:style style:name="P423" style:family="paragraph" style:parent-style-name="Text_20_body" style:list-style-name="L87">
      <style:text-properties fo:font-style="normal" officeooo:rsid="17beb1df" officeooo:paragraph-rsid="1aac0adc" style:font-style-asian="normal" style:font-style-complex="normal"/>
    </style:style>
    <style:style style:name="P424" style:family="paragraph" style:parent-style-name="Text_20_body" style:list-style-name="L87">
      <style:text-properties fo:font-style="normal" officeooo:rsid="17c0f50a" officeooo:paragraph-rsid="1aac0adc" style:font-style-asian="normal" style:font-style-complex="normal"/>
    </style:style>
    <style:style style:name="P425" style:family="paragraph" style:parent-style-name="Text_20_body" style:list-style-name="L87">
      <style:text-properties fo:font-style="normal" officeooo:rsid="17c2b6ff" officeooo:paragraph-rsid="1aac0adc" style:font-style-asian="normal" style:font-style-complex="normal"/>
    </style:style>
    <style:style style:name="P426" style:family="paragraph" style:parent-style-name="Text_20_body" style:list-style-name="L87">
      <style:text-properties fo:font-style="normal" officeooo:rsid="17aa8f57" officeooo:paragraph-rsid="1c4b0366" style:font-style-asian="normal" style:font-style-complex="normal"/>
    </style:style>
    <style:style style:name="P427" style:family="paragraph" style:parent-style-name="Text_20_body" style:list-style-name="L87">
      <style:text-properties fo:font-style="normal" officeooo:rsid="17c5a5ad" officeooo:paragraph-rsid="209c91af" style:font-style-asian="normal" style:font-style-complex="normal"/>
    </style:style>
    <style:style style:name="P428" style:family="paragraph" style:parent-style-name="Text_20_body" style:list-style-name="L89">
      <style:text-properties fo:font-style="normal" officeooo:rsid="192ade04" officeooo:paragraph-rsid="1b62eac8" style:font-style-asian="normal" style:font-style-complex="normal"/>
    </style:style>
    <style:style style:name="P429" style:family="paragraph" style:parent-style-name="Text_20_body" style:list-style-name="L91">
      <style:text-properties fo:font-style="normal" officeooo:rsid="1f6efd45" officeooo:paragraph-rsid="1f6efd45" style:font-style-asian="normal" style:font-style-complex="normal"/>
    </style:style>
    <style:style style:name="P430" style:family="paragraph" style:parent-style-name="Text_20_body" style:list-style-name="L91">
      <style:text-properties fo:font-style="normal" officeooo:rsid="191e0ba0" officeooo:paragraph-rsid="1b6d2e97" style:font-style-asian="normal" style:font-style-complex="normal"/>
    </style:style>
    <style:style style:name="P431" style:family="paragraph" style:parent-style-name="Text_20_body" style:list-style-name="L95">
      <style:text-properties fo:font-style="normal" officeooo:rsid="1f700409" officeooo:paragraph-rsid="1f7f789a" style:font-style-asian="normal" style:font-style-complex="normal"/>
    </style:style>
    <style:style style:name="P432" style:family="paragraph" style:parent-style-name="Text_20_body" style:list-style-name="L95">
      <style:text-properties fo:font-style="normal" officeooo:rsid="19168136" officeooo:paragraph-rsid="23db23da" style:font-style-asian="normal" style:font-style-complex="normal"/>
    </style:style>
    <style:style style:name="P433" style:family="paragraph" style:parent-style-name="Text_20_body" style:list-style-name="L29">
      <style:text-properties fo:font-style="normal" officeooo:rsid="207cef49" officeooo:paragraph-rsid="231752cf" style:font-style-asian="normal" style:font-style-complex="normal"/>
    </style:style>
    <style:style style:name="P434" style:family="paragraph" style:parent-style-name="Text_20_body" style:list-style-name="L29">
      <style:text-properties fo:font-style="normal" officeooo:rsid="207cef49" officeooo:paragraph-rsid="23192e8c" style:font-style-asian="normal" style:font-style-complex="normal"/>
    </style:style>
    <style:style style:name="P435" style:family="paragraph" style:parent-style-name="Text_20_body" style:list-style-name="L96">
      <style:text-properties fo:font-style="normal" officeooo:rsid="1d69db0a" officeooo:paragraph-rsid="208f8933" style:font-style-asian="normal" style:font-style-complex="normal"/>
    </style:style>
    <style:style style:name="P436" style:family="paragraph" style:parent-style-name="Text_20_body" style:list-style-name="L99">
      <style:text-properties fo:font-style="normal" officeooo:rsid="208f684b" officeooo:paragraph-rsid="208f684b" style:font-style-asian="normal" style:font-style-complex="normal"/>
    </style:style>
    <style:style style:name="P437" style:family="paragraph" style:parent-style-name="Text_20_body" style:list-style-name="L99">
      <style:text-properties fo:font-style="normal" officeooo:rsid="208f684b" officeooo:paragraph-rsid="23ed4657" style:font-style-asian="normal" style:font-style-complex="normal"/>
    </style:style>
    <style:style style:name="P438" style:family="paragraph" style:parent-style-name="Text_20_body" style:list-style-name="L111">
      <style:text-properties fo:font-style="normal" officeooo:rsid="1bfffc6a" officeooo:paragraph-rsid="1bfffc6a" style:font-style-asian="normal" style:font-style-complex="normal"/>
    </style:style>
    <style:style style:name="P439" style:family="paragraph" style:parent-style-name="Text_20_body" style:list-style-name="L111">
      <style:text-properties fo:font-style="normal" officeooo:rsid="1bfb018b" officeooo:paragraph-rsid="1bfffc6a" style:font-style-asian="normal" style:font-style-complex="normal"/>
    </style:style>
    <style:style style:name="P440" style:family="paragraph" style:parent-style-name="Text_20_body" style:list-style-name="L116">
      <style:text-properties fo:font-style="normal" officeooo:rsid="1b3aa9da" officeooo:paragraph-rsid="1b3aa9da" style:font-style-asian="normal" style:font-style-complex="normal"/>
    </style:style>
    <style:style style:name="P441" style:family="paragraph" style:parent-style-name="Text_20_body" style:list-style-name="L117">
      <style:text-properties fo:font-style="normal" officeooo:rsid="2063dbc4" officeooo:paragraph-rsid="2426212f" style:font-style-asian="normal" style:font-style-complex="normal"/>
    </style:style>
    <style:style style:name="P442" style:family="paragraph" style:parent-style-name="Text_20_body" style:list-style-name="L117">
      <style:text-properties fo:font-style="normal" officeooo:rsid="1b3e0f8c" officeooo:paragraph-rsid="1b3e0f8c" style:font-style-asian="normal" style:font-style-complex="normal"/>
    </style:style>
    <style:style style:name="P443" style:family="paragraph" style:parent-style-name="Text_20_body" style:list-style-name="L117">
      <style:text-properties fo:font-style="normal" officeooo:rsid="1fb16c04" officeooo:paragraph-rsid="1fb16c04" style:font-style-asian="normal" style:font-style-complex="normal"/>
    </style:style>
    <style:style style:name="P444"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45"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46"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47"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48"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49"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50"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51" style:family="paragraph" style:parent-style-name="Text_20_body" style:list-style-name="L13">
      <style:text-properties officeooo:rsid="15c9b72a" officeooo:paragraph-rsid="19dd4a30"/>
    </style:style>
    <style:style style:name="P452" style:family="paragraph" style:parent-style-name="Text_20_body" style:list-style-name="L13">
      <style:text-properties officeooo:rsid="13e91469" officeooo:paragraph-rsid="19dd4a30"/>
    </style:style>
    <style:style style:name="P453" style:family="paragraph" style:parent-style-name="Text_20_body" style:list-style-name="L13">
      <style:text-properties officeooo:rsid="2215eb3a" officeooo:paragraph-rsid="2215eb3a"/>
    </style:style>
    <style:style style:name="P454" style:family="paragraph" style:parent-style-name="Text_20_body" style:list-style-name="L13">
      <style:text-properties officeooo:rsid="19e265e8" officeooo:paragraph-rsid="247b566a"/>
    </style:style>
    <style:style style:name="P455" style:family="paragraph" style:parent-style-name="Text_20_body" style:list-style-name="L13">
      <style:text-properties officeooo:rsid="15cc79cb" officeooo:paragraph-rsid="19e68ce2"/>
    </style:style>
    <style:style style:name="P456" style:family="paragraph" style:parent-style-name="Text_20_body" style:list-style-name="L14">
      <style:text-properties officeooo:paragraph-rsid="23849229"/>
    </style:style>
    <style:style style:name="P457" style:family="paragraph" style:parent-style-name="Text_20_body" style:list-style-name="L15">
      <style:text-properties officeooo:rsid="1998598a" officeooo:paragraph-rsid="24763692"/>
    </style:style>
    <style:style style:name="P458" style:family="paragraph" style:parent-style-name="Text_20_body" style:list-style-name="L15">
      <style:text-properties officeooo:rsid="19b7a33a" officeooo:paragraph-rsid="19bc978f"/>
    </style:style>
    <style:style style:name="P459" style:family="paragraph" style:parent-style-name="Text_20_body" style:list-style-name="L15">
      <style:text-properties officeooo:rsid="19a4955f" officeooo:paragraph-rsid="2222afba"/>
    </style:style>
    <style:style style:name="P460" style:family="paragraph" style:parent-style-name="Text_20_body" style:list-style-name="L15">
      <style:text-properties officeooo:rsid="19a4955f" officeooo:paragraph-rsid="19a4955f"/>
    </style:style>
    <style:style style:name="P461" style:family="paragraph" style:parent-style-name="Text_20_body" style:list-style-name="L15">
      <style:text-properties fo:font-weight="bold" officeooo:rsid="1ec1b859" officeooo:paragraph-rsid="217393d7" style:font-weight-asian="bold" style:font-weight-complex="bold"/>
    </style:style>
    <style:style style:name="P462" style:family="paragraph" style:parent-style-name="Text_20_body" style:list-style-name="L15">
      <style:text-properties officeooo:rsid="19a8efca" officeooo:paragraph-rsid="19ca2dd9"/>
    </style:style>
    <style:style style:name="P463" style:family="paragraph" style:parent-style-name="Text_20_body" style:list-style-name="L16">
      <style:text-properties officeooo:paragraph-rsid="1a69b621"/>
    </style:style>
    <style:style style:name="P464" style:family="paragraph" style:parent-style-name="Text_20_body" style:list-style-name="L17">
      <style:text-properties officeooo:paragraph-rsid="17205437"/>
    </style:style>
    <style:style style:name="P465" style:family="paragraph" style:parent-style-name="Text_20_body" style:list-style-name="L17">
      <style:text-properties officeooo:rsid="159eb076" officeooo:paragraph-rsid="17205437"/>
    </style:style>
    <style:style style:name="P466" style:family="paragraph" style:parent-style-name="Text_20_body" style:list-style-name="L17">
      <style:text-properties officeooo:rsid="1accddd3" officeooo:paragraph-rsid="1accddd3"/>
    </style:style>
    <style:style style:name="P467" style:family="paragraph" style:parent-style-name="Text_20_body" style:list-style-name="L17">
      <style:text-properties officeooo:rsid="1a6e7b0f" officeooo:paragraph-rsid="1a70b518"/>
    </style:style>
    <style:style style:name="P468" style:family="paragraph" style:parent-style-name="Text_20_body" style:list-style-name="L17">
      <style:text-properties officeooo:rsid="1579f5c3" officeooo:paragraph-rsid="17205437"/>
    </style:style>
    <style:style style:name="P469" style:family="paragraph" style:parent-style-name="Text_20_body" style:list-style-name="L17">
      <style:text-properties officeooo:rsid="1a6edc2a" officeooo:paragraph-rsid="1a72118f"/>
    </style:style>
    <style:style style:name="P470" style:family="paragraph" style:parent-style-name="Text_20_body" style:list-style-name="L18">
      <style:text-properties officeooo:paragraph-rsid="1a23b97d"/>
    </style:style>
    <style:style style:name="P471" style:family="paragraph" style:parent-style-name="Text_20_body" style:list-style-name="L18">
      <style:text-properties officeooo:paragraph-rsid="23c5247a"/>
    </style:style>
    <style:style style:name="P472" style:family="paragraph" style:parent-style-name="Text_20_body" style:list-style-name="L18">
      <style:text-properties officeooo:paragraph-rsid="17205437"/>
    </style:style>
    <style:style style:name="P473" style:family="paragraph" style:parent-style-name="Text_20_body" style:list-style-name="L18">
      <style:text-properties officeooo:paragraph-rsid="1a75920c"/>
    </style:style>
    <style:style style:name="P474" style:family="paragraph" style:parent-style-name="Text_20_body" style:list-style-name="L19">
      <style:text-properties officeooo:paragraph-rsid="222ed222"/>
    </style:style>
    <style:style style:name="P475" style:family="paragraph" style:parent-style-name="Text_20_body" style:list-style-name="L20">
      <style:text-properties officeooo:paragraph-rsid="1ed2af3d"/>
    </style:style>
    <style:style style:name="P476" style:family="paragraph" style:parent-style-name="Text_20_body" style:list-style-name="L20">
      <style:text-properties officeooo:rsid="1dc34ca7" officeooo:paragraph-rsid="1dc34ca7"/>
    </style:style>
    <style:style style:name="P477" style:family="paragraph" style:parent-style-name="Text_20_body" style:list-style-name="L20">
      <style:text-properties officeooo:rsid="1dcb8979" officeooo:paragraph-rsid="1dcb8979"/>
    </style:style>
    <style:style style:name="P478" style:family="paragraph" style:parent-style-name="Text_20_body" style:list-style-name="L20">
      <style:text-properties fo:font-style="italic" officeooo:rsid="20440fb0" officeooo:paragraph-rsid="20440fb0" style:font-style-asian="italic" style:font-style-complex="italic"/>
    </style:style>
    <style:style style:name="P479" style:family="paragraph" style:parent-style-name="Text_20_body" style:list-style-name="L26">
      <style:text-properties fo:font-style="italic" officeooo:rsid="18e0c1bb" officeooo:paragraph-rsid="2265474c" style:font-style-asian="italic" style:font-style-complex="italic"/>
    </style:style>
    <style:style style:name="P480" style:family="paragraph" style:parent-style-name="Text_20_body" style:list-style-name="L26">
      <style:text-properties fo:font-style="italic" officeooo:rsid="18e7f060" officeooo:paragraph-rsid="2265474c" style:font-style-asian="italic" style:font-style-complex="italic"/>
    </style:style>
    <style:style style:name="P481" style:family="paragraph" style:parent-style-name="Text_20_body" style:list-style-name="L26">
      <style:text-properties fo:font-style="italic" officeooo:rsid="1fccba84" officeooo:paragraph-rsid="248ed1d1" style:font-style-asian="italic" style:font-style-complex="italic"/>
    </style:style>
    <style:style style:name="P482" style:family="paragraph" style:parent-style-name="Text_20_body" style:list-style-name="L39">
      <style:text-properties fo:font-style="italic" officeooo:rsid="1dbb95e8" officeooo:paragraph-rsid="22da86ee" style:font-style-asian="italic" style:font-style-complex="italic"/>
    </style:style>
    <style:style style:name="P483" style:family="paragraph" style:parent-style-name="Text_20_body" style:list-style-name="L54">
      <style:text-properties fo:font-style="italic" officeooo:paragraph-rsid="2337940f" style:font-style-asian="italic" style:font-style-complex="italic"/>
    </style:style>
    <style:style style:name="P484" style:family="paragraph" style:parent-style-name="Text_20_body" style:list-style-name="L70">
      <style:text-properties fo:font-style="italic" officeooo:rsid="20b97fcf" officeooo:paragraph-rsid="20b97fcf" style:font-style-asian="italic" style:font-style-complex="italic"/>
    </style:style>
    <style:style style:name="P485" style:family="paragraph" style:parent-style-name="Text_20_body" style:list-style-name="L111">
      <style:text-properties fo:font-style="italic" officeooo:rsid="1bfb018b" officeooo:paragraph-rsid="1bfffc6a" style:font-style-asian="italic" style:font-style-complex="italic"/>
    </style:style>
    <style:style style:name="P486" style:family="paragraph" style:parent-style-name="Text_20_body" style:list-style-name="L20">
      <style:text-properties officeooo:rsid="1bb712fc" officeooo:paragraph-rsid="1bb712fc"/>
    </style:style>
    <style:style style:name="P487" style:family="paragraph" style:parent-style-name="Text_20_body" style:list-style-name="L21">
      <style:text-properties officeooo:rsid="12bd1159" officeooo:paragraph-rsid="17205437"/>
    </style:style>
    <style:style style:name="P488" style:family="paragraph" style:parent-style-name="Text_20_body" style:list-style-name="L21">
      <style:text-properties officeooo:rsid="15957b2a" officeooo:paragraph-rsid="17205437"/>
    </style:style>
    <style:style style:name="P489" style:family="paragraph" style:parent-style-name="Text_20_body" style:list-style-name="L21">
      <style:text-properties officeooo:rsid="12c83cea" officeooo:paragraph-rsid="17205437"/>
    </style:style>
    <style:style style:name="P490" style:family="paragraph" style:parent-style-name="Text_20_body" style:list-style-name="L21">
      <style:text-properties officeooo:rsid="12c8c6da" officeooo:paragraph-rsid="17205437"/>
    </style:style>
    <style:style style:name="P491" style:family="paragraph" style:parent-style-name="Text_20_body" style:list-style-name="L22">
      <style:text-properties officeooo:rsid="15947fdc" officeooo:paragraph-rsid="17205437"/>
    </style:style>
    <style:style style:name="P492" style:family="paragraph" style:parent-style-name="Text_20_body" style:list-style-name="L24">
      <style:text-properties officeooo:paragraph-rsid="1f821cc4"/>
    </style:style>
    <style:style style:name="P493" style:family="paragraph" style:parent-style-name="Text_20_body" style:list-style-name="L25">
      <style:text-properties officeooo:paragraph-rsid="2564454c"/>
    </style:style>
    <style:style style:name="P494" style:family="paragraph" style:parent-style-name="Text_20_body" style:list-style-name="L26">
      <style:text-properties officeooo:paragraph-rsid="2265474c"/>
    </style:style>
    <style:style style:name="P495" style:family="paragraph" style:parent-style-name="Text_20_body" style:list-style-name="L26">
      <style:text-properties officeooo:rsid="18d00879" officeooo:paragraph-rsid="2265474c"/>
    </style:style>
    <style:style style:name="P496" style:family="paragraph" style:parent-style-name="Text_20_body" style:list-style-name="L26">
      <style:text-properties officeooo:rsid="18d25fda" officeooo:paragraph-rsid="2265474c"/>
    </style:style>
    <style:style style:name="P497" style:family="paragraph" style:parent-style-name="Text_20_body" style:list-style-name="L26">
      <style:text-properties officeooo:rsid="18df89f8" officeooo:paragraph-rsid="2265474c"/>
    </style:style>
    <style:style style:name="P498" style:family="paragraph" style:parent-style-name="Text_20_body" style:list-style-name="L26">
      <style:text-properties officeooo:rsid="186b3e8b" officeooo:paragraph-rsid="2265474c"/>
    </style:style>
    <style:style style:name="P499" style:family="paragraph" style:parent-style-name="Text_20_body" style:list-style-name="L27">
      <style:text-properties officeooo:paragraph-rsid="1de1c071"/>
    </style:style>
    <style:style style:name="P500" style:family="paragraph" style:parent-style-name="Text_20_body" style:list-style-name="L29">
      <style:text-properties officeooo:paragraph-rsid="231752cf"/>
    </style:style>
    <style:style style:name="P501" style:family="paragraph" style:parent-style-name="Text_20_body" style:list-style-name="L29">
      <style:text-properties officeooo:paragraph-rsid="207da7e6"/>
    </style:style>
    <style:style style:name="P502" style:family="paragraph" style:parent-style-name="Text_20_body" style:list-style-name="L30">
      <style:text-properties officeooo:paragraph-rsid="2493d017"/>
    </style:style>
    <style:style style:name="P503" style:family="paragraph" style:parent-style-name="Text_20_body" style:list-style-name="L24">
      <style:text-properties officeooo:rsid="18f8f928" officeooo:paragraph-rsid="18f8f928"/>
    </style:style>
    <style:style style:name="P504" style:family="paragraph" style:parent-style-name="Text_20_body" style:list-style-name="L31">
      <style:text-properties officeooo:paragraph-rsid="2496d6a4"/>
    </style:style>
    <style:style style:name="P505" style:family="paragraph" style:parent-style-name="Text_20_body" style:list-style-name="L33">
      <style:text-properties officeooo:paragraph-rsid="1d1b1210"/>
    </style:style>
    <style:style style:name="P506" style:family="paragraph" style:parent-style-name="Text_20_body" style:list-style-name="L33">
      <style:text-properties officeooo:paragraph-rsid="229c3c92"/>
    </style:style>
    <style:style style:name="P507" style:family="paragraph" style:parent-style-name="Text_20_body" style:list-style-name="L24">
      <style:text-properties officeooo:rsid="1eec2ec2" officeooo:paragraph-rsid="22aa4c13"/>
    </style:style>
    <style:style style:name="P508" style:family="paragraph" style:parent-style-name="Text_20_body" style:list-style-name="L35">
      <style:text-properties officeooo:rsid="160397eb" officeooo:paragraph-rsid="1d384bdc"/>
    </style:style>
    <style:style style:name="P509" style:family="paragraph" style:parent-style-name="Text_20_body" style:list-style-name="L36">
      <style:text-properties officeooo:paragraph-rsid="1d2fdeb8"/>
    </style:style>
    <style:style style:name="P510" style:family="paragraph" style:parent-style-name="Text_20_body" style:list-style-name="L39">
      <style:text-properties officeooo:paragraph-rsid="1da85e96"/>
    </style:style>
    <style:style style:name="P511" style:family="paragraph" style:parent-style-name="Text_20_body" style:list-style-name="L39">
      <style:text-properties officeooo:paragraph-rsid="1fa44ad3"/>
    </style:style>
    <style:style style:name="P512" style:family="paragraph" style:parent-style-name="Text_20_body" style:list-style-name="L39">
      <style:text-properties officeooo:rsid="1e05238b" officeooo:paragraph-rsid="22db9fb8"/>
    </style:style>
    <style:style style:name="P513" style:family="paragraph" style:parent-style-name="Text_20_body" style:list-style-name="L39">
      <style:text-properties officeooo:rsid="1d7c05dc" officeooo:paragraph-rsid="1fa44ad3"/>
    </style:style>
    <style:style style:name="P514" style:family="paragraph" style:parent-style-name="Text_20_body" style:list-style-name="L40">
      <style:text-properties officeooo:paragraph-rsid="1dd51cea"/>
    </style:style>
    <style:style style:name="P515" style:family="paragraph" style:parent-style-name="Text_20_body" style:list-style-name="L40">
      <style:text-properties officeooo:paragraph-rsid="2169e26d"/>
    </style:style>
    <style:style style:name="P516" style:family="paragraph" style:parent-style-name="Text_20_body" style:list-style-name="L40">
      <style:text-properties officeooo:rsid="2169e26d" officeooo:paragraph-rsid="2169e26d"/>
    </style:style>
    <style:style style:name="P517" style:family="paragraph" style:parent-style-name="Text_20_body" style:list-style-name="L43">
      <style:text-properties officeooo:paragraph-rsid="22fa9233"/>
    </style:style>
    <style:style style:name="P518" style:family="paragraph" style:parent-style-name="Text_20_body" style:list-style-name="L44">
      <style:text-properties officeooo:rsid="1d8eb544" officeooo:paragraph-rsid="22f3f7df"/>
    </style:style>
    <style:style style:name="P519" style:family="paragraph" style:parent-style-name="Text_20_body" style:list-style-name="L45">
      <style:text-properties officeooo:rsid="1d8a2e78" officeooo:paragraph-rsid="22f3f7df"/>
    </style:style>
    <style:style style:name="P520" style:family="paragraph" style:parent-style-name="Text_20_body" style:list-style-name="L45">
      <style:text-properties officeooo:rsid="1d8d7a2b" officeooo:paragraph-rsid="22f3f7df"/>
    </style:style>
    <style:style style:name="P521" style:family="paragraph" style:parent-style-name="Text_20_body" style:list-style-name="L46">
      <style:text-properties officeooo:paragraph-rsid="1d8fe60c"/>
    </style:style>
    <style:style style:name="P522" style:family="paragraph" style:parent-style-name="Text_20_body" style:list-style-name="L46">
      <style:text-properties officeooo:rsid="1d91cd2c" officeooo:paragraph-rsid="24a85f77"/>
    </style:style>
    <style:style style:name="P523" style:family="paragraph" style:parent-style-name="Text_20_body" style:list-style-name="L46">
      <style:text-properties officeooo:rsid="1d91cd2c" officeooo:paragraph-rsid="1d91cd2c"/>
    </style:style>
    <style:style style:name="P524" style:family="paragraph" style:parent-style-name="Text_20_body" style:list-style-name="L46">
      <style:text-properties officeooo:rsid="21bfca62" officeooo:paragraph-rsid="25d686f2"/>
    </style:style>
    <style:style style:name="P525" style:family="paragraph" style:parent-style-name="Text_20_body" style:list-style-name="L46">
      <style:text-properties officeooo:rsid="1d931637" officeooo:paragraph-rsid="1d931637"/>
    </style:style>
    <style:style style:name="P526" style:family="paragraph" style:parent-style-name="Text_20_body" style:list-style-name="L46">
      <style:text-properties officeooo:rsid="25d686f2" officeooo:paragraph-rsid="25d686f2"/>
    </style:style>
    <style:style style:name="P527" style:family="paragraph" style:parent-style-name="Text_20_body" style:list-style-name="L47">
      <style:text-properties officeooo:paragraph-rsid="230435b4"/>
    </style:style>
    <style:style style:name="P528" style:family="paragraph" style:parent-style-name="Text_20_body" style:list-style-name="L48">
      <style:text-properties officeooo:rsid="1d9fbd07" officeooo:paragraph-rsid="1d9fbd07"/>
    </style:style>
    <style:style style:name="P529" style:family="paragraph" style:parent-style-name="Text_20_body" style:list-style-name="L49">
      <style:text-properties officeooo:paragraph-rsid="1cab484f"/>
    </style:style>
    <style:style style:name="P530" style:family="paragraph" style:parent-style-name="Text_20_body" style:list-style-name="L50">
      <style:text-properties officeooo:paragraph-rsid="1e1dfaf6"/>
    </style:style>
    <style:style style:name="P531" style:family="paragraph" style:parent-style-name="Text_20_body" style:list-style-name="L50">
      <style:text-properties officeooo:paragraph-rsid="1e1438b4"/>
    </style:style>
    <style:style style:name="P532" style:family="paragraph" style:parent-style-name="Text_20_body" style:list-style-name="L50">
      <style:text-properties officeooo:paragraph-rsid="174ff3af"/>
    </style:style>
    <style:style style:name="P533" style:family="paragraph" style:parent-style-name="Text_20_body" style:list-style-name="L50">
      <style:text-properties officeooo:paragraph-rsid="1e1b5da9"/>
    </style:style>
    <style:style style:name="P534" style:family="paragraph" style:parent-style-name="Text_20_body" style:list-style-name="L50">
      <style:text-properties officeooo:paragraph-rsid="1e19bebe"/>
    </style:style>
    <style:style style:name="P535" style:family="paragraph" style:parent-style-name="Text_20_body" style:list-style-name="L51">
      <style:text-properties officeooo:rsid="2326216b" officeooo:paragraph-rsid="2326216b"/>
    </style:style>
    <style:style style:name="P536" style:family="paragraph" style:parent-style-name="Text_20_body" style:list-style-name="L51">
      <style:text-properties officeooo:rsid="1d09d581" officeooo:paragraph-rsid="1d09d581"/>
    </style:style>
    <style:style style:name="P537" style:family="paragraph" style:parent-style-name="Text_20_body" style:list-style-name="L51">
      <style:text-properties officeooo:rsid="1d082209" officeooo:paragraph-rsid="1d082209"/>
    </style:style>
    <style:style style:name="P538"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39"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40" style:family="paragraph" style:parent-style-name="Text_20_body" style:list-style-name="L52">
      <style:text-properties officeooo:paragraph-rsid="21b09f8b"/>
    </style:style>
    <style:style style:name="P541" style:family="paragraph" style:parent-style-name="Text_20_body" style:list-style-name="L52">
      <style:text-properties officeooo:paragraph-rsid="21b23126"/>
    </style:style>
    <style:style style:name="P542" style:family="paragraph" style:parent-style-name="Text_20_body" style:list-style-name="L52">
      <style:text-properties officeooo:paragraph-rsid="21b508ac"/>
    </style:style>
    <style:style style:name="P543" style:family="paragraph" style:parent-style-name="Text_20_body" style:list-style-name="L52">
      <style:text-properties officeooo:rsid="24cb7abc" officeooo:paragraph-rsid="24d09093"/>
    </style:style>
    <style:style style:name="P544" style:family="paragraph" style:parent-style-name="Text_20_body" style:list-style-name="L75">
      <style:text-properties officeooo:rsid="24cb7abc" officeooo:paragraph-rsid="24cb7abc"/>
    </style:style>
    <style:style style:name="P545" style:family="paragraph" style:parent-style-name="Text_20_body" style:list-style-name="L55">
      <style:text-properties officeooo:paragraph-rsid="1e0f74a1"/>
    </style:style>
    <style:style style:name="P546" style:family="paragraph" style:parent-style-name="Text_20_body" style:list-style-name="L55">
      <style:text-properties officeooo:paragraph-rsid="1e1308a6"/>
    </style:style>
    <style:style style:name="P547" style:family="paragraph" style:parent-style-name="Text_20_body" style:list-style-name="L55">
      <style:text-properties officeooo:paragraph-rsid="1e0d2c3e"/>
    </style:style>
    <style:style style:name="P548" style:family="paragraph" style:parent-style-name="Text_20_body" style:list-style-name="L55">
      <style:text-properties officeooo:paragraph-rsid="1e294604"/>
    </style:style>
    <style:style style:name="P549" style:family="paragraph" style:parent-style-name="Text_20_body" style:list-style-name="L56">
      <style:text-properties officeooo:paragraph-rsid="17205437"/>
    </style:style>
    <style:style style:name="P550" style:family="paragraph" style:parent-style-name="Text_20_body" style:list-style-name="L58">
      <style:text-properties officeooo:paragraph-rsid="17535250"/>
    </style:style>
    <style:style style:name="P551" style:family="paragraph" style:parent-style-name="Text_20_body" style:list-style-name="L58">
      <style:text-properties officeooo:paragraph-rsid="1755ab69"/>
    </style:style>
    <style:style style:name="P552" style:family="paragraph" style:parent-style-name="Text_20_body" style:list-style-name="L58">
      <style:text-properties officeooo:rsid="23417ac1" officeooo:paragraph-rsid="23417ac1"/>
    </style:style>
    <style:style style:name="P553" style:family="paragraph" style:parent-style-name="Text_20_body" style:list-style-name="L60">
      <style:text-properties officeooo:paragraph-rsid="234b21d6"/>
    </style:style>
    <style:style style:name="P554" style:family="paragraph" style:parent-style-name="Text_20_body" style:list-style-name="L60">
      <style:text-properties officeooo:paragraph-rsid="1aced976"/>
    </style:style>
    <style:style style:name="P555" style:family="paragraph" style:parent-style-name="Text_20_body" style:list-style-name="L61">
      <style:text-properties officeooo:rsid="1ad7191a" officeooo:paragraph-rsid="1ad7191a"/>
    </style:style>
    <style:style style:name="P556" style:family="paragraph" style:parent-style-name="Text_20_body" style:list-style-name="L62">
      <style:text-properties officeooo:paragraph-rsid="1f4956fd"/>
    </style:style>
    <style:style style:name="P557" style:family="paragraph" style:parent-style-name="Text_20_body" style:list-style-name="L62">
      <style:text-properties officeooo:paragraph-rsid="24b5f8ac"/>
    </style:style>
    <style:style style:name="P558" style:family="paragraph" style:parent-style-name="Text_20_body" style:list-style-name="L63">
      <style:text-properties officeooo:paragraph-rsid="1f482e4a"/>
    </style:style>
    <style:style style:name="P559" style:family="paragraph" style:parent-style-name="Text_20_body" style:list-style-name="L65">
      <style:text-properties officeooo:paragraph-rsid="1f480d51"/>
    </style:style>
    <style:style style:name="P560" style:family="paragraph" style:parent-style-name="Text_20_body" style:list-style-name="L65">
      <style:text-properties officeooo:rsid="2364fac6" officeooo:paragraph-rsid="2364fac6"/>
    </style:style>
    <style:style style:name="P561" style:family="paragraph" style:parent-style-name="Text_20_body" style:list-style-name="L65">
      <style:text-properties officeooo:rsid="237308b9" officeooo:paragraph-rsid="237308b9"/>
    </style:style>
    <style:style style:name="P562" style:family="paragraph" style:parent-style-name="Text_20_body" style:list-style-name="L66">
      <style:text-properties officeooo:paragraph-rsid="237c94c3"/>
    </style:style>
    <style:style style:name="P563" style:family="paragraph" style:parent-style-name="Text_20_body" style:list-style-name="L66">
      <style:text-properties officeooo:paragraph-rsid="24c1ced7"/>
    </style:style>
    <style:style style:name="P564" style:family="paragraph" style:parent-style-name="Text_20_body" style:list-style-name="L67">
      <style:text-properties officeooo:paragraph-rsid="1dc83763"/>
    </style:style>
    <style:style style:name="P565" style:family="paragraph" style:parent-style-name="Text_20_body" style:list-style-name="L67">
      <style:text-properties officeooo:rsid="2376f780" officeooo:paragraph-rsid="1f4ef3d0"/>
    </style:style>
    <style:style style:name="P566" style:family="paragraph" style:parent-style-name="Text_20_body" style:list-style-name="L67">
      <style:text-properties officeooo:rsid="2376f780" officeooo:paragraph-rsid="1dc83763"/>
    </style:style>
    <style:style style:name="P567" style:family="paragraph" style:parent-style-name="Text_20_body" style:list-style-name="L67">
      <style:text-properties officeooo:rsid="24c255aa" officeooo:paragraph-rsid="24c255aa"/>
    </style:style>
    <style:style style:name="P568" style:family="paragraph" style:parent-style-name="Text_20_body" style:list-style-name="L14">
      <style:text-properties officeooo:rsid="182d5c9f" officeooo:paragraph-rsid="23849229"/>
    </style:style>
    <style:style style:name="P569" style:family="paragraph" style:parent-style-name="Text_20_body" style:list-style-name="L14">
      <style:text-properties officeooo:rsid="19a2aeb2" officeooo:paragraph-rsid="23849229"/>
    </style:style>
    <style:style style:name="P570" style:family="paragraph" style:parent-style-name="Text_20_body" style:list-style-name="L14">
      <style:text-properties officeooo:rsid="1b05055c" officeooo:paragraph-rsid="23849229"/>
    </style:style>
    <style:style style:name="P571" style:family="paragraph" style:parent-style-name="Text_20_body" style:list-style-name="L14">
      <style:text-properties officeooo:rsid="1dabf4fa" officeooo:paragraph-rsid="23849229"/>
    </style:style>
    <style:style style:name="P572" style:family="paragraph" style:parent-style-name="Text_20_body" style:list-style-name="L14">
      <style:text-properties officeooo:rsid="1b06fee0" officeooo:paragraph-rsid="23849229"/>
    </style:style>
    <style:style style:name="P573" style:family="paragraph" style:parent-style-name="Text_20_body" style:list-style-name="L68">
      <style:text-properties officeooo:paragraph-rsid="1afc31a1"/>
    </style:style>
    <style:style style:name="P574" style:family="paragraph" style:parent-style-name="Text_20_body" style:list-style-name="L68">
      <style:text-properties officeooo:paragraph-rsid="1d9d7e7c"/>
    </style:style>
    <style:style style:name="P575" style:family="paragraph" style:parent-style-name="Text_20_body" style:list-style-name="L69">
      <style:text-properties officeooo:rsid="1543b540" officeooo:paragraph-rsid="20b1c869"/>
    </style:style>
    <style:style style:name="P576" style:family="paragraph" style:parent-style-name="Text_20_body" style:list-style-name="L70">
      <style:text-properties officeooo:rsid="20b3c77a" officeooo:paragraph-rsid="20b3c77a"/>
    </style:style>
    <style:style style:name="P577" style:family="paragraph" style:parent-style-name="Text_20_body" style:list-style-name="L70">
      <style:text-properties officeooo:rsid="20b3c77a" officeooo:paragraph-rsid="20b97fcf"/>
    </style:style>
    <style:style style:name="P578" style:family="paragraph" style:parent-style-name="Text_20_body" style:list-style-name="L71">
      <style:text-properties officeooo:rsid="196e73ef" officeooo:paragraph-rsid="1b2f5bad"/>
    </style:style>
    <style:style style:name="P579" style:family="paragraph" style:parent-style-name="Text_20_body" style:list-style-name="L71">
      <style:text-properties officeooo:rsid="1b2f5bad" officeooo:paragraph-rsid="1b2f5bad"/>
    </style:style>
    <style:style style:name="P580" style:family="paragraph" style:parent-style-name="Text_20_body" style:list-style-name="L71">
      <style:text-properties officeooo:rsid="1b2f5bad" officeooo:paragraph-rsid="1b32103b"/>
    </style:style>
    <style:style style:name="P581" style:family="paragraph" style:parent-style-name="Text_20_body" style:list-style-name="L71">
      <style:text-properties officeooo:rsid="1970535f" officeooo:paragraph-rsid="1aac0adc"/>
    </style:style>
    <style:style style:name="P582" style:family="paragraph" style:parent-style-name="Text_20_body" style:list-style-name="L72">
      <style:text-properties officeooo:rsid="182c35b1" officeooo:paragraph-rsid="1aac0adc"/>
    </style:style>
    <style:style style:name="P583" style:family="paragraph" style:parent-style-name="Text_20_body" style:list-style-name="L72">
      <style:text-properties officeooo:rsid="1b155c13" officeooo:paragraph-rsid="1b155c13"/>
    </style:style>
    <style:style style:name="P584" style:family="paragraph" style:parent-style-name="Text_20_body" style:list-style-name="L73">
      <style:text-properties officeooo:rsid="15426ded" officeooo:paragraph-rsid="1c2c0b62"/>
    </style:style>
    <style:style style:name="P585" style:family="paragraph" style:parent-style-name="Text_20_body" style:list-style-name="L73">
      <style:text-properties officeooo:rsid="1c2f2361" officeooo:paragraph-rsid="1c2c0b62"/>
    </style:style>
    <style:style style:name="P586" style:family="paragraph" style:parent-style-name="Text_20_body" style:list-style-name="L73">
      <style:text-properties officeooo:rsid="15458082" officeooo:paragraph-rsid="1b12493f"/>
    </style:style>
    <style:style style:name="P587" style:family="paragraph" style:parent-style-name="Text_20_body" style:list-style-name="L73">
      <style:text-properties officeooo:rsid="1546b8d6" officeooo:paragraph-rsid="1aac0adc"/>
    </style:style>
    <style:style style:name="P588" style:family="paragraph" style:parent-style-name="Text_20_body" style:list-style-name="L73">
      <style:text-properties officeooo:rsid="18247580" officeooo:paragraph-rsid="1aac0adc"/>
    </style:style>
    <style:style style:name="P589" style:family="paragraph" style:parent-style-name="Text_20_body" style:list-style-name="L74">
      <style:text-properties officeooo:rsid="18c97d53" officeooo:paragraph-rsid="1aac0adc"/>
    </style:style>
    <style:style style:name="P590" style:family="paragraph" style:parent-style-name="Text_20_body" style:list-style-name="L75">
      <style:text-properties officeooo:paragraph-rsid="1c371f82"/>
    </style:style>
    <style:style style:name="P591" style:family="paragraph" style:parent-style-name="Text_20_body" style:list-style-name="L75">
      <style:text-properties officeooo:rsid="1c1a5de7" officeooo:paragraph-rsid="1c1a5de7"/>
    </style:style>
    <style:style style:name="P592" style:family="paragraph" style:parent-style-name="Text_20_body" style:list-style-name="L75">
      <style:text-properties officeooo:rsid="1c23eac8" officeooo:paragraph-rsid="1c23eac8"/>
    </style:style>
    <style:style style:name="P593" style:family="paragraph" style:parent-style-name="Text_20_body" style:list-style-name="L76">
      <style:text-properties officeooo:paragraph-rsid="23aeadde"/>
    </style:style>
    <style:style style:name="P594" style:family="paragraph" style:parent-style-name="Text_20_body" style:list-style-name="L76">
      <style:text-properties officeooo:paragraph-rsid="202e522f"/>
    </style:style>
    <style:style style:name="P595" style:family="paragraph" style:parent-style-name="Text_20_body" style:list-style-name="L76">
      <style:text-properties officeooo:paragraph-rsid="20325278"/>
    </style:style>
    <style:style style:name="P596" style:family="paragraph" style:parent-style-name="Text_20_body" style:list-style-name="L76">
      <style:text-properties officeooo:rsid="18cd6c9e" officeooo:paragraph-rsid="1aac0adc"/>
    </style:style>
    <style:style style:name="P597" style:family="paragraph" style:parent-style-name="Text_20_body" style:list-style-name="L76">
      <style:text-properties officeooo:rsid="202d51f4" officeooo:paragraph-rsid="23aeadde"/>
    </style:style>
    <style:style style:name="P598" style:family="paragraph" style:parent-style-name="Text_20_body" style:list-style-name="L76">
      <style:text-properties officeooo:rsid="23a93cdc" officeooo:paragraph-rsid="202d51f4"/>
    </style:style>
    <style:style style:name="P599" style:family="paragraph" style:parent-style-name="Text_20_body" style:list-style-name="L76">
      <style:text-properties officeooo:rsid="202e522f" officeooo:paragraph-rsid="20325278"/>
    </style:style>
    <style:style style:name="P600" style:family="paragraph" style:parent-style-name="Text_20_body" style:list-style-name="L76">
      <style:text-properties officeooo:rsid="20325278" officeooo:paragraph-rsid="20325278"/>
    </style:style>
    <style:style style:name="P601" style:family="paragraph" style:parent-style-name="Text_20_body" style:list-style-name="L77">
      <style:text-properties officeooo:paragraph-rsid="20b57a92"/>
    </style:style>
    <style:style style:name="P602" style:family="paragraph" style:parent-style-name="Text_20_body" style:list-style-name="L78">
      <style:text-properties officeooo:rsid="209eba3a" officeooo:paragraph-rsid="209eba3a"/>
    </style:style>
    <style:style style:name="P603" style:family="paragraph" style:parent-style-name="Text_20_body" style:list-style-name="L78">
      <style:text-properties officeooo:rsid="17b228f5" officeooo:paragraph-rsid="1aac0adc"/>
    </style:style>
    <style:style style:name="P604" style:family="paragraph" style:parent-style-name="Text_20_body" style:list-style-name="L79">
      <style:text-properties officeooo:rsid="17aa8f57" officeooo:paragraph-rsid="1aac0adc"/>
    </style:style>
    <style:style style:name="P605" style:family="paragraph" style:parent-style-name="Text_20_body" style:list-style-name="L78">
      <style:text-properties officeooo:rsid="17aa8f57" officeooo:paragraph-rsid="1c497a43"/>
    </style:style>
    <style:style style:name="P606" style:family="paragraph" style:parent-style-name="Text_20_body" style:list-style-name="L81">
      <style:text-properties officeooo:rsid="23bff578" officeooo:paragraph-rsid="23bff578"/>
    </style:style>
    <style:style style:name="P607" style:family="paragraph" style:parent-style-name="Text_20_body" style:list-style-name="L81">
      <style:text-properties officeooo:rsid="20cf89bc" officeooo:paragraph-rsid="23bdc1ce"/>
    </style:style>
    <style:style style:name="P608" style:family="paragraph" style:parent-style-name="Text_20_body" style:list-style-name="L82">
      <style:text-properties officeooo:paragraph-rsid="20aa26b3"/>
    </style:style>
    <style:style style:name="P609" style:family="paragraph" style:parent-style-name="Text_20_body" style:list-style-name="L82">
      <style:text-properties officeooo:rsid="23b66973" officeooo:paragraph-rsid="23b66973"/>
    </style:style>
    <style:style style:name="P610" style:family="paragraph" style:parent-style-name="Text_20_body" style:list-style-name="L86">
      <style:text-properties officeooo:paragraph-rsid="1aac0adc"/>
    </style:style>
    <style:style style:name="P611" style:family="paragraph" style:parent-style-name="Text_20_body" style:list-style-name="L88">
      <style:text-properties officeooo:paragraph-rsid="1e32191f"/>
    </style:style>
    <style:style style:name="P612" style:family="paragraph" style:parent-style-name="Text_20_body" style:list-style-name="L90">
      <style:text-properties officeooo:rsid="18303271" officeooo:paragraph-rsid="1aac0adc"/>
    </style:style>
    <style:style style:name="P613" style:family="paragraph" style:parent-style-name="Text_20_body" style:list-style-name="L90">
      <style:text-properties officeooo:rsid="18303271" officeooo:paragraph-rsid="24e2370e"/>
    </style:style>
    <style:style style:name="P614" style:family="paragraph" style:parent-style-name="Text_20_body" style:list-style-name="L90">
      <style:text-properties officeooo:rsid="1c546527" officeooo:paragraph-rsid="1aac0adc"/>
    </style:style>
    <style:style style:name="P615" style:family="paragraph" style:parent-style-name="Text_20_body" style:list-style-name="L92">
      <style:text-properties officeooo:rsid="1927fafa" officeooo:paragraph-rsid="23cd2eb0"/>
    </style:style>
    <style:style style:name="P616" style:family="paragraph" style:parent-style-name="Text_20_body" style:list-style-name="L93">
      <style:text-properties officeooo:paragraph-rsid="1cf1f7ac"/>
    </style:style>
    <style:style style:name="P617" style:family="paragraph" style:parent-style-name="Text_20_body" style:list-style-name="L94">
      <style:text-properties officeooo:rsid="190d6d44" officeooo:paragraph-rsid="23df0c02"/>
    </style:style>
    <style:style style:name="P618" style:family="paragraph" style:parent-style-name="Text_20_body" style:list-style-name="L94">
      <style:text-properties officeooo:rsid="191bb4a6" officeooo:paragraph-rsid="23df0c02"/>
    </style:style>
    <style:style style:name="P619" style:family="paragraph" style:parent-style-name="Text_20_body" style:list-style-name="L97">
      <style:text-properties officeooo:paragraph-rsid="1f88f818"/>
    </style:style>
    <style:style style:name="P620" style:family="paragraph" style:parent-style-name="Text_20_body" style:list-style-name="L98">
      <style:text-properties officeooo:paragraph-rsid="1c9dbd6e"/>
    </style:style>
    <style:style style:name="P621" style:family="paragraph" style:parent-style-name="Text_20_body" style:list-style-name="L98">
      <style:text-properties officeooo:paragraph-rsid="23e7dff0"/>
    </style:style>
    <style:style style:name="P622" style:family="paragraph" style:parent-style-name="Text_20_body" style:list-style-name="L98">
      <style:text-properties officeooo:rsid="1f8bdeef" officeooo:paragraph-rsid="23e7dff0"/>
    </style:style>
    <style:style style:name="P623" style:family="paragraph" style:parent-style-name="Text_20_body" style:list-style-name="L100">
      <style:text-properties officeooo:paragraph-rsid="23f063d8"/>
    </style:style>
    <style:style style:name="P624" style:family="paragraph" style:parent-style-name="Text_20_body" style:list-style-name="L100">
      <style:text-properties officeooo:rsid="1d75ffc5" officeooo:paragraph-rsid="23f063d8"/>
    </style:style>
    <style:style style:name="P625" style:family="paragraph" style:parent-style-name="Text_20_body" style:list-style-name="L101">
      <style:text-properties officeooo:rsid="23f219d6" officeooo:paragraph-rsid="23f219d6"/>
    </style:style>
    <style:style style:name="P626" style:family="paragraph" style:parent-style-name="Text_20_body" style:list-style-name="L102">
      <style:text-properties officeooo:paragraph-rsid="1dbcba3f"/>
    </style:style>
    <style:style style:name="P627" style:family="paragraph" style:parent-style-name="Text_20_body" style:list-style-name="L102">
      <style:text-properties officeooo:paragraph-rsid="1d5ab5e3"/>
    </style:style>
    <style:style style:name="P628" style:family="paragraph" style:parent-style-name="Text_20_body" style:list-style-name="L102">
      <style:text-properties officeooo:paragraph-rsid="1d5cf261"/>
    </style:style>
    <style:style style:name="P629" style:family="paragraph" style:parent-style-name="Text_20_body" style:list-style-name="L102">
      <style:text-properties officeooo:paragraph-rsid="1d5f65ab"/>
    </style:style>
    <style:style style:name="P630" style:family="paragraph" style:parent-style-name="Text_20_body" style:list-style-name="L102">
      <style:text-properties officeooo:paragraph-rsid="1d5df106"/>
    </style:style>
    <style:style style:name="P631" style:family="paragraph" style:parent-style-name="Text_20_body" style:list-style-name="L102">
      <style:text-properties officeooo:paragraph-rsid="1d55c6b1"/>
    </style:style>
    <style:style style:name="P632" style:family="paragraph" style:parent-style-name="Text_20_body" style:list-style-name="L102">
      <style:text-properties officeooo:paragraph-rsid="1d610f62"/>
    </style:style>
    <style:style style:name="P633" style:family="paragraph" style:parent-style-name="Text_20_body" style:list-style-name="L102">
      <style:text-properties officeooo:paragraph-rsid="1d53e4a5"/>
    </style:style>
    <style:style style:name="P634" style:family="paragraph" style:parent-style-name="Text_20_body" style:list-style-name="L102">
      <style:text-properties officeooo:rsid="23fa170b" officeooo:paragraph-rsid="23fa170b"/>
    </style:style>
    <style:style style:name="P635" style:family="paragraph" style:parent-style-name="Text_20_body" style:list-style-name="L104">
      <style:text-properties officeooo:paragraph-rsid="1d7b3ad9"/>
    </style:style>
    <style:style style:name="P636" style:family="paragraph" style:parent-style-name="Text_20_body" style:list-style-name="L105">
      <style:text-properties officeooo:paragraph-rsid="1f8ea03e"/>
    </style:style>
    <style:style style:name="P637" style:family="paragraph" style:parent-style-name="Text_20_body" style:list-style-name="L106">
      <style:text-properties officeooo:paragraph-rsid="1bd9fc7c"/>
    </style:style>
    <style:style style:name="P638" style:family="paragraph" style:parent-style-name="Text_20_body" style:list-style-name="L106">
      <style:text-properties officeooo:paragraph-rsid="1de43098"/>
    </style:style>
    <style:style style:name="P639" style:family="paragraph" style:parent-style-name="Text_20_body" style:list-style-name="L107">
      <style:text-properties officeooo:paragraph-rsid="23fd5e13"/>
    </style:style>
    <style:style style:name="P640" style:family="paragraph" style:parent-style-name="Text_20_body" style:list-style-name="L107">
      <style:text-properties officeooo:paragraph-rsid="2409d79a"/>
    </style:style>
    <style:style style:name="P641" style:family="paragraph" style:parent-style-name="Text_20_body" style:list-style-name="L107">
      <style:text-properties officeooo:paragraph-rsid="1be5456a"/>
    </style:style>
    <style:style style:name="P642" style:family="paragraph" style:parent-style-name="Text_20_body" style:list-style-name="L107">
      <style:text-properties officeooo:paragraph-rsid="1ddf5a6c"/>
    </style:style>
    <style:style style:name="P643" style:family="paragraph" style:parent-style-name="Text_20_body" style:list-style-name="L108"/>
    <style:style style:name="P644" style:family="paragraph" style:parent-style-name="Text_20_body" style:list-style-name="L108">
      <style:text-properties officeooo:paragraph-rsid="1b9e4095"/>
    </style:style>
    <style:style style:name="P645" style:family="paragraph" style:parent-style-name="Text_20_body" style:list-style-name="L108">
      <style:text-properties officeooo:paragraph-rsid="1b9fea33"/>
    </style:style>
    <style:style style:name="P646" style:family="paragraph" style:parent-style-name="Text_20_body" style:list-style-name="L108">
      <style:text-properties officeooo:paragraph-rsid="239f8843"/>
    </style:style>
    <style:style style:name="P647" style:family="paragraph" style:parent-style-name="Text_20_body" style:list-style-name="L108">
      <style:text-properties officeooo:rsid="1b9f2b38" officeooo:paragraph-rsid="1b9f2b38"/>
    </style:style>
    <style:style style:name="P648" style:family="paragraph" style:parent-style-name="Text_20_body" style:list-style-name="L108">
      <style:text-properties officeooo:rsid="1bb2ed99" officeooo:paragraph-rsid="1bb2ed99"/>
    </style:style>
    <style:style style:name="P649" style:family="paragraph" style:parent-style-name="Text_20_body" style:list-style-name="L109">
      <style:text-properties officeooo:paragraph-rsid="1ddb0704"/>
    </style:style>
    <style:style style:name="P650" style:family="paragraph" style:parent-style-name="Text_20_body" style:list-style-name="L109">
      <style:text-properties officeooo:paragraph-rsid="240c97a7"/>
    </style:style>
    <style:style style:name="P651" style:family="paragraph" style:parent-style-name="Text_20_body" style:list-style-name="L109">
      <style:text-properties officeooo:rsid="1dd7f1d6" officeooo:paragraph-rsid="1bac8c7c"/>
    </style:style>
    <style:style style:name="P652" style:family="paragraph" style:parent-style-name="Text_20_body" style:list-style-name="L109">
      <style:text-properties officeooo:rsid="2506d1ff" officeooo:paragraph-rsid="2506d1ff"/>
    </style:style>
    <style:style style:name="P653" style:family="paragraph" style:parent-style-name="Text_20_body" style:list-style-name="L109">
      <style:text-properties officeooo:rsid="1d648cfa" officeooo:paragraph-rsid="240c97a7"/>
    </style:style>
    <style:style style:name="P654" style:family="paragraph" style:parent-style-name="Text_20_body" style:list-style-name="L110">
      <style:text-properties officeooo:paragraph-rsid="1fa1e491"/>
    </style:style>
    <style:style style:name="P655" style:family="paragraph" style:parent-style-name="Text_20_body" style:list-style-name="L111">
      <style:text-properties officeooo:paragraph-rsid="2416422c"/>
    </style:style>
    <style:style style:name="P656" style:family="paragraph" style:parent-style-name="Text_20_body" style:list-style-name="L111">
      <style:text-properties officeooo:paragraph-rsid="17205437"/>
    </style:style>
    <style:style style:name="P657" style:family="paragraph" style:parent-style-name="Text_20_body" style:list-style-name="L112">
      <style:text-properties officeooo:paragraph-rsid="17205437"/>
    </style:style>
    <style:style style:name="P658" style:family="paragraph" style:parent-style-name="Text_20_body" style:list-style-name="L113">
      <style:text-properties officeooo:paragraph-rsid="1b401306"/>
    </style:style>
    <style:style style:name="P659" style:family="paragraph" style:parent-style-name="Text_20_body" style:list-style-name="L113">
      <style:text-properties officeooo:paragraph-rsid="1b41f3e2"/>
    </style:style>
    <style:style style:name="P660" style:family="paragraph" style:parent-style-name="Text_20_body" style:list-style-name="L114">
      <style:text-properties officeooo:paragraph-rsid="1b3c40f8"/>
    </style:style>
    <style:style style:name="P661" style:family="paragraph" style:parent-style-name="Text_20_body" style:list-style-name="L115">
      <style:text-properties officeooo:paragraph-rsid="1b3c40f8"/>
    </style:style>
    <style:style style:name="P662" style:family="paragraph" style:parent-style-name="Text_20_body" style:list-style-name="L116">
      <style:text-properties officeooo:paragraph-rsid="1b3aa9da"/>
    </style:style>
    <style:style style:name="P663" style:family="paragraph" style:parent-style-name="Text_20_body" style:list-style-name="L116">
      <style:text-properties officeooo:rsid="1b3c0e07" officeooo:paragraph-rsid="1b3c0e07"/>
    </style:style>
    <style:style style:name="P664" style:family="paragraph" style:parent-style-name="Text_20_body" style:list-style-name="L116">
      <style:text-properties officeooo:rsid="2435b3b9" officeooo:paragraph-rsid="2435b3b9"/>
    </style:style>
    <style:style style:name="P665" style:family="paragraph" style:parent-style-name="Text_20_body" style:list-style-name="L117">
      <style:text-properties officeooo:paragraph-rsid="1b3c40f8"/>
    </style:style>
    <style:style style:name="P666" style:family="paragraph" style:parent-style-name="Text_20_body" style:list-style-name="L118">
      <style:text-properties officeooo:rsid="17d7660b" officeooo:paragraph-rsid="2437a4dc"/>
    </style:style>
    <style:style style:name="P667" style:family="paragraph" style:parent-style-name="Text_20_body" style:list-style-name="L118">
      <style:text-properties officeooo:rsid="17d7660b" officeooo:paragraph-rsid="17d91553"/>
    </style:style>
    <style:style style:name="P668" style:family="paragraph" style:parent-style-name="Text_20_body" style:list-style-name="L118">
      <style:text-properties officeooo:rsid="1b81f85d" officeooo:paragraph-rsid="1b8368fb"/>
    </style:style>
    <style:style style:name="P669" style:family="paragraph" style:parent-style-name="Text_20_body" style:list-style-name="L50">
      <style:paragraph-properties fo:margin-left="1.251cm" fo:margin-right="0cm" fo:text-indent="0cm" style:auto-text-indent="false"/>
      <style:text-properties officeooo:paragraph-rsid="1e2448da"/>
    </style:style>
    <style:style style:name="P670" style:family="paragraph" style:parent-style-name="Example" style:list-style-name="L34"/>
    <style:style style:name="P671" style:family="paragraph" style:parent-style-name="Example" style:list-style-name="L41"/>
    <style:style style:name="P672" style:family="paragraph" style:parent-style-name="Example" style:list-style-name="L53"/>
    <style:style style:name="P673" style:family="paragraph" style:parent-style-name="Example" style:list-style-name="L53">
      <style:text-properties officeooo:paragraph-rsid="2333a4c4"/>
    </style:style>
    <style:style style:name="P674" style:family="paragraph" style:parent-style-name="Example" style:list-style-name="L59"/>
    <style:style style:name="P675" style:family="paragraph" style:parent-style-name="Example" style:list-style-name="L117"/>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fo:font-weight="normal"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5"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6" style:family="text">
      <style:text-properties fo:language="cs" fo:country="CZ" fo:font-style="italic" style:font-style-asian="italic" style:font-style-complex="italic"/>
    </style:style>
    <style:style style:name="T27" style:family="text">
      <style:text-properties fo:language="cs" fo:country="CZ" fo:font-style="italic" officeooo:rsid="17e3540a" style:font-style-asian="italic" style:font-style-complex="italic"/>
    </style:style>
    <style:style style:name="T28" style:family="text">
      <style:text-properties fo:language="cs" fo:country="CZ" fo:font-style="italic" officeooo:rsid="17e3cebd" style:font-style-asian="italic" style:font-style-complex="italic"/>
    </style:style>
    <style:style style:name="T29" style:family="text">
      <style:text-properties fo:language="cs" fo:country="CZ" fo:font-style="italic" officeooo:rsid="17f25594" style:font-style-asian="italic" style:font-style-complex="italic"/>
    </style:style>
    <style:style style:name="T30" style:family="text">
      <style:text-properties fo:language="cs" fo:country="CZ" fo:font-style="italic" officeooo:rsid="1dc83763" style:font-style-asian="italic" style:font-style-complex="italic"/>
    </style:style>
    <style:style style:name="T31" style:family="text">
      <style:text-properties fo:language="cs" fo:country="CZ" fo:font-style="italic" officeooo:rsid="17e3d595" style:font-style-asian="italic" style:font-style-complex="italic"/>
    </style:style>
    <style:style style:name="T32" style:family="text">
      <style:text-properties fo:language="cs" fo:country="CZ" fo:font-style="italic" officeooo:rsid="1ad40e47" style:font-style-asian="italic" style:font-style-complex="italic"/>
    </style:style>
    <style:style style:name="T33" style:family="text">
      <style:text-properties fo:language="cs" fo:country="CZ" fo:font-style="italic" officeooo:rsid="1f4d6be1" style:font-style-asian="italic" style:font-style-complex="italic"/>
    </style:style>
    <style:style style:name="T34" style:family="text">
      <style:text-properties fo:language="cs" fo:country="CZ" fo:font-style="italic" officeooo:rsid="1d7874ab" style:font-style-asian="italic" style:font-style-complex="italic"/>
    </style:style>
    <style:style style:name="T35" style:family="text">
      <style:text-properties fo:language="cs" fo:country="CZ" fo:font-style="italic" officeooo:rsid="2092837f" style:font-style-asian="italic" style:font-style-complex="italic"/>
    </style:style>
    <style:style style:name="T36" style:family="text">
      <style:text-properties fo:language="cs" fo:country="CZ" fo:font-style="italic" officeooo:rsid="1ad6edef" style:font-style-asian="italic" style:font-style-complex="italic"/>
    </style:style>
    <style:style style:name="T37" style:family="text">
      <style:text-properties fo:language="cs" fo:country="CZ" fo:font-style="italic" officeooo:rsid="21a02df3" style:font-style-asian="italic" style:font-style-complex="italic"/>
    </style:style>
    <style:style style:name="T38" style:family="text">
      <style:text-properties fo:language="cs" fo:country="CZ" fo:font-style="italic" officeooo:rsid="224e91ce" style:font-style-asian="italic" style:font-style-complex="italic"/>
    </style:style>
    <style:style style:name="T39" style:family="text">
      <style:text-properties fo:language="cs" fo:country="CZ" fo:font-style="italic" officeooo:rsid="1ae5d976" style:font-style-asian="italic" style:font-style-complex="italic"/>
    </style:style>
    <style:style style:name="T40" style:family="text">
      <style:text-properties fo:language="cs" fo:country="CZ" fo:font-style="italic" officeooo:rsid="1eab097a" style:font-style-asian="italic" style:font-style-complex="italic"/>
    </style:style>
    <style:style style:name="T41" style:family="text">
      <style:text-properties fo:language="cs" fo:country="CZ" fo:font-style="italic" officeooo:rsid="1e35c62c" style:font-style-asian="italic" style:font-style-complex="italic"/>
    </style:style>
    <style:style style:name="T42" style:family="text">
      <style:text-properties fo:language="cs" fo:country="CZ" fo:font-style="italic" officeooo:rsid="23586dcf" style:font-style-asian="italic" style:font-style-complex="italic"/>
    </style:style>
    <style:style style:name="T43" style:family="text">
      <style:text-properties fo:language="cs" fo:country="CZ" fo:font-style="italic" officeooo:rsid="235f2c9e" style:font-style-asian="italic" style:font-style-complex="italic"/>
    </style:style>
    <style:style style:name="T44" style:family="text">
      <style:text-properties fo:language="cs" fo:country="CZ" fo:font-style="italic" officeooo:rsid="1556058d" style:font-style-asian="italic" style:font-style-complex="italic"/>
    </style:style>
    <style:style style:name="T45" style:family="text">
      <style:text-properties fo:language="cs" fo:country="CZ" fo:font-style="italic" officeooo:rsid="23ffe780" style:font-style-asian="italic" style:font-style-complex="italic"/>
    </style:style>
    <style:style style:name="T46" style:family="text">
      <style:text-properties fo:language="cs" fo:country="CZ" fo:font-style="italic" officeooo:rsid="1dc164fc" style:font-style-asian="italic" style:font-style-complex="italic"/>
    </style:style>
    <style:style style:name="T47" style:family="text">
      <style:text-properties fo:language="cs" fo:country="CZ" fo:font-style="italic" officeooo:rsid="18059df4" style:font-style-asian="italic" style:font-style-complex="italic"/>
    </style:style>
    <style:style style:name="T48" style:family="text">
      <style:text-properties fo:language="cs" fo:country="CZ" fo:font-style="italic" officeooo:rsid="24b5f8ac" style:font-style-asian="italic" style:font-style-complex="italic"/>
    </style:style>
    <style:style style:name="T49" style:family="text">
      <style:text-properties fo:language="cs" fo:country="CZ" fo:font-style="italic" style:text-underline-style="solid" style:text-underline-width="auto" style:text-underline-color="font-color" officeooo:rsid="17e3cebd" style:font-style-asian="italic" style:font-style-complex="italic"/>
    </style:style>
    <style:style style:name="T50" style:family="text">
      <style:text-properties fo:language="cs" fo:country="CZ" fo:font-style="italic" fo:font-weight="normal" officeooo:rsid="23740388" style:font-style-asian="italic" style:font-weight-asian="normal" style:font-style-complex="italic" style:font-weight-complex="normal"/>
    </style:style>
    <style:style style:name="T51" style:family="text">
      <style:text-properties fo:language="cs" fo:country="CZ" fo:font-style="italic" fo:font-weight="normal" officeooo:rsid="2448f87d" style:font-style-asian="italic" style:font-weight-asian="normal" style:font-style-complex="italic" style:font-weight-complex="normal"/>
    </style:style>
    <style:style style:name="T52" style:family="text">
      <style:text-properties fo:language="cs" fo:country="CZ" fo:font-style="normal" style:font-style-asian="normal" style:font-style-complex="normal"/>
    </style:style>
    <style:style style:name="T53" style:family="text">
      <style:text-properties fo:language="cs" fo:country="CZ" fo:font-style="normal" officeooo:rsid="17f53166" style:font-style-asian="normal" style:font-style-complex="normal"/>
    </style:style>
    <style:style style:name="T54" style:family="text">
      <style:text-properties fo:language="cs" fo:country="CZ" fo:font-style="normal" officeooo:rsid="17eee72b" style:font-style-asian="normal" style:font-style-complex="normal"/>
    </style:style>
    <style:style style:name="T55" style:family="text">
      <style:text-properties fo:language="cs" fo:country="CZ" fo:font-style="normal" officeooo:rsid="1aca8b9f" style:font-style-asian="normal" style:font-style-complex="normal"/>
    </style:style>
    <style:style style:name="T56" style:family="text">
      <style:text-properties fo:language="cs" fo:country="CZ" fo:font-style="normal" officeooo:rsid="1d7874ab" style:font-style-asian="normal" style:font-style-complex="normal"/>
    </style:style>
    <style:style style:name="T57" style:family="text">
      <style:text-properties fo:language="cs" fo:country="CZ" fo:font-style="normal" officeooo:rsid="17aa8f57" style:font-style-asian="normal" style:font-style-complex="normal"/>
    </style:style>
    <style:style style:name="T58" style:family="text">
      <style:text-properties fo:language="cs" fo:country="CZ" fo:font-style="normal" officeooo:rsid="1c497a43" style:font-style-asian="normal" style:font-style-complex="normal"/>
    </style:style>
    <style:style style:name="T59" style:family="text">
      <style:text-properties fo:language="cs" fo:country="CZ" fo:font-style="normal" officeooo:rsid="1d7b3ad9" style:font-style-asian="normal" style:font-style-complex="normal"/>
    </style:style>
    <style:style style:name="T60" style:family="text">
      <style:text-properties fo:language="cs" fo:country="CZ" fo:font-style="normal" officeooo:rsid="1aea9acf" style:font-style-asian="normal" style:font-style-complex="normal"/>
    </style:style>
    <style:style style:name="T61" style:family="text">
      <style:text-properties fo:language="cs" fo:country="CZ" fo:font-style="normal" officeooo:rsid="1c17e74b" style:font-style-asian="normal" style:font-style-complex="normal"/>
    </style:style>
    <style:style style:name="T62" style:family="text">
      <style:text-properties fo:language="cs" fo:country="CZ" fo:font-style="normal" officeooo:rsid="1ae61ad1" style:font-style-asian="normal" style:font-style-complex="normal"/>
    </style:style>
    <style:style style:name="T63" style:family="text">
      <style:text-properties fo:language="cs" fo:country="CZ" fo:font-style="normal" officeooo:rsid="1dba8846" style:font-style-asian="normal" style:font-style-complex="normal"/>
    </style:style>
    <style:style style:name="T64" style:family="text">
      <style:text-properties fo:language="cs" fo:country="CZ" fo:font-style="normal" officeooo:rsid="1e013445" style:font-style-asian="normal" style:font-style-complex="normal"/>
    </style:style>
    <style:style style:name="T65" style:family="text">
      <style:text-properties fo:language="cs" fo:country="CZ" fo:font-style="normal" officeooo:rsid="1e0d2c3e" style:font-style-asian="normal" style:font-style-complex="normal"/>
    </style:style>
    <style:style style:name="T66" style:family="text">
      <style:text-properties fo:language="cs" fo:country="CZ" fo:font-style="normal" officeooo:rsid="1731a21d" style:font-style-asian="normal" style:font-style-complex="normal"/>
    </style:style>
    <style:style style:name="T67" style:family="text">
      <style:text-properties fo:language="cs" fo:country="CZ" fo:font-style="normal" officeooo:rsid="1e0d89d2" style:font-style-asian="normal" style:font-style-complex="normal"/>
    </style:style>
    <style:style style:name="T68" style:family="text">
      <style:text-properties fo:language="cs" fo:country="CZ" fo:font-style="normal" officeooo:rsid="1e16f8b4" style:font-style-asian="normal" style:font-style-complex="normal"/>
    </style:style>
    <style:style style:name="T69" style:family="text">
      <style:text-properties fo:language="cs" fo:country="CZ" fo:font-style="normal" officeooo:rsid="1e19bebe" style:font-style-asian="normal" style:font-style-complex="normal"/>
    </style:style>
    <style:style style:name="T70" style:family="text">
      <style:text-properties fo:language="cs" fo:country="CZ" fo:font-style="normal" officeooo:rsid="17e3cebd" style:font-style-asian="normal" style:font-style-complex="normal"/>
    </style:style>
    <style:style style:name="T71" style:family="text">
      <style:text-properties fo:language="cs" fo:country="CZ" fo:font-style="normal" officeooo:rsid="1ad3101d" style:font-style-asian="normal" style:font-style-complex="normal"/>
    </style:style>
    <style:style style:name="T72" style:family="text">
      <style:text-properties fo:language="cs" fo:country="CZ" fo:font-style="normal" officeooo:rsid="17e3540a" style:font-style-asian="normal" style:font-style-complex="normal"/>
    </style:style>
    <style:style style:name="T73" style:family="text">
      <style:text-properties fo:language="cs" fo:country="CZ" fo:font-style="normal" officeooo:rsid="1aeb7772" style:font-style-asian="normal" style:font-style-complex="normal"/>
    </style:style>
    <style:style style:name="T74" style:family="text">
      <style:text-properties fo:language="cs" fo:country="CZ" fo:font-style="normal" officeooo:rsid="22506c0c" style:font-style-asian="normal" style:font-style-complex="normal"/>
    </style:style>
    <style:style style:name="T75" style:family="text">
      <style:text-properties fo:language="cs" fo:country="CZ" fo:font-style="normal" officeooo:rsid="2251c340" style:font-style-asian="normal" style:font-style-complex="normal"/>
    </style:style>
    <style:style style:name="T76" style:family="text">
      <style:text-properties fo:language="cs" fo:country="CZ" fo:font-style="normal" officeooo:rsid="229adfe8" style:font-style-asian="normal" style:font-style-complex="normal"/>
    </style:style>
    <style:style style:name="T77" style:family="text">
      <style:text-properties fo:language="cs" fo:country="CZ" fo:font-style="normal" officeooo:rsid="157e3812" style:font-style-asian="normal" style:font-style-complex="normal"/>
    </style:style>
    <style:style style:name="T78" style:family="text">
      <style:text-properties fo:language="cs" fo:country="CZ" fo:font-style="normal" officeooo:rsid="15561023" style:font-style-asian="normal" style:font-style-complex="normal"/>
    </style:style>
    <style:style style:name="T79" style:family="text">
      <style:text-properties fo:language="cs" fo:country="CZ" fo:font-style="normal" officeooo:rsid="157d2a4b" style:font-style-asian="normal" style:font-style-complex="normal"/>
    </style:style>
    <style:style style:name="T80" style:family="text">
      <style:text-properties fo:language="cs" fo:country="CZ" fo:font-style="normal" officeooo:rsid="229c5f1e" style:font-style-asian="normal" style:font-style-complex="normal"/>
    </style:style>
    <style:style style:name="T81" style:family="text">
      <style:text-properties fo:language="cs" fo:country="CZ" fo:font-style="normal" officeooo:rsid="1d1f546a" style:font-style-asian="normal" style:font-style-complex="normal"/>
    </style:style>
    <style:style style:name="T82" style:family="text">
      <style:text-properties fo:language="cs" fo:country="CZ" fo:font-style="normal" officeooo:rsid="22d8a962" style:font-style-asian="normal" style:font-style-complex="normal"/>
    </style:style>
    <style:style style:name="T83" style:family="text">
      <style:text-properties fo:language="cs" fo:country="CZ" fo:font-style="normal" officeooo:rsid="1ae0d865" style:font-style-asian="normal" style:font-style-complex="normal"/>
    </style:style>
    <style:style style:name="T84" style:family="text">
      <style:text-properties fo:language="cs" fo:country="CZ" fo:font-style="normal" officeooo:rsid="1d7c05dc" style:font-style-asian="normal" style:font-style-complex="normal"/>
    </style:style>
    <style:style style:name="T85" style:family="text">
      <style:text-properties fo:language="cs" fo:country="CZ" fo:font-style="normal" officeooo:rsid="1ae5d976" style:font-style-asian="normal" style:font-style-complex="normal"/>
    </style:style>
    <style:style style:name="T86" style:family="text">
      <style:text-properties fo:language="cs" fo:country="CZ" fo:font-style="normal" officeooo:rsid="22dfc350" style:font-style-asian="normal" style:font-style-complex="normal"/>
    </style:style>
    <style:style style:name="T87" style:family="text">
      <style:text-properties fo:language="cs" fo:country="CZ" fo:font-style="normal" officeooo:rsid="22e2fcdc" style:font-style-asian="normal" style:font-style-complex="normal"/>
    </style:style>
    <style:style style:name="T88" style:family="text">
      <style:text-properties fo:language="cs" fo:country="CZ" fo:font-style="normal" officeooo:rsid="22e4a601" style:font-style-asian="normal" style:font-style-complex="normal"/>
    </style:style>
    <style:style style:name="T89" style:family="text">
      <style:text-properties fo:language="cs" fo:country="CZ" fo:font-style="normal" officeooo:rsid="1f5143a4" style:font-style-asian="normal" style:font-style-complex="normal"/>
    </style:style>
    <style:style style:name="T90" style:family="text">
      <style:text-properties fo:language="cs" fo:country="CZ" fo:font-style="normal" officeooo:rsid="1f4f7e99" style:font-style-asian="normal" style:font-style-complex="normal"/>
    </style:style>
    <style:style style:name="T91" style:family="text">
      <style:text-properties fo:language="cs" fo:country="CZ" fo:font-style="normal" officeooo:rsid="1dbe95fc" style:font-style-asian="normal" style:font-style-complex="normal"/>
    </style:style>
    <style:style style:name="T92" style:family="text">
      <style:text-properties fo:language="cs" fo:country="CZ" fo:font-style="normal" officeooo:rsid="1dc164fc" style:font-style-asian="normal" style:font-style-complex="normal"/>
    </style:style>
    <style:style style:name="T93" style:family="text">
      <style:text-properties fo:language="cs" fo:country="CZ" fo:font-style="normal" officeooo:rsid="230e0ea8" style:font-style-asian="normal" style:font-style-complex="normal"/>
    </style:style>
    <style:style style:name="T94" style:family="text">
      <style:text-properties fo:language="cs" fo:country="CZ" fo:font-style="normal" officeooo:rsid="1eab097a" style:font-style-asian="normal" style:font-style-complex="normal"/>
    </style:style>
    <style:style style:name="T95" style:family="text">
      <style:text-properties fo:language="cs" fo:country="CZ" fo:font-style="normal" officeooo:rsid="1eabe80c" style:font-style-asian="normal" style:font-style-complex="normal"/>
    </style:style>
    <style:style style:name="T96" style:family="text">
      <style:text-properties fo:language="cs" fo:country="CZ" fo:font-style="normal" officeooo:rsid="23136ca6" style:font-style-asian="normal" style:font-style-complex="normal"/>
    </style:style>
    <style:style style:name="T97" style:family="text">
      <style:text-properties fo:language="cs" fo:country="CZ" fo:font-style="normal" officeooo:rsid="2331fab3" style:font-style-asian="normal" style:font-style-complex="normal"/>
    </style:style>
    <style:style style:name="T98" style:family="text">
      <style:text-properties fo:language="cs" fo:country="CZ" fo:font-style="normal" officeooo:rsid="2335a08c" style:font-style-asian="normal" style:font-style-complex="normal"/>
    </style:style>
    <style:style style:name="T99" style:family="text">
      <style:text-properties fo:language="cs" fo:country="CZ" fo:font-style="normal" officeooo:rsid="15f88ec1" style:font-style-asian="normal" style:font-style-complex="normal"/>
    </style:style>
    <style:style style:name="T100" style:family="text">
      <style:text-properties fo:language="cs" fo:country="CZ" fo:font-style="normal" officeooo:rsid="160e1c76" style:font-style-asian="normal" style:font-style-complex="normal"/>
    </style:style>
    <style:style style:name="T101" style:family="text">
      <style:text-properties fo:language="cs" fo:country="CZ" fo:font-style="normal" officeooo:rsid="23477514" style:font-style-asian="normal" style:font-style-complex="normal"/>
    </style:style>
    <style:style style:name="T102" style:family="text">
      <style:text-properties fo:language="cs" fo:country="CZ" fo:font-style="normal" officeooo:rsid="17f25594" style:font-style-asian="normal" style:font-style-complex="normal"/>
    </style:style>
    <style:style style:name="T103" style:family="text">
      <style:text-properties fo:language="cs" fo:country="CZ" fo:font-style="normal" officeooo:rsid="234b21d6" style:font-style-asian="normal" style:font-style-complex="normal"/>
    </style:style>
    <style:style style:name="T104" style:family="text">
      <style:text-properties fo:language="cs" fo:country="CZ" fo:font-style="normal" officeooo:rsid="234c1f82" style:font-style-asian="normal" style:font-style-complex="normal"/>
    </style:style>
    <style:style style:name="T105" style:family="text">
      <style:text-properties fo:language="cs" fo:country="CZ" fo:font-style="normal" officeooo:rsid="1aced976" style:font-style-asian="normal" style:font-style-complex="normal"/>
    </style:style>
    <style:style style:name="T106" style:family="text">
      <style:text-properties fo:language="cs" fo:country="CZ" fo:font-style="normal" officeooo:rsid="234e1715" style:font-style-asian="normal" style:font-style-complex="normal"/>
    </style:style>
    <style:style style:name="T107" style:family="text">
      <style:text-properties fo:language="cs" fo:country="CZ" fo:font-style="normal" officeooo:rsid="2350c34c" style:font-style-asian="normal" style:font-style-complex="normal"/>
    </style:style>
    <style:style style:name="T108" style:family="text">
      <style:text-properties fo:language="cs" fo:country="CZ" fo:font-style="normal" officeooo:rsid="2352476a" style:font-style-asian="normal" style:font-style-complex="normal"/>
    </style:style>
    <style:style style:name="T109" style:family="text">
      <style:text-properties fo:language="cs" fo:country="CZ" fo:font-style="normal" officeooo:rsid="23542316" style:font-style-asian="normal" style:font-style-complex="normal"/>
    </style:style>
    <style:style style:name="T110" style:family="text">
      <style:text-properties fo:language="cs" fo:country="CZ" fo:font-style="normal" officeooo:rsid="235da8c5" style:font-style-asian="normal" style:font-style-complex="normal"/>
    </style:style>
    <style:style style:name="T111" style:family="text">
      <style:text-properties fo:language="cs" fo:country="CZ" fo:font-style="normal" officeooo:rsid="1805d3f3" style:font-style-asian="normal" style:font-style-complex="normal"/>
    </style:style>
    <style:style style:name="T112" style:family="text">
      <style:text-properties fo:language="cs" fo:country="CZ" fo:font-style="normal" officeooo:rsid="14099841" style:font-style-asian="normal" style:font-style-complex="normal"/>
    </style:style>
    <style:style style:name="T113" style:family="text">
      <style:text-properties fo:language="cs" fo:country="CZ" fo:font-style="normal" officeooo:rsid="1ad481c0" style:font-style-asian="normal" style:font-style-complex="normal"/>
    </style:style>
    <style:style style:name="T114" style:family="text">
      <style:text-properties fo:language="cs" fo:country="CZ" fo:font-style="normal" officeooo:rsid="1ad6edef" style:font-style-asian="normal" style:font-style-complex="normal"/>
    </style:style>
    <style:style style:name="T115" style:family="text">
      <style:text-properties fo:language="cs" fo:country="CZ" fo:font-style="normal" officeooo:rsid="23757316" style:font-style-asian="normal" style:font-style-complex="normal"/>
    </style:style>
    <style:style style:name="T116" style:family="text">
      <style:text-properties fo:language="cs" fo:country="CZ" fo:font-style="normal" officeooo:rsid="2493d017" style:font-style-asian="normal" style:font-style-complex="normal"/>
    </style:style>
    <style:style style:name="T117" style:family="text">
      <style:text-properties fo:language="cs" fo:country="CZ" fo:font-style="normal" officeooo:rsid="24981f17" style:font-style-asian="normal" style:font-style-complex="normal"/>
    </style:style>
    <style:style style:name="T118" style:family="text">
      <style:text-properties fo:language="cs" fo:country="CZ" fo:font-style="normal" officeooo:rsid="24a7275f" style:font-style-asian="normal" style:font-style-complex="normal"/>
    </style:style>
    <style:style style:name="T119" style:family="text">
      <style:text-properties fo:language="cs" fo:country="CZ" fo:font-style="normal" officeooo:rsid="24b4c0cd" style:font-style-asian="normal" style:font-style-complex="normal"/>
    </style:style>
    <style:style style:name="T120" style:family="text">
      <style:text-properties fo:language="cs" fo:country="CZ" fo:font-style="normal" officeooo:rsid="24f1af6e" style:font-style-asian="normal" style:font-style-complex="normal"/>
    </style:style>
    <style:style style:name="T121" style:family="text">
      <style:text-properties fo:language="cs" fo:country="CZ" fo:font-style="normal" officeooo:rsid="24f47848" style:font-style-asian="normal" style:font-style-complex="normal"/>
    </style:style>
    <style:style style:name="T122" style:family="text">
      <style:text-properties fo:language="cs" fo:country="CZ" fo:font-style="normal" officeooo:rsid="24f6df8e" style:font-style-asian="normal" style:font-style-complex="normal"/>
    </style:style>
    <style:style style:name="T123" style:family="text">
      <style:text-properties fo:language="cs" fo:country="CZ" fo:font-style="normal" officeooo:rsid="1d75ffc5" style:font-style-asian="normal" style:font-style-complex="normal"/>
    </style:style>
    <style:style style:name="T124" style:family="text">
      <style:text-properties fo:language="cs" fo:country="CZ" fo:font-style="normal" officeooo:rsid="1f8c4426" style:font-style-asian="normal" style:font-style-complex="normal"/>
    </style:style>
    <style:style style:name="T125" style:family="text">
      <style:text-properties fo:language="cs" fo:country="CZ" fo:font-style="normal" officeooo:rsid="1f8db0bc" style:font-style-asian="normal" style:font-style-complex="normal"/>
    </style:style>
    <style:style style:name="T126" style:family="text">
      <style:text-properties fo:language="cs" fo:country="CZ" fo:font-style="normal" style:text-underline-style="none" style:font-style-asian="normal" style:font-style-complex="normal"/>
    </style:style>
    <style:style style:name="T127" style:family="text">
      <style:text-properties fo:language="cs" fo:country="CZ" fo:font-style="normal" style:text-underline-style="none" officeooo:rsid="1755401b" style:font-style-asian="normal" style:font-style-complex="normal"/>
    </style:style>
    <style:style style:name="T128" style:family="text">
      <style:text-properties fo:language="cs" fo:country="CZ" fo:font-style="normal" style:text-underline-style="none" officeooo:rsid="1754be44" style:font-style-asian="normal" style:font-style-complex="normal"/>
    </style:style>
    <style:style style:name="T129" style:family="text">
      <style:text-properties fo:language="cs" fo:country="CZ" fo:font-style="normal" style:text-underline-style="none" officeooo:rsid="1f3c2baf" style:font-style-asian="normal" style:font-style-complex="normal"/>
    </style:style>
    <style:style style:name="T130" style:family="text">
      <style:text-properties fo:language="cs" fo:country="CZ" fo:font-style="normal" style:text-underline-style="none" officeooo:rsid="1f3e4c37" style:font-style-asian="normal" style:font-style-complex="normal"/>
    </style:style>
    <style:style style:name="T131" style:family="text">
      <style:text-properties fo:language="cs" fo:country="CZ" fo:font-style="normal" style:text-underline-style="none" officeooo:rsid="176e69f5" style:font-style-asian="normal" style:font-style-complex="normal"/>
    </style:style>
    <style:style style:name="T132" style:family="text">
      <style:text-properties fo:language="cs" fo:country="CZ" fo:font-style="normal" style:text-underline-style="none" officeooo:rsid="17708b81" style:font-style-asian="normal" style:font-style-complex="normal"/>
    </style:style>
    <style:style style:name="T133" style:family="text">
      <style:text-properties fo:language="cs" fo:country="CZ" fo:font-style="normal" style:text-underline-style="none" officeooo:rsid="21b09f8b" style:font-style-asian="normal" style:font-style-complex="normal"/>
    </style:style>
    <style:style style:name="T134" style:family="text">
      <style:text-properties fo:language="cs" fo:country="CZ" fo:font-style="normal" style:text-underline-style="none" officeooo:rsid="21b23126" style:font-style-asian="normal" style:font-style-complex="normal"/>
    </style:style>
    <style:style style:name="T135" style:family="text">
      <style:text-properties fo:language="cs" fo:country="CZ" fo:font-style="normal" style:text-underline-style="none" officeooo:rsid="22d8a962" style:font-style-asian="normal" style:font-style-complex="normal"/>
    </style:style>
    <style:style style:name="T136" style:family="text">
      <style:text-properties fo:language="cs" fo:country="CZ" fo:font-style="normal" style:text-underline-style="none" officeooo:rsid="1ae33110" style:font-style-asian="normal" style:font-style-complex="normal"/>
    </style:style>
    <style:style style:name="T137" style:family="text">
      <style:text-properties fo:language="cs" fo:country="CZ" fo:font-style="normal" style:text-underline-style="none" officeooo:rsid="232f51e0" style:font-style-asian="normal" style:font-style-complex="normal"/>
    </style:style>
    <style:style style:name="T138" style:family="text">
      <style:text-properties fo:language="cs" fo:country="CZ" fo:font-style="normal" style:text-underline-style="none" officeooo:rsid="148fc4c8" style:font-style-asian="normal" style:font-style-complex="normal"/>
    </style:style>
    <style:style style:name="T139" style:family="text">
      <style:text-properties fo:language="cs" fo:country="CZ" fo:font-style="normal" style:text-underline-style="none" officeooo:rsid="21b08179" style:font-style-asian="normal" style:font-style-complex="normal"/>
    </style:style>
    <style:style style:name="T140" style:family="text">
      <style:text-properties fo:language="cs" fo:country="CZ" fo:font-style="normal" style:text-underline-style="none" officeooo:rsid="21b508ac" style:font-style-asian="normal" style:font-style-complex="normal"/>
    </style:style>
    <style:style style:name="T141" style:family="text">
      <style:text-properties fo:language="cs" fo:country="CZ" fo:font-style="normal" style:text-underline-style="none" officeooo:rsid="176d0676" style:font-style-asian="normal" style:font-style-complex="normal"/>
    </style:style>
    <style:style style:name="T142" style:family="text">
      <style:text-properties fo:language="cs" fo:country="CZ" fo:font-style="normal" style:text-underline-style="none" officeooo:rsid="1e3b13b0" style:font-style-asian="normal" style:font-style-complex="normal"/>
    </style:style>
    <style:style style:name="T143" style:family="text">
      <style:text-properties fo:language="cs" fo:country="CZ" fo:font-style="normal" style:text-underline-style="none" officeooo:rsid="17535250" style:font-style-asian="normal" style:font-style-complex="normal"/>
    </style:style>
    <style:style style:name="T144" style:family="text">
      <style:text-properties fo:language="cs" fo:country="CZ" fo:font-style="normal" style:text-underline-style="none" officeooo:rsid="1757c725" style:font-style-asian="normal" style:font-style-complex="normal"/>
    </style:style>
    <style:style style:name="T145" style:family="text">
      <style:text-properties fo:language="cs" fo:country="CZ" fo:font-style="normal" style:text-underline-style="none" officeooo:rsid="1759e788" style:font-style-asian="normal" style:font-style-complex="normal"/>
    </style:style>
    <style:style style:name="T146" style:family="text">
      <style:text-properties fo:language="cs" fo:country="CZ" fo:font-style="normal" style:text-underline-style="none" officeooo:rsid="17586614" style:font-style-asian="normal" style:font-style-complex="normal"/>
    </style:style>
    <style:style style:name="T147" style:family="text">
      <style:text-properties fo:language="cs" fo:country="CZ" fo:font-style="normal" style:text-underline-style="none" officeooo:rsid="175d8eca" style:font-style-asian="normal" style:font-style-complex="normal"/>
    </style:style>
    <style:style style:name="T148" style:family="text">
      <style:text-properties fo:language="cs" fo:country="CZ" fo:font-style="normal" style:text-underline-style="none" officeooo:rsid="175e83b7" style:font-style-asian="normal" style:font-style-complex="normal"/>
    </style:style>
    <style:style style:name="T149" style:family="text">
      <style:text-properties fo:language="cs" fo:country="CZ" fo:font-style="normal" style:text-underline-style="none" officeooo:rsid="1753db36" style:font-style-asian="normal" style:font-style-complex="normal"/>
    </style:style>
    <style:style style:name="T150" style:family="text">
      <style:text-properties fo:language="cs" fo:country="CZ" fo:font-style="normal" style:text-underline-style="none" officeooo:rsid="175696e4" style:font-style-asian="normal" style:font-style-complex="normal"/>
    </style:style>
    <style:style style:name="T151" style:family="text">
      <style:text-properties fo:language="cs" fo:country="CZ" fo:font-style="normal" style:text-underline-style="none" officeooo:rsid="1755ab69" style:font-style-asian="normal" style:font-style-complex="normal"/>
    </style:style>
    <style:style style:name="T152" style:family="text">
      <style:text-properties fo:language="cs" fo:country="CZ" fo:font-style="normal" style:text-underline-style="none" officeooo:rsid="17545d44" style:font-style-asian="normal" style:font-style-complex="normal"/>
    </style:style>
    <style:style style:name="T153" style:family="text">
      <style:text-properties fo:language="cs" fo:country="CZ" fo:font-style="normal" style:text-underline-style="none" officeooo:rsid="1e3e2b11" style:font-style-asian="normal" style:font-style-complex="normal"/>
    </style:style>
    <style:style style:name="T154" style:family="text">
      <style:text-properties fo:language="cs" fo:country="CZ" fo:font-style="normal" style:text-underline-style="none" officeooo:rsid="2343291d" style:font-style-asian="normal" style:font-style-complex="normal"/>
    </style:style>
    <style:style style:name="T155" style:family="text">
      <style:text-properties fo:language="cs" fo:country="CZ" fo:font-style="normal" style:text-underline-style="none" officeooo:rsid="234401d8" style:font-style-asian="normal" style:font-style-complex="normal"/>
    </style:style>
    <style:style style:name="T156" style:family="text">
      <style:text-properties fo:language="cs" fo:country="CZ" fo:font-style="normal" style:text-underline-style="none" officeooo:rsid="24b205eb" style:font-style-asian="normal" style:font-style-complex="normal"/>
    </style:style>
    <style:style style:name="T157" style:family="text">
      <style:text-properties fo:language="cs" fo:country="CZ" fo:font-style="normal" style:text-underline-style="none" fo:font-weight="normal"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0"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2"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3" style:family="text">
      <style:text-properties fo:language="cs" fo:country="CZ" fo:font-style="normal" fo:font-weight="normal" style:font-style-asian="normal" style:font-weight-asian="normal" style:font-style-complex="normal" style:font-weight-complex="normal"/>
    </style:style>
    <style:style style:name="T174" style:family="text">
      <style:text-properties fo:language="cs" fo:country="CZ" fo:font-style="normal" fo:font-weight="normal" officeooo:rsid="1d3aa6ad" style:font-style-asian="normal" style:font-weight-asian="normal" style:font-style-complex="normal" style:font-weight-complex="normal"/>
    </style:style>
    <style:style style:name="T175" style:family="text">
      <style:text-properties fo:language="cs" fo:country="CZ" fo:font-style="normal" fo:font-weight="normal" officeooo:rsid="1b4066b1" style:font-style-asian="normal" style:font-weight-asian="normal" style:font-style-complex="normal" style:font-weight-complex="normal"/>
    </style:style>
    <style:style style:name="T176" style:family="text">
      <style:text-properties fo:language="cs" fo:country="CZ" fo:font-style="normal" fo:font-weight="normal" officeooo:rsid="1f474783" style:font-style-asian="normal" style:font-weight-asian="normal" style:font-style-complex="normal" style:font-weight-complex="normal"/>
    </style:style>
    <style:style style:name="T177" style:family="text">
      <style:text-properties fo:language="cs" fo:country="CZ" fo:font-style="normal" fo:font-weight="normal" officeooo:rsid="2366459d" style:font-style-asian="normal" style:font-weight-asian="normal" style:font-style-complex="normal" style:font-weight-complex="normal"/>
    </style:style>
    <style:style style:name="T178" style:family="text">
      <style:text-properties fo:language="cs" fo:country="CZ" fo:font-style="normal" fo:font-weight="normal" officeooo:rsid="19435a84" style:font-style-asian="normal" style:font-weight-asian="normal" style:font-style-complex="normal" style:font-weight-complex="normal"/>
    </style:style>
    <style:style style:name="T179" style:family="text">
      <style:text-properties fo:language="cs" fo:country="CZ" fo:font-style="normal" fo:font-weight="normal" officeooo:rsid="19498945" style:font-style-asian="normal" style:font-weight-asian="normal" style:font-style-complex="normal" style:font-weight-complex="normal"/>
    </style:style>
    <style:style style:name="T180" style:family="text">
      <style:text-properties fo:language="cs" fo:country="CZ" fo:font-style="normal" fo:font-weight="normal" officeooo:rsid="2373f5c9" style:font-style-asian="normal" style:font-weight-asian="normal" style:font-style-complex="normal" style:font-weight-complex="normal"/>
    </style:style>
    <style:style style:name="T181" style:family="text">
      <style:text-properties fo:language="cs" fo:country="CZ" fo:font-style="normal" fo:font-weight="normal" officeooo:rsid="237b4d8f" style:font-style-asian="normal" style:font-weight-asian="normal" style:font-style-complex="normal" style:font-weight-complex="normal"/>
    </style:style>
    <style:style style:name="T182" style:family="text">
      <style:text-properties fo:language="cs" fo:country="CZ" fo:font-style="normal" fo:font-weight="normal" officeooo:rsid="237c2b60" style:font-style-asian="normal" style:font-weight-asian="normal" style:font-style-complex="normal" style:font-weight-complex="normal"/>
    </style:style>
    <style:style style:name="T183" style:family="text">
      <style:text-properties fo:language="cs" fo:country="CZ" fo:font-style="normal" fo:font-weight="normal" officeooo:rsid="236b1072" style:font-style-asian="normal" style:font-weight-asian="normal" style:font-style-complex="normal" style:font-weight-complex="normal"/>
    </style:style>
    <style:style style:name="T184" style:family="text">
      <style:text-properties fo:language="cs" fo:country="CZ" fo:font-style="normal" fo:font-weight="normal" officeooo:rsid="21e414ee" style:font-style-asian="normal" style:font-weight-asian="normal" style:font-style-complex="normal" style:font-weight-complex="normal"/>
    </style:style>
    <style:style style:name="T185" style:family="text">
      <style:text-properties fo:language="cs" fo:country="CZ" fo:font-style="normal" fo:font-weight="normal" officeooo:rsid="2377b4d8" style:font-style-asian="normal" style:font-weight-asian="normal" style:font-style-complex="normal" style:font-weight-complex="normal"/>
    </style:style>
    <style:style style:name="T186" style:family="text">
      <style:text-properties fo:language="cs" fo:country="CZ" fo:font-style="normal" fo:font-weight="normal" officeooo:rsid="24bccf6f" style:font-style-asian="normal" style:font-weight-asian="normal" style:font-style-complex="normal" style:font-weight-complex="normal"/>
    </style:style>
    <style:style style:name="T187" style:family="text">
      <style:text-properties fo:language="cs" fo:country="CZ" fo:font-style="normal" fo:font-weight="normal" officeooo:rsid="24b90729" style:font-style-asian="normal" style:font-weight-asian="normal" style:font-style-complex="normal" style:font-weight-complex="normal"/>
    </style:style>
    <style:style style:name="T188" style:family="text">
      <style:text-properties fo:language="cs" fo:country="CZ" fo:font-style="normal" fo:font-weight="normal" officeooo:rsid="24b99d2f" style:font-style-asian="normal" style:font-weight-asian="normal" style:font-style-complex="normal" style:font-weight-complex="normal"/>
    </style:style>
    <style:style style:name="T189" style:family="text">
      <style:text-properties fo:language="cs" fo:country="CZ" fo:font-style="normal" fo:font-weight="normal" officeooo:rsid="24c1ced7" style:font-style-asian="normal" style:font-weight-asian="normal" style:font-style-complex="normal" style:font-weight-complex="normal"/>
    </style:style>
    <style:style style:name="T190" style:family="text">
      <style:text-properties fo:language="cs" fo:country="CZ" fo:font-style="normal" fo:font-weight="normal" officeooo:rsid="25718948" style:font-style-asian="normal" style:font-weight-asian="normal" style:font-style-complex="normal" style:font-weight-complex="normal"/>
    </style:style>
    <style:style style:name="T191" style:family="text">
      <style:text-properties fo:language="cs" fo:country="CZ" fo:font-style="normal" style:text-underline-style="solid" style:text-underline-width="auto" style:text-underline-color="font-color" style:font-style-asian="normal" style:font-style-complex="normal"/>
    </style:style>
    <style:style style:name="T192"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3"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4" style:family="text">
      <style:text-properties fo:language="cs" fo:country="CZ" style:text-underline-style="none"/>
    </style:style>
    <style:style style:name="T195" style:family="text">
      <style:text-properties fo:language="cs" fo:country="CZ" style:text-underline-style="none" officeooo:rsid="1604ba80"/>
    </style:style>
    <style:style style:name="T196" style:family="text">
      <style:text-properties fo:language="cs" fo:country="CZ" style:text-underline-style="none" officeooo:rsid="1d1d5d11"/>
    </style:style>
    <style:style style:name="T197" style:family="text">
      <style:text-properties fo:language="cs" fo:country="CZ" style:text-underline-style="none" fo:font-weight="normal" officeooo:rsid="1d23c4af" style:font-weight-asian="normal" style:font-weight-complex="normal"/>
    </style:style>
    <style:style style:name="T198" style:family="text">
      <style:text-properties fo:language="cs" fo:country="CZ" style:text-underline-style="none" fo:font-weight="normal" officeooo:rsid="1d21a784" style:font-weight-asian="normal" style:font-weight-complex="normal"/>
    </style:style>
    <style:style style:name="T199" style:family="text">
      <style:text-properties fo:language="cs" fo:country="CZ" style:text-underline-style="none" officeooo:rsid="15e6b6dc"/>
    </style:style>
    <style:style style:name="T200" style:family="text">
      <style:text-properties fo:language="cs" fo:country="CZ" style:text-underline-style="none" officeooo:rsid="1e0ddbe3"/>
    </style:style>
    <style:style style:name="T201" style:family="text">
      <style:text-properties fo:language="cs" fo:country="CZ" style:text-underline-style="none" officeooo:rsid="1754be44"/>
    </style:style>
    <style:style style:name="T202" style:family="text">
      <style:text-properties fo:language="cs" fo:country="CZ" officeooo:rsid="17d9155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dcd279"/>
    </style:style>
    <style:style style:name="T206" style:family="text">
      <style:text-properties fo:language="cs" fo:country="CZ" officeooo:rsid="17f25594"/>
    </style:style>
    <style:style style:name="T207" style:family="text">
      <style:text-properties fo:language="cs" fo:country="CZ" officeooo:rsid="17f53166"/>
    </style:style>
    <style:style style:name="T208" style:family="text">
      <style:text-properties fo:language="cs" fo:country="CZ" officeooo:rsid="1804c6ae"/>
    </style:style>
    <style:style style:name="T209" style:family="text">
      <style:text-properties fo:language="cs" fo:country="CZ" officeooo:rsid="19435a84"/>
    </style:style>
    <style:style style:name="T210" style:family="text">
      <style:text-properties fo:language="cs" fo:country="CZ" officeooo:rsid="1781b50f"/>
    </style:style>
    <style:style style:name="T211" style:family="text">
      <style:text-properties fo:language="cs" fo:country="CZ" fo:font-weight="bold" style:font-weight-asian="bold" style:font-weight-complex="bold"/>
    </style:style>
    <style:style style:name="T212" style:family="text">
      <style:text-properties fo:language="cs" fo:country="CZ" fo:font-weight="bold" officeooo:rsid="15d63257" style:font-weight-asian="bold" style:font-weight-complex="bold"/>
    </style:style>
    <style:style style:name="T213" style:family="text">
      <style:text-properties fo:language="cs" fo:country="CZ" fo:font-weight="bold" officeooo:rsid="1b8dd7db" style:font-weight-asian="bold" style:font-weight-complex="bold"/>
    </style:style>
    <style:style style:name="T214" style:family="text">
      <style:text-properties fo:language="cs" fo:country="CZ" fo:font-weight="bold" officeooo:rsid="17cc427a" style:font-weight-asian="bold" style:font-weight-complex="bold"/>
    </style:style>
    <style:style style:name="T215" style:family="text">
      <style:text-properties fo:language="cs" fo:country="CZ" fo:font-weight="bold" officeooo:rsid="1aea09db" style:font-weight-asian="bold" style:font-weight-complex="bold"/>
    </style:style>
    <style:style style:name="T216" style:family="text">
      <style:text-properties fo:language="cs" fo:country="CZ" fo:font-weight="bold" officeooo:rsid="17d298c7" style:font-weight-asian="bold" style:font-weight-complex="bold"/>
    </style:style>
    <style:style style:name="T217" style:family="text">
      <style:text-properties fo:language="cs" fo:country="CZ" fo:font-weight="bold" officeooo:rsid="1a87bffc" style:font-weight-asian="bold" style:font-weight-complex="bold"/>
    </style:style>
    <style:style style:name="T218" style:family="text">
      <style:text-properties fo:language="cs" fo:country="CZ" fo:font-weight="bold" officeooo:rsid="1ad14a67" style:font-weight-asian="bold" style:font-weight-complex="bold"/>
    </style:style>
    <style:style style:name="T219" style:family="text">
      <style:text-properties fo:language="cs" fo:country="CZ" fo:font-weight="bold" officeooo:rsid="1fbc58e9" style:font-weight-asian="bold" style:font-weight-complex="bold"/>
    </style:style>
    <style:style style:name="T220" style:family="text">
      <style:text-properties fo:language="cs" fo:country="CZ" fo:font-weight="bold" officeooo:rsid="20e00c48" style:font-weight-asian="bold" style:font-weight-complex="bold"/>
    </style:style>
    <style:style style:name="T221" style:family="text">
      <style:text-properties fo:language="cs" fo:country="CZ" fo:font-weight="bold" officeooo:rsid="2372783f" style:font-weight-asian="bold" style:font-weight-complex="bold"/>
    </style:style>
    <style:style style:name="T222" style:family="text">
      <style:text-properties fo:language="cs" fo:country="CZ" officeooo:rsid="15d63257"/>
    </style:style>
    <style:style style:name="T223" style:family="text">
      <style:text-properties fo:language="cs" fo:country="CZ" officeooo:rsid="157b978c"/>
    </style:style>
    <style:style style:name="T224" style:family="text">
      <style:text-properties fo:language="cs" fo:country="CZ" officeooo:rsid="157e3812"/>
    </style:style>
    <style:style style:name="T225" style:family="text">
      <style:text-properties fo:language="cs" fo:country="CZ" officeooo:rsid="15561023"/>
    </style:style>
    <style:style style:name="T226" style:family="text">
      <style:text-properties fo:language="cs" fo:country="CZ" officeooo:rsid="157d2a4b"/>
    </style:style>
    <style:style style:name="T227" style:family="text">
      <style:text-properties fo:language="cs" fo:country="CZ" officeooo:rsid="1a7351fd"/>
    </style:style>
    <style:style style:name="T228" style:family="text">
      <style:text-properties fo:language="cs" fo:country="CZ" officeooo:rsid="1a740f42"/>
    </style:style>
    <style:style style:name="T229" style:family="text">
      <style:text-properties fo:language="cs" fo:country="CZ" officeooo:rsid="1a74641b"/>
    </style:style>
    <style:style style:name="T230" style:family="text">
      <style:text-properties fo:language="cs" fo:country="CZ" officeooo:rsid="1a75920c"/>
    </style:style>
    <style:style style:name="T231" style:family="text">
      <style:text-properties fo:language="cs" fo:country="CZ" officeooo:rsid="1a9b9e16"/>
    </style:style>
    <style:style style:name="T232" style:family="text">
      <style:text-properties fo:language="cs" fo:country="CZ" officeooo:rsid="1aa9a78a"/>
    </style:style>
    <style:style style:name="T233" style:family="text">
      <style:text-properties fo:language="cs" fo:country="CZ" officeooo:rsid="1ace5d87"/>
    </style:style>
    <style:style style:name="T234" style:family="text">
      <style:text-properties fo:language="cs" fo:country="CZ" officeooo:rsid="1ad6edef"/>
    </style:style>
    <style:style style:name="T235" style:family="text">
      <style:text-properties fo:language="cs" fo:country="CZ" officeooo:rsid="1ad8b8f8"/>
    </style:style>
    <style:style style:name="T236" style:family="text">
      <style:text-properties fo:language="cs" fo:country="CZ" officeooo:rsid="1ad9eb51"/>
    </style:style>
    <style:style style:name="T237" style:family="text">
      <style:text-properties fo:language="cs" fo:country="CZ" officeooo:rsid="1b8046ef"/>
    </style:style>
    <style:style style:name="T238" style:family="text">
      <style:text-properties fo:language="cs" fo:country="CZ" officeooo:rsid="1b81f85d"/>
    </style:style>
    <style:style style:name="T239" style:family="text">
      <style:text-properties fo:language="cs" fo:country="CZ" officeooo:rsid="1b8368fb"/>
    </style:style>
    <style:style style:name="T240" style:family="text">
      <style:text-properties fo:language="cs" fo:country="CZ" officeooo:rsid="1b84ea54"/>
    </style:style>
    <style:style style:name="T241" style:family="text">
      <style:text-properties fo:language="cs" fo:country="CZ" officeooo:rsid="1dba6644"/>
    </style:style>
    <style:style style:name="T242" style:family="text">
      <style:text-properties fo:language="cs" fo:country="CZ" officeooo:rsid="1dc83763"/>
    </style:style>
    <style:style style:name="T243" style:family="text">
      <style:text-properties fo:language="cs" fo:country="CZ" fo:font-weight="normal" officeooo:rsid="17cfa0af" style:font-weight-asian="normal" style:font-weight-complex="normal"/>
    </style:style>
    <style:style style:name="T244" style:family="text">
      <style:text-properties fo:language="cs" fo:country="CZ" fo:font-weight="normal" officeooo:rsid="17e3540a" style:font-weight-asian="normal" style:font-weight-complex="normal"/>
    </style:style>
    <style:style style:name="T245" style:family="text">
      <style:text-properties fo:language="cs" fo:country="CZ" fo:font-weight="normal" officeooo:rsid="20e043b0" style:font-weight-asian="normal" style:font-weight-complex="normal"/>
    </style:style>
    <style:style style:name="T246" style:family="text">
      <style:text-properties fo:language="cs" fo:country="CZ" fo:font-weight="normal" officeooo:rsid="21b8b906" style:font-weight-asian="normal" style:font-weight-complex="normal"/>
    </style:style>
    <style:style style:name="T247" style:family="text">
      <style:text-properties fo:language="cs" fo:country="CZ" fo:font-weight="normal" officeooo:rsid="2448f87d" style:font-weight-asian="normal" style:font-weight-complex="normal"/>
    </style:style>
    <style:style style:name="T248" style:family="text">
      <style:text-properties fo:language="cs" fo:country="CZ" officeooo:rsid="1eadeef2"/>
    </style:style>
    <style:style style:name="T249" style:family="text">
      <style:text-properties fo:language="cs" fo:country="CZ" officeooo:rsid="1eae0bfd"/>
    </style:style>
    <style:style style:name="T250" style:family="text">
      <style:text-properties fo:language="cs" fo:country="CZ" officeooo:rsid="1e013445"/>
    </style:style>
    <style:style style:name="T251" style:family="text">
      <style:text-properties fo:language="cs" fo:country="CZ" officeooo:rsid="1f435596"/>
    </style:style>
    <style:style style:name="T252" style:family="text">
      <style:text-properties fo:language="cs" fo:country="CZ" officeooo:rsid="1fb71feb"/>
    </style:style>
    <style:style style:name="T253" style:family="text">
      <style:text-properties fo:language="cs" fo:country="CZ" officeooo:rsid="1fb7ab9e"/>
    </style:style>
    <style:style style:name="T254" style:family="text">
      <style:text-properties fo:language="cs" fo:country="CZ" officeooo:rsid="1fb84d73"/>
    </style:style>
    <style:style style:name="T255" style:family="text">
      <style:text-properties fo:language="cs" fo:country="CZ" officeooo:rsid="1fbb9681"/>
    </style:style>
    <style:style style:name="T256" style:family="text">
      <style:text-properties fo:language="cs" fo:country="CZ" officeooo:rsid="202b4e26"/>
    </style:style>
    <style:style style:name="T257" style:family="text">
      <style:text-properties fo:language="cs" fo:country="CZ" officeooo:rsid="207bc3d6"/>
    </style:style>
    <style:style style:name="T258" style:family="text">
      <style:text-properties fo:language="cs" fo:country="CZ" officeooo:rsid="20df05fc"/>
    </style:style>
    <style:style style:name="T259" style:family="text">
      <style:text-properties fo:language="cs" fo:country="CZ" officeooo:rsid="215e9b16"/>
    </style:style>
    <style:style style:name="T260" style:family="text">
      <style:text-properties fo:language="cs" fo:country="CZ" officeooo:rsid="21b6c1fa"/>
    </style:style>
    <style:style style:name="T261" style:family="text">
      <style:text-properties fo:language="cs" fo:country="CZ" officeooo:rsid="21cb0991"/>
    </style:style>
    <style:style style:name="T262" style:family="text">
      <style:text-properties fo:language="cs" fo:country="CZ" officeooo:rsid="21cb8613"/>
    </style:style>
    <style:style style:name="T263" style:family="text">
      <style:text-properties fo:language="cs" fo:country="CZ" officeooo:rsid="222b262d"/>
    </style:style>
    <style:style style:name="T264" style:family="text">
      <style:text-properties fo:language="cs" fo:country="CZ" officeooo:rsid="1ef3ce69"/>
    </style:style>
    <style:style style:name="T265" style:family="text">
      <style:text-properties fo:language="cs" fo:country="CZ" officeooo:rsid="1eec2ec2"/>
    </style:style>
    <style:style style:name="T266" style:family="text">
      <style:text-properties fo:language="cs" fo:country="CZ" officeooo:rsid="224960fd"/>
    </style:style>
    <style:style style:name="T267" style:family="text">
      <style:text-properties fo:language="cs" fo:country="CZ" style:text-underline-style="solid" style:text-underline-width="auto" style:text-underline-color="font-color" officeooo:rsid="1d1d5d11"/>
    </style:style>
    <style:style style:name="T268" style:family="text">
      <style:text-properties fo:language="cs" fo:country="CZ" officeooo:rsid="229adfe8"/>
    </style:style>
    <style:style style:name="T269" style:family="text">
      <style:text-properties fo:language="cs" fo:country="CZ" officeooo:rsid="1ec97f10"/>
    </style:style>
    <style:style style:name="T270" style:family="text">
      <style:text-properties fo:language="cs" fo:country="CZ" officeooo:rsid="1ef1260e"/>
    </style:style>
    <style:style style:name="T271" style:family="text">
      <style:text-properties fo:language="cs" fo:country="CZ" officeooo:rsid="22da7ebb"/>
    </style:style>
    <style:style style:name="T272" style:family="text">
      <style:text-properties fo:language="cs" fo:country="CZ" officeooo:rsid="1fd5cbd7"/>
    </style:style>
    <style:style style:name="T273" style:family="text">
      <style:text-properties fo:language="cs" fo:country="CZ" officeooo:rsid="1ae33110"/>
    </style:style>
    <style:style style:name="T274" style:family="text">
      <style:text-properties fo:language="cs" fo:country="CZ" officeooo:rsid="1ae5d976"/>
    </style:style>
    <style:style style:name="T275" style:family="text">
      <style:text-properties fo:language="cs" fo:country="CZ" officeooo:rsid="2331fab3"/>
    </style:style>
    <style:style style:name="T276" style:family="text">
      <style:text-properties fo:language="cs" fo:country="CZ" officeooo:rsid="2333a4c4"/>
    </style:style>
    <style:style style:name="T277" style:family="text">
      <style:text-properties fo:language="cs" fo:country="CZ" officeooo:rsid="2349c667"/>
    </style:style>
    <style:style style:name="T278" style:family="text">
      <style:text-properties fo:language="cs" fo:country="CZ" officeooo:rsid="235da8c5"/>
    </style:style>
    <style:style style:name="T279" style:family="text">
      <style:text-properties fo:language="cs" fo:country="CZ" officeooo:rsid="235f2c9e"/>
    </style:style>
    <style:style style:name="T280" style:family="text">
      <style:text-properties fo:language="cs" fo:country="CZ" officeooo:rsid="1f4f7e99"/>
    </style:style>
    <style:style style:name="T281" style:family="text">
      <style:text-properties fo:language="cs" fo:country="CZ" officeooo:rsid="1dc5ec88"/>
    </style:style>
    <style:style style:name="T282" style:family="text">
      <style:text-properties fo:language="cs" fo:country="CZ" officeooo:rsid="23b14028"/>
    </style:style>
    <style:style style:name="T283" style:family="text">
      <style:text-properties fo:language="cs" fo:country="CZ" officeooo:rsid="24293a5f"/>
    </style:style>
    <style:style style:name="T284" style:family="text">
      <style:text-properties fo:language="cs" fo:country="CZ" officeooo:rsid="22d8a962"/>
    </style:style>
    <style:style style:name="T285" style:family="text">
      <style:text-properties fo:language="cs" fo:country="CZ" officeooo:rsid="2482285d"/>
    </style:style>
    <style:style style:name="T286" style:family="text">
      <style:text-properties fo:language="cs" fo:country="CZ" officeooo:rsid="24837015"/>
    </style:style>
    <style:style style:name="T287" style:family="text">
      <style:text-properties fo:language="cs" fo:country="CZ" officeooo:rsid="24981f17"/>
    </style:style>
    <style:style style:name="T288" style:family="text">
      <style:text-properties fo:language="cs" fo:country="CZ" officeooo:rsid="249a16b7"/>
    </style:style>
    <style:style style:name="T289" style:family="text">
      <style:text-properties fo:language="cs" fo:country="CZ" officeooo:rsid="249ce6a6"/>
    </style:style>
    <style:style style:name="T290" style:family="text">
      <style:text-properties fo:language="cs" fo:country="CZ" officeooo:rsid="19e265e8"/>
    </style:style>
    <style:style style:name="T291" style:family="text">
      <style:text-properties fo:language="cs" fo:country="CZ" officeooo:rsid="24f4e2fd"/>
    </style:style>
    <style:style style:name="T292" style:family="text">
      <style:text-properties fo:language="cs" fo:country="CZ" officeooo:rsid="251ad9ea"/>
    </style:style>
    <style:style style:name="T293" style:family="text">
      <style:text-properties fo:language="cs" fo:country="CZ" officeooo:rsid="251c4000"/>
    </style:style>
    <style:style style:name="T294" style:family="text">
      <style:text-properties fo:language="cs" fo:country="CZ" officeooo:rsid="251cdb86"/>
    </style:style>
    <style:style style:name="T295" style:family="text">
      <style:text-properties fo:language="cs" fo:country="CZ" officeooo:rsid="253ef4a0"/>
    </style:style>
    <style:style style:name="T296" style:family="text">
      <style:text-properties fo:language="cs" fo:country="CZ" officeooo:rsid="25dead84"/>
    </style:style>
    <style:style style:name="T297" style:family="text">
      <style:text-properties fo:language="cs" fo:country="CZ" officeooo:rsid="25ead532"/>
    </style:style>
    <style:style style:name="T298" style:family="text">
      <style:text-properties fo:font-style="italic" style:font-style-asian="italic" style:font-style-complex="italic"/>
    </style:style>
    <style:style style:name="T299" style:family="text">
      <style:text-properties fo:font-style="italic" officeooo:rsid="15ca5cf7" style:font-style-asian="italic" style:font-style-complex="italic"/>
    </style:style>
    <style:style style:name="T300" style:family="text">
      <style:text-properties fo:font-style="italic" officeooo:rsid="1546b8d6" style:font-style-asian="italic" style:font-style-complex="italic"/>
    </style:style>
    <style:style style:name="T301" style:family="text">
      <style:text-properties fo:font-style="italic" officeooo:rsid="155bfa62" style:font-style-asian="italic" style:font-style-complex="italic"/>
    </style:style>
    <style:style style:name="T302" style:family="text">
      <style:text-properties fo:font-style="italic" officeooo:rsid="15ad6f72" style:font-style-asian="italic" style:font-style-complex="italic"/>
    </style:style>
    <style:style style:name="T303" style:family="text">
      <style:text-properties fo:font-style="italic" officeooo:rsid="17afd51a" style:font-style-asian="italic" style:font-style-complex="italic"/>
    </style:style>
    <style:style style:name="T304" style:family="text">
      <style:text-properties fo:font-style="italic" officeooo:rsid="17b028a0" style:font-style-asian="italic" style:font-style-complex="italic"/>
    </style:style>
    <style:style style:name="T305" style:family="text">
      <style:text-properties fo:font-style="italic" officeooo:rsid="17bd95d7" style:font-style-asian="italic" style:font-style-complex="italic"/>
    </style:style>
    <style:style style:name="T306" style:family="text">
      <style:text-properties fo:font-style="italic" officeooo:rsid="17c02a13" style:font-style-asian="italic" style:font-style-complex="italic"/>
    </style:style>
    <style:style style:name="T307" style:family="text">
      <style:text-properties fo:font-style="italic" officeooo:rsid="18c20de8" style:font-style-asian="italic" style:font-style-complex="italic"/>
    </style:style>
    <style:style style:name="T308" style:family="text">
      <style:text-properties fo:font-style="italic" officeooo:rsid="18c5858c" style:font-style-asian="italic" style:font-style-complex="italic"/>
    </style:style>
    <style:style style:name="T309" style:family="text">
      <style:text-properties fo:font-style="italic" officeooo:rsid="18f3e874" style:font-style-asian="italic" style:font-style-complex="italic"/>
    </style:style>
    <style:style style:name="T310" style:family="text">
      <style:text-properties fo:font-style="italic" officeooo:rsid="1836b5be" style:font-style-asian="italic" style:font-style-complex="italic"/>
    </style:style>
    <style:style style:name="T311" style:family="text">
      <style:text-properties fo:font-style="italic" officeooo:rsid="19345964" style:font-style-asian="italic" style:font-style-complex="italic"/>
    </style:style>
    <style:style style:name="T312" style:family="text">
      <style:text-properties fo:font-style="italic" officeooo:rsid="19b2a3c4" style:font-style-asian="italic" style:font-style-complex="italic"/>
    </style:style>
    <style:style style:name="T313" style:family="text">
      <style:text-properties fo:font-style="italic" officeooo:rsid="19ebca23" style:font-style-asian="italic" style:font-style-complex="italic"/>
    </style:style>
    <style:style style:name="T314" style:family="text">
      <style:text-properties fo:font-style="italic" officeooo:rsid="1a499233" style:font-style-asian="italic" style:font-style-complex="italic"/>
    </style:style>
    <style:style style:name="T315" style:family="text">
      <style:text-properties fo:font-style="italic" officeooo:rsid="1a4b20e6" style:font-style-asian="italic" style:font-style-complex="italic"/>
    </style:style>
    <style:style style:name="T316" style:family="text">
      <style:text-properties fo:font-style="italic" officeooo:rsid="1a85820d" style:font-style-asian="italic" style:font-style-complex="italic"/>
    </style:style>
    <style:style style:name="T317" style:family="text">
      <style:text-properties fo:font-style="italic" officeooo:rsid="1af5d4e9" style:font-style-asian="italic" style:font-style-complex="italic"/>
    </style:style>
    <style:style style:name="T318" style:family="text">
      <style:text-properties fo:font-style="italic" officeooo:rsid="1b6e1d4e" style:font-style-asian="italic" style:font-style-complex="italic"/>
    </style:style>
    <style:style style:name="T319" style:family="text">
      <style:text-properties fo:font-style="italic" officeooo:rsid="15b53645" style:font-style-asian="italic" style:font-style-complex="italic"/>
    </style:style>
    <style:style style:name="T320" style:family="text">
      <style:text-properties fo:font-style="italic" officeooo:rsid="1b3aa9da" style:font-style-asian="italic" style:font-style-complex="italic"/>
    </style:style>
    <style:style style:name="T321" style:family="text">
      <style:text-properties fo:font-style="italic" officeooo:rsid="187d6a64" style:font-style-asian="italic" style:font-style-complex="italic"/>
    </style:style>
    <style:style style:name="T322" style:family="text">
      <style:text-properties fo:font-style="italic" officeooo:rsid="1c1d58ec" style:font-style-asian="italic" style:font-style-complex="italic"/>
    </style:style>
    <style:style style:name="T323" style:family="text">
      <style:text-properties fo:font-style="italic" officeooo:rsid="1c81d622" style:font-style-asian="italic" style:font-style-complex="italic"/>
    </style:style>
    <style:style style:name="T324" style:family="text">
      <style:text-properties fo:font-style="italic" officeooo:rsid="1c82dd2c" style:font-style-asian="italic" style:font-style-complex="italic"/>
    </style:style>
    <style:style style:name="T325" style:family="text">
      <style:text-properties fo:font-style="italic" officeooo:rsid="1c86fdc4" style:font-style-asian="italic" style:font-style-complex="italic"/>
    </style:style>
    <style:style style:name="T326" style:family="text">
      <style:text-properties fo:font-style="italic" officeooo:rsid="1c88d371" style:font-style-asian="italic" style:font-style-complex="italic"/>
    </style:style>
    <style:style style:name="T327" style:family="text">
      <style:text-properties fo:font-style="italic" officeooo:rsid="18bc925c" style:font-style-asian="italic" style:font-style-complex="italic"/>
    </style:style>
    <style:style style:name="T328" style:family="text">
      <style:text-properties fo:font-style="italic" officeooo:rsid="18fe4bc9" style:font-style-asian="italic" style:font-style-complex="italic"/>
    </style:style>
    <style:style style:name="T329" style:family="text">
      <style:text-properties fo:font-style="italic" officeooo:rsid="18db1cd7" style:font-style-asian="italic" style:font-style-complex="italic"/>
    </style:style>
    <style:style style:name="T330" style:family="text">
      <style:text-properties fo:font-style="italic" officeooo:rsid="1cba1e95" style:font-style-asian="italic" style:font-style-complex="italic"/>
    </style:style>
    <style:style style:name="T331" style:family="text">
      <style:text-properties fo:font-style="italic" officeooo:rsid="1d2520de" style:font-style-asian="italic" style:font-style-complex="italic"/>
    </style:style>
    <style:style style:name="T332" style:family="text">
      <style:text-properties fo:font-style="italic" officeooo:rsid="1d1a7fb6" style:font-style-asian="italic" style:font-style-complex="italic"/>
    </style:style>
    <style:style style:name="T333" style:family="text">
      <style:text-properties fo:font-style="italic" officeooo:rsid="1d422cc8" style:font-style-asian="italic" style:font-style-complex="italic"/>
    </style:style>
    <style:style style:name="T334" style:family="text">
      <style:text-properties fo:font-style="italic" officeooo:rsid="1d485295" style:font-style-asian="italic" style:font-style-complex="italic"/>
    </style:style>
    <style:style style:name="T335" style:family="text">
      <style:text-properties fo:font-style="italic" officeooo:rsid="1d57a0b4" style:font-style-asian="italic" style:font-style-complex="italic"/>
    </style:style>
    <style:style style:name="T336" style:family="text">
      <style:text-properties fo:font-style="italic" officeooo:rsid="1d8be3b7" style:font-style-asian="italic" style:font-style-complex="italic"/>
    </style:style>
    <style:style style:name="T337" style:family="text">
      <style:text-properties fo:font-style="italic" officeooo:rsid="1d8fe60c" style:font-style-asian="italic" style:font-style-complex="italic"/>
    </style:style>
    <style:style style:name="T338" style:family="text">
      <style:text-properties fo:font-style="italic" officeooo:rsid="1b9263bf" style:font-style-asian="italic" style:font-style-complex="italic"/>
    </style:style>
    <style:style style:name="T339" style:family="text">
      <style:text-properties fo:font-style="italic" officeooo:rsid="1db5e0be" style:font-style-asian="italic" style:font-style-complex="italic"/>
    </style:style>
    <style:style style:name="T340" style:family="text">
      <style:text-properties fo:font-style="italic" officeooo:rsid="136c9d2e" style:font-style-asian="italic" style:font-style-complex="italic"/>
    </style:style>
    <style:style style:name="T341" style:family="text">
      <style:text-properties fo:font-style="italic" officeooo:rsid="1dd7f1d6" style:font-style-asian="italic" style:font-style-complex="italic"/>
    </style:style>
    <style:style style:name="T342" style:family="text">
      <style:text-properties fo:font-style="italic" officeooo:rsid="1e1308a6" style:font-style-asian="italic" style:font-style-complex="italic"/>
    </style:style>
    <style:style style:name="T343" style:family="text">
      <style:text-properties fo:font-style="italic" officeooo:rsid="1f6098e6" style:font-style-asian="italic" style:font-style-complex="italic"/>
    </style:style>
    <style:style style:name="T344" style:family="text">
      <style:text-properties fo:font-style="italic" officeooo:rsid="1f6c3ca4" style:font-style-asian="italic" style:font-style-complex="italic"/>
    </style:style>
    <style:style style:name="T345" style:family="text">
      <style:text-properties fo:font-style="italic" officeooo:rsid="1927fafa" style:font-style-asian="italic" style:font-style-complex="italic"/>
    </style:style>
    <style:style style:name="T346" style:family="text">
      <style:text-properties fo:font-style="italic" officeooo:rsid="1c582428" style:font-style-asian="italic" style:font-style-complex="italic"/>
    </style:style>
    <style:style style:name="T347" style:family="text">
      <style:text-properties fo:font-style="italic" officeooo:rsid="1c58478d" style:font-style-asian="italic" style:font-style-complex="italic"/>
    </style:style>
    <style:style style:name="T348" style:family="text">
      <style:text-properties fo:font-style="italic" officeooo:rsid="1f9a54db" style:font-style-asian="italic" style:font-style-complex="italic"/>
    </style:style>
    <style:style style:name="T349" style:family="text">
      <style:text-properties fo:font-style="italic" officeooo:rsid="1fc32909" style:font-style-asian="italic" style:font-style-complex="italic"/>
    </style:style>
    <style:style style:name="T350" style:family="text">
      <style:text-properties fo:font-style="italic" officeooo:rsid="1fd02f39" style:font-style-asian="italic" style:font-style-complex="italic"/>
    </style:style>
    <style:style style:name="T351" style:family="text">
      <style:text-properties fo:font-style="italic" officeooo:rsid="1f036c10" style:font-style-asian="italic" style:font-style-complex="italic"/>
    </style:style>
    <style:style style:name="T352" style:family="text">
      <style:text-properties fo:font-style="italic" officeooo:rsid="1fd1feea" style:font-style-asian="italic" style:font-style-complex="italic"/>
    </style:style>
    <style:style style:name="T353" style:family="text">
      <style:text-properties fo:font-style="italic" officeooo:rsid="1d220948" style:font-style-asian="italic" style:font-style-complex="italic"/>
    </style:style>
    <style:style style:name="T354" style:family="text">
      <style:text-properties fo:font-style="italic" officeooo:rsid="1fdf4d99" style:font-style-asian="italic" style:font-style-complex="italic"/>
    </style:style>
    <style:style style:name="T355" style:family="text">
      <style:text-properties fo:font-style="italic" officeooo:rsid="1fe38860" style:font-style-asian="italic" style:font-style-complex="italic"/>
    </style:style>
    <style:style style:name="T356" style:family="text">
      <style:text-properties fo:font-style="italic" officeooo:rsid="1fef5b9a" style:font-style-asian="italic" style:font-style-complex="italic"/>
    </style:style>
    <style:style style:name="T357" style:family="text">
      <style:text-properties fo:font-style="italic" officeooo:rsid="1fe0bfc8" style:font-style-asian="italic" style:font-style-complex="italic"/>
    </style:style>
    <style:style style:name="T358" style:family="text">
      <style:text-properties fo:font-style="italic" officeooo:rsid="202f608a" style:font-style-asian="italic" style:font-style-complex="italic"/>
    </style:style>
    <style:style style:name="T359" style:family="text">
      <style:text-properties fo:font-style="italic" officeooo:rsid="20325278" style:font-style-asian="italic" style:font-style-complex="italic"/>
    </style:style>
    <style:style style:name="T360" style:family="text">
      <style:text-properties fo:font-style="italic" officeooo:rsid="208f8933" style:font-style-asian="italic" style:font-style-complex="italic"/>
    </style:style>
    <style:style style:name="T361" style:family="text">
      <style:text-properties fo:font-style="italic" officeooo:rsid="209b1e9c" style:font-style-asian="italic" style:font-style-complex="italic"/>
    </style:style>
    <style:style style:name="T362" style:family="text">
      <style:text-properties fo:font-style="italic" officeooo:rsid="15426ded" style:font-style-asian="italic" style:font-style-complex="italic"/>
    </style:style>
    <style:style style:name="T363" style:family="text">
      <style:text-properties fo:font-style="italic" officeooo:rsid="20cf89bc" style:font-style-asian="italic" style:font-style-complex="italic"/>
    </style:style>
    <style:style style:name="T364" style:family="text">
      <style:text-properties fo:font-style="italic" officeooo:rsid="20d32fec" style:font-style-asian="italic" style:font-style-complex="italic"/>
    </style:style>
    <style:style style:name="T365" style:family="text">
      <style:text-properties fo:font-style="italic" officeooo:rsid="15b247f5" style:font-style-asian="italic" style:font-style-complex="italic"/>
    </style:style>
    <style:style style:name="T366" style:family="text">
      <style:text-properties fo:font-style="italic" officeooo:rsid="1b7d8805" style:font-style-asian="italic" style:font-style-complex="italic"/>
    </style:style>
    <style:style style:name="T367" style:family="text">
      <style:text-properties fo:font-style="italic" officeooo:rsid="1bf9beb5" style:font-style-asian="italic" style:font-style-complex="italic"/>
    </style:style>
    <style:style style:name="T368" style:family="text">
      <style:text-properties fo:font-style="italic" officeooo:rsid="1bfb018b" style:font-style-asian="italic" style:font-style-complex="italic"/>
    </style:style>
    <style:style style:name="T369" style:family="text">
      <style:text-properties fo:font-style="italic" officeooo:rsid="2169e26d" style:font-style-asian="italic" style:font-style-complex="italic"/>
    </style:style>
    <style:style style:name="T370" style:family="text">
      <style:text-properties fo:font-style="italic" officeooo:rsid="2175f02f" style:font-style-asian="italic" style:font-style-complex="italic"/>
    </style:style>
    <style:style style:name="T371" style:family="text">
      <style:text-properties fo:font-style="italic" officeooo:rsid="219fc813" style:font-style-asian="italic" style:font-style-complex="italic"/>
    </style:style>
    <style:style style:name="T372" style:family="text">
      <style:text-properties fo:font-style="italic" officeooo:rsid="1cbdcdfa" style:font-style-asian="italic" style:font-style-complex="italic"/>
    </style:style>
    <style:style style:name="T373" style:family="text">
      <style:text-properties fo:font-style="italic" officeooo:rsid="1a579e39" style:font-style-asian="italic" style:font-style-complex="italic"/>
    </style:style>
    <style:style style:name="T374" style:family="text">
      <style:text-properties fo:font-style="italic" officeooo:rsid="1a590d15" style:font-style-asian="italic" style:font-style-complex="italic"/>
    </style:style>
    <style:style style:name="T375" style:family="text">
      <style:text-properties fo:font-style="italic" officeooo:rsid="220198f3" style:font-style-asian="italic" style:font-style-complex="italic"/>
    </style:style>
    <style:style style:name="T376" style:family="text">
      <style:text-properties fo:font-style="italic" officeooo:rsid="18bbb28d" style:font-style-asian="italic" style:font-style-complex="italic"/>
    </style:style>
    <style:style style:name="T377" style:family="text">
      <style:text-properties fo:font-style="italic" officeooo:rsid="18bab3a2" style:font-style-asian="italic" style:font-style-complex="italic"/>
    </style:style>
    <style:style style:name="T378" style:family="text">
      <style:text-properties fo:font-style="italic" officeooo:rsid="2291ef2b" style:font-style-asian="italic" style:font-style-complex="italic"/>
    </style:style>
    <style:style style:name="T379" style:family="text">
      <style:text-properties fo:font-style="italic" officeooo:rsid="22b209a1" style:font-style-asian="italic" style:font-style-complex="italic"/>
    </style:style>
    <style:style style:name="T380" style:family="text">
      <style:text-properties fo:font-style="italic" officeooo:rsid="22b24f50" style:font-style-asian="italic" style:font-style-complex="italic"/>
    </style:style>
    <style:style style:name="T381" style:family="text">
      <style:text-properties fo:font-style="italic" officeooo:rsid="22b75f06" style:font-style-asian="italic" style:font-style-complex="italic"/>
    </style:style>
    <style:style style:name="T382" style:family="text">
      <style:text-properties fo:font-style="italic" officeooo:rsid="15520144" style:font-style-asian="italic" style:font-style-complex="italic"/>
    </style:style>
    <style:style style:name="T383" style:family="text">
      <style:text-properties fo:font-style="italic" officeooo:rsid="155a7c25" style:font-style-asian="italic" style:font-style-complex="italic"/>
    </style:style>
    <style:style style:name="T384" style:family="text">
      <style:text-properties fo:font-style="italic" officeooo:rsid="155bb90d" style:font-style-asian="italic" style:font-style-complex="italic"/>
    </style:style>
    <style:style style:name="T385" style:family="text">
      <style:text-properties fo:font-style="italic" officeooo:rsid="1d97e66e" style:font-style-asian="italic" style:font-style-complex="italic"/>
    </style:style>
    <style:style style:name="T386" style:family="text">
      <style:text-properties fo:font-style="italic" officeooo:rsid="1dd51cea" style:font-style-asian="italic" style:font-style-complex="italic"/>
    </style:style>
    <style:style style:name="T387" style:family="text">
      <style:text-properties fo:font-style="italic" officeooo:rsid="1de83d6e" style:font-style-asian="italic" style:font-style-complex="italic"/>
    </style:style>
    <style:style style:name="T388" style:family="text">
      <style:text-properties fo:font-style="italic" officeooo:rsid="23855347" style:font-style-asian="italic" style:font-style-complex="italic"/>
    </style:style>
    <style:style style:name="T389" style:family="text">
      <style:text-properties fo:font-style="italic" officeooo:rsid="1c32db2b" style:font-style-asian="italic" style:font-style-complex="italic"/>
    </style:style>
    <style:style style:name="T390" style:family="text">
      <style:text-properties fo:font-style="italic" officeooo:rsid="1c3482e3" style:font-style-asian="italic" style:font-style-complex="italic"/>
    </style:style>
    <style:style style:name="T391" style:family="text">
      <style:text-properties fo:font-style="italic" officeooo:rsid="20bccecb" style:font-style-asian="italic" style:font-style-complex="italic"/>
    </style:style>
    <style:style style:name="T392" style:family="text">
      <style:text-properties fo:font-style="italic" officeooo:rsid="23a4842d" style:font-style-asian="italic" style:font-style-complex="italic"/>
    </style:style>
    <style:style style:name="T393" style:family="text">
      <style:text-properties fo:font-style="italic" officeooo:rsid="1c335e66" style:font-style-asian="italic" style:font-style-complex="italic"/>
    </style:style>
    <style:style style:name="T394" style:family="text">
      <style:text-properties fo:font-style="italic" officeooo:rsid="202e522f" style:font-style-asian="italic" style:font-style-complex="italic"/>
    </style:style>
    <style:style style:name="T395" style:family="text">
      <style:text-properties fo:font-style="italic" officeooo:rsid="23b613a4" style:font-style-asian="italic" style:font-style-complex="italic"/>
    </style:style>
    <style:style style:name="T396" style:family="text">
      <style:text-properties fo:font-style="italic" officeooo:rsid="23bd11b6" style:font-style-asian="italic" style:font-style-complex="italic"/>
    </style:style>
    <style:style style:name="T397" style:family="text">
      <style:text-properties fo:font-style="italic" officeooo:rsid="23bff578" style:font-style-asian="italic" style:font-style-complex="italic"/>
    </style:style>
    <style:style style:name="T398" style:family="text">
      <style:text-properties fo:font-style="italic" officeooo:rsid="23c98ed9" style:font-style-asian="italic" style:font-style-complex="italic"/>
    </style:style>
    <style:style style:name="T399" style:family="text">
      <style:text-properties fo:font-style="italic" officeooo:rsid="23ca212b" style:font-style-asian="italic" style:font-style-complex="italic"/>
    </style:style>
    <style:style style:name="T400" style:family="text">
      <style:text-properties fo:font-style="italic" officeooo:rsid="23cb732e" style:font-style-asian="italic" style:font-style-complex="italic"/>
    </style:style>
    <style:style style:name="T401" style:family="text">
      <style:text-properties fo:font-style="italic" officeooo:rsid="19168136" style:font-style-asian="italic" style:font-style-complex="italic"/>
    </style:style>
    <style:style style:name="T402" style:family="text">
      <style:text-properties fo:font-style="italic" officeooo:rsid="2059dcd8" style:font-style-asian="italic" style:font-style-complex="italic"/>
    </style:style>
    <style:style style:name="T403" style:family="text">
      <style:text-properties fo:font-style="italic" officeooo:rsid="1c8150d0" style:font-style-asian="italic" style:font-style-complex="italic"/>
    </style:style>
    <style:style style:name="T404" style:family="text">
      <style:text-properties fo:font-style="italic" officeooo:rsid="1d53e4a5" style:font-style-asian="italic" style:font-style-complex="italic"/>
    </style:style>
    <style:style style:name="T405" style:family="text">
      <style:text-properties fo:font-style="italic" officeooo:rsid="1de43098" style:font-style-asian="italic" style:font-style-complex="italic"/>
    </style:style>
    <style:style style:name="T406" style:family="text">
      <style:text-properties fo:font-style="italic" officeooo:rsid="23fca051" style:font-style-asian="italic" style:font-style-complex="italic"/>
    </style:style>
    <style:style style:name="T407" style:family="text">
      <style:text-properties fo:font-style="italic" officeooo:rsid="1de149cb" style:font-style-asian="italic" style:font-style-complex="italic"/>
    </style:style>
    <style:style style:name="T408" style:family="text">
      <style:text-properties fo:font-style="italic" officeooo:rsid="1b9e4095" style:font-style-asian="italic" style:font-style-complex="italic"/>
    </style:style>
    <style:style style:name="T409" style:family="text">
      <style:text-properties fo:font-style="italic" officeooo:rsid="1ddb0704" style:font-style-asian="italic" style:font-style-complex="italic"/>
    </style:style>
    <style:style style:name="T410" style:family="text">
      <style:text-properties fo:font-style="italic" officeooo:rsid="15ac19ce" style:font-style-asian="italic" style:font-style-complex="italic"/>
    </style:style>
    <style:style style:name="T411" style:family="text">
      <style:text-properties fo:font-style="italic" officeooo:rsid="15b8a048" style:font-style-asian="italic" style:font-style-complex="italic"/>
    </style:style>
    <style:style style:name="T412" style:family="text">
      <style:text-properties fo:font-style="italic" officeooo:rsid="241aa06c" style:font-style-asian="italic" style:font-style-complex="italic"/>
    </style:style>
    <style:style style:name="T413" style:family="text">
      <style:text-properties fo:font-style="italic" officeooo:rsid="209730d4" style:font-style-asian="italic" style:font-style-complex="italic"/>
    </style:style>
    <style:style style:name="T414" style:family="text">
      <style:text-properties fo:font-style="italic" officeooo:rsid="19b42789" style:font-style-asian="italic" style:font-style-complex="italic"/>
    </style:style>
    <style:style style:name="T415" style:family="text">
      <style:text-properties fo:font-style="italic" officeooo:rsid="18f2171b" style:font-style-asian="italic" style:font-style-complex="italic"/>
    </style:style>
    <style:style style:name="T416" style:family="text">
      <style:text-properties fo:font-style="italic" officeooo:rsid="24ca47ee" style:font-style-asian="italic" style:font-style-complex="italic"/>
    </style:style>
    <style:style style:name="T417" style:family="text">
      <style:text-properties fo:font-style="italic" officeooo:rsid="24fb169f" style:font-style-asian="italic" style:font-style-complex="italic"/>
    </style:style>
    <style:style style:name="T418" style:family="text">
      <style:text-properties fo:font-style="italic" officeooo:rsid="251015d1" style:font-style-asian="italic" style:font-style-complex="italic"/>
    </style:style>
    <style:style style:name="T419" style:family="text">
      <style:text-properties fo:font-style="italic" officeooo:rsid="189c7ad6" style:font-style-asian="italic" style:font-style-complex="italic"/>
    </style:style>
    <style:style style:name="T420" style:family="text">
      <style:text-properties fo:font-style="italic" officeooo:rsid="2251c340" style:font-style-asian="italic" style:font-style-complex="italic"/>
    </style:style>
    <style:style style:name="T421" style:family="text">
      <style:text-properties fo:font-style="italic" officeooo:rsid="189f1577" style:font-style-asian="italic" style:font-style-complex="italic"/>
    </style:style>
    <style:style style:name="T422" style:family="text">
      <style:text-properties fo:font-style="italic" officeooo:rsid="25e8dd69" style:font-style-asian="italic" style:font-style-complex="italic"/>
    </style:style>
    <style:style style:name="T423" style:family="text">
      <style:text-properties fo:font-style="italic" style:text-underline-style="none" style:font-style-asian="italic" style:font-style-complex="italic"/>
    </style:style>
    <style:style style:name="T424" style:family="text">
      <style:text-properties fo:font-style="italic" style:text-underline-style="none" officeooo:rsid="15fa1f30" style:font-style-asian="italic" style:font-style-complex="italic"/>
    </style:style>
    <style:style style:name="T425" style:family="text">
      <style:text-properties fo:font-style="italic" style:text-underline-style="none" officeooo:rsid="15fd67ce" style:font-style-asian="italic" style:font-style-complex="italic"/>
    </style:style>
    <style:style style:name="T426" style:family="text">
      <style:text-properties fo:font-style="italic" style:text-underline-style="none" officeooo:rsid="1e2448da" style:font-style-asian="italic" style:font-style-complex="italic"/>
    </style:style>
    <style:style style:name="T427" style:family="text">
      <style:text-properties fo:font-style="italic" style:text-underline-style="none" officeooo:rsid="19168136" style:font-style-asian="italic" style:font-style-complex="italic"/>
    </style:style>
    <style:style style:name="T428" style:family="text">
      <style:text-properties fo:font-style="italic" style:text-underline-style="none" officeooo:rsid="23dbf499" style:font-style-asian="italic" style:font-style-complex="italic"/>
    </style:style>
    <style:style style:name="T429" style:family="text">
      <style:text-properties fo:font-style="italic" style:text-underline-style="none" officeooo:rsid="24ec6a27" style:font-style-asian="italic" style:font-style-complex="italic"/>
    </style:style>
    <style:style style:name="T430" style:family="text">
      <style:text-properties fo:font-style="italic" style:text-underline-style="none" fo:font-weight="normal" officeooo:rsid="18b5f457" style:font-style-asian="italic" style:font-weight-asian="normal" style:font-style-complex="italic" style:font-weight-complex="normal"/>
    </style:style>
    <style:style style:name="T431" style:family="text">
      <style:text-properties fo:font-style="italic" style:text-underline-style="none" fo:font-weight="normal" officeooo:rsid="189f1577" style:font-style-asian="italic" style:font-weight-asian="normal" style:font-style-complex="italic" style:font-weight-complex="normal"/>
    </style:style>
    <style:style style:name="T432" style:family="text">
      <style:text-properties fo:font-style="italic" style:text-underline-style="none" fo:font-weight="normal" officeooo:rsid="25245373" style:font-style-asian="italic" style:font-weight-asian="normal" style:font-style-complex="italic" style:font-weight-complex="normal"/>
    </style:style>
    <style:style style:name="T433" style:family="text">
      <style:text-properties fo:font-style="italic" fo:font-weight="normal" style:font-style-asian="italic" style:font-weight-asian="normal" style:font-style-complex="italic" style:font-weight-complex="normal"/>
    </style:style>
    <style:style style:name="T434" style:family="text">
      <style:text-properties fo:font-style="italic" fo:font-weight="normal" officeooo:rsid="217393d7" style:font-style-asian="italic" style:font-weight-asian="normal" style:font-style-complex="italic" style:font-weight-complex="normal"/>
    </style:style>
    <style:style style:name="T435" style:family="text">
      <style:text-properties fo:font-style="italic" fo:font-weight="normal" officeooo:rsid="18b9137b" style:font-style-asian="italic" style:font-weight-asian="normal" style:font-style-complex="italic" style:font-weight-complex="normal"/>
    </style:style>
    <style:style style:name="T436" style:family="text">
      <style:text-properties fo:font-style="italic" fo:font-weight="normal" officeooo:rsid="18b5f457" style:font-style-asian="italic" style:font-weight-asian="normal" style:font-style-complex="italic" style:font-weight-complex="normal"/>
    </style:style>
    <style:style style:name="T437" style:family="text">
      <style:text-properties fo:font-style="italic" fo:font-weight="normal" officeooo:rsid="1fc7330d" style:font-style-asian="italic" style:font-weight-asian="normal" style:font-style-complex="italic" style:font-weight-complex="normal"/>
    </style:style>
    <style:style style:name="T438" style:family="text">
      <style:text-properties fo:font-style="italic" fo:font-weight="normal" officeooo:rsid="19361ae6" style:font-style-asian="italic" style:font-weight-asian="normal" style:font-style-complex="italic" style:font-weight-complex="normal"/>
    </style:style>
    <style:style style:name="T439" style:family="text">
      <style:text-properties fo:font-style="italic" fo:font-weight="normal" officeooo:rsid="1b64deb6" style:font-style-asian="italic" style:font-weight-asian="normal" style:font-style-complex="italic" style:font-weight-complex="normal"/>
    </style:style>
    <style:style style:name="T440" style:family="text">
      <style:text-properties fo:font-style="italic" fo:font-weight="normal" officeooo:rsid="1c353327" style:font-style-asian="italic" style:font-weight-asian="normal" style:font-style-complex="italic" style:font-weight-complex="normal"/>
    </style:style>
    <style:style style:name="T441" style:family="text">
      <style:text-properties fo:font-style="italic" fo:font-weight="normal" officeooo:rsid="2493d017" style:font-style-asian="italic" style:font-weight-asian="normal" style:font-style-complex="italic" style:font-weight-complex="normal"/>
    </style:style>
    <style:style style:name="T442" style:family="text">
      <style:text-properties fo:font-style="italic" style:text-underline-style="solid" style:text-underline-width="auto" style:text-underline-color="font-color" style:font-style-asian="italic" style:font-style-complex="italic"/>
    </style:style>
    <style:style style:name="T443" style:family="text">
      <style:text-properties fo:font-style="italic" style:text-underline-style="solid" style:text-underline-width="auto" style:text-underline-color="font-color" officeooo:rsid="1c86fdc4" style:font-style-asian="italic" style:font-style-complex="italic"/>
    </style:style>
    <style:style style:name="T444" style:family="text">
      <style:text-properties fo:font-style="italic" style:text-underline-style="solid" style:text-underline-width="auto" style:text-underline-color="font-color" officeooo:rsid="1c81d622" style:font-style-asian="italic" style:font-style-complex="italic"/>
    </style:style>
    <style:style style:name="T445" style:family="text">
      <style:text-properties fo:font-style="italic" style:text-underline-style="solid" style:text-underline-width="auto" style:text-underline-color="font-color" officeooo:rsid="1c88d371" style:font-style-asian="italic" style:font-style-complex="italic"/>
    </style:style>
    <style:style style:name="T446" style:family="text">
      <style:text-properties fo:font-style="italic" style:text-underline-style="solid" style:text-underline-width="auto" style:text-underline-color="font-color" officeooo:rsid="1de83d6e" style:font-style-asian="italic" style:font-style-complex="italic"/>
    </style:style>
    <style:style style:name="T447" style:family="text">
      <style:text-properties fo:font-style="italic" style:text-underline-style="solid" style:text-underline-width="auto" style:text-underline-color="font-color" officeooo:rsid="23ca212b" style:font-style-asian="italic" style:font-style-complex="italic"/>
    </style:style>
    <style:style style:name="T448" style:family="text">
      <style:text-properties fo:font-style="italic" style:text-underline-style="solid" style:text-underline-width="auto" style:text-underline-color="font-color" officeooo:rsid="23cb732e" style:font-style-asian="italic" style:font-style-complex="italic"/>
    </style:style>
    <style:style style:name="T449" style:family="text">
      <style:text-properties fo:font-style="italic" style:text-underline-style="solid" style:text-underline-width="auto" style:text-underline-color="font-color" officeooo:rsid="1c58478d" style:font-style-asian="italic" style:font-style-complex="italic"/>
    </style:style>
    <style:style style:name="T450" style:family="text">
      <style:text-properties fo:font-style="italic" style:text-underline-style="solid" style:text-underline-width="auto" style:text-underline-color="font-color" officeooo:rsid="19168136" style:font-style-asian="italic" style:font-style-complex="italic"/>
    </style:style>
    <style:style style:name="T451"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2"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4" style:family="text">
      <style:text-properties fo:font-style="normal" style:font-style-asian="normal" style:font-style-complex="normal"/>
    </style:style>
    <style:style style:name="T455" style:family="text">
      <style:text-properties fo:font-style="normal" officeooo:rsid="127cc581" style:font-style-asian="normal" style:font-style-complex="normal"/>
    </style:style>
    <style:style style:name="T456" style:family="text">
      <style:text-properties fo:font-style="normal" officeooo:rsid="16160d51" style:font-style-asian="normal" style:font-style-complex="normal"/>
    </style:style>
    <style:style style:name="T457" style:family="text">
      <style:text-properties fo:font-style="normal" officeooo:rsid="160e1c76" style:font-style-asian="normal" style:font-style-complex="normal"/>
    </style:style>
    <style:style style:name="T458" style:family="text">
      <style:text-properties fo:font-style="normal" officeooo:rsid="160e3795" style:font-style-asian="normal" style:font-style-complex="normal"/>
    </style:style>
    <style:style style:name="T459" style:family="text">
      <style:text-properties fo:font-style="normal" officeooo:rsid="160f4828" style:font-style-asian="normal" style:font-style-complex="normal"/>
    </style:style>
    <style:style style:name="T460" style:family="text">
      <style:text-properties fo:font-style="normal" officeooo:rsid="176ba4f0" style:font-style-asian="normal" style:font-style-complex="normal"/>
    </style:style>
    <style:style style:name="T461" style:family="text">
      <style:text-properties fo:font-style="normal" officeooo:rsid="1792cc62" style:font-style-asian="normal" style:font-style-complex="normal"/>
    </style:style>
    <style:style style:name="T462" style:family="text">
      <style:text-properties fo:font-style="normal" officeooo:rsid="15ad6f72" style:font-style-asian="normal" style:font-style-complex="normal"/>
    </style:style>
    <style:style style:name="T463" style:family="text">
      <style:text-properties fo:font-style="normal" officeooo:rsid="17ac90ef" style:font-style-asian="normal" style:font-style-complex="normal"/>
    </style:style>
    <style:style style:name="T464" style:family="text">
      <style:text-properties fo:font-style="normal" officeooo:rsid="17ade1ed" style:font-style-asian="normal" style:font-style-complex="normal"/>
    </style:style>
    <style:style style:name="T465" style:family="text">
      <style:text-properties fo:font-style="normal" officeooo:rsid="181bac4f" style:font-style-asian="normal" style:font-style-complex="normal"/>
    </style:style>
    <style:style style:name="T466" style:family="text">
      <style:text-properties fo:font-style="normal" officeooo:rsid="181c2dd9" style:font-style-asian="normal" style:font-style-complex="normal"/>
    </style:style>
    <style:style style:name="T467" style:family="text">
      <style:text-properties fo:font-style="normal" officeooo:rsid="1839eb22" style:font-style-asian="normal" style:font-style-complex="normal"/>
    </style:style>
    <style:style style:name="T468" style:family="text">
      <style:text-properties fo:font-style="normal" officeooo:rsid="189f1577" style:font-style-asian="normal" style:font-style-complex="normal"/>
    </style:style>
    <style:style style:name="T469" style:family="text">
      <style:text-properties fo:font-style="normal" officeooo:rsid="18a52033" style:font-style-asian="normal" style:font-style-complex="normal"/>
    </style:style>
    <style:style style:name="T470" style:family="text">
      <style:text-properties fo:font-style="normal" officeooo:rsid="18c20de8" style:font-style-asian="normal" style:font-style-complex="normal"/>
    </style:style>
    <style:style style:name="T471" style:family="text">
      <style:text-properties fo:font-style="normal" officeooo:rsid="18cf0f68" style:font-style-asian="normal" style:font-style-complex="normal"/>
    </style:style>
    <style:style style:name="T472" style:family="text">
      <style:text-properties fo:font-style="normal" officeooo:rsid="18d00879" style:font-style-asian="normal" style:font-style-complex="normal"/>
    </style:style>
    <style:style style:name="T473" style:family="text">
      <style:text-properties fo:font-style="normal" officeooo:rsid="18d5c31e" style:font-style-asian="normal" style:font-style-complex="normal"/>
    </style:style>
    <style:style style:name="T474" style:family="text">
      <style:text-properties fo:font-style="normal" officeooo:rsid="18e0c1bb" style:font-style-asian="normal" style:font-style-complex="normal"/>
    </style:style>
    <style:style style:name="T475" style:family="text">
      <style:text-properties fo:font-style="normal" officeooo:rsid="18e7ba4d" style:font-style-asian="normal" style:font-style-complex="normal"/>
    </style:style>
    <style:style style:name="T476" style:family="text">
      <style:text-properties fo:font-style="normal" officeooo:rsid="18ec2a42" style:font-style-asian="normal" style:font-style-complex="normal"/>
    </style:style>
    <style:style style:name="T477" style:family="text">
      <style:text-properties fo:font-style="normal" officeooo:rsid="18ec86d1" style:font-style-asian="normal" style:font-style-complex="normal"/>
    </style:style>
    <style:style style:name="T478" style:family="text">
      <style:text-properties fo:font-style="normal" officeooo:rsid="18ecc4a6" style:font-style-asian="normal" style:font-style-complex="normal"/>
    </style:style>
    <style:style style:name="T479" style:family="text">
      <style:text-properties fo:font-style="normal" officeooo:rsid="1970af12" style:font-style-asian="normal" style:font-style-complex="normal"/>
    </style:style>
    <style:style style:name="T480" style:family="text">
      <style:text-properties fo:font-style="normal" officeooo:rsid="1971bbc9" style:font-style-asian="normal" style:font-style-complex="normal"/>
    </style:style>
    <style:style style:name="T481" style:family="text">
      <style:text-properties fo:font-style="normal" officeooo:rsid="199b34eb" style:font-style-asian="normal" style:font-style-complex="normal"/>
    </style:style>
    <style:style style:name="T482" style:family="text">
      <style:text-properties fo:font-style="normal" officeooo:rsid="19a7d5d7" style:font-style-asian="normal" style:font-style-complex="normal"/>
    </style:style>
    <style:style style:name="T483" style:family="text">
      <style:text-properties fo:font-style="normal" officeooo:rsid="19a8efca" style:font-style-asian="normal" style:font-style-complex="normal"/>
    </style:style>
    <style:style style:name="T484" style:family="text">
      <style:text-properties fo:font-style="normal" officeooo:rsid="19a9a442" style:font-style-asian="normal" style:font-style-complex="normal"/>
    </style:style>
    <style:style style:name="T485" style:family="text">
      <style:text-properties fo:font-style="normal" officeooo:rsid="19aa18ef" style:font-style-asian="normal" style:font-style-complex="normal"/>
    </style:style>
    <style:style style:name="T486" style:family="text">
      <style:text-properties fo:font-style="normal" officeooo:rsid="19ab249f" style:font-style-asian="normal" style:font-style-complex="normal"/>
    </style:style>
    <style:style style:name="T487" style:family="text">
      <style:text-properties fo:font-style="normal" officeooo:rsid="19ac7c84" style:font-style-asian="normal" style:font-style-complex="normal"/>
    </style:style>
    <style:style style:name="T488" style:family="text">
      <style:text-properties fo:font-style="normal" officeooo:rsid="19adafc0" style:font-style-asian="normal" style:font-style-complex="normal"/>
    </style:style>
    <style:style style:name="T489" style:family="text">
      <style:text-properties fo:font-style="normal" officeooo:rsid="19b1b7ff" style:font-style-asian="normal" style:font-style-complex="normal"/>
    </style:style>
    <style:style style:name="T490" style:family="text">
      <style:text-properties fo:font-style="normal" officeooo:rsid="19b7afea" style:font-style-asian="normal" style:font-style-complex="normal"/>
    </style:style>
    <style:style style:name="T491" style:family="text">
      <style:text-properties fo:font-style="normal" officeooo:rsid="19aef2fb" style:font-style-asian="normal" style:font-style-complex="normal"/>
    </style:style>
    <style:style style:name="T492" style:family="text">
      <style:text-properties fo:font-style="normal" officeooo:rsid="19c505ba" style:font-style-asian="normal" style:font-style-complex="normal"/>
    </style:style>
    <style:style style:name="T493" style:family="text">
      <style:text-properties fo:font-style="normal" officeooo:rsid="19b7a33a" style:font-style-asian="normal" style:font-style-complex="normal"/>
    </style:style>
    <style:style style:name="T494" style:family="text">
      <style:text-properties fo:font-style="normal" officeooo:rsid="19b91027" style:font-style-asian="normal" style:font-style-complex="normal"/>
    </style:style>
    <style:style style:name="T495" style:family="text">
      <style:text-properties fo:font-style="normal" officeooo:rsid="19c67ee1" style:font-style-asian="normal" style:font-style-complex="normal"/>
    </style:style>
    <style:style style:name="T496" style:family="text">
      <style:text-properties fo:font-style="normal" officeooo:rsid="19c84da7" style:font-style-asian="normal" style:font-style-complex="normal"/>
    </style:style>
    <style:style style:name="T497" style:family="text">
      <style:text-properties fo:font-style="normal" officeooo:rsid="19b2a3c4" style:font-style-asian="normal" style:font-style-complex="normal"/>
    </style:style>
    <style:style style:name="T498" style:family="text">
      <style:text-properties fo:font-style="normal" officeooo:rsid="19c004af" style:font-style-asian="normal" style:font-style-complex="normal"/>
    </style:style>
    <style:style style:name="T499" style:family="text">
      <style:text-properties fo:font-style="normal" officeooo:rsid="19d927c8" style:font-style-asian="normal" style:font-style-complex="normal"/>
    </style:style>
    <style:style style:name="T500" style:family="text">
      <style:text-properties fo:font-style="normal" officeooo:rsid="1a087c78" style:font-style-asian="normal" style:font-style-complex="normal"/>
    </style:style>
    <style:style style:name="T501" style:family="text">
      <style:text-properties fo:font-style="normal" officeooo:rsid="17c5a5ad" style:font-style-asian="normal" style:font-style-complex="normal"/>
    </style:style>
    <style:style style:name="T502" style:family="text">
      <style:text-properties fo:font-style="normal" officeooo:rsid="1aaec840" style:font-style-asian="normal" style:font-style-complex="normal"/>
    </style:style>
    <style:style style:name="T503" style:family="text">
      <style:text-properties fo:font-style="normal" officeooo:rsid="1abdda19" style:font-style-asian="normal" style:font-style-complex="normal"/>
    </style:style>
    <style:style style:name="T504" style:family="text">
      <style:text-properties fo:font-style="normal" officeooo:rsid="1af8bfe8" style:font-style-asian="normal" style:font-style-complex="normal"/>
    </style:style>
    <style:style style:name="T505" style:family="text">
      <style:text-properties fo:font-style="normal" officeooo:rsid="1b3492d1" style:font-style-asian="normal" style:font-style-complex="normal"/>
    </style:style>
    <style:style style:name="T506" style:family="text">
      <style:text-properties fo:font-style="normal" officeooo:rsid="1b355553" style:font-style-asian="normal" style:font-style-complex="normal"/>
    </style:style>
    <style:style style:name="T507" style:family="text">
      <style:text-properties fo:font-style="normal" officeooo:rsid="1b3aa9da" style:font-style-asian="normal" style:font-style-complex="normal"/>
    </style:style>
    <style:style style:name="T508" style:family="text">
      <style:text-properties fo:font-style="normal" officeooo:rsid="1b348c82" style:font-style-asian="normal" style:font-style-complex="normal"/>
    </style:style>
    <style:style style:name="T509" style:family="text">
      <style:text-properties fo:font-style="normal" officeooo:rsid="1b3c40f8" style:font-style-asian="normal" style:font-style-complex="normal"/>
    </style:style>
    <style:style style:name="T510" style:family="text">
      <style:text-properties fo:font-style="normal" officeooo:rsid="1b3f2b32" style:font-style-asian="normal" style:font-style-complex="normal"/>
    </style:style>
    <style:style style:name="T511" style:family="text">
      <style:text-properties fo:font-style="normal" officeooo:rsid="1b424d69" style:font-style-asian="normal" style:font-style-complex="normal"/>
    </style:style>
    <style:style style:name="T512" style:family="text">
      <style:text-properties fo:font-style="normal" officeooo:rsid="1b43f306" style:font-style-asian="normal" style:font-style-complex="normal"/>
    </style:style>
    <style:style style:name="T513" style:family="text">
      <style:text-properties fo:font-style="normal" officeooo:rsid="1b373145" style:font-style-asian="normal" style:font-style-complex="normal"/>
    </style:style>
    <style:style style:name="T514" style:family="text">
      <style:text-properties fo:font-style="normal" officeooo:rsid="1b461274" style:font-style-asian="normal" style:font-style-complex="normal"/>
    </style:style>
    <style:style style:name="T515" style:family="text">
      <style:text-properties fo:font-style="normal" officeooo:rsid="1b48d1a5" style:font-style-asian="normal" style:font-style-complex="normal"/>
    </style:style>
    <style:style style:name="T516" style:family="text">
      <style:text-properties fo:font-style="normal" officeooo:rsid="1b4a31a6" style:font-style-asian="normal" style:font-style-complex="normal"/>
    </style:style>
    <style:style style:name="T517" style:family="text">
      <style:text-properties fo:font-style="normal" officeooo:rsid="1b4be5eb" style:font-style-asian="normal" style:font-style-complex="normal"/>
    </style:style>
    <style:style style:name="T518" style:family="text">
      <style:text-properties fo:font-style="normal" officeooo:rsid="1b4d3abc" style:font-style-asian="normal" style:font-style-complex="normal"/>
    </style:style>
    <style:style style:name="T519" style:family="text">
      <style:text-properties fo:font-style="normal" officeooo:rsid="1bea278f" style:font-style-asian="normal" style:font-style-complex="normal"/>
    </style:style>
    <style:style style:name="T520" style:family="text">
      <style:text-properties fo:font-style="normal" officeooo:rsid="1b3c0e07" style:font-style-asian="normal" style:font-style-complex="normal"/>
    </style:style>
    <style:style style:name="T521" style:family="text">
      <style:text-properties fo:font-style="normal" officeooo:rsid="1b401306" style:font-style-asian="normal" style:font-style-complex="normal"/>
    </style:style>
    <style:style style:name="T522" style:family="text">
      <style:text-properties fo:font-style="normal" officeooo:rsid="1b41f3e2" style:font-style-asian="normal" style:font-style-complex="normal"/>
    </style:style>
    <style:style style:name="T523" style:family="text">
      <style:text-properties fo:font-style="normal" officeooo:rsid="1b4cb6bf" style:font-style-asian="normal" style:font-style-complex="normal"/>
    </style:style>
    <style:style style:name="T524" style:family="text">
      <style:text-properties fo:font-style="normal" officeooo:rsid="1c04c690" style:font-style-asian="normal" style:font-style-complex="normal"/>
    </style:style>
    <style:style style:name="T525" style:family="text">
      <style:text-properties fo:font-style="normal" officeooo:rsid="1c0549a5" style:font-style-asian="normal" style:font-style-complex="normal"/>
    </style:style>
    <style:style style:name="T526" style:family="text">
      <style:text-properties fo:font-style="normal" officeooo:rsid="1c05842e" style:font-style-asian="normal" style:font-style-complex="normal"/>
    </style:style>
    <style:style style:name="T527" style:family="text">
      <style:text-properties fo:font-style="normal" officeooo:rsid="1c264779" style:font-style-asian="normal" style:font-style-complex="normal"/>
    </style:style>
    <style:style style:name="T528" style:family="text">
      <style:text-properties fo:font-style="normal" officeooo:rsid="1c5065f1" style:font-style-asian="normal" style:font-style-complex="normal"/>
    </style:style>
    <style:style style:name="T529" style:family="text">
      <style:text-properties fo:font-style="normal" officeooo:rsid="1c6224b1" style:font-style-asian="normal" style:font-style-complex="normal"/>
    </style:style>
    <style:style style:name="T530" style:family="text">
      <style:text-properties fo:font-style="normal" officeooo:rsid="1ca14337" style:font-style-asian="normal" style:font-style-complex="normal"/>
    </style:style>
    <style:style style:name="T531" style:family="text">
      <style:text-properties fo:font-style="normal" officeooo:rsid="1ca26d13" style:font-style-asian="normal" style:font-style-complex="normal"/>
    </style:style>
    <style:style style:name="T532" style:family="text">
      <style:text-properties fo:font-style="normal" officeooo:rsid="1cb8863a" style:font-style-asian="normal" style:font-style-complex="normal"/>
    </style:style>
    <style:style style:name="T533" style:family="text">
      <style:text-properties fo:font-style="normal" officeooo:rsid="1cf1f7ac" style:font-style-asian="normal" style:font-style-complex="normal"/>
    </style:style>
    <style:style style:name="T534" style:family="text">
      <style:text-properties fo:font-style="normal" officeooo:rsid="1cf4d5f2" style:font-style-asian="normal" style:font-style-complex="normal"/>
    </style:style>
    <style:style style:name="T535" style:family="text">
      <style:text-properties fo:font-style="normal" officeooo:rsid="1d2fdeb8" style:font-style-asian="normal" style:font-style-complex="normal"/>
    </style:style>
    <style:style style:name="T536" style:family="text">
      <style:text-properties fo:font-style="normal" officeooo:rsid="1d384bdc" style:font-style-asian="normal" style:font-style-complex="normal"/>
    </style:style>
    <style:style style:name="T537" style:family="text">
      <style:text-properties fo:font-style="normal" officeooo:rsid="1bd0abba" style:font-style-asian="normal" style:font-style-complex="normal"/>
    </style:style>
    <style:style style:name="T538" style:family="text">
      <style:text-properties fo:font-style="normal" officeooo:rsid="1bdd8d1f" style:font-style-asian="normal" style:font-style-complex="normal"/>
    </style:style>
    <style:style style:name="T539" style:family="text">
      <style:text-properties fo:font-style="normal" officeooo:rsid="17295d43" style:font-style-asian="normal" style:font-style-complex="normal"/>
    </style:style>
    <style:style style:name="T540" style:family="text">
      <style:text-properties fo:font-style="normal" officeooo:rsid="1be5456a" style:font-style-asian="normal" style:font-style-complex="normal"/>
    </style:style>
    <style:style style:name="T541" style:family="text">
      <style:text-properties fo:font-style="normal" officeooo:rsid="1be5bcb8" style:font-style-asian="normal" style:font-style-complex="normal"/>
    </style:style>
    <style:style style:name="T542" style:family="text">
      <style:text-properties fo:font-style="normal" officeooo:rsid="1d53a7f5" style:font-style-asian="normal" style:font-style-complex="normal"/>
    </style:style>
    <style:style style:name="T543" style:family="text">
      <style:text-properties fo:font-style="normal" officeooo:rsid="1d53e4a5" style:font-style-asian="normal" style:font-style-complex="normal"/>
    </style:style>
    <style:style style:name="T544" style:family="text">
      <style:text-properties fo:font-style="normal" officeooo:rsid="1d58bfee" style:font-style-asian="normal" style:font-style-complex="normal"/>
    </style:style>
    <style:style style:name="T545" style:family="text">
      <style:text-properties fo:font-style="normal" officeooo:rsid="1d55c6b1" style:font-style-asian="normal" style:font-style-complex="normal"/>
    </style:style>
    <style:style style:name="T546" style:family="text">
      <style:text-properties fo:font-style="normal" officeooo:rsid="1cab484f" style:font-style-asian="normal" style:font-style-complex="normal"/>
    </style:style>
    <style:style style:name="T547" style:family="text">
      <style:text-properties fo:font-style="normal" officeooo:rsid="1caa881e" style:font-style-asian="normal" style:font-style-complex="normal"/>
    </style:style>
    <style:style style:name="T548" style:family="text">
      <style:text-properties fo:font-style="normal" officeooo:rsid="1bf293cd" style:font-style-asian="normal" style:font-style-complex="normal"/>
    </style:style>
    <style:style style:name="T549" style:family="text">
      <style:text-properties fo:font-style="normal" officeooo:rsid="1bf434a3" style:font-style-asian="normal" style:font-style-complex="normal"/>
    </style:style>
    <style:style style:name="T550" style:family="text">
      <style:text-properties fo:font-style="normal" officeooo:rsid="1bf315b1" style:font-style-asian="normal" style:font-style-complex="normal"/>
    </style:style>
    <style:style style:name="T551" style:family="text">
      <style:text-properties fo:font-style="normal" officeooo:rsid="1dd7f1d6" style:font-style-asian="normal" style:font-style-complex="normal"/>
    </style:style>
    <style:style style:name="T552" style:family="text">
      <style:text-properties fo:font-style="normal" officeooo:rsid="1de0bfeb" style:font-style-asian="normal" style:font-style-complex="normal"/>
    </style:style>
    <style:style style:name="T553" style:family="text">
      <style:text-properties fo:font-style="normal" officeooo:rsid="1de149cb" style:font-style-asian="normal" style:font-style-complex="normal"/>
    </style:style>
    <style:style style:name="T554" style:family="text">
      <style:text-properties fo:font-style="normal" officeooo:rsid="1de43098" style:font-style-asian="normal" style:font-style-complex="normal"/>
    </style:style>
    <style:style style:name="T555" style:family="text">
      <style:text-properties fo:font-style="normal" officeooo:rsid="1df33719" style:font-style-asian="normal" style:font-style-complex="normal"/>
    </style:style>
    <style:style style:name="T556" style:family="text">
      <style:text-properties fo:font-style="normal" officeooo:rsid="1df18237" style:font-style-asian="normal" style:font-style-complex="normal"/>
    </style:style>
    <style:style style:name="T557" style:family="text">
      <style:text-properties fo:font-style="normal" officeooo:rsid="18f8f928" style:font-style-asian="normal" style:font-style-complex="normal"/>
    </style:style>
    <style:style style:name="T558" style:family="text">
      <style:text-properties fo:font-style="normal" officeooo:rsid="1cc21e17" style:font-style-asian="normal" style:font-style-complex="normal"/>
    </style:style>
    <style:style style:name="T559" style:family="text">
      <style:text-properties fo:font-style="normal" officeooo:rsid="1ca00f97" style:font-style-asian="normal" style:font-style-complex="normal"/>
    </style:style>
    <style:style style:name="T560" style:family="text">
      <style:text-properties fo:font-style="normal" officeooo:rsid="1e0d2c3e" style:font-style-asian="normal" style:font-style-complex="normal"/>
    </style:style>
    <style:style style:name="T561" style:family="text">
      <style:text-properties fo:font-style="normal" officeooo:rsid="173248b7" style:font-style-asian="normal" style:font-style-complex="normal"/>
    </style:style>
    <style:style style:name="T562" style:family="text">
      <style:text-properties fo:font-style="normal" officeooo:rsid="1731a21d" style:font-style-asian="normal" style:font-style-complex="normal"/>
    </style:style>
    <style:style style:name="T563" style:family="text">
      <style:text-properties fo:font-style="normal" officeooo:rsid="1e1308a6" style:font-style-asian="normal" style:font-style-complex="normal"/>
    </style:style>
    <style:style style:name="T564" style:family="text">
      <style:text-properties fo:font-style="normal" officeooo:rsid="1e1438b4" style:font-style-asian="normal" style:font-style-complex="normal"/>
    </style:style>
    <style:style style:name="T565" style:family="text">
      <style:text-properties fo:font-style="normal" officeooo:rsid="1e185a6d" style:font-style-asian="normal" style:font-style-complex="normal"/>
    </style:style>
    <style:style style:name="T566" style:family="text">
      <style:text-properties fo:font-style="normal" officeooo:rsid="1e19bebe" style:font-style-asian="normal" style:font-style-complex="normal"/>
    </style:style>
    <style:style style:name="T567" style:family="text">
      <style:text-properties fo:font-style="normal" officeooo:rsid="1e294604" style:font-style-asian="normal" style:font-style-complex="normal"/>
    </style:style>
    <style:style style:name="T568" style:family="text">
      <style:text-properties fo:font-style="normal" officeooo:rsid="1e2c6bdb" style:font-style-asian="normal" style:font-style-complex="normal"/>
    </style:style>
    <style:style style:name="T569" style:family="text">
      <style:text-properties fo:font-style="normal" officeooo:rsid="1e44a513" style:font-style-asian="normal" style:font-style-complex="normal"/>
    </style:style>
    <style:style style:name="T570" style:family="text">
      <style:text-properties fo:font-style="normal" officeooo:rsid="1ebe06ca" style:font-style-asian="normal" style:font-style-complex="normal"/>
    </style:style>
    <style:style style:name="T571" style:family="text">
      <style:text-properties fo:font-style="normal" officeooo:rsid="1eec2ec2" style:font-style-asian="normal" style:font-style-complex="normal"/>
    </style:style>
    <style:style style:name="T572" style:family="text">
      <style:text-properties fo:font-style="normal" officeooo:rsid="1ef2a730" style:font-style-asian="normal" style:font-style-complex="normal"/>
    </style:style>
    <style:style style:name="T573" style:family="text">
      <style:text-properties fo:font-style="normal" officeooo:rsid="1f0a8cbb" style:font-style-asian="normal" style:font-style-complex="normal"/>
    </style:style>
    <style:style style:name="T574" style:family="text">
      <style:text-properties fo:font-style="normal" officeooo:rsid="1f116bc0" style:font-style-asian="normal" style:font-style-complex="normal"/>
    </style:style>
    <style:style style:name="T575" style:family="text">
      <style:text-properties fo:font-style="normal" officeooo:rsid="1f134f9f" style:font-style-asian="normal" style:font-style-complex="normal"/>
    </style:style>
    <style:style style:name="T576" style:family="text">
      <style:text-properties fo:font-style="normal" officeooo:rsid="1f1a1de7" style:font-style-asian="normal" style:font-style-complex="normal"/>
    </style:style>
    <style:style style:name="T577" style:family="text">
      <style:text-properties fo:font-style="normal" officeooo:rsid="1f28047e" style:font-style-asian="normal" style:font-style-complex="normal"/>
    </style:style>
    <style:style style:name="T578" style:family="text">
      <style:text-properties fo:font-style="normal" officeooo:rsid="1f696ac8" style:font-style-asian="normal" style:font-style-complex="normal"/>
    </style:style>
    <style:style style:name="T579" style:family="text">
      <style:text-properties fo:font-style="normal" officeooo:rsid="1f80df76" style:font-style-asian="normal" style:font-style-complex="normal"/>
    </style:style>
    <style:style style:name="T580" style:family="text">
      <style:text-properties fo:font-style="normal" officeooo:rsid="1f87dab3" style:font-style-asian="normal" style:font-style-complex="normal"/>
    </style:style>
    <style:style style:name="T581" style:family="text">
      <style:text-properties fo:font-style="normal" officeooo:rsid="1bc11309" style:font-style-asian="normal" style:font-style-complex="normal"/>
    </style:style>
    <style:style style:name="T582" style:family="text">
      <style:text-properties fo:font-style="normal" officeooo:rsid="1f93d397" style:font-style-asian="normal" style:font-style-complex="normal"/>
    </style:style>
    <style:style style:name="T583" style:family="text">
      <style:text-properties fo:font-style="normal" officeooo:rsid="1bd9fc7c" style:font-style-asian="normal" style:font-style-complex="normal"/>
    </style:style>
    <style:style style:name="T584" style:family="text">
      <style:text-properties fo:font-style="normal" officeooo:rsid="1f991644" style:font-style-asian="normal" style:font-style-complex="normal"/>
    </style:style>
    <style:style style:name="T585" style:family="text">
      <style:text-properties fo:font-style="normal" officeooo:rsid="1c65d79b" style:font-style-asian="normal" style:font-style-complex="normal"/>
    </style:style>
    <style:style style:name="T586" style:family="text">
      <style:text-properties fo:font-style="normal" officeooo:rsid="1f9a54db" style:font-style-asian="normal" style:font-style-complex="normal"/>
    </style:style>
    <style:style style:name="T587" style:family="text">
      <style:text-properties fo:font-style="normal" officeooo:rsid="1fa982d6" style:font-style-asian="normal" style:font-style-complex="normal"/>
    </style:style>
    <style:style style:name="T588" style:family="text">
      <style:text-properties fo:font-style="normal" officeooo:rsid="1faae47f" style:font-style-asian="normal" style:font-style-complex="normal"/>
    </style:style>
    <style:style style:name="T589" style:family="text">
      <style:text-properties fo:font-style="normal" officeooo:rsid="1fabbc8b" style:font-style-asian="normal" style:font-style-complex="normal"/>
    </style:style>
    <style:style style:name="T590" style:family="text">
      <style:text-properties fo:font-style="normal" officeooo:rsid="1fb5816e" style:font-style-asian="normal" style:font-style-complex="normal"/>
    </style:style>
    <style:style style:name="T591" style:family="text">
      <style:text-properties fo:font-style="normal" officeooo:rsid="1fe2301b" style:font-style-asian="normal" style:font-style-complex="normal"/>
    </style:style>
    <style:style style:name="T592" style:family="text">
      <style:text-properties fo:font-style="normal" officeooo:rsid="2010415d" style:font-style-asian="normal" style:font-style-complex="normal"/>
    </style:style>
    <style:style style:name="T593" style:family="text">
      <style:text-properties fo:font-style="normal" officeooo:rsid="20119af0" style:font-style-asian="normal" style:font-style-complex="normal"/>
    </style:style>
    <style:style style:name="T594" style:family="text">
      <style:text-properties fo:font-style="normal" officeooo:rsid="20516279" style:font-style-asian="normal" style:font-style-complex="normal"/>
    </style:style>
    <style:style style:name="T595" style:family="text">
      <style:text-properties fo:font-style="normal" officeooo:rsid="1fa1e491" style:font-style-asian="normal" style:font-style-complex="normal"/>
    </style:style>
    <style:style style:name="T596" style:family="text">
      <style:text-properties fo:font-style="normal" officeooo:rsid="1fa67ec9" style:font-style-asian="normal" style:font-style-complex="normal"/>
    </style:style>
    <style:style style:name="T597" style:family="text">
      <style:text-properties fo:font-style="normal" officeooo:rsid="20acd575" style:font-style-asian="normal" style:font-style-complex="normal"/>
    </style:style>
    <style:style style:name="T598" style:family="text">
      <style:text-properties fo:font-style="normal" officeooo:rsid="20afec0f" style:font-style-asian="normal" style:font-style-complex="normal"/>
    </style:style>
    <style:style style:name="T599" style:family="text">
      <style:text-properties fo:font-style="normal" officeooo:rsid="17b028a0" style:font-style-asian="normal" style:font-style-complex="normal"/>
    </style:style>
    <style:style style:name="T600" style:family="text">
      <style:text-properties fo:font-style="normal" officeooo:rsid="17bd95d7" style:font-style-asian="normal" style:font-style-complex="normal"/>
    </style:style>
    <style:style style:name="T601" style:family="text">
      <style:text-properties fo:font-style="normal" officeooo:rsid="1aac0adc" style:font-style-asian="normal" style:font-style-complex="normal"/>
    </style:style>
    <style:style style:name="T602" style:family="text">
      <style:text-properties fo:font-style="normal" officeooo:rsid="1b591da8" style:font-style-asian="normal" style:font-style-complex="normal"/>
    </style:style>
    <style:style style:name="T603" style:family="text">
      <style:text-properties fo:font-style="normal" officeooo:rsid="1811347a" style:font-style-asian="normal" style:font-style-complex="normal"/>
    </style:style>
    <style:style style:name="T604" style:family="text">
      <style:text-properties fo:font-style="normal" officeooo:rsid="187aba9b" style:font-style-asian="normal" style:font-style-complex="normal"/>
    </style:style>
    <style:style style:name="T605" style:family="text">
      <style:text-properties fo:font-style="normal" officeooo:rsid="20e8299e" style:font-style-asian="normal" style:font-style-complex="normal"/>
    </style:style>
    <style:style style:name="T606" style:family="text">
      <style:text-properties fo:font-style="normal" officeooo:rsid="20ecdbb8" style:font-style-asian="normal" style:font-style-complex="normal"/>
    </style:style>
    <style:style style:name="T607" style:family="text">
      <style:text-properties fo:font-style="normal" officeooo:rsid="20f075c0" style:font-style-asian="normal" style:font-style-complex="normal"/>
    </style:style>
    <style:style style:name="T608" style:family="text">
      <style:text-properties fo:font-style="normal" officeooo:rsid="21723df8" style:font-style-asian="normal" style:font-style-complex="normal"/>
    </style:style>
    <style:style style:name="T609" style:family="text">
      <style:text-properties fo:font-style="normal" officeooo:rsid="217393d7" style:font-style-asian="normal" style:font-style-complex="normal"/>
    </style:style>
    <style:style style:name="T610" style:family="text">
      <style:text-properties fo:font-style="normal" officeooo:rsid="2173fa8a" style:font-style-asian="normal" style:font-style-complex="normal"/>
    </style:style>
    <style:style style:name="T611" style:family="text">
      <style:text-properties fo:font-style="normal" officeooo:rsid="219fc813" style:font-style-asian="normal" style:font-style-complex="normal"/>
    </style:style>
    <style:style style:name="T612" style:family="text">
      <style:text-properties fo:font-style="normal" officeooo:rsid="1f8db0bc" style:font-style-asian="normal" style:font-style-complex="normal"/>
    </style:style>
    <style:style style:name="T613" style:family="text">
      <style:text-properties fo:font-style="normal" officeooo:rsid="1f8ec7c9" style:font-style-asian="normal" style:font-style-complex="normal"/>
    </style:style>
    <style:style style:name="T614" style:family="text">
      <style:text-properties fo:font-style="normal" officeooo:rsid="1f8c4426" style:font-style-asian="normal" style:font-style-complex="normal"/>
    </style:style>
    <style:style style:name="T615" style:family="text">
      <style:text-properties fo:font-style="normal" officeooo:rsid="15ca5cf7" style:font-style-asian="normal" style:font-style-complex="normal"/>
    </style:style>
    <style:style style:name="T616" style:family="text">
      <style:text-properties fo:font-style="normal" officeooo:rsid="2214f2af" style:font-style-asian="normal" style:font-style-complex="normal"/>
    </style:style>
    <style:style style:name="T617" style:family="text">
      <style:text-properties fo:font-style="normal" officeooo:rsid="2221f6d0" style:font-style-asian="normal" style:font-style-complex="normal"/>
    </style:style>
    <style:style style:name="T618" style:family="text">
      <style:text-properties fo:font-style="normal" officeooo:rsid="19b42789" style:font-style-asian="normal" style:font-style-complex="normal"/>
    </style:style>
    <style:style style:name="T619" style:family="text">
      <style:text-properties fo:font-style="normal" officeooo:rsid="1be9774f" style:font-style-asian="normal" style:font-style-complex="normal"/>
    </style:style>
    <style:style style:name="T620" style:family="text">
      <style:text-properties fo:font-style="normal" officeooo:rsid="1d9ccc4f" style:font-style-asian="normal" style:font-style-complex="normal"/>
    </style:style>
    <style:style style:name="T621" style:family="text">
      <style:text-properties fo:font-style="normal" officeooo:rsid="22328277" style:font-style-asian="normal" style:font-style-complex="normal"/>
    </style:style>
    <style:style style:name="T622" style:family="text">
      <style:text-properties fo:font-style="normal" officeooo:rsid="2235bbc1" style:font-style-asian="normal" style:font-style-complex="normal"/>
    </style:style>
    <style:style style:name="T623" style:family="text">
      <style:text-properties fo:font-style="normal" officeooo:rsid="1d9b28a1" style:font-style-asian="normal" style:font-style-complex="normal"/>
    </style:style>
    <style:style style:name="T624" style:family="text">
      <style:text-properties fo:font-style="normal" officeooo:rsid="223bf419" style:font-style-asian="normal" style:font-style-complex="normal"/>
    </style:style>
    <style:style style:name="T625" style:family="text">
      <style:text-properties fo:font-style="normal" officeooo:rsid="223cba66" style:font-style-asian="normal" style:font-style-complex="normal"/>
    </style:style>
    <style:style style:name="T626" style:family="text">
      <style:text-properties fo:font-style="normal" officeooo:rsid="223e6afd" style:font-style-asian="normal" style:font-style-complex="normal"/>
    </style:style>
    <style:style style:name="T627" style:family="text">
      <style:text-properties fo:font-style="normal" officeooo:rsid="223f9b0a" style:font-style-asian="normal" style:font-style-complex="normal"/>
    </style:style>
    <style:style style:name="T628" style:family="text">
      <style:text-properties fo:font-style="normal" officeooo:rsid="224190d7" style:font-style-asian="normal" style:font-style-complex="normal"/>
    </style:style>
    <style:style style:name="T629" style:family="text">
      <style:text-properties fo:font-style="normal" officeooo:rsid="22427aea" style:font-style-asian="normal" style:font-style-complex="normal"/>
    </style:style>
    <style:style style:name="T630" style:family="text">
      <style:text-properties fo:font-style="normal" officeooo:rsid="1bb7d012" style:font-style-asian="normal" style:font-style-complex="normal"/>
    </style:style>
    <style:style style:name="T631" style:family="text">
      <style:text-properties fo:font-style="normal" officeooo:rsid="189c7ad6" style:font-style-asian="normal" style:font-style-complex="normal"/>
    </style:style>
    <style:style style:name="T632" style:family="text">
      <style:text-properties fo:font-style="normal" officeooo:rsid="225440ce" style:font-style-asian="normal" style:font-style-complex="normal"/>
    </style:style>
    <style:style style:name="T633" style:family="text">
      <style:text-properties fo:font-style="normal" officeooo:rsid="18b133a2" style:font-style-asian="normal" style:font-style-complex="normal"/>
    </style:style>
    <style:style style:name="T634" style:family="text">
      <style:text-properties fo:font-style="normal" officeooo:rsid="2252aab5" style:font-style-asian="normal" style:font-style-complex="normal"/>
    </style:style>
    <style:style style:name="T635" style:family="text">
      <style:text-properties fo:font-style="normal" officeooo:rsid="18a629ed" style:font-style-asian="normal" style:font-style-complex="normal"/>
    </style:style>
    <style:style style:name="T636" style:family="text">
      <style:text-properties fo:font-style="normal" officeooo:rsid="225cbc27" style:font-style-asian="normal" style:font-style-complex="normal"/>
    </style:style>
    <style:style style:name="T637" style:family="text">
      <style:text-properties fo:font-style="normal" officeooo:rsid="1de1c071" style:font-style-asian="normal" style:font-style-complex="normal"/>
    </style:style>
    <style:style style:name="T638" style:family="text">
      <style:text-properties fo:font-style="normal" officeooo:rsid="18bbb28d" style:font-style-asian="normal" style:font-style-complex="normal"/>
    </style:style>
    <style:style style:name="T639" style:family="text">
      <style:text-properties fo:font-style="normal" officeooo:rsid="18c3a186" style:font-style-asian="normal" style:font-style-complex="normal"/>
    </style:style>
    <style:style style:name="T640" style:family="text">
      <style:text-properties fo:font-style="normal" officeooo:rsid="18d4fbbc" style:font-style-asian="normal" style:font-style-complex="normal"/>
    </style:style>
    <style:style style:name="T641" style:family="text">
      <style:text-properties fo:font-style="normal" officeooo:rsid="1cb6c05a" style:font-style-asian="normal" style:font-style-complex="normal"/>
    </style:style>
    <style:style style:name="T642" style:family="text">
      <style:text-properties fo:font-style="normal" officeooo:rsid="2276da91" style:font-style-asian="normal" style:font-style-complex="normal"/>
    </style:style>
    <style:style style:name="T643" style:family="text">
      <style:text-properties fo:font-style="normal" officeooo:rsid="227f2309" style:font-style-asian="normal" style:font-style-complex="normal"/>
    </style:style>
    <style:style style:name="T644" style:family="text">
      <style:text-properties fo:font-style="normal" officeooo:rsid="1ee7251b" style:font-style-asian="normal" style:font-style-complex="normal"/>
    </style:style>
    <style:style style:name="T645" style:family="text">
      <style:text-properties fo:font-style="normal" officeooo:rsid="1cc1ab1a" style:font-style-asian="normal" style:font-style-complex="normal"/>
    </style:style>
    <style:style style:name="T646" style:family="text">
      <style:text-properties fo:font-style="normal" officeooo:rsid="22827724" style:font-style-asian="normal" style:font-style-complex="normal"/>
    </style:style>
    <style:style style:name="T647" style:family="text">
      <style:text-properties fo:font-style="normal" officeooo:rsid="2285c2f2" style:font-style-asian="normal" style:font-style-complex="normal"/>
    </style:style>
    <style:style style:name="T648" style:family="text">
      <style:text-properties fo:font-style="normal" officeooo:rsid="2286b273" style:font-style-asian="normal" style:font-style-complex="normal"/>
    </style:style>
    <style:style style:name="T649" style:family="text">
      <style:text-properties fo:font-style="normal" officeooo:rsid="22874511" style:font-style-asian="normal" style:font-style-complex="normal"/>
    </style:style>
    <style:style style:name="T650" style:family="text">
      <style:text-properties fo:font-style="normal" officeooo:rsid="1f0d1208" style:font-style-asian="normal" style:font-style-complex="normal"/>
    </style:style>
    <style:style style:name="T651" style:family="text">
      <style:text-properties fo:font-style="normal" officeooo:rsid="14c28908" style:font-style-asian="normal" style:font-style-complex="normal"/>
    </style:style>
    <style:style style:name="T652" style:family="text">
      <style:text-properties fo:font-style="normal" officeooo:rsid="22293f34" style:font-style-asian="normal" style:font-style-complex="normal"/>
    </style:style>
    <style:style style:name="T653" style:family="text">
      <style:text-properties fo:font-style="normal" officeooo:rsid="1dcd09fb" style:font-style-asian="normal" style:font-style-complex="normal"/>
    </style:style>
    <style:style style:name="T654" style:family="text">
      <style:text-properties fo:font-style="normal" officeooo:rsid="1d7ff2e4" style:font-style-asian="normal" style:font-style-complex="normal"/>
    </style:style>
    <style:style style:name="T655" style:family="text">
      <style:text-properties fo:font-style="normal" officeooo:rsid="22d8a962" style:font-style-asian="normal" style:font-style-complex="normal"/>
    </style:style>
    <style:style style:name="T656" style:family="text">
      <style:text-properties fo:font-style="normal" officeooo:rsid="1d7c05dc" style:font-style-asian="normal" style:font-style-complex="normal"/>
    </style:style>
    <style:style style:name="T657" style:family="text">
      <style:text-properties fo:font-style="normal" officeooo:rsid="22d5cebb" style:font-style-asian="normal" style:font-style-complex="normal"/>
    </style:style>
    <style:style style:name="T658" style:family="text">
      <style:text-properties fo:font-style="normal" officeooo:rsid="22d416be" style:font-style-asian="normal" style:font-style-complex="normal"/>
    </style:style>
    <style:style style:name="T659" style:family="text">
      <style:text-properties fo:font-style="normal" officeooo:rsid="1d89163c" style:font-style-asian="normal" style:font-style-complex="normal"/>
    </style:style>
    <style:style style:name="T660" style:family="text">
      <style:text-properties fo:font-style="normal" officeooo:rsid="21ad6f1b" style:font-style-asian="normal" style:font-style-complex="normal"/>
    </style:style>
    <style:style style:name="T661" style:family="text">
      <style:text-properties fo:font-style="normal" officeooo:rsid="1d8623ba" style:font-style-asian="normal" style:font-style-complex="normal"/>
    </style:style>
    <style:style style:name="T662" style:family="text">
      <style:text-properties fo:font-style="normal" officeooo:rsid="151cf1f3" style:font-style-asian="normal" style:font-style-complex="normal"/>
    </style:style>
    <style:style style:name="T663" style:family="text">
      <style:text-properties fo:font-style="normal" officeooo:rsid="23107494" style:font-style-asian="normal" style:font-style-complex="normal"/>
    </style:style>
    <style:style style:name="T664" style:family="text">
      <style:text-properties fo:font-style="normal" officeooo:rsid="207cef49" style:font-style-asian="normal" style:font-style-complex="normal"/>
    </style:style>
    <style:style style:name="T665" style:family="text">
      <style:text-properties fo:font-style="normal" officeooo:rsid="207da7e6" style:font-style-asian="normal" style:font-style-complex="normal"/>
    </style:style>
    <style:style style:name="T666" style:family="text">
      <style:text-properties fo:font-style="normal" officeooo:rsid="1c81d622" style:font-style-asian="normal" style:font-style-complex="normal"/>
    </style:style>
    <style:style style:name="T667" style:family="text">
      <style:text-properties fo:font-style="normal" officeooo:rsid="231f564e" style:font-style-asian="normal" style:font-style-complex="normal"/>
    </style:style>
    <style:style style:name="T668" style:family="text">
      <style:text-properties fo:font-style="normal" officeooo:rsid="1fe9bec1" style:font-style-asian="normal" style:font-style-complex="normal"/>
    </style:style>
    <style:style style:name="T669" style:family="text">
      <style:text-properties fo:font-style="normal" officeooo:rsid="160397eb" style:font-style-asian="normal" style:font-style-complex="normal"/>
    </style:style>
    <style:style style:name="T670" style:family="text">
      <style:text-properties fo:font-style="normal" officeooo:rsid="174ff3af" style:font-style-asian="normal" style:font-style-complex="normal"/>
    </style:style>
    <style:style style:name="T671" style:family="text">
      <style:text-properties fo:font-style="normal" officeooo:rsid="23463cdb" style:font-style-asian="normal" style:font-style-complex="normal"/>
    </style:style>
    <style:style style:name="T672" style:family="text">
      <style:text-properties fo:font-style="normal" officeooo:rsid="1af5d4e9" style:font-style-asian="normal" style:font-style-complex="normal"/>
    </style:style>
    <style:style style:name="T673" style:family="text">
      <style:text-properties fo:font-style="normal" officeooo:rsid="1b2c147d" style:font-style-asian="normal" style:font-style-complex="normal"/>
    </style:style>
    <style:style style:name="T674" style:family="text">
      <style:text-properties fo:font-style="normal" officeooo:rsid="1fc32909" style:font-style-asian="normal" style:font-style-complex="normal"/>
    </style:style>
    <style:style style:name="T675" style:family="text">
      <style:text-properties fo:font-style="normal" officeooo:rsid="1b9263bf" style:font-style-asian="normal" style:font-style-complex="normal"/>
    </style:style>
    <style:style style:name="T676" style:family="text">
      <style:text-properties fo:font-style="normal" officeooo:rsid="1b9315c2" style:font-style-asian="normal" style:font-style-complex="normal"/>
    </style:style>
    <style:style style:name="T677" style:family="text">
      <style:text-properties fo:font-style="normal" officeooo:rsid="2383c494" style:font-style-asian="normal" style:font-style-complex="normal"/>
    </style:style>
    <style:style style:name="T678" style:family="text">
      <style:text-properties fo:font-style="normal" officeooo:rsid="1b098458" style:font-style-asian="normal" style:font-style-complex="normal"/>
    </style:style>
    <style:style style:name="T679" style:family="text">
      <style:text-properties fo:font-style="normal" officeooo:rsid="1b0a9580" style:font-style-asian="normal" style:font-style-complex="normal"/>
    </style:style>
    <style:style style:name="T680" style:family="text">
      <style:text-properties fo:font-style="normal" officeooo:rsid="2392c25e" style:font-style-asian="normal" style:font-style-complex="normal"/>
    </style:style>
    <style:style style:name="T681" style:family="text">
      <style:text-properties fo:font-style="normal" officeooo:rsid="23930a17" style:font-style-asian="normal" style:font-style-complex="normal"/>
    </style:style>
    <style:style style:name="T682" style:family="text">
      <style:text-properties fo:font-style="normal" officeooo:rsid="23934df5" style:font-style-asian="normal" style:font-style-complex="normal"/>
    </style:style>
    <style:style style:name="T683" style:family="text">
      <style:text-properties fo:font-style="normal" officeooo:rsid="2394fca8" style:font-style-asian="normal" style:font-style-complex="normal"/>
    </style:style>
    <style:style style:name="T684" style:family="text">
      <style:text-properties fo:font-style="normal" officeooo:rsid="23a3652a" style:font-style-asian="normal" style:font-style-complex="normal"/>
    </style:style>
    <style:style style:name="T685" style:family="text">
      <style:text-properties fo:font-style="normal" officeooo:rsid="20b57a92" style:font-style-asian="normal" style:font-style-complex="normal"/>
    </style:style>
    <style:style style:name="T686" style:family="text">
      <style:text-properties fo:font-style="normal" officeooo:rsid="15426ded" style:font-style-asian="normal" style:font-style-complex="normal"/>
    </style:style>
    <style:style style:name="T687" style:family="text">
      <style:text-properties fo:font-style="normal" officeooo:rsid="179c040f" style:font-style-asian="normal" style:font-style-complex="normal"/>
    </style:style>
    <style:style style:name="T688" style:family="text">
      <style:text-properties fo:font-style="normal" officeooo:rsid="23b7bab3" style:font-style-asian="normal" style:font-style-complex="normal"/>
    </style:style>
    <style:style style:name="T689" style:family="text">
      <style:text-properties fo:font-style="normal" officeooo:rsid="20d13e5c" style:font-style-asian="normal" style:font-style-complex="normal"/>
    </style:style>
    <style:style style:name="T690" style:family="text">
      <style:text-properties fo:font-style="normal" officeooo:rsid="23ba8e30" style:font-style-asian="normal" style:font-style-complex="normal"/>
    </style:style>
    <style:style style:name="T691" style:family="text">
      <style:text-properties fo:font-style="normal" officeooo:rsid="23bdc1ce" style:font-style-asian="normal" style:font-style-complex="normal"/>
    </style:style>
    <style:style style:name="T692" style:family="text">
      <style:text-properties fo:font-style="normal" officeooo:rsid="16174fb8" style:font-style-asian="normal" style:font-style-complex="normal"/>
    </style:style>
    <style:style style:name="T693" style:family="text">
      <style:text-properties fo:font-style="normal" officeooo:rsid="23d81b3a" style:font-style-asian="normal" style:font-style-complex="normal"/>
    </style:style>
    <style:style style:name="T694" style:family="text">
      <style:text-properties fo:font-style="normal" officeooo:rsid="1911c1aa" style:font-style-asian="normal" style:font-style-complex="normal"/>
    </style:style>
    <style:style style:name="T695" style:family="text">
      <style:text-properties fo:font-style="normal" officeooo:rsid="1912be62" style:font-style-asian="normal" style:font-style-complex="normal"/>
    </style:style>
    <style:style style:name="T696" style:family="text">
      <style:text-properties fo:font-style="normal" officeooo:rsid="1913d283" style:font-style-asian="normal" style:font-style-complex="normal"/>
    </style:style>
    <style:style style:name="T697" style:family="text">
      <style:text-properties fo:font-style="normal" officeooo:rsid="1b7afc12" style:font-style-asian="normal" style:font-style-complex="normal"/>
    </style:style>
    <style:style style:name="T698" style:family="text">
      <style:text-properties fo:font-style="normal" officeooo:rsid="1913f8c2" style:font-style-asian="normal" style:font-style-complex="normal"/>
    </style:style>
    <style:style style:name="T699" style:family="text">
      <style:text-properties fo:font-style="normal" officeooo:rsid="23d9eee6" style:font-style-asian="normal" style:font-style-complex="normal"/>
    </style:style>
    <style:style style:name="T700" style:family="text">
      <style:text-properties fo:font-style="normal" officeooo:rsid="1c5f772e" style:font-style-asian="normal" style:font-style-complex="normal"/>
    </style:style>
    <style:style style:name="T701" style:family="text">
      <style:text-properties fo:font-style="normal" officeooo:rsid="23db23da" style:font-style-asian="normal" style:font-style-complex="normal"/>
    </style:style>
    <style:style style:name="T702" style:family="text">
      <style:text-properties fo:font-style="normal" officeooo:rsid="23e714e7" style:font-style-asian="normal" style:font-style-complex="normal"/>
    </style:style>
    <style:style style:name="T703" style:family="text">
      <style:text-properties fo:font-style="normal" officeooo:rsid="1c8150d0" style:font-style-asian="normal" style:font-style-complex="normal"/>
    </style:style>
    <style:style style:name="T704" style:family="text">
      <style:text-properties fo:font-style="normal" officeooo:rsid="23e7dff0" style:font-style-asian="normal" style:font-style-complex="normal"/>
    </style:style>
    <style:style style:name="T705" style:family="text">
      <style:text-properties fo:font-style="normal" officeooo:rsid="23f063d8" style:font-style-asian="normal" style:font-style-complex="normal"/>
    </style:style>
    <style:style style:name="T706" style:family="text">
      <style:text-properties fo:font-style="normal" officeooo:rsid="1d75ffc5" style:font-style-asian="normal" style:font-style-complex="normal"/>
    </style:style>
    <style:style style:name="T707" style:family="text">
      <style:text-properties fo:font-style="normal" officeooo:rsid="1dbcba3f" style:font-style-asian="normal" style:font-style-complex="normal"/>
    </style:style>
    <style:style style:name="T708" style:family="text">
      <style:text-properties fo:font-style="normal" officeooo:rsid="1d4a11c6" style:font-style-asian="normal" style:font-style-complex="normal"/>
    </style:style>
    <style:style style:name="T709" style:family="text">
      <style:text-properties fo:font-style="normal" officeooo:rsid="1d5ab5e3" style:font-style-asian="normal" style:font-style-complex="normal"/>
    </style:style>
    <style:style style:name="T710" style:family="text">
      <style:text-properties fo:font-style="normal" officeooo:rsid="1d5c578a" style:font-style-asian="normal" style:font-style-complex="normal"/>
    </style:style>
    <style:style style:name="T711" style:family="text">
      <style:text-properties fo:font-style="normal" officeooo:rsid="1d5df106" style:font-style-asian="normal" style:font-style-complex="normal"/>
    </style:style>
    <style:style style:name="T712" style:family="text">
      <style:text-properties fo:font-style="normal" officeooo:rsid="1d5eb735" style:font-style-asian="normal" style:font-style-complex="normal"/>
    </style:style>
    <style:style style:name="T713" style:family="text">
      <style:text-properties fo:font-style="normal" officeooo:rsid="1f910015" style:font-style-asian="normal" style:font-style-complex="normal"/>
    </style:style>
    <style:style style:name="T714" style:family="text">
      <style:text-properties fo:font-style="normal" officeooo:rsid="1d5ffb50" style:font-style-asian="normal" style:font-style-complex="normal"/>
    </style:style>
    <style:style style:name="T715" style:family="text">
      <style:text-properties fo:font-style="normal" officeooo:rsid="23f34b56" style:font-style-asian="normal" style:font-style-complex="normal"/>
    </style:style>
    <style:style style:name="T716" style:family="text">
      <style:text-properties fo:font-style="normal" officeooo:rsid="1d57a0b4" style:font-style-asian="normal" style:font-style-complex="normal"/>
    </style:style>
    <style:style style:name="T717" style:family="text">
      <style:text-properties fo:font-style="normal" officeooo:rsid="23f565d5" style:font-style-asian="normal" style:font-style-complex="normal"/>
    </style:style>
    <style:style style:name="T718" style:family="text">
      <style:text-properties fo:font-style="normal" officeooo:rsid="1f922c51" style:font-style-asian="normal" style:font-style-complex="normal"/>
    </style:style>
    <style:style style:name="T719" style:family="text">
      <style:text-properties fo:font-style="normal" officeooo:rsid="1d610f62" style:font-style-asian="normal" style:font-style-complex="normal"/>
    </style:style>
    <style:style style:name="T720" style:family="text">
      <style:text-properties fo:font-style="normal" officeooo:rsid="1d4bbf9b" style:font-style-asian="normal" style:font-style-complex="normal"/>
    </style:style>
    <style:style style:name="T721" style:family="text">
      <style:text-properties fo:font-style="normal" officeooo:rsid="23fa208f" style:font-style-asian="normal" style:font-style-complex="normal"/>
    </style:style>
    <style:style style:name="T722" style:family="text">
      <style:text-properties fo:font-style="normal" officeooo:rsid="23fb4823" style:font-style-asian="normal" style:font-style-complex="normal"/>
    </style:style>
    <style:style style:name="T723" style:family="text">
      <style:text-properties fo:font-style="normal" officeooo:rsid="23fca051" style:font-style-asian="normal" style:font-style-complex="normal"/>
    </style:style>
    <style:style style:name="T724" style:family="text">
      <style:text-properties fo:font-style="normal" officeooo:rsid="1bbdb9ef" style:font-style-asian="normal" style:font-style-complex="normal"/>
    </style:style>
    <style:style style:name="T725" style:family="text">
      <style:text-properties fo:font-style="normal" officeooo:rsid="1bbb9db4" style:font-style-asian="normal" style:font-style-complex="normal"/>
    </style:style>
    <style:style style:name="T726" style:family="text">
      <style:text-properties fo:font-style="normal" officeooo:rsid="23fd5e13" style:font-style-asian="normal" style:font-style-complex="normal"/>
    </style:style>
    <style:style style:name="T727" style:family="text">
      <style:text-properties fo:font-style="normal" officeooo:rsid="1bbce9aa" style:font-style-asian="normal" style:font-style-complex="normal"/>
    </style:style>
    <style:style style:name="T728" style:family="text">
      <style:text-properties fo:font-style="normal" officeooo:rsid="1be7bb4e" style:font-style-asian="normal" style:font-style-complex="normal"/>
    </style:style>
    <style:style style:name="T729" style:family="text">
      <style:text-properties fo:font-style="normal" officeooo:rsid="2409f221" style:font-style-asian="normal" style:font-style-complex="normal"/>
    </style:style>
    <style:style style:name="T730" style:family="text">
      <style:text-properties fo:font-style="normal" officeooo:rsid="240b0088" style:font-style-asian="normal" style:font-style-complex="normal"/>
    </style:style>
    <style:style style:name="T731" style:family="text">
      <style:text-properties fo:font-style="normal" officeooo:rsid="1ddb0704" style:font-style-asian="normal" style:font-style-complex="normal"/>
    </style:style>
    <style:style style:name="T732" style:family="text">
      <style:text-properties fo:font-style="normal" officeooo:rsid="24150145" style:font-style-asian="normal" style:font-style-complex="normal"/>
    </style:style>
    <style:style style:name="T733" style:family="text">
      <style:text-properties fo:font-style="normal" officeooo:rsid="15b53645" style:font-style-asian="normal" style:font-style-complex="normal"/>
    </style:style>
    <style:style style:name="T734" style:family="text">
      <style:text-properties fo:font-style="normal" officeooo:rsid="1bfc5673" style:font-style-asian="normal" style:font-style-complex="normal"/>
    </style:style>
    <style:style style:name="T735" style:family="text">
      <style:text-properties fo:font-style="normal" officeooo:rsid="242070b6" style:font-style-asian="normal" style:font-style-complex="normal"/>
    </style:style>
    <style:style style:name="T736" style:family="text">
      <style:text-properties fo:font-style="normal" officeooo:rsid="242c0620" style:font-style-asian="normal" style:font-style-complex="normal"/>
    </style:style>
    <style:style style:name="T737" style:family="text">
      <style:text-properties fo:font-style="normal" officeooo:rsid="242dfdf1" style:font-style-asian="normal" style:font-style-complex="normal"/>
    </style:style>
    <style:style style:name="T738" style:family="text">
      <style:text-properties fo:font-style="normal" officeooo:rsid="242f44dd" style:font-style-asian="normal" style:font-style-complex="normal"/>
    </style:style>
    <style:style style:name="T739" style:family="text">
      <style:text-properties fo:font-style="normal" officeooo:rsid="1fb10f4c" style:font-style-asian="normal" style:font-style-complex="normal"/>
    </style:style>
    <style:style style:name="T740" style:family="text">
      <style:text-properties fo:font-style="normal" officeooo:rsid="2435b3b9" style:font-style-asian="normal" style:font-style-complex="normal"/>
    </style:style>
    <style:style style:name="T741" style:family="text">
      <style:text-properties fo:font-style="normal" officeooo:rsid="24375b22" style:font-style-asian="normal" style:font-style-complex="normal"/>
    </style:style>
    <style:style style:name="T742" style:family="text">
      <style:text-properties fo:font-style="normal" officeooo:rsid="243f67c7" style:font-style-asian="normal" style:font-style-complex="normal"/>
    </style:style>
    <style:style style:name="T743" style:family="text">
      <style:text-properties fo:font-style="normal" officeooo:rsid="2446ba65" style:font-style-asian="normal" style:font-style-complex="normal"/>
    </style:style>
    <style:style style:name="T744" style:family="text">
      <style:text-properties fo:font-style="normal" officeooo:rsid="2447ef63" style:font-style-asian="normal" style:font-style-complex="normal"/>
    </style:style>
    <style:style style:name="T745" style:family="text">
      <style:text-properties fo:font-style="normal" officeooo:rsid="244aa4f7" style:font-style-asian="normal" style:font-style-complex="normal"/>
    </style:style>
    <style:style style:name="T746" style:family="text">
      <style:text-properties fo:font-style="normal" officeooo:rsid="247fe130" style:font-style-asian="normal" style:font-style-complex="normal"/>
    </style:style>
    <style:style style:name="T747" style:family="text">
      <style:text-properties fo:font-style="normal" officeooo:rsid="24801c55" style:font-style-asian="normal" style:font-style-complex="normal"/>
    </style:style>
    <style:style style:name="T748" style:family="text">
      <style:text-properties fo:font-style="normal" officeooo:rsid="222dae39" style:font-style-asian="normal" style:font-style-complex="normal"/>
    </style:style>
    <style:style style:name="T749" style:family="text">
      <style:text-properties fo:font-style="normal" officeooo:rsid="223a1b02" style:font-style-asian="normal" style:font-style-complex="normal"/>
    </style:style>
    <style:style style:name="T750" style:family="text">
      <style:text-properties fo:font-style="normal" officeooo:rsid="1d9c7091" style:font-style-asian="normal" style:font-style-complex="normal"/>
    </style:style>
    <style:style style:name="T751" style:family="text">
      <style:text-properties fo:font-style="normal" officeooo:rsid="2484bd5f" style:font-style-asian="normal" style:font-style-complex="normal"/>
    </style:style>
    <style:style style:name="T752" style:family="text">
      <style:text-properties fo:font-style="normal" officeooo:rsid="248728df" style:font-style-asian="normal" style:font-style-complex="normal"/>
    </style:style>
    <style:style style:name="T753" style:family="text">
      <style:text-properties fo:font-style="normal" officeooo:rsid="2488e9eb" style:font-style-asian="normal" style:font-style-complex="normal"/>
    </style:style>
    <style:style style:name="T754" style:family="text">
      <style:text-properties fo:font-style="normal" officeooo:rsid="18d732a7" style:font-style-asian="normal" style:font-style-complex="normal"/>
    </style:style>
    <style:style style:name="T755" style:family="text">
      <style:text-properties fo:font-style="normal" officeooo:rsid="249284c7" style:font-style-asian="normal" style:font-style-complex="normal"/>
    </style:style>
    <style:style style:name="T756" style:family="text">
      <style:text-properties fo:font-style="normal" officeooo:rsid="18f2171b" style:font-style-asian="normal" style:font-style-complex="normal"/>
    </style:style>
    <style:style style:name="T757" style:family="text">
      <style:text-properties fo:font-style="normal" officeooo:rsid="2493d017" style:font-style-asian="normal" style:font-style-complex="normal"/>
    </style:style>
    <style:style style:name="T758" style:family="text">
      <style:text-properties fo:font-style="normal" officeooo:rsid="249a18f4" style:font-style-asian="normal" style:font-style-complex="normal"/>
    </style:style>
    <style:style style:name="T759" style:family="text">
      <style:text-properties fo:font-style="normal" officeooo:rsid="24cad3f4" style:font-style-asian="normal" style:font-style-complex="normal"/>
    </style:style>
    <style:style style:name="T760" style:family="text">
      <style:text-properties fo:font-style="normal" officeooo:rsid="24d41a2f" style:font-style-asian="normal" style:font-style-complex="normal"/>
    </style:style>
    <style:style style:name="T761" style:family="text">
      <style:text-properties fo:font-style="normal" officeooo:rsid="24d5016a" style:font-style-asian="normal" style:font-style-complex="normal"/>
    </style:style>
    <style:style style:name="T762" style:family="text">
      <style:text-properties fo:font-style="normal" officeooo:rsid="24f1af6e" style:font-style-asian="normal" style:font-style-complex="normal"/>
    </style:style>
    <style:style style:name="T763" style:family="text">
      <style:text-properties fo:font-style="normal" officeooo:rsid="24f47848" style:font-style-asian="normal" style:font-style-complex="normal"/>
    </style:style>
    <style:style style:name="T764" style:family="text">
      <style:text-properties fo:font-style="normal" officeooo:rsid="24fbef3d" style:font-style-asian="normal" style:font-style-complex="normal"/>
    </style:style>
    <style:style style:name="T765" style:family="text">
      <style:text-properties fo:font-style="normal" officeooo:rsid="24ff8602" style:font-style-asian="normal" style:font-style-complex="normal"/>
    </style:style>
    <style:style style:name="T766" style:family="text">
      <style:text-properties fo:font-style="normal" officeooo:rsid="2500ad0b" style:font-style-asian="normal" style:font-style-complex="normal"/>
    </style:style>
    <style:style style:name="T767" style:family="text">
      <style:text-properties fo:font-style="normal" officeooo:rsid="2501e971" style:font-style-asian="normal" style:font-style-complex="normal"/>
    </style:style>
    <style:style style:name="T768" style:family="text">
      <style:text-properties fo:font-style="normal" officeooo:rsid="2508900e" style:font-style-asian="normal" style:font-style-complex="normal"/>
    </style:style>
    <style:style style:name="T769" style:family="text">
      <style:text-properties fo:font-style="normal" officeooo:rsid="25157b39" style:font-style-asian="normal" style:font-style-complex="normal"/>
    </style:style>
    <style:style style:name="T770" style:family="text">
      <style:text-properties fo:font-style="normal" officeooo:rsid="25186b49" style:font-style-asian="normal" style:font-style-complex="normal"/>
    </style:style>
    <style:style style:name="T771" style:family="text">
      <style:text-properties fo:font-style="normal" officeooo:rsid="252c5bfb" style:font-style-asian="normal" style:font-style-complex="normal"/>
    </style:style>
    <style:style style:name="T772" style:family="text">
      <style:text-properties fo:font-style="normal" officeooo:rsid="253d1fad" style:font-style-asian="normal" style:font-style-complex="normal"/>
    </style:style>
    <style:style style:name="T773" style:family="text">
      <style:text-properties fo:font-style="normal" officeooo:rsid="253ef4a0" style:font-style-asian="normal" style:font-style-complex="normal"/>
    </style:style>
    <style:style style:name="T774" style:family="text">
      <style:text-properties fo:font-style="normal" officeooo:rsid="1982d170" style:font-style-asian="normal" style:font-style-complex="normal"/>
    </style:style>
    <style:style style:name="T775" style:family="text">
      <style:text-properties fo:font-style="normal" officeooo:rsid="260a6404" style:font-style-asian="normal" style:font-style-complex="normal"/>
    </style:style>
    <style:style style:name="T776" style:family="text">
      <style:text-properties fo:font-style="normal" fo:font-weight="bold" style:font-style-asian="normal" style:font-weight-asian="bold" style:font-style-complex="normal" style:font-weight-complex="bold"/>
    </style:style>
    <style:style style:name="T777" style:family="text">
      <style:text-properties fo:font-style="normal" fo:font-weight="bold" officeooo:rsid="177f6645" style:font-style-asian="normal" style:font-weight-asian="bold" style:font-style-complex="normal" style:font-weight-complex="bold"/>
    </style:style>
    <style:style style:name="T778" style:family="text">
      <style:text-properties fo:font-style="normal" fo:font-weight="bold" officeooo:rsid="176d0676" style:font-style-asian="normal" style:font-weight-asian="bold" style:font-style-complex="normal" style:font-weight-complex="bold"/>
    </style:style>
    <style:style style:name="T779" style:family="text">
      <style:text-properties fo:font-style="normal" fo:font-weight="bold" officeooo:rsid="1b348c82" style:font-style-asian="normal" style:font-weight-asian="bold" style:font-style-complex="normal" style:font-weight-complex="bold"/>
    </style:style>
    <style:style style:name="T780" style:family="text">
      <style:text-properties fo:font-style="normal" fo:font-weight="bold" officeooo:rsid="1b3aa9da" style:font-style-asian="normal" style:font-weight-asian="bold" style:font-style-complex="normal" style:font-weight-complex="bold"/>
    </style:style>
    <style:style style:name="T781" style:family="text">
      <style:text-properties fo:font-style="normal" fo:font-weight="bold" officeooo:rsid="1ddf30ad" style:font-style-asian="normal" style:font-weight-asian="bold" style:font-style-complex="normal" style:font-weight-complex="bold"/>
    </style:style>
    <style:style style:name="T782" style:family="text">
      <style:text-properties fo:font-style="normal" fo:font-weight="bold" officeooo:rsid="1df33719" style:font-style-asian="normal" style:font-weight-asian="bold" style:font-style-complex="normal" style:font-weight-complex="bold"/>
    </style:style>
    <style:style style:name="T783" style:family="text">
      <style:text-properties fo:font-style="normal" fo:font-weight="bold" officeooo:rsid="1df5ac2e" style:font-style-asian="normal" style:font-weight-asian="bold" style:font-style-complex="normal" style:font-weight-complex="bold"/>
    </style:style>
    <style:style style:name="T784" style:family="text">
      <style:text-properties fo:font-style="normal" fo:font-weight="bold" officeooo:rsid="1df7f3d2" style:font-style-asian="normal" style:font-weight-asian="bold" style:font-style-complex="normal" style:font-weight-complex="bold"/>
    </style:style>
    <style:style style:name="T785" style:family="text">
      <style:text-properties fo:font-style="normal" fo:font-weight="bold" officeooo:rsid="1e013790" style:font-style-asian="normal" style:font-weight-asian="bold" style:font-style-complex="normal" style:font-weight-complex="bold"/>
    </style:style>
    <style:style style:name="T786" style:family="text">
      <style:text-properties fo:font-style="normal" fo:font-weight="bold" officeooo:rsid="1f2cd1b8" style:font-style-asian="normal" style:font-weight-asian="bold" style:font-style-complex="normal" style:font-weight-complex="bold"/>
    </style:style>
    <style:style style:name="T787" style:family="text">
      <style:text-properties fo:font-style="normal" fo:font-weight="bold" officeooo:rsid="1f2ebaf8" style:font-style-asian="normal" style:font-weight-asian="bold" style:font-style-complex="normal" style:font-weight-complex="bold"/>
    </style:style>
    <style:style style:name="T788" style:family="text">
      <style:text-properties fo:font-style="normal" fo:font-weight="bold" officeooo:rsid="18b5f457" style:font-style-asian="normal" style:font-weight-asian="bold" style:font-style-complex="normal" style:font-weight-complex="bold"/>
    </style:style>
    <style:style style:name="T789" style:family="text">
      <style:text-properties fo:font-style="normal" fo:font-weight="bold" officeooo:rsid="1e401b6c" style:font-style-asian="normal" style:font-weight-asian="bold" style:font-style-complex="normal" style:font-weight-complex="bold"/>
    </style:style>
    <style:style style:name="T790" style:family="text">
      <style:text-properties fo:font-style="normal" fo:font-weight="bold" officeooo:rsid="232e4d06" style:font-style-asian="normal" style:font-weight-asian="bold" style:font-style-complex="normal" style:font-weight-complex="bold"/>
    </style:style>
    <style:style style:name="T791" style:family="text">
      <style:text-properties fo:font-style="normal" fo:font-weight="bold" officeooo:rsid="20aa26b3" style:font-style-asian="normal" style:font-weight-asian="bold" style:font-style-complex="normal" style:font-weight-complex="bold"/>
    </style:style>
    <style:style style:name="T792" style:family="text">
      <style:text-properties fo:font-style="normal" fo:font-weight="bold" officeooo:rsid="1d5ab5e3" style:font-style-asian="normal" style:font-weight-asian="bold" style:font-style-complex="normal" style:font-weight-complex="bold"/>
    </style:style>
    <style:style style:name="T793" style:family="text">
      <style:text-properties fo:font-style="normal" fo:font-weight="bold" officeooo:rsid="1d4a65ad" style:font-style-asian="normal" style:font-weight-asian="bold" style:font-style-complex="normal" style:font-weight-complex="bold"/>
    </style:style>
    <style:style style:name="T794" style:family="text">
      <style:text-properties fo:font-style="normal" fo:font-weight="bold" officeooo:rsid="23f1bf53" style:font-style-asian="normal" style:font-weight-asian="bold" style:font-style-complex="normal" style:font-weight-complex="bold"/>
    </style:style>
    <style:style style:name="T795" style:family="text">
      <style:text-properties fo:font-style="normal" fo:font-weight="bold" officeooo:rsid="1f922c51" style:font-style-asian="normal" style:font-weight-asian="bold" style:font-style-complex="normal" style:font-weight-complex="bold"/>
    </style:style>
    <style:style style:name="T796" style:family="text">
      <style:text-properties fo:font-style="normal" fo:font-weight="normal" style:font-style-asian="normal" style:font-weight-asian="normal" style:font-style-complex="normal" style:font-weight-complex="normal"/>
    </style:style>
    <style:style style:name="T797" style:family="text">
      <style:text-properties fo:font-style="normal" fo:font-weight="normal" officeooo:rsid="1813c9a7" style:font-style-asian="normal" style:font-weight-asian="normal" style:font-style-complex="normal" style:font-weight-complex="normal"/>
    </style:style>
    <style:style style:name="T798" style:family="text">
      <style:text-properties fo:font-style="normal" fo:font-weight="normal" officeooo:rsid="1814175e" style:font-style-asian="normal" style:font-weight-asian="normal" style:font-style-complex="normal" style:font-weight-complex="normal"/>
    </style:style>
    <style:style style:name="T799" style:family="text">
      <style:text-properties fo:font-style="normal" fo:font-weight="normal" officeooo:rsid="1d3aa6ad" style:font-style-asian="normal" style:font-weight-asian="normal" style:font-style-complex="normal" style:font-weight-complex="normal"/>
    </style:style>
    <style:style style:name="T800" style:family="text">
      <style:text-properties fo:font-style="normal" fo:font-weight="normal" officeooo:rsid="1d3b7456" style:font-style-asian="normal" style:font-weight-asian="normal" style:font-style-complex="normal" style:font-weight-complex="normal"/>
    </style:style>
    <style:style style:name="T801" style:family="text">
      <style:text-properties fo:font-style="normal" fo:font-weight="normal" officeooo:rsid="20aa54f0" style:font-style-asian="normal" style:font-weight-asian="normal" style:font-style-complex="normal" style:font-weight-complex="normal"/>
    </style:style>
    <style:style style:name="T802" style:family="text">
      <style:text-properties fo:font-style="normal" fo:font-weight="normal" officeooo:rsid="20ac0c9a" style:font-style-asian="normal" style:font-weight-asian="normal" style:font-style-complex="normal" style:font-weight-complex="normal"/>
    </style:style>
    <style:style style:name="T803" style:family="text">
      <style:text-properties fo:font-style="normal" fo:font-weight="normal" officeooo:rsid="18c20de8" style:font-style-asian="normal" style:font-weight-asian="normal" style:font-style-complex="normal" style:font-weight-complex="normal"/>
    </style:style>
    <style:style style:name="T804" style:family="text">
      <style:text-properties fo:font-style="normal" fo:font-weight="normal" officeooo:rsid="2278798c" style:font-style-asian="normal" style:font-weight-asian="normal" style:font-style-complex="normal" style:font-weight-complex="normal"/>
    </style:style>
    <style:style style:name="T805" style:family="text">
      <style:text-properties fo:font-style="normal" fo:font-weight="normal" officeooo:rsid="1e401b6c" style:font-style-asian="normal" style:font-weight-asian="normal" style:font-style-complex="normal" style:font-weight-complex="normal"/>
    </style:style>
    <style:style style:name="T806" style:family="text">
      <style:text-properties fo:font-style="normal" fo:font-weight="normal" officeooo:rsid="22d416be" style:font-style-asian="normal" style:font-weight-asian="normal" style:font-style-complex="normal" style:font-weight-complex="normal"/>
    </style:style>
    <style:style style:name="T807" style:family="text">
      <style:text-properties fo:font-style="normal" fo:font-weight="normal" officeooo:rsid="1e05238b" style:font-style-asian="normal" style:font-weight-asian="normal" style:font-style-complex="normal" style:font-weight-complex="normal"/>
    </style:style>
    <style:style style:name="T808" style:family="text">
      <style:text-properties fo:font-style="normal" fo:font-weight="normal" officeooo:rsid="22d5cebb" style:font-style-asian="normal" style:font-weight-asian="normal" style:font-style-complex="normal" style:font-weight-complex="normal"/>
    </style:style>
    <style:style style:name="T809" style:family="text">
      <style:text-properties fo:font-style="normal" fo:font-weight="normal" officeooo:rsid="1df33719" style:font-style-asian="normal" style:font-weight-asian="normal" style:font-style-complex="normal" style:font-weight-complex="normal"/>
    </style:style>
    <style:style style:name="T810" style:family="text">
      <style:text-properties fo:font-style="normal" fo:font-weight="normal" officeooo:rsid="1df5ac2e" style:font-style-asian="normal" style:font-weight-asian="normal" style:font-style-complex="normal" style:font-weight-complex="normal"/>
    </style:style>
    <style:style style:name="T811" style:family="text">
      <style:text-properties fo:font-style="normal" fo:font-weight="normal" officeooo:rsid="176ba4f0" style:font-style-asian="normal" style:font-weight-asian="normal" style:font-style-complex="normal" style:font-weight-complex="normal"/>
    </style:style>
    <style:style style:name="T812" style:family="text">
      <style:text-properties fo:font-style="normal" fo:font-weight="normal" officeooo:rsid="1e8ab250" style:font-style-asian="normal" style:font-weight-asian="normal" style:font-style-complex="normal" style:font-weight-complex="normal"/>
    </style:style>
    <style:style style:name="T813" style:family="text">
      <style:text-properties fo:font-style="normal" fo:font-weight="normal" officeooo:rsid="21e414ee" style:font-style-asian="normal" style:font-weight-asian="normal" style:font-style-complex="normal" style:font-weight-complex="normal"/>
    </style:style>
    <style:style style:name="T814" style:family="text">
      <style:text-properties fo:font-style="normal" fo:font-weight="normal" officeooo:rsid="236b1072" style:font-style-asian="normal" style:font-weight-asian="normal" style:font-style-complex="normal" style:font-weight-complex="normal"/>
    </style:style>
    <style:style style:name="T815" style:family="text">
      <style:text-properties fo:font-style="normal" fo:font-weight="normal" officeooo:rsid="20aa26b3" style:font-style-asian="normal" style:font-weight-asian="normal" style:font-style-complex="normal" style:font-weight-complex="normal"/>
    </style:style>
    <style:style style:name="T816" style:family="text">
      <style:text-properties fo:font-style="normal" fo:font-weight="normal" officeooo:rsid="1b53f7df" style:font-style-asian="normal" style:font-weight-asian="normal" style:font-style-complex="normal" style:font-weight-complex="normal"/>
    </style:style>
    <style:style style:name="T817" style:family="text">
      <style:text-properties fo:font-style="normal" fo:font-weight="normal" officeooo:rsid="1c016a99" style:font-style-asian="normal" style:font-weight-asian="normal" style:font-style-complex="normal" style:font-weight-complex="normal"/>
    </style:style>
    <style:style style:name="T818" style:family="text">
      <style:text-properties fo:font-style="normal" fo:font-weight="normal" officeooo:rsid="24320ea7" style:font-style-asian="normal" style:font-weight-asian="normal" style:font-style-complex="normal" style:font-weight-complex="normal"/>
    </style:style>
    <style:style style:name="T819" style:family="text">
      <style:text-properties fo:font-style="normal" fo:font-weight="normal" officeooo:rsid="2434619c" style:font-style-asian="normal" style:font-weight-asian="normal" style:font-style-complex="normal" style:font-weight-complex="normal"/>
    </style:style>
    <style:style style:name="T820" style:family="text">
      <style:text-properties fo:font-style="normal" fo:font-weight="normal" officeooo:rsid="1b3aa9da" style:font-style-asian="normal" style:font-weight-asian="normal" style:font-style-complex="normal" style:font-weight-complex="normal"/>
    </style:style>
    <style:style style:name="T821" style:family="text">
      <style:text-properties fo:font-style="normal" fo:font-weight="normal" officeooo:rsid="15b42f88" style:font-style-asian="normal" style:font-weight-asian="normal" style:font-style-complex="normal" style:font-weight-complex="normal"/>
    </style:style>
    <style:style style:name="T822" style:family="text">
      <style:text-properties fo:font-style="normal" fo:font-weight="normal" officeooo:rsid="19e265e8" style:font-style-asian="normal" style:font-weight-asian="normal" style:font-style-complex="normal" style:font-weight-complex="normal"/>
    </style:style>
    <style:style style:name="T823" style:family="text">
      <style:text-properties fo:font-style="normal" fo:font-weight="normal" officeooo:rsid="2251c340" style:font-style-asian="normal" style:font-weight-asian="normal" style:font-style-complex="normal" style:font-weight-complex="normal"/>
    </style:style>
    <style:style style:name="T824" style:family="text">
      <style:text-properties fo:font-style="normal" fo:font-weight="normal" officeooo:rsid="1de1c071" style:font-style-asian="normal" style:font-weight-asian="normal" style:font-style-complex="normal" style:font-weight-complex="normal"/>
    </style:style>
    <style:style style:name="T825" style:family="text">
      <style:text-properties fo:font-style="normal" fo:font-weight="normal" officeooo:rsid="24b02ed9" style:font-style-asian="normal" style:font-weight-asian="normal" style:font-style-complex="normal" style:font-weight-complex="normal"/>
    </style:style>
    <style:style style:name="T826" style:family="text">
      <style:text-properties fo:font-style="normal" fo:font-weight="normal" officeooo:rsid="24b6f024" style:font-style-asian="normal" style:font-weight-asian="normal" style:font-style-complex="normal" style:font-weight-complex="normal"/>
    </style:style>
    <style:style style:name="T827" style:family="text">
      <style:text-properties fo:font-style="normal" fo:font-weight="normal" officeooo:rsid="24b84121" style:font-style-asian="normal" style:font-weight-asian="normal" style:font-style-complex="normal" style:font-weight-complex="normal"/>
    </style:style>
    <style:style style:name="T828" style:family="text">
      <style:text-properties fo:font-style="normal" fo:font-weight="normal" officeooo:rsid="24b90729" style:font-style-asian="normal" style:font-weight-asian="normal" style:font-style-complex="normal" style:font-weight-complex="normal"/>
    </style:style>
    <style:style style:name="T829" style:family="text">
      <style:text-properties fo:font-style="normal" fo:font-weight="normal" officeooo:rsid="24b99d2f" style:font-style-asian="normal" style:font-weight-asian="normal" style:font-style-complex="normal" style:font-weight-complex="normal"/>
    </style:style>
    <style:style style:name="T830" style:family="text">
      <style:text-properties fo:font-style="normal" fo:font-weight="normal" officeooo:rsid="24d8d75c" style:font-style-asian="normal" style:font-weight-asian="normal" style:font-style-complex="normal" style:font-weight-complex="normal"/>
    </style:style>
    <style:style style:name="T831" style:family="text">
      <style:text-properties fo:font-style="normal" fo:font-weight="normal" officeooo:rsid="250f1238" style:font-style-asian="normal" style:font-weight-asian="normal" style:font-style-complex="normal" style:font-weight-complex="normal"/>
    </style:style>
    <style:style style:name="T832" style:family="text">
      <style:text-properties fo:font-style="normal" fo:font-weight="normal" officeooo:rsid="25118f74" style:font-style-asian="normal" style:font-weight-asian="normal" style:font-style-complex="normal" style:font-weight-complex="normal"/>
    </style:style>
    <style:style style:name="T833" style:family="text">
      <style:text-properties fo:font-style="normal" fo:font-weight="normal" officeooo:rsid="2512a257" style:font-style-asian="normal" style:font-weight-asian="normal" style:font-style-complex="normal" style:font-weight-complex="normal"/>
    </style:style>
    <style:style style:name="T834" style:family="text">
      <style:text-properties fo:font-style="normal" fo:font-weight="normal" officeooo:rsid="2513262f" style:font-style-asian="normal" style:font-weight-asian="normal" style:font-style-complex="normal" style:font-weight-complex="normal"/>
    </style:style>
    <style:style style:name="T835" style:family="text">
      <style:text-properties fo:font-style="normal" fo:font-weight="normal" officeooo:rsid="207a0c1d" style:font-style-asian="normal" style:font-weight-asian="normal" style:font-style-complex="normal" style:font-weight-complex="normal"/>
    </style:style>
    <style:style style:name="T836" style:family="text">
      <style:text-properties fo:font-style="normal" fo:font-weight="normal" officeooo:rsid="25563c75" style:font-style-asian="normal" style:font-weight-asian="normal" style:font-style-complex="normal" style:font-weight-complex="normal"/>
    </style:style>
    <style:style style:name="T837" style:family="text">
      <style:text-properties fo:font-style="normal" fo:font-weight="normal" officeooo:rsid="257122ff" style:font-style-asian="normal" style:font-weight-asian="normal" style:font-style-complex="normal" style:font-weight-complex="normal"/>
    </style:style>
    <style:style style:name="T838" style:family="text">
      <style:text-properties fo:font-style="normal" style:text-underline-style="none" officeooo:rsid="15fa1f30" style:font-style-asian="normal" style:font-style-complex="normal"/>
    </style:style>
    <style:style style:name="T839" style:family="text">
      <style:text-properties fo:font-style="normal" style:text-underline-style="none" officeooo:rsid="160f4828" style:font-style-asian="normal" style:font-style-complex="normal"/>
    </style:style>
    <style:style style:name="T840" style:family="text">
      <style:text-properties fo:font-style="normal" style:text-underline-style="none" officeooo:rsid="1e1438b4" style:font-style-asian="normal" style:font-style-complex="normal"/>
    </style:style>
    <style:style style:name="T841" style:family="text">
      <style:text-properties fo:font-style="normal" style:text-underline-style="none" officeooo:rsid="1e1b5da9" style:font-style-asian="normal" style:font-style-complex="normal"/>
    </style:style>
    <style:style style:name="T842" style:family="text">
      <style:text-properties fo:font-style="normal" style:text-underline-style="none" officeooo:rsid="1e294604" style:font-style-asian="normal" style:font-style-complex="normal"/>
    </style:style>
    <style:style style:name="T843" style:family="text">
      <style:text-properties fo:font-style="normal" style:text-underline-style="none" officeooo:rsid="1e2b443f" style:font-style-asian="normal" style:font-style-complex="normal"/>
    </style:style>
    <style:style style:name="T844" style:family="text">
      <style:text-properties fo:font-style="normal" style:text-underline-style="none" officeooo:rsid="1bdd8d1f" style:font-style-asian="normal" style:font-style-complex="normal"/>
    </style:style>
    <style:style style:name="T845" style:family="text">
      <style:text-properties fo:font-style="normal" style:text-underline-style="none" officeooo:rsid="23e7dff0" style:font-style-asian="normal" style:font-style-complex="normal"/>
    </style:style>
    <style:style style:name="T846" style:family="text">
      <style:text-properties fo:font-style="normal" style:text-underline-style="none" officeooo:rsid="22d5cebb" style:font-style-asian="normal" style:font-style-complex="normal"/>
    </style:style>
    <style:style style:name="T847" style:family="text">
      <style:text-properties fo:font-style="normal" style:text-underline-style="none" officeooo:rsid="17295d43" style:font-style-asian="normal" style:font-style-complex="normal"/>
    </style:style>
    <style:style style:name="T848" style:family="text">
      <style:text-properties fo:font-style="normal" style:text-underline-style="none" officeooo:rsid="23fd5e13" style:font-style-asian="normal" style:font-style-complex="normal"/>
    </style:style>
    <style:style style:name="T849" style:family="text">
      <style:text-properties fo:font-style="normal" style:text-underline-style="none" officeooo:rsid="223bf419" style:font-style-asian="normal" style:font-style-complex="normal"/>
    </style:style>
    <style:style style:name="T850" style:family="text">
      <style:text-properties fo:font-style="normal" style:text-underline-style="none" officeooo:rsid="23cb732e" style:font-style-asian="normal" style:font-style-complex="normal"/>
    </style:style>
    <style:style style:name="T851" style:family="text">
      <style:text-properties fo:font-style="normal" style:text-underline-style="none" officeooo:rsid="24e29c14" style:font-style-asian="normal" style:font-style-complex="normal"/>
    </style:style>
    <style:style style:name="T852" style:family="text">
      <style:text-properties fo:font-style="normal" style:text-underline-style="none" officeooo:rsid="25001f1e" style:font-style-asian="normal" style:font-style-complex="normal"/>
    </style:style>
    <style:style style:name="T853" style:family="text">
      <style:text-properties fo:font-style="normal" style:text-underline-style="none" fo:font-weight="normal" style:font-style-asian="normal" style:font-weight-asian="normal" style:font-style-complex="normal" style:font-weight-complex="normal"/>
    </style:style>
    <style:style style:name="T854" style:family="text">
      <style:text-properties fo:font-style="normal" style:text-underline-style="none" fo:font-weight="normal" officeooo:rsid="2276da91" style:font-style-asian="normal" style:font-weight-asian="normal" style:font-style-complex="normal" style:font-weight-complex="normal"/>
    </style:style>
    <style:style style:name="T855" style:family="text">
      <style:text-properties fo:font-style="normal" style:text-underline-style="none" fo:font-weight="normal" officeooo:rsid="25224050" style:font-style-asian="normal" style:font-weight-asian="normal" style:font-style-complex="normal" style:font-weight-complex="normal"/>
    </style:style>
    <style:style style:name="T856" style:family="text">
      <style:text-properties fo:font-style="normal" style:text-underline-style="none" fo:font-weight="normal" officeooo:rsid="151cf1f3" style:font-style-asian="normal" style:font-weight-asian="normal" style:font-style-complex="normal" style:font-weight-complex="normal"/>
    </style:style>
    <style:style style:name="T85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8"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59"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0"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style:font-style-asian="normal" style:font-style-complex="normal"/>
    </style:style>
    <style:style style:name="T863" style:family="text">
      <style:text-properties fo:font-style="normal" style:text-underline-style="solid" style:text-underline-width="auto" style:text-underline-color="font-color" officeooo:rsid="22827724" style:font-style-asian="normal" style:font-style-complex="normal"/>
    </style:style>
    <style:style style:name="T864" style:family="text">
      <style:text-properties fo:font-style="normal" style:text-underline-style="solid" style:text-underline-width="auto" style:text-underline-color="font-color" officeooo:rsid="1d2fdeb8" style:font-style-asian="normal" style:font-style-complex="normal"/>
    </style:style>
    <style:style style:name="T865" style:family="text">
      <style:text-properties fo:font-style="normal" style:text-underline-style="solid" style:text-underline-width="auto" style:text-underline-color="font-color" officeooo:rsid="1dcd09fb" style:font-style-asian="normal" style:font-style-complex="normal"/>
    </style:style>
    <style:style style:name="T866" style:family="text">
      <style:text-properties fo:font-style="normal" style:text-underline-style="solid" style:text-underline-width="auto" style:text-underline-color="font-color" officeooo:rsid="230435b4" style:font-style-asian="normal" style:font-style-complex="normal"/>
    </style:style>
    <style:style style:name="T867" style:family="text">
      <style:text-properties fo:font-style="normal" style:text-underline-style="solid" style:text-underline-width="auto" style:text-underline-color="font-color" officeooo:rsid="1fe9bec1" style:font-style-asian="normal" style:font-style-complex="normal"/>
    </style:style>
    <style:style style:name="T868" style:family="text">
      <style:text-properties fo:font-style="normal" style:text-underline-style="solid" style:text-underline-width="auto" style:text-underline-color="font-color" officeooo:rsid="23d81b3a" style:font-style-asian="normal" style:font-style-complex="normal"/>
    </style:style>
    <style:style style:name="T869" style:family="text">
      <style:text-properties fo:font-style="normal" style:text-underline-style="solid" style:text-underline-width="auto" style:text-underline-color="font-color" officeooo:rsid="23fb4823" style:font-style-asian="normal" style:font-style-complex="normal"/>
    </style:style>
    <style:style style:name="T870" style:family="text">
      <style:text-properties fo:font-style="normal" style:text-underline-style="solid" style:text-underline-width="auto" style:text-underline-color="font-color" officeooo:rsid="1bdd8d1f" style:font-style-asian="normal" style:font-style-complex="normal"/>
    </style:style>
    <style:style style:name="T871" style:family="text">
      <style:text-properties fo:font-style="normal" style:text-underline-style="solid" style:text-underline-width="auto" style:text-underline-color="font-color" officeooo:rsid="223bf419" style:font-style-asian="normal" style:font-style-complex="normal"/>
    </style:style>
    <style:style style:name="T872" style:family="text">
      <style:text-properties fo:font-style="normal" style:text-underline-style="solid" style:text-underline-width="auto" style:text-underline-color="font-color" officeooo:rsid="249284c7" style:font-style-asian="normal" style:font-style-complex="normal"/>
    </style:style>
    <style:style style:name="T873" style:family="text">
      <style:text-properties fo:font-weight="bold" style:font-weight-asian="bold" style:font-weight-complex="bold"/>
    </style:style>
    <style:style style:name="T874" style:family="text">
      <style:text-properties fo:font-weight="bold" officeooo:rsid="14df73b6" style:font-weight-asian="bold" style:font-weight-complex="bold"/>
    </style:style>
    <style:style style:name="T875" style:family="text">
      <style:text-properties fo:font-weight="bold" officeooo:rsid="1506af2e" style:font-weight-asian="bold" style:font-weight-complex="bold"/>
    </style:style>
    <style:style style:name="T876" style:family="text">
      <style:text-properties fo:font-weight="bold" officeooo:rsid="14623651" style:font-weight-asian="bold" style:font-weight-complex="bold"/>
    </style:style>
    <style:style style:name="T877" style:family="text">
      <style:text-properties fo:font-weight="bold" officeooo:rsid="1ddbd6b4" style:font-weight-asian="bold" style:font-weight-complex="bold"/>
    </style:style>
    <style:style style:name="T878" style:family="text">
      <style:text-properties fo:font-weight="bold" officeooo:rsid="1dd1e21c" style:font-weight-asian="bold" style:font-weight-complex="bold"/>
    </style:style>
    <style:style style:name="T879" style:family="text">
      <style:text-properties fo:font-weight="bold" officeooo:rsid="1b8dd7db" style:font-weight-asian="bold" style:font-weight-complex="bold"/>
    </style:style>
    <style:style style:name="T880" style:family="text">
      <style:text-properties fo:font-weight="bold" officeooo:rsid="12d769f1" style:font-weight-asian="bold" style:font-weight-complex="bold"/>
    </style:style>
    <style:style style:name="T881" style:family="text">
      <style:text-properties fo:font-weight="bold" officeooo:rsid="16174fb8" style:font-weight-asian="bold" style:font-weight-complex="bold"/>
    </style:style>
    <style:style style:name="T882" style:family="text">
      <style:text-properties fo:font-weight="bold" officeooo:rsid="22ed6980" style:font-weight-asian="bold" style:font-weight-complex="bold"/>
    </style:style>
    <style:style style:name="T883" style:family="text">
      <style:text-properties fo:font-weight="bold" officeooo:rsid="1fc9e812" style:font-weight-asian="bold" style:font-weight-complex="bold"/>
    </style:style>
    <style:style style:name="T884" style:family="text">
      <style:text-properties fo:font-weight="bold" officeooo:rsid="18174558" style:font-weight-asian="bold" style:font-weight-complex="bold"/>
    </style:style>
    <style:style style:name="T885" style:family="text">
      <style:text-properties fo:font-weight="bold" officeooo:rsid="1a9d9a31" style:font-weight-asian="bold" style:font-weight-complex="bold"/>
    </style:style>
    <style:style style:name="T886" style:family="text">
      <style:text-properties fo:font-weight="bold" officeooo:rsid="23b66973" style:font-weight-asian="bold" style:font-weight-complex="bold"/>
    </style:style>
    <style:style style:name="T887" style:family="text">
      <style:text-properties fo:font-weight="bold" officeooo:rsid="207a0c1d" style:font-weight-asian="bold" style:font-weight-complex="bold"/>
    </style:style>
    <style:style style:name="T888" style:family="text">
      <style:text-properties officeooo:rsid="1604ba80"/>
    </style:style>
    <style:style style:name="T889" style:family="text">
      <style:text-properties fo:font-weight="normal" style:font-weight-asian="normal" style:font-weight-complex="normal"/>
    </style:style>
    <style:style style:name="T890" style:family="text">
      <style:text-properties fo:font-weight="normal" officeooo:rsid="150899a3" style:font-weight-asian="normal" style:font-weight-complex="normal"/>
    </style:style>
    <style:style style:name="T891" style:family="text">
      <style:text-properties fo:font-weight="normal" officeooo:rsid="14623651" style:font-weight-asian="normal" style:font-weight-complex="normal"/>
    </style:style>
    <style:style style:name="T892" style:family="text">
      <style:text-properties fo:font-weight="normal" officeooo:rsid="19418c82" style:font-weight-asian="normal" style:font-weight-complex="normal"/>
    </style:style>
    <style:style style:name="T893" style:family="text">
      <style:text-properties fo:font-weight="normal" officeooo:rsid="179f3282" style:font-weight-asian="normal" style:font-weight-complex="normal"/>
    </style:style>
    <style:style style:name="T894" style:family="text">
      <style:text-properties fo:font-weight="normal" officeooo:rsid="1814175e" style:font-weight-asian="normal" style:font-weight-complex="normal"/>
    </style:style>
    <style:style style:name="T895" style:family="text">
      <style:text-properties fo:font-weight="normal" officeooo:rsid="21e78584" style:font-weight-asian="normal" style:font-weight-complex="normal"/>
    </style:style>
    <style:style style:name="T896" style:family="text">
      <style:text-properties fo:font-weight="normal" officeooo:rsid="21fa8d98" style:font-weight-asian="normal" style:font-weight-complex="normal"/>
    </style:style>
    <style:style style:name="T897" style:family="text">
      <style:text-properties fo:font-weight="normal" officeooo:rsid="21fc8954" style:font-weight-asian="normal" style:font-weight-complex="normal"/>
    </style:style>
    <style:style style:name="T898" style:family="text">
      <style:text-properties fo:font-weight="normal" officeooo:rsid="21fd504a" style:font-weight-asian="normal" style:font-weight-complex="normal"/>
    </style:style>
    <style:style style:name="T899" style:family="text">
      <style:text-properties fo:font-weight="normal" officeooo:rsid="2247e1ed" style:font-weight-asian="normal" style:font-weight-complex="normal"/>
    </style:style>
    <style:style style:name="T900" style:family="text">
      <style:text-properties fo:font-weight="normal" officeooo:rsid="1eddeec2" style:font-weight-asian="normal" style:font-weight-complex="normal"/>
    </style:style>
    <style:style style:name="T901" style:family="text">
      <style:text-properties fo:font-weight="normal" officeooo:rsid="16174fb8" style:font-weight-asian="normal" style:font-weight-complex="normal"/>
    </style:style>
    <style:style style:name="T902" style:family="text">
      <style:text-properties fo:font-weight="normal" officeooo:rsid="20ac0c9a" style:font-weight-asian="normal" style:font-weight-complex="normal"/>
    </style:style>
    <style:style style:name="T903" style:family="text">
      <style:text-properties fo:font-weight="normal" officeooo:rsid="1921a371" style:font-weight-asian="normal" style:font-weight-complex="normal"/>
    </style:style>
    <style:style style:name="T904" style:family="text">
      <style:text-properties fo:font-weight="normal" officeooo:rsid="1c353327" style:font-weight-asian="normal" style:font-weight-complex="normal"/>
    </style:style>
    <style:style style:name="T905" style:family="text">
      <style:text-properties fo:font-weight="normal" officeooo:rsid="245fb3a8" style:font-weight-asian="normal" style:font-weight-complex="normal"/>
    </style:style>
    <style:style style:name="T906" style:family="text">
      <style:text-properties fo:font-weight="normal" officeooo:rsid="2461272d" style:font-weight-asian="normal" style:font-weight-complex="normal"/>
    </style:style>
    <style:style style:name="T907" style:family="text">
      <style:text-properties fo:font-weight="normal" officeooo:rsid="14df73b6" style:font-weight-asian="normal" style:font-weight-complex="normal"/>
    </style:style>
    <style:style style:name="T908" style:family="text">
      <style:text-properties fo:font-weight="normal" officeooo:rsid="2469608f" style:font-weight-asian="normal" style:font-weight-complex="normal"/>
    </style:style>
    <style:style style:name="T909" style:family="text">
      <style:text-properties fo:font-weight="normal" officeooo:rsid="2469725c" style:font-weight-asian="normal" style:font-weight-complex="normal"/>
    </style:style>
    <style:style style:name="T910" style:family="text">
      <style:text-properties fo:font-weight="normal" officeooo:rsid="1fc7330d" style:font-weight-asian="normal" style:font-weight-complex="normal"/>
    </style:style>
    <style:style style:name="T911" style:family="text">
      <style:text-properties fo:font-weight="normal" officeooo:rsid="1f1c0db8" style:font-weight-asian="normal" style:font-weight-complex="normal"/>
    </style:style>
    <style:style style:name="T912" style:family="text">
      <style:text-properties fo:font-weight="normal" officeooo:rsid="25c156b6" style:font-weight-asian="normal" style:font-weight-complex="normal"/>
    </style:style>
    <style:style style:name="T913" style:family="text">
      <style:text-properties officeooo:rsid="14545d88"/>
    </style:style>
    <style:style style:name="T914" style:family="text">
      <style:text-properties officeooo:rsid="1453158d"/>
    </style:style>
    <style:style style:name="T915" style:family="text">
      <style:text-properties officeooo:rsid="14585935"/>
    </style:style>
    <style:style style:name="T916" style:family="text">
      <style:text-properties officeooo:rsid="14df73b6"/>
    </style:style>
    <style:style style:name="T917" style:family="text">
      <style:text-properties officeooo:rsid="14d3e335"/>
    </style:style>
    <style:style style:name="T918" style:family="text">
      <style:text-properties officeooo:rsid="14d526cd"/>
    </style:style>
    <style:style style:name="T919" style:family="text">
      <style:text-properties officeooo:rsid="14d5b6a6"/>
    </style:style>
    <style:style style:name="T920" style:family="text">
      <style:text-properties officeooo:rsid="1469c9dd"/>
    </style:style>
    <style:style style:name="T921" style:family="text">
      <style:text-properties officeooo:rsid="14623651"/>
    </style:style>
    <style:style style:name="T922" style:family="text">
      <style:text-properties officeooo:rsid="150da347"/>
    </style:style>
    <style:style style:name="T923" style:family="text">
      <style:text-properties officeooo:rsid="14acb453"/>
    </style:style>
    <style:style style:name="T924" style:family="text">
      <style:text-properties officeooo:rsid="14f1f80c"/>
    </style:style>
    <style:style style:name="T925" style:family="text">
      <style:text-properties officeooo:rsid="15c04fe3"/>
    </style:style>
    <style:style style:name="T926" style:family="text">
      <style:text-properties officeooo:rsid="156c6b3d"/>
    </style:style>
    <style:style style:name="T927" style:family="text">
      <style:text-properties officeooo:rsid="1574c959"/>
    </style:style>
    <style:style style:name="T928" style:family="text">
      <style:text-properties officeooo:rsid="12d769f1"/>
    </style:style>
    <style:style style:name="T929" style:family="text">
      <style:text-properties officeooo:rsid="15957b2a"/>
    </style:style>
    <style:style style:name="T930" style:family="text">
      <style:text-properties officeooo:rsid="12ca3bdb"/>
    </style:style>
    <style:style style:name="T931" style:family="text">
      <style:text-properties officeooo:rsid="15ca5cf7"/>
    </style:style>
    <style:style style:name="T932" style:family="text">
      <style:text-properties officeooo:rsid="16174fb8"/>
    </style:style>
    <style:style style:name="T933" style:family="text">
      <style:text-properties officeooo:rsid="152ac6ae"/>
    </style:style>
    <style:style style:name="T934" style:family="text">
      <style:text-properties officeooo:rsid="15d896d6"/>
    </style:style>
    <style:style style:name="T935" style:family="text">
      <style:text-properties officeooo:rsid="15e97ef8"/>
    </style:style>
    <style:style style:name="T936" style:family="text">
      <style:text-properties officeooo:rsid="16140a2f"/>
    </style:style>
    <style:style style:name="T937" style:family="text">
      <style:text-properties officeooo:rsid="16138f01"/>
    </style:style>
    <style:style style:name="T938" style:family="text">
      <style:text-properties officeooo:rsid="152dd88f"/>
    </style:style>
    <style:style style:name="T939" style:family="text">
      <style:text-properties officeooo:rsid="1544f086"/>
    </style:style>
    <style:style style:name="T940" style:family="text">
      <style:text-properties officeooo:rsid="1546b8d6"/>
    </style:style>
    <style:style style:name="T941" style:family="text">
      <style:text-properties officeooo:rsid="154eeac9"/>
    </style:style>
    <style:style style:name="T942" style:family="text">
      <style:text-properties officeooo:rsid="154e3b18"/>
    </style:style>
    <style:style style:name="T943" style:family="text">
      <style:text-properties officeooo:rsid="153208bb"/>
    </style:style>
    <style:style style:name="T944" style:family="text">
      <style:text-properties officeooo:rsid="17427367"/>
    </style:style>
    <style:style style:name="T945" style:family="text">
      <style:text-properties officeooo:rsid="17857d79"/>
    </style:style>
    <style:style style:name="T946" style:family="text">
      <style:text-properties officeooo:rsid="17860896"/>
    </style:style>
    <style:style style:name="T947" style:family="text">
      <style:text-properties officeooo:rsid="1792cc62"/>
    </style:style>
    <style:style style:name="T948" style:family="text">
      <style:text-properties officeooo:rsid="17c566b4"/>
    </style:style>
    <style:style style:name="T949" style:family="text">
      <style:text-properties officeooo:rsid="17c573cc"/>
    </style:style>
    <style:style style:name="T950" style:family="text">
      <style:text-properties officeooo:rsid="17ddc43c"/>
    </style:style>
    <style:style style:name="T951" style:family="text">
      <style:text-properties officeooo:rsid="17e232a9"/>
    </style:style>
    <style:style style:name="T952" style:family="text">
      <style:text-properties officeooo:rsid="1805d3f3"/>
    </style:style>
    <style:style style:name="T953" style:family="text">
      <style:text-properties officeooo:rsid="181c2dd9"/>
    </style:style>
    <style:style style:name="T954" style:family="text">
      <style:text-properties fo:color="#ff6400" officeooo:rsid="181c2dd9"/>
    </style:style>
    <style:style style:name="T955" style:family="text">
      <style:text-properties fo:color="#ff6400" fo:font-style="normal" officeooo:rsid="181c2dd9" style:font-style-asian="normal" style:font-style-complex="normal"/>
    </style:style>
    <style:style style:name="T956" style:family="text">
      <style:text-properties officeooo:rsid="1822fb63"/>
    </style:style>
    <style:style style:name="T957" style:family="text">
      <style:text-properties officeooo:rsid="182c6288"/>
    </style:style>
    <style:style style:name="T958" style:family="text">
      <style:text-properties officeooo:rsid="187aba9b"/>
    </style:style>
    <style:style style:name="T959" style:family="text">
      <style:text-properties officeooo:rsid="18e1efc4"/>
    </style:style>
    <style:style style:name="T960" style:family="text">
      <style:text-properties officeooo:rsid="18e3312f"/>
    </style:style>
    <style:style style:name="T961" style:family="text">
      <style:text-properties officeooo:rsid="18e37018"/>
    </style:style>
    <style:style style:name="T962" style:family="text">
      <style:text-properties officeooo:rsid="18e8f20c"/>
    </style:style>
    <style:style style:name="T963" style:family="text">
      <style:text-properties officeooo:rsid="18ea9b86"/>
    </style:style>
    <style:style style:name="T964" style:family="text">
      <style:text-properties officeooo:rsid="18fd846b"/>
    </style:style>
    <style:style style:name="T965" style:family="text">
      <style:text-properties officeooo:rsid="190e14d6"/>
    </style:style>
    <style:style style:name="T966" style:family="text">
      <style:text-properties officeooo:rsid="19168136"/>
    </style:style>
    <style:style style:name="T967" style:family="text">
      <style:text-properties officeooo:rsid="191eb244"/>
    </style:style>
    <style:style style:name="T968" style:family="text">
      <style:text-properties officeooo:rsid="193d4eac"/>
    </style:style>
    <style:style style:name="T969" style:family="text">
      <style:text-properties officeooo:rsid="1965732f"/>
    </style:style>
    <style:style style:name="T970" style:family="text">
      <style:text-properties officeooo:rsid="196d22f3"/>
    </style:style>
    <style:style style:name="T971" style:family="text">
      <style:text-properties officeooo:rsid="1973940f"/>
    </style:style>
    <style:style style:name="T972" style:family="text">
      <style:text-properties officeooo:rsid="19767503"/>
    </style:style>
    <style:style style:name="T973" style:family="text">
      <style:text-properties officeooo:rsid="1982d170"/>
    </style:style>
    <style:style style:name="T974" style:family="text">
      <style:text-properties officeooo:rsid="198e9aec"/>
    </style:style>
    <style:style style:name="T975" style:family="text">
      <style:text-properties officeooo:rsid="198f5879"/>
    </style:style>
    <style:style style:name="T976" style:family="text">
      <style:text-properties officeooo:rsid="19910f6e"/>
    </style:style>
    <style:style style:name="T977" style:family="text">
      <style:text-properties officeooo:rsid="199c9f8e"/>
    </style:style>
    <style:style style:name="T978" style:family="text">
      <style:text-properties officeooo:rsid="19e265e8"/>
    </style:style>
    <style:style style:name="T979" style:family="text">
      <style:text-properties officeooo:rsid="19eb6d13"/>
    </style:style>
    <style:style style:name="T980" style:family="text">
      <style:text-properties officeooo:rsid="1a00908c"/>
    </style:style>
    <style:style style:name="T981" style:family="text">
      <style:text-properties officeooo:rsid="1a067f94"/>
    </style:style>
    <style:style style:name="T982" style:family="text">
      <style:text-properties officeooo:rsid="1a14e644"/>
    </style:style>
    <style:style style:name="T983" style:family="text">
      <style:text-properties officeooo:rsid="1a167851"/>
    </style:style>
    <style:style style:name="T984" style:family="text">
      <style:text-properties officeooo:rsid="1a16b4d1"/>
    </style:style>
    <style:style style:name="T985" style:family="text">
      <style:text-properties officeooo:rsid="1a19db96"/>
    </style:style>
    <style:style style:name="T986" style:family="text">
      <style:text-properties officeooo:rsid="1a28edc9"/>
    </style:style>
    <style:style style:name="T987" style:family="text">
      <style:text-properties officeooo:rsid="1a69b621"/>
    </style:style>
    <style:style style:name="T988" style:family="text">
      <style:text-properties officeooo:rsid="1a7db844"/>
    </style:style>
    <style:style style:name="T989" style:family="text">
      <style:text-properties officeooo:rsid="1a84c72a"/>
    </style:style>
    <style:style style:name="T990" style:family="text">
      <style:text-properties officeooo:rsid="1a84d7b6"/>
    </style:style>
    <style:style style:name="T991" style:family="text">
      <style:text-properties officeooo:rsid="1a8a8a34"/>
    </style:style>
    <style:style style:name="T992" style:family="text">
      <style:text-properties officeooo:rsid="1a8a8c76"/>
    </style:style>
    <style:style style:name="T993" style:family="text">
      <style:text-properties fo:language="en" fo:country="US" officeooo:rsid="1a8eb327"/>
    </style:style>
    <style:style style:name="T994" style:family="text">
      <style:text-properties fo:language="en" fo:country="US" officeooo:rsid="1a8f7703"/>
    </style:style>
    <style:style style:name="T995" style:family="text">
      <style:text-properties fo:language="en" fo:country="US" officeooo:rsid="1a91431d"/>
    </style:style>
    <style:style style:name="T996" style:family="text">
      <style:text-properties fo:language="en" fo:country="US" officeooo:rsid="1a932968"/>
    </style:style>
    <style:style style:name="T997" style:family="text">
      <style:text-properties fo:language="en" fo:country="US" officeooo:rsid="1a93f9d1"/>
    </style:style>
    <style:style style:name="T998" style:family="text">
      <style:text-properties fo:language="en" fo:country="US" officeooo:rsid="1a96ca54"/>
    </style:style>
    <style:style style:name="T999" style:family="text">
      <style:text-properties fo:language="en" fo:country="US" officeooo:rsid="1a988243"/>
    </style:style>
    <style:style style:name="T1000" style:family="text">
      <style:text-properties fo:language="en" fo:country="US" officeooo:rsid="1a995d04"/>
    </style:style>
    <style:style style:name="T1001" style:family="text">
      <style:text-properties fo:language="en" fo:country="US" officeooo:rsid="1a99ab25"/>
    </style:style>
    <style:style style:name="T1002" style:family="text">
      <style:text-properties fo:language="en" fo:country="US" fo:font-style="normal" style:font-style-asian="normal" style:font-style-complex="normal"/>
    </style:style>
    <style:style style:name="T1003" style:family="text">
      <style:text-properties fo:language="en" fo:country="US" fo:font-style="normal" officeooo:rsid="1ca00f97" style:font-style-asian="normal" style:font-style-complex="normal"/>
    </style:style>
    <style:style style:name="T1004" style:family="text">
      <style:text-properties fo:language="en" fo:country="US" fo:font-style="normal" officeooo:rsid="1eef7cba" style:font-style-asian="normal" style:font-style-complex="normal"/>
    </style:style>
    <style:style style:name="T1005" style:family="text">
      <style:text-properties fo:language="en" fo:country="US" fo:font-style="normal" officeooo:rsid="1eec2ec2" style:font-style-asian="normal" style:font-style-complex="normal"/>
    </style:style>
    <style:style style:name="T1006" style:family="text">
      <style:text-properties fo:language="en" fo:country="US" fo:font-style="normal" officeooo:rsid="1fa1e491" style:font-style-asian="normal" style:font-style-complex="normal"/>
    </style:style>
    <style:style style:name="T1007" style:family="text">
      <style:text-properties fo:language="en" fo:country="US" officeooo:rsid="1ca00f97"/>
    </style:style>
    <style:style style:name="T1008" style:family="text">
      <style:text-properties fo:language="en" fo:country="US" officeooo:rsid="1eef7cba"/>
    </style:style>
    <style:style style:name="T1009" style:family="text">
      <style:text-properties fo:language="en" fo:country="US" officeooo:rsid="1f83e655"/>
    </style:style>
    <style:style style:name="T1010" style:family="text">
      <style:text-properties fo:language="en" fo:country="US" fo:font-style="italic" officeooo:rsid="21a02df3" style:font-style-asian="italic" style:font-style-complex="italic"/>
    </style:style>
    <style:style style:name="T1011" style:family="text">
      <style:text-properties fo:language="en" fo:country="US" officeooo:rsid="20155988"/>
    </style:style>
    <style:style style:name="T1012" style:family="text">
      <style:text-properties fo:language="en" fo:country="US" officeooo:rsid="2017adee"/>
    </style:style>
    <style:style style:name="T1013" style:family="text">
      <style:text-properties fo:language="en" fo:country="US" officeooo:rsid="202b4e26"/>
    </style:style>
    <style:style style:name="T1014" style:family="text">
      <style:text-properties fo:language="en" fo:country="US" officeooo:rsid="1eec2ec2"/>
    </style:style>
    <style:style style:name="T1015" style:family="text">
      <style:text-properties fo:language="en" fo:country="US" officeooo:rsid="25ea7888"/>
    </style:style>
    <style:style style:name="T1016" style:family="text">
      <style:text-properties fo:language="en" fo:country="US" officeooo:rsid="25ead532"/>
    </style:style>
    <style:style style:name="T1017" style:family="text">
      <style:text-properties officeooo:rsid="1a9d9a31"/>
    </style:style>
    <style:style style:name="T1018" style:family="text">
      <style:text-properties officeooo:rsid="1aa48fc3"/>
    </style:style>
    <style:style style:name="T1019" style:family="text">
      <style:text-properties officeooo:rsid="1aac0adc"/>
    </style:style>
    <style:style style:name="T1020" style:family="text">
      <style:text-properties officeooo:rsid="1aac1bdb"/>
    </style:style>
    <style:style style:name="T1021" style:family="text">
      <style:text-properties officeooo:rsid="1abbd636"/>
    </style:style>
    <style:style style:name="T1022" style:family="text">
      <style:text-properties officeooo:rsid="1abc8603"/>
    </style:style>
    <style:style style:name="T1023" style:family="text">
      <style:text-properties officeooo:rsid="1abeead1"/>
    </style:style>
    <style:style style:name="T1024" style:family="text">
      <style:text-properties officeooo:rsid="1ac0a1b8"/>
    </style:style>
    <style:style style:name="T1025" style:family="text">
      <style:text-properties officeooo:rsid="1ac59d8c"/>
    </style:style>
    <style:style style:name="T1026" style:family="text">
      <style:text-properties officeooo:rsid="1ac673d4"/>
    </style:style>
    <style:style style:name="T1027" style:family="text">
      <style:text-properties officeooo:rsid="1accddd3"/>
    </style:style>
    <style:style style:name="T1028" style:family="text">
      <style:text-properties officeooo:rsid="1af17a44"/>
    </style:style>
    <style:style style:name="T1029" style:family="text">
      <style:text-properties officeooo:rsid="1b06f36f"/>
    </style:style>
    <style:style style:name="T1030" style:family="text">
      <style:text-properties officeooo:rsid="1b07febc"/>
    </style:style>
    <style:style style:name="T1031" style:family="text">
      <style:text-properties officeooo:rsid="1b155c13"/>
    </style:style>
    <style:style style:name="T1032" style:family="text">
      <style:text-properties officeooo:rsid="1b162e66"/>
    </style:style>
    <style:style style:name="T1033" style:family="text">
      <style:text-properties officeooo:rsid="1b196b46"/>
    </style:style>
    <style:style style:name="T1034" style:family="text">
      <style:text-properties officeooo:rsid="1b233828"/>
    </style:style>
    <style:style style:name="T1035" style:family="text">
      <style:text-properties officeooo:rsid="1b2c0182"/>
    </style:style>
    <style:style style:name="T1036" style:family="text">
      <style:text-properties officeooo:rsid="1b2f5bad"/>
    </style:style>
    <style:style style:name="T1037" style:family="text">
      <style:text-properties officeooo:rsid="1b3101ca"/>
    </style:style>
    <style:style style:name="T1038" style:family="text">
      <style:text-properties officeooo:rsid="1b3185dd"/>
    </style:style>
    <style:style style:name="T1039" style:family="text">
      <style:text-properties officeooo:rsid="1b33367a"/>
    </style:style>
    <style:style style:name="T1040" style:family="text">
      <style:text-properties officeooo:rsid="1b611a13"/>
    </style:style>
    <style:style style:name="T1041" style:family="text">
      <style:text-properties officeooo:rsid="1b6d2e97"/>
    </style:style>
    <style:style style:name="T1042" style:family="text">
      <style:text-properties officeooo:rsid="1b90d811"/>
    </style:style>
    <style:style style:name="T1043" style:family="text">
      <style:text-properties fo:color="#8ba60e" officeooo:rsid="1b9fea33"/>
    </style:style>
    <style:style style:name="T1044" style:family="text">
      <style:text-properties officeooo:rsid="1bc6ea06"/>
    </style:style>
    <style:style style:name="T1045" style:family="text">
      <style:text-properties officeooo:rsid="1bc805aa"/>
    </style:style>
    <style:style style:name="T1046" style:family="text">
      <style:text-properties officeooo:rsid="1beb31a4"/>
    </style:style>
    <style:style style:name="T1047" style:family="text">
      <style:text-properties officeooo:rsid="1bfc5673"/>
    </style:style>
    <style:style style:name="T1048" style:family="text">
      <style:text-properties officeooo:rsid="1c014cf9"/>
    </style:style>
    <style:style style:name="T1049" style:family="text">
      <style:text-properties officeooo:rsid="1c1a5de7"/>
    </style:style>
    <style:style style:name="T1050" style:family="text">
      <style:text-properties officeooo:rsid="1c278838"/>
    </style:style>
    <style:style style:name="T1051" style:family="text">
      <style:text-properties officeooo:rsid="1c353327"/>
    </style:style>
    <style:style style:name="T1052" style:family="text">
      <style:text-properties officeooo:rsid="1c452d62"/>
    </style:style>
    <style:style style:name="T1053" style:family="text">
      <style:text-properties officeooo:rsid="1c497a43"/>
    </style:style>
    <style:style style:name="T1054" style:family="text">
      <style:text-properties officeooo:rsid="1c561b64"/>
    </style:style>
    <style:style style:name="T1055" style:family="text">
      <style:text-properties officeooo:rsid="1c5ed653"/>
    </style:style>
    <style:style style:name="T1056" style:family="text">
      <style:text-properties officeooo:rsid="1c9dbd6e"/>
    </style:style>
    <style:style style:name="T1057" style:family="text">
      <style:text-properties officeooo:rsid="1ca2efdb"/>
    </style:style>
    <style:style style:name="T1058" style:family="text">
      <style:text-properties officeooo:rsid="1ca3fec7"/>
    </style:style>
    <style:style style:name="T1059" style:family="text">
      <style:text-properties officeooo:rsid="1ca5d4f3"/>
    </style:style>
    <style:style style:name="T1060" style:family="text">
      <style:text-properties officeooo:rsid="1cab484f"/>
    </style:style>
    <style:style style:name="T1061" style:family="text">
      <style:text-properties officeooo:rsid="1cbdcdfa"/>
    </style:style>
    <style:style style:name="T1062" style:family="text">
      <style:text-properties style:use-window-font-color="true" fo:font-style="normal" style:text-underline-style="none" style:font-style-asian="normal" style:font-style-complex="normal"/>
    </style:style>
    <style:style style:name="T1063" style:family="text">
      <style:text-properties style:use-window-font-color="true" fo:font-style="normal" style:text-underline-style="none" officeooo:rsid="1d022b82" style:font-style-asian="normal" style:font-style-complex="normal"/>
    </style:style>
    <style:style style:name="T1064" style:family="text">
      <style:text-properties style:use-window-font-color="true" fo:font-style="normal" style:text-underline-style="none" officeooo:rsid="1d027b0c" style:font-style-asian="normal" style:font-style-complex="normal"/>
    </style:style>
    <style:style style:name="T1065" style:family="text">
      <style:text-properties style:use-window-font-color="true" fo:font-style="normal" style:text-underline-style="none" officeooo:rsid="1d041b4e" style:font-style-asian="normal" style:font-style-complex="normal"/>
    </style:style>
    <style:style style:name="T1066" style:family="text">
      <style:text-properties style:use-window-font-color="true" fo:font-style="normal" style:text-underline-style="none" officeooo:rsid="1d0a7d76" style:font-style-asian="normal" style:font-style-complex="normal"/>
    </style:style>
    <style:style style:name="T1067" style:family="text">
      <style:text-properties style:use-window-font-color="true" fo:font-style="normal" style:text-underline-style="none" officeooo:rsid="1d0b6e26" style:font-style-asian="normal" style:font-style-complex="normal"/>
    </style:style>
    <style:style style:name="T1068" style:family="text">
      <style:text-properties style:use-window-font-color="true" fo:font-style="normal" style:text-underline-style="none" officeooo:rsid="1d0b97e5" style:font-style-asian="normal" style:font-style-complex="normal"/>
    </style:style>
    <style:style style:name="T1069" style:family="text">
      <style:text-properties style:use-window-font-color="true" fo:font-style="normal" style:text-underline-style="none" officeooo:rsid="1debfb71" style:font-style-asian="normal" style:font-style-complex="normal"/>
    </style:style>
    <style:style style:name="T1070" style:family="text">
      <style:text-properties style:use-window-font-color="true" fo:font-style="normal" style:text-underline-style="none" officeooo:rsid="1def32cc" style:font-style-asian="normal" style:font-style-complex="normal"/>
    </style:style>
    <style:style style:name="T1071" style:family="text">
      <style:text-properties style:use-window-font-color="true" fo:font-style="normal" style:text-underline-style="none" officeooo:rsid="1deff3ae" style:font-style-asian="normal" style:font-style-complex="normal"/>
    </style:style>
    <style:style style:name="T1072" style:family="text">
      <style:text-properties style:use-window-font-color="true" fo:font-style="normal" style:text-underline-style="none" officeooo:rsid="23240dc4" style:font-style-asian="normal" style:font-style-complex="normal"/>
    </style:style>
    <style:style style:name="T1073" style:family="text">
      <style:text-properties style:use-window-font-color="true" fo:font-style="normal" style:text-underline-style="none" officeooo:rsid="24ab6b95" style:font-style-asian="normal" style:font-style-complex="normal"/>
    </style:style>
    <style:style style:name="T1074" style:family="text">
      <style:text-properties officeooo:rsid="1d11737a"/>
    </style:style>
    <style:style style:name="T1075" style:family="text">
      <style:text-properties officeooo:rsid="1d17b1cf"/>
    </style:style>
    <style:style style:name="T1076" style:family="text">
      <style:text-properties officeooo:rsid="1d220948"/>
    </style:style>
    <style:style style:name="T1077" style:family="text">
      <style:text-properties officeooo:rsid="1d2520de"/>
    </style:style>
    <style:style style:name="T1078" style:family="text">
      <style:text-properties officeooo:rsid="1d25fac5"/>
    </style:style>
    <style:style style:name="T1079" style:family="text">
      <style:text-properties officeooo:rsid="1d2953bb"/>
    </style:style>
    <style:style style:name="T1080" style:family="text">
      <style:text-properties officeooo:rsid="1d2fdeb8"/>
    </style:style>
    <style:style style:name="T1081" style:family="text">
      <style:text-properties officeooo:rsid="1d384bdc"/>
    </style:style>
    <style:style style:name="T1082" style:family="text">
      <style:text-properties officeooo:rsid="1d422cc8"/>
    </style:style>
    <style:style style:name="T1083" style:family="text">
      <style:text-properties fo:color="#6482ff" fo:font-style="normal" officeooo:rsid="1d5c578a" style:font-style-asian="normal" style:font-style-complex="normal"/>
    </style:style>
    <style:style style:name="T1084" style:family="text">
      <style:text-properties officeooo:rsid="1d63e612"/>
    </style:style>
    <style:style style:name="T1085" style:family="text">
      <style:text-properties officeooo:rsid="1d73fb42"/>
    </style:style>
    <style:style style:name="T1086" style:family="text">
      <style:text-properties officeooo:rsid="1d75ffc5"/>
    </style:style>
    <style:style style:name="T1087" style:family="text">
      <style:text-properties officeooo:rsid="1d8be3b7"/>
    </style:style>
    <style:style style:name="T1088" style:family="text">
      <style:text-properties officeooo:rsid="1d8eb544"/>
    </style:style>
    <style:style style:name="T1089" style:family="text">
      <style:text-properties officeooo:rsid="1d8fe60c"/>
    </style:style>
    <style:style style:name="T1090" style:family="text">
      <style:text-properties officeooo:rsid="1d944136"/>
    </style:style>
    <style:style style:name="T1091" style:family="text">
      <style:text-properties officeooo:rsid="1d96bc50"/>
    </style:style>
    <style:style style:name="T1092" style:family="text">
      <style:text-properties officeooo:rsid="1da613d3"/>
    </style:style>
    <style:style style:name="T1093" style:family="text">
      <style:text-properties officeooo:rsid="1da97581"/>
    </style:style>
    <style:style style:name="T1094" style:family="text">
      <style:text-properties officeooo:rsid="1daec05d"/>
    </style:style>
    <style:style style:name="T1095" style:family="text">
      <style:text-properties officeooo:rsid="1db13af9"/>
    </style:style>
    <style:style style:name="T1096" style:family="text">
      <style:text-properties officeooo:rsid="1db3c0a0"/>
    </style:style>
    <style:style style:name="T1097" style:family="text">
      <style:text-properties officeooo:rsid="1db4ee75"/>
    </style:style>
    <style:style style:name="T1098" style:family="text">
      <style:text-properties officeooo:rsid="1dcbe43e"/>
    </style:style>
    <style:style style:name="T1099" style:family="text">
      <style:text-properties officeooo:rsid="136c9d2e"/>
    </style:style>
    <style:style style:name="T1100" style:family="text">
      <style:text-properties officeooo:rsid="1d648cfa"/>
    </style:style>
    <style:style style:name="T1101" style:family="text">
      <style:text-properties officeooo:rsid="1e0d2c3e"/>
    </style:style>
    <style:style style:name="T1102" style:family="text">
      <style:text-properties officeooo:rsid="1e24e547"/>
    </style:style>
    <style:style style:name="T1103" style:family="text">
      <style:text-properties officeooo:rsid="1e461e64"/>
    </style:style>
    <style:style style:name="T1104" style:family="text">
      <style:text-properties officeooo:rsid="1e475c70"/>
    </style:style>
    <style:style style:name="T1105" style:family="text">
      <style:text-properties officeooo:rsid="1e5b52d1"/>
    </style:style>
    <style:style style:name="T1106" style:family="text">
      <style:text-properties officeooo:rsid="1e5d284a"/>
    </style:style>
    <style:style style:name="T1107" style:family="text">
      <style:text-properties officeooo:rsid="1e612297"/>
    </style:style>
    <style:style style:name="T1108" style:family="text">
      <style:text-properties officeooo:rsid="1e770ea0"/>
    </style:style>
    <style:style style:name="T1109" style:family="text">
      <style:text-properties officeooo:rsid="1eae0bfd"/>
    </style:style>
    <style:style style:name="T1110" style:family="text">
      <style:text-properties officeooo:rsid="1eb4f784"/>
    </style:style>
    <style:style style:name="T1111" style:family="text">
      <style:text-properties officeooo:rsid="1eb706aa"/>
    </style:style>
    <style:style style:name="T1112" style:family="text">
      <style:text-properties officeooo:rsid="1eba2bb4"/>
    </style:style>
    <style:style style:name="T1113" style:family="text">
      <style:text-properties officeooo:rsid="1ebabb04"/>
    </style:style>
    <style:style style:name="T1114" style:family="text">
      <style:text-properties officeooo:rsid="1ed80683"/>
    </style:style>
    <style:style style:name="T1115" style:family="text">
      <style:text-properties officeooo:rsid="1eec286f"/>
    </style:style>
    <style:style style:name="T1116" style:family="text">
      <style:text-properties officeooo:rsid="1f036c10"/>
    </style:style>
    <style:style style:name="T1117" style:family="text">
      <style:text-properties officeooo:rsid="1f04fcdb"/>
    </style:style>
    <style:style style:name="T1118" style:family="text">
      <style:text-properties officeooo:rsid="153a7f8f"/>
    </style:style>
    <style:style style:name="T1119" style:family="text">
      <style:text-properties officeooo:rsid="1f101afa"/>
    </style:style>
    <style:style style:name="T1120" style:family="text">
      <style:text-properties officeooo:rsid="1f13151d"/>
    </style:style>
    <style:style style:name="T1121" style:family="text">
      <style:text-properties officeooo:rsid="1f4956fd"/>
    </style:style>
    <style:style style:name="T1122" style:family="text">
      <style:text-properties officeooo:rsid="1f4b7889"/>
    </style:style>
    <style:style style:name="T1123" style:family="text">
      <style:text-properties officeooo:rsid="1f55fee9"/>
    </style:style>
    <style:style style:name="T1124" style:family="text">
      <style:text-properties officeooo:rsid="1f57bc37"/>
    </style:style>
    <style:style style:name="T1125" style:family="text">
      <style:text-properties officeooo:rsid="1f5a4455"/>
    </style:style>
    <style:style style:name="T1126" style:family="text">
      <style:text-properties officeooo:rsid="1f5c2a2c"/>
    </style:style>
    <style:style style:name="T1127" style:family="text">
      <style:text-properties officeooo:rsid="1f7304d5"/>
    </style:style>
    <style:style style:name="T1128" style:family="text">
      <style:text-properties officeooo:rsid="1f83e655"/>
    </style:style>
    <style:style style:name="T1129" style:family="text">
      <style:text-properties officeooo:rsid="1f9cf616"/>
    </style:style>
    <style:style style:name="T1130" style:family="text">
      <style:text-properties officeooo:rsid="1fb2d0f0"/>
    </style:style>
    <style:style style:name="T1131" style:family="text">
      <style:text-properties officeooo:rsid="1fddd657"/>
    </style:style>
    <style:style style:name="T1132" style:family="text">
      <style:text-properties officeooo:rsid="1fe0bfc8"/>
    </style:style>
    <style:style style:name="T1133" style:family="text">
      <style:text-properties officeooo:rsid="1feeca78"/>
    </style:style>
    <style:style style:name="T1134" style:family="text">
      <style:text-properties officeooo:rsid="1ff87925"/>
    </style:style>
    <style:style style:name="T1135" style:family="text">
      <style:text-properties officeooo:rsid="1ffa3fc7"/>
    </style:style>
    <style:style style:name="T1136" style:family="text">
      <style:text-properties officeooo:rsid="20011288"/>
    </style:style>
    <style:style style:name="T1137" style:family="text">
      <style:text-properties officeooo:rsid="20119af0"/>
    </style:style>
    <style:style style:name="T1138" style:family="text">
      <style:text-properties officeooo:rsid="2026f42c"/>
    </style:style>
    <style:style style:name="T1139" style:family="text">
      <style:text-properties officeooo:rsid="202f608a"/>
    </style:style>
    <style:style style:name="T1140" style:family="text">
      <style:text-properties officeooo:rsid="20325278"/>
    </style:style>
    <style:style style:name="T1141" style:family="text">
      <style:text-properties officeooo:rsid="207a0c1d"/>
    </style:style>
    <style:style style:name="T1142" style:family="text">
      <style:text-properties officeooo:rsid="207da7e6"/>
    </style:style>
    <style:style style:name="T1143" style:family="text">
      <style:text-properties officeooo:rsid="2082db37"/>
    </style:style>
    <style:style style:name="T1144" style:family="text">
      <style:text-properties officeooo:rsid="20861374"/>
    </style:style>
    <style:style style:name="T1145" style:family="text">
      <style:text-properties officeooo:rsid="2087d078"/>
    </style:style>
    <style:style style:name="T1146" style:family="text">
      <style:text-properties officeooo:rsid="2088a134"/>
    </style:style>
    <style:style style:name="T1147" style:family="text">
      <style:text-properties officeooo:rsid="208ae2e3"/>
    </style:style>
    <style:style style:name="T1148" style:family="text">
      <style:text-properties officeooo:rsid="208c89fb"/>
    </style:style>
    <style:style style:name="T1149" style:family="text">
      <style:text-properties officeooo:rsid="208f684b"/>
    </style:style>
    <style:style style:name="T1150" style:family="text">
      <style:text-properties officeooo:rsid="208f8933"/>
    </style:style>
    <style:style style:name="T1151" style:family="text">
      <style:text-properties officeooo:rsid="209aec59"/>
    </style:style>
    <style:style style:name="T1152" style:family="text">
      <style:text-properties officeooo:rsid="209c91af"/>
    </style:style>
    <style:style style:name="T1153" style:family="text">
      <style:text-properties officeooo:rsid="20ae9233"/>
    </style:style>
    <style:style style:name="T1154" style:family="text">
      <style:text-properties officeooo:rsid="20b868e0"/>
    </style:style>
    <style:style style:name="T1155" style:family="text">
      <style:text-properties officeooo:rsid="20c7960a"/>
    </style:style>
    <style:style style:name="T1156" style:family="text">
      <style:text-properties officeooo:rsid="20cd57eb"/>
    </style:style>
    <style:style style:name="T1157" style:family="text">
      <style:text-properties officeooo:rsid="20eb5f46"/>
    </style:style>
    <style:style style:name="T1158" style:family="text">
      <style:text-properties officeooo:rsid="20eeb82c"/>
    </style:style>
    <style:style style:name="T1159" style:family="text">
      <style:text-properties officeooo:rsid="2107ada6"/>
    </style:style>
    <style:style style:name="T1160" style:family="text">
      <style:text-properties officeooo:rsid="214e67df"/>
    </style:style>
    <style:style style:name="T1161" style:family="text">
      <style:text-properties officeooo:rsid="215fe9b5"/>
    </style:style>
    <style:style style:name="T1162" style:family="text">
      <style:text-properties officeooo:rsid="216180ca"/>
    </style:style>
    <style:style style:name="T1163" style:family="text">
      <style:text-properties officeooo:rsid="21953dca"/>
    </style:style>
    <style:style style:name="T1164" style:family="text">
      <style:text-properties officeooo:rsid="21c1d0e8"/>
    </style:style>
    <style:style style:name="T1165" style:family="text">
      <style:text-properties officeooo:rsid="21c7ae80"/>
    </style:style>
    <style:style style:name="T1166" style:family="text">
      <style:text-properties officeooo:rsid="21c94840"/>
    </style:style>
    <style:style style:name="T1167" style:family="text">
      <style:text-properties officeooo:rsid="21cbefeb"/>
    </style:style>
    <style:style style:name="T1168" style:family="text">
      <style:text-properties officeooo:rsid="21f8950e"/>
    </style:style>
    <style:style style:name="T1169" style:family="text">
      <style:text-properties officeooo:rsid="21fe7135"/>
    </style:style>
    <style:style style:name="T1170" style:family="text">
      <style:text-properties officeooo:rsid="222a3134"/>
    </style:style>
    <style:style style:name="T1171" style:family="text">
      <style:text-properties officeooo:rsid="222dae39"/>
    </style:style>
    <style:style style:name="T1172" style:family="text">
      <style:text-properties officeooo:rsid="22306b6b"/>
    </style:style>
    <style:style style:name="T1173" style:family="text">
      <style:text-properties officeooo:rsid="223e6afd"/>
    </style:style>
    <style:style style:name="T1174" style:family="text">
      <style:text-properties officeooo:rsid="2242eb55"/>
    </style:style>
    <style:style style:name="T1175" style:family="text">
      <style:text-properties officeooo:rsid="225bcaea"/>
    </style:style>
    <style:style style:name="T1176" style:family="text">
      <style:text-properties officeooo:rsid="22689a72"/>
    </style:style>
    <style:style style:name="T1177" style:family="text">
      <style:text-properties style:text-underline-style="solid" style:text-underline-width="auto" style:text-underline-color="font-color"/>
    </style:style>
    <style:style style:name="T1178" style:family="text">
      <style:text-properties style:text-underline-style="solid" style:text-underline-width="auto" style:text-underline-color="font-color" fo:font-weight="normal" style:font-weight-asian="normal" style:font-weight-complex="normal"/>
    </style:style>
    <style:style style:name="T1179" style:family="text">
      <style:text-properties style:text-underline-style="solid" style:text-underline-width="auto" style:text-underline-color="font-color" fo:font-weight="normal" officeooo:rsid="16174fb8" style:font-weight-asian="normal" style:font-weight-complex="normal"/>
    </style:style>
    <style:style style:name="T1180" style:family="text">
      <style:text-properties style:text-underline-style="solid" style:text-underline-width="auto" style:text-underline-color="font-color" fo:font-weight="normal" officeooo:rsid="225bcaea" style:font-weight-asian="normal" style:font-weight-complex="normal"/>
    </style:style>
    <style:style style:name="T1181" style:family="text">
      <style:text-properties style:text-underline-style="solid" style:text-underline-width="auto" style:text-underline-color="font-color" officeooo:rsid="18e8f20c"/>
    </style:style>
    <style:style style:name="T1182" style:family="text">
      <style:text-properties style:text-underline-style="solid" style:text-underline-width="auto" style:text-underline-color="font-color" officeooo:rsid="227b4df1"/>
    </style:style>
    <style:style style:name="T1183" style:family="text">
      <style:text-properties style:text-underline-style="solid" style:text-underline-width="auto" style:text-underline-color="font-color" officeooo:rsid="2288d7d1"/>
    </style:style>
    <style:style style:name="T1184" style:family="text">
      <style:text-properties style:text-underline-style="solid" style:text-underline-width="auto" style:text-underline-color="font-color" officeooo:rsid="1d13a54a"/>
    </style:style>
    <style:style style:name="T1185" style:family="text">
      <style:text-properties style:text-underline-style="solid" style:text-underline-width="auto" style:text-underline-color="font-color" officeooo:rsid="2298f772"/>
    </style:style>
    <style:style style:name="T1186" style:family="text">
      <style:text-properties style:text-underline-style="solid" style:text-underline-width="auto" style:text-underline-color="font-color" officeooo:rsid="1d2fdeb8"/>
    </style:style>
    <style:style style:name="T1187" style:family="text">
      <style:text-properties style:text-underline-style="solid" style:text-underline-width="auto" style:text-underline-color="font-color" officeooo:rsid="22d241ea"/>
    </style:style>
    <style:style style:name="T1188" style:family="text">
      <style:text-properties style:text-underline-style="solid" style:text-underline-width="auto" style:text-underline-color="font-color" officeooo:rsid="22d8a962"/>
    </style:style>
    <style:style style:name="T1189" style:family="text">
      <style:text-properties style:text-underline-style="solid" style:text-underline-width="auto" style:text-underline-color="font-color" officeooo:rsid="1d7c05dc"/>
    </style:style>
    <style:style style:name="T1190" style:family="text">
      <style:text-properties style:text-underline-style="solid" style:text-underline-width="auto" style:text-underline-color="font-color" officeooo:rsid="1c81d622"/>
    </style:style>
    <style:style style:name="T1191" style:family="text">
      <style:text-properties style:text-underline-style="solid" style:text-underline-width="auto" style:text-underline-color="font-color" fo:font-weight="bold" style:font-weight-asian="bold" style:font-weight-complex="bold"/>
    </style:style>
    <style:style style:name="T1192" style:family="text">
      <style:text-properties style:text-underline-style="solid" style:text-underline-width="auto" style:text-underline-color="font-color" officeooo:rsid="151cf1f3"/>
    </style:style>
    <style:style style:name="T1193" style:family="text">
      <style:text-properties style:text-underline-style="solid" style:text-underline-width="auto" style:text-underline-color="font-color" officeooo:rsid="230435b4"/>
    </style:style>
    <style:style style:name="T1194" style:family="text">
      <style:text-properties style:text-underline-style="solid" style:text-underline-width="auto" style:text-underline-color="font-color" officeooo:rsid="16138f01"/>
    </style:style>
    <style:style style:name="T1195" style:family="text">
      <style:text-properties style:text-underline-style="solid" style:text-underline-width="auto" style:text-underline-color="font-color" officeooo:rsid="1f4956fd"/>
    </style:style>
    <style:style style:name="T1196" style:family="text">
      <style:text-properties style:text-underline-style="solid" style:text-underline-width="auto" style:text-underline-color="font-color" officeooo:rsid="237cfa8d"/>
    </style:style>
    <style:style style:name="T1197" style:family="text">
      <style:text-properties style:text-underline-style="solid" style:text-underline-width="auto" style:text-underline-color="font-color" officeooo:rsid="1adc8609"/>
    </style:style>
    <style:style style:name="T1198" style:family="text">
      <style:text-properties style:text-underline-style="solid" style:text-underline-width="auto" style:text-underline-color="font-color" officeooo:rsid="182c6288"/>
    </style:style>
    <style:style style:name="T1199" style:family="text">
      <style:text-properties style:text-underline-style="solid" style:text-underline-width="auto" style:text-underline-color="font-color" officeooo:rsid="23a1a55e"/>
    </style:style>
    <style:style style:name="T1200" style:family="text">
      <style:text-properties style:text-underline-style="solid" style:text-underline-width="auto" style:text-underline-color="font-color" officeooo:rsid="1b1a5bf4"/>
    </style:style>
    <style:style style:name="T1201" style:family="text">
      <style:text-properties style:text-underline-style="solid" style:text-underline-width="auto" style:text-underline-color="font-color" officeooo:rsid="16174fb8"/>
    </style:style>
    <style:style style:name="T1202" style:family="text">
      <style:text-properties style:text-underline-style="solid" style:text-underline-width="auto" style:text-underline-color="font-color" officeooo:rsid="19100872"/>
    </style:style>
    <style:style style:name="T1203" style:family="text">
      <style:text-properties style:text-underline-style="solid" style:text-underline-width="auto" style:text-underline-color="font-color" officeooo:rsid="23db23da"/>
    </style:style>
    <style:style style:name="T1204" style:family="text">
      <style:text-properties style:text-underline-style="solid" style:text-underline-width="auto" style:text-underline-color="font-color" officeooo:rsid="23e64d71"/>
    </style:style>
    <style:style style:name="T1205" style:family="text">
      <style:text-properties style:text-underline-style="solid" style:text-underline-width="auto" style:text-underline-color="font-color" officeooo:rsid="23ef8d18"/>
    </style:style>
    <style:style style:name="T1206" style:family="text">
      <style:text-properties style:text-underline-style="solid" style:text-underline-width="auto" style:text-underline-color="font-color" officeooo:rsid="23f219d6"/>
    </style:style>
    <style:style style:name="T1207" style:family="text">
      <style:text-properties style:text-underline-style="solid" style:text-underline-width="auto" style:text-underline-color="font-color" officeooo:rsid="1bca54bf"/>
    </style:style>
    <style:style style:name="T1208" style:family="text">
      <style:text-properties style:text-underline-style="solid" style:text-underline-width="auto" style:text-underline-color="font-color" officeooo:rsid="23fb4823"/>
    </style:style>
    <style:style style:name="T1209" style:family="text">
      <style:text-properties style:text-underline-style="solid" style:text-underline-width="auto" style:text-underline-color="font-color" officeooo:rsid="1a28edc9"/>
    </style:style>
    <style:style style:name="T1210" style:family="text">
      <style:text-properties style:text-underline-style="solid" style:text-underline-width="auto" style:text-underline-color="font-color" officeooo:rsid="24cad3f4"/>
    </style:style>
    <style:style style:name="T1211" style:family="text">
      <style:text-properties style:text-underline-style="solid" style:text-underline-width="auto" style:text-underline-color="font-color" officeooo:rsid="222dae39"/>
    </style:style>
    <style:style style:name="T1212" style:family="text">
      <style:text-properties style:text-underline-style="solid" style:text-underline-width="auto" style:text-underline-color="font-color" officeooo:rsid="256d8247"/>
    </style:style>
    <style:style style:name="T1213" style:family="text">
      <style:text-properties style:text-underline-style="none"/>
    </style:style>
    <style:style style:name="T1214" style:family="text">
      <style:text-properties style:text-underline-style="none" officeooo:rsid="2288d7d1"/>
    </style:style>
    <style:style style:name="T1215" style:family="text">
      <style:text-properties style:text-underline-style="none" officeooo:rsid="2289e00d"/>
    </style:style>
    <style:style style:name="T1216" style:family="text">
      <style:text-properties style:text-underline-style="none" officeooo:rsid="228b7966"/>
    </style:style>
    <style:style style:name="T1217" style:family="text">
      <style:text-properties style:text-underline-style="none" officeooo:rsid="22d8a962"/>
    </style:style>
    <style:style style:name="T1218" style:family="text">
      <style:text-properties style:text-underline-style="none" fo:font-weight="normal" style:font-weight-asian="normal" style:font-weight-complex="normal"/>
    </style:style>
    <style:style style:name="T1219" style:family="text">
      <style:text-properties style:text-underline-style="none" fo:font-weight="normal" officeooo:rsid="1e401b6c" style:font-weight-asian="normal" style:font-weight-complex="normal"/>
    </style:style>
    <style:style style:name="T1220" style:family="text">
      <style:text-properties style:text-underline-style="none" fo:font-weight="normal" officeooo:rsid="22db9fb8" style:font-weight-asian="normal" style:font-weight-complex="normal"/>
    </style:style>
    <style:style style:name="T1221" style:family="text">
      <style:text-properties style:text-underline-style="none" fo:font-weight="normal" officeooo:rsid="24a6c563" style:font-weight-asian="normal" style:font-weight-complex="normal"/>
    </style:style>
    <style:style style:name="T1222" style:family="text">
      <style:text-properties style:text-underline-style="none" officeooo:rsid="1e33970c"/>
    </style:style>
    <style:style style:name="T1223" style:family="text">
      <style:text-properties style:text-underline-style="none" officeooo:rsid="23ef8d18"/>
    </style:style>
    <style:style style:name="T1224" style:family="text">
      <style:text-properties style:text-underline-style="none" officeooo:rsid="1dcbe43e"/>
    </style:style>
    <style:style style:name="T1225" style:family="text">
      <style:text-properties style:text-underline-style="none" officeooo:rsid="2494d38f"/>
    </style:style>
    <style:style style:name="T1226" style:family="text">
      <style:text-properties style:text-underline-style="none" officeooo:rsid="1f185968"/>
    </style:style>
    <style:style style:name="T1227" style:family="text">
      <style:text-properties style:text-underline-style="none" officeooo:rsid="1d89163c"/>
    </style:style>
    <style:style style:name="T1228" style:family="text">
      <style:text-properties style:text-underline-style="none" officeooo:rsid="174ff3af"/>
    </style:style>
    <style:style style:name="T1229" style:family="text">
      <style:text-properties style:text-underline-style="none" officeooo:rsid="24b07a1f"/>
    </style:style>
    <style:style style:name="T1230" style:family="text">
      <style:text-properties officeooo:rsid="2270973c"/>
    </style:style>
    <style:style style:name="T1231" style:family="text">
      <style:text-properties officeooo:rsid="2271c943"/>
    </style:style>
    <style:style style:name="T1232" style:family="text">
      <style:text-properties officeooo:rsid="22729f49"/>
    </style:style>
    <style:style style:name="T1233" style:family="text">
      <style:text-properties officeooo:rsid="22743b1e"/>
    </style:style>
    <style:style style:name="T1234" style:family="text">
      <style:text-properties officeooo:rsid="22755630"/>
    </style:style>
    <style:style style:name="T1235" style:family="text">
      <style:text-properties officeooo:rsid="1d13a54a"/>
    </style:style>
    <style:style style:name="T1236" style:family="text">
      <style:text-properties officeooo:rsid="2288d7d1"/>
    </style:style>
    <style:style style:name="T1237" style:family="text">
      <style:text-properties officeooo:rsid="1d21a784"/>
    </style:style>
    <style:style style:name="T1238" style:family="text">
      <style:text-properties fo:font-variant="normal" fo:text-transform="none" fo:color="#222222" fo:letter-spacing="normal" fo:font-style="italic" style:font-style-asian="italic" style:font-style-complex="italic"/>
    </style:style>
    <style:style style:name="T1239" style:family="text">
      <style:text-properties fo:font-variant="normal" fo:text-transform="none" fo:color="#222222" fo:letter-spacing="normal" fo:font-style="italic" officeooo:rsid="1d1a7fb6" style:font-style-asian="italic" style:font-style-complex="italic"/>
    </style:style>
    <style:style style:name="T1240" style:family="text">
      <style:text-properties fo:font-variant="normal" fo:text-transform="none" fo:color="#222222" fo:letter-spacing="normal" fo:font-style="italic" officeooo:rsid="23855347" style:font-style-asian="italic" style:font-style-complex="italic"/>
    </style:style>
    <style:style style:name="T1241"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2"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3"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4" style:family="text">
      <style:text-properties fo:font-variant="normal" fo:text-transform="none" fo:color="#222222" fo:letter-spacing="normal" fo:font-style="normal" style:font-style-asian="normal" style:font-style-complex="normal"/>
    </style:style>
    <style:style style:name="T1245" style:family="text">
      <style:text-properties fo:font-variant="normal" fo:text-transform="none" fo:color="#222222" fo:letter-spacing="normal" fo:font-style="normal" officeooo:rsid="2291ef2b" style:font-style-asian="normal" style:font-style-complex="normal"/>
    </style:style>
    <style:style style:name="T1246" style:family="text">
      <style:text-properties fo:font-variant="normal" fo:text-transform="none" fo:color="#222222" fo:letter-spacing="normal" fo:font-style="normal" officeooo:rsid="1d1a7fb6" style:font-style-asian="normal" style:font-style-complex="normal"/>
    </style:style>
    <style:style style:name="T1247"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48" style:family="text">
      <style:text-properties fo:font-variant="normal" fo:text-transform="none" fo:color="#222222" fo:letter-spacing="normal" fo:language="cs" fo:country="CZ" fo:font-style="normal" officeooo:rsid="1d1a7fb6" style:font-style-asian="normal" style:font-style-complex="normal"/>
    </style:style>
    <style:style style:name="T1249" style:family="text">
      <style:text-properties fo:font-variant="normal" fo:text-transform="none" fo:color="#222222" fo:letter-spacing="normal" fo:language="cs" fo:country="CZ" fo:font-style="italic" officeooo:rsid="1d1a7fb6" style:font-style-asian="italic" style:font-style-complex="italic"/>
    </style:style>
    <style:style style:name="T1250" style:family="text">
      <style:text-properties fo:font-variant="normal" fo:text-transform="none" fo:color="#222222" fo:letter-spacing="normal" fo:font-weight="bold" officeooo:rsid="1d1a7fb6" style:font-weight-asian="bold" style:font-weight-complex="bold"/>
    </style:style>
    <style:style style:name="T1251" style:family="text">
      <style:text-properties fo:font-variant="normal" fo:text-transform="none" fo:color="#000000" fo:letter-spacing="normal"/>
    </style:style>
    <style:style style:name="T1252" style:family="text">
      <style:text-properties fo:font-variant="normal" fo:text-transform="none" fo:color="#000000" fo:letter-spacing="normal" style:text-underline-style="none" officeooo:rsid="2291ef2b"/>
    </style:style>
    <style:style style:name="T1253"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5"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6"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57"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1" style:family="text">
      <style:text-properties fo:font-variant="normal" fo:text-transform="none" fo:color="#000000" fo:letter-spacing="normal" fo:font-style="normal" style:text-underline-style="none" officeooo:rsid="2291ef2b" style:font-style-asian="normal" style:font-style-complex="normal"/>
    </style:style>
    <style:style style:name="T1282"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3"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4"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5"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font-style-asian="normal" style:font-style-complex="normal" loext:padding="0cm" loext:border="none"/>
    </style:style>
    <style:style style:name="T1296" style:family="text">
      <style:text-properties fo:font-variant="normal" fo:text-transform="none" fo:color="#000000" fo:letter-spacing="normal" fo:font-style="normal" officeooo:rsid="22afde45" style:font-style-asian="normal" style:font-style-complex="normal" loext:padding="0cm" loext:border="none"/>
    </style:style>
    <style:style style:name="T1297" style:family="text">
      <style:text-properties fo:font-variant="normal" fo:text-transform="none" fo:color="#000000" fo:letter-spacing="normal" fo:font-style="normal" officeooo:rsid="208a4fcb" style:font-style-asian="normal" style:font-style-complex="normal" loext:padding="0cm" loext:border="none"/>
    </style:style>
    <style:style style:name="T1298" style:family="text">
      <style:text-properties fo:font-variant="normal" fo:text-transform="none" fo:color="#000000" fo:letter-spacing="normal" fo:font-style="normal" officeooo:rsid="22b209a1" style:font-style-asian="normal" style:font-style-complex="normal" loext:padding="0cm" loext:border="none"/>
    </style:style>
    <style:style style:name="T1299" style:family="text">
      <style:text-properties fo:font-variant="normal" fo:text-transform="none" fo:color="#000000" fo:letter-spacing="normal" fo:font-style="normal" officeooo:rsid="22b313da" style:font-style-asian="normal" style:font-style-complex="normal" loext:padding="0cm" loext:border="none"/>
    </style:style>
    <style:style style:name="T1300" style:family="text">
      <style:text-properties fo:font-variant="normal" fo:text-transform="none" fo:color="#000000" fo:letter-spacing="normal" fo:font-style="normal" officeooo:rsid="22b65da1" style:font-style-asian="normal" style:font-style-complex="normal" loext:padding="0cm" loext:border="none"/>
    </style:style>
    <style:style style:name="T1301" style:family="text">
      <style:text-properties fo:font-variant="normal" fo:text-transform="none" fo:color="#000000" fo:letter-spacing="normal" fo:font-style="normal" officeooo:rsid="22b75f06" style:font-style-asian="normal" style:font-style-complex="normal" loext:padding="0cm" loext:border="none"/>
    </style:style>
    <style:style style:name="T1302" style:family="text">
      <style:text-properties fo:font-variant="normal" fo:text-transform="none" fo:color="#000000" fo:letter-spacing="normal" fo:font-style="normal" officeooo:rsid="22b8f4cb" style:font-style-asian="normal" style:font-style-complex="normal" loext:padding="0cm" loext:border="none"/>
    </style:style>
    <style:style style:name="T1303" style:family="text">
      <style:text-properties fo:font-variant="normal" fo:text-transform="none" fo:color="#000000" fo:letter-spacing="normal" fo:font-style="normal" officeooo:rsid="22ba8833" style:font-style-asian="normal" style:font-style-complex="normal" loext:padding="0cm" loext:border="none"/>
    </style:style>
    <style:style style:name="T1304"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1" style:family="text">
      <style:text-properties fo:font-variant="normal" fo:text-transform="none" fo:color="#000000" fo:letter-spacing="normal" officeooo:rsid="208a4fcb" loext:padding="0cm" loext:border="none"/>
    </style:style>
    <style:style style:name="T131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3" style:family="text">
      <style:text-properties fo:font-variant="normal" fo:text-transform="none" fo:color="#000000" fo:letter-spacing="normal" fo:font-weight="bold" style:font-weight-asian="bold" style:font-weight-complex="bold"/>
    </style:style>
    <style:style style:name="T1314" style:family="text">
      <style:text-properties fo:font-variant="normal" fo:text-transform="none" fo:color="#000000" fo:letter-spacing="normal" fo:font-weight="bold" officeooo:rsid="207da7e6" style:font-weight-asian="bold" style:font-weight-complex="bold"/>
    </style:style>
    <style:style style:name="T1315" style:family="text">
      <style:text-properties fo:font-variant="normal" fo:text-transform="none" fo:color="#000000" fo:letter-spacing="normal" fo:font-style="italic" officeooo:rsid="22ba8833" style:font-style-asian="italic" style:font-style-complex="italic" loext:padding="0cm" loext:border="none"/>
    </style:style>
    <style:style style:name="T1316" style:family="text">
      <style:text-properties fo:font-variant="normal" fo:text-transform="none" fo:color="#333333" fo:letter-spacing="normal"/>
    </style:style>
    <style:style style:name="T1317" style:family="text">
      <style:text-properties fo:font-variant="normal" fo:text-transform="none" fo:color="#333333" fo:letter-spacing="normal" fo:font-style="normal" officeooo:rsid="15520144" style:font-style-asian="normal" style:font-style-complex="normal"/>
    </style:style>
    <style:style style:name="T1318"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19"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0"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1"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2"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3"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4"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5"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6"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27" style:family="text">
      <style:text-properties officeooo:rsid="2298f772"/>
    </style:style>
    <style:style style:name="T1328" style:family="text">
      <style:text-properties officeooo:rsid="1ee56f5b"/>
    </style:style>
    <style:style style:name="T1329" style:family="text">
      <style:text-properties officeooo:rsid="22ab3d22"/>
    </style:style>
    <style:style style:name="T1330" style:family="text">
      <style:text-properties officeooo:rsid="1f87dab3"/>
    </style:style>
    <style:style style:name="T1331" style:family="text">
      <style:text-properties officeooo:rsid="22ab5150"/>
    </style:style>
    <style:style style:name="T1332" style:family="text">
      <style:text-properties officeooo:rsid="22abde92"/>
    </style:style>
    <style:style style:name="T1333" style:family="text">
      <style:text-properties officeooo:rsid="208a4fcb"/>
    </style:style>
    <style:style style:name="T1334" style:family="text">
      <style:text-properties officeooo:rsid="19e9635b"/>
    </style:style>
    <style:style style:name="T1335" style:family="text">
      <style:text-properties officeooo:rsid="19e8a416"/>
    </style:style>
    <style:style style:name="T1336" style:family="text">
      <style:text-properties officeooo:rsid="22d5cebb"/>
    </style:style>
    <style:style style:name="T1337" style:family="text">
      <style:text-properties officeooo:rsid="1d8623ba"/>
    </style:style>
    <style:style style:name="T1338" style:family="text">
      <style:text-properties officeooo:rsid="22d8a962"/>
    </style:style>
    <style:style style:name="T1339" style:family="text">
      <style:text-properties officeooo:rsid="1dd51cea"/>
    </style:style>
    <style:style style:name="T1340" style:family="text">
      <style:text-properties officeooo:rsid="2169e26d"/>
    </style:style>
    <style:style style:name="T1341" style:family="text">
      <style:text-properties officeooo:rsid="22ed6980"/>
    </style:style>
    <style:style style:name="T1342" style:family="text">
      <style:text-properties officeooo:rsid="22eeb167"/>
    </style:style>
    <style:style style:name="T1343" style:family="text">
      <style:text-properties officeooo:rsid="1c81d622"/>
    </style:style>
    <style:style style:name="T1344" style:family="text">
      <style:text-properties officeooo:rsid="1fc9e812"/>
    </style:style>
    <style:style style:name="T1345" style:family="text">
      <style:text-properties officeooo:rsid="151cf1f3"/>
    </style:style>
    <style:style style:name="T1346" style:family="text">
      <style:text-properties officeooo:rsid="1caca17b"/>
    </style:style>
    <style:style style:name="T1347" style:family="text">
      <style:text-properties officeooo:rsid="231ebc47"/>
    </style:style>
    <style:style style:name="T1348" style:family="text">
      <style:text-properties officeooo:rsid="2333a4c4"/>
    </style:style>
    <style:style style:name="T1349" style:family="text">
      <style:text-properties officeooo:rsid="233a4f3d"/>
    </style:style>
    <style:style style:name="T1350" style:family="text">
      <style:text-properties officeooo:rsid="233f7757"/>
    </style:style>
    <style:style style:name="T1351" style:family="text">
      <style:text-properties officeooo:rsid="23463cdb"/>
    </style:style>
    <style:style style:name="T1352" style:family="text">
      <style:text-properties officeooo:rsid="23606f53"/>
    </style:style>
    <style:style style:name="T1353" style:family="text">
      <style:text-properties officeooo:rsid="17e9c691"/>
    </style:style>
    <style:style style:name="T1354" style:family="text">
      <style:text-properties officeooo:rsid="17e4812a"/>
    </style:style>
    <style:style style:name="T1355" style:family="text">
      <style:text-properties officeooo:rsid="17e64274"/>
    </style:style>
    <style:style style:name="T1356" style:family="text">
      <style:text-properties officeooo:rsid="17eb9e84"/>
    </style:style>
    <style:style style:name="T1357" style:family="text">
      <style:text-properties officeooo:rsid="180917aa"/>
    </style:style>
    <style:style style:name="T1358" style:family="text">
      <style:text-properties officeooo:rsid="15247c1a"/>
    </style:style>
    <style:style style:name="T1359" style:family="text">
      <style:text-properties officeooo:rsid="1536ee61"/>
    </style:style>
    <style:style style:name="T1360" style:family="text">
      <style:text-properties officeooo:rsid="1b1a5bf4"/>
    </style:style>
    <style:style style:name="T1361" style:family="text">
      <style:text-properties officeooo:rsid="1d97e66e"/>
    </style:style>
    <style:style style:name="T1362" style:family="text">
      <style:text-properties officeooo:rsid="2386865e"/>
    </style:style>
    <style:style style:name="T1363" style:family="text">
      <style:text-properties officeooo:rsid="23873f44"/>
    </style:style>
    <style:style style:name="T1364" style:family="text">
      <style:text-properties officeooo:rsid="1b1d074d"/>
    </style:style>
    <style:style style:name="T1365" style:family="text">
      <style:text-properties officeooo:rsid="238d8684"/>
    </style:style>
    <style:style style:name="T1366" style:family="text">
      <style:text-properties officeooo:rsid="1aff31d1"/>
    </style:style>
    <style:style style:name="T1367" style:family="text">
      <style:text-properties officeooo:rsid="2399c31b"/>
    </style:style>
    <style:style style:name="T1368" style:family="text">
      <style:text-properties officeooo:rsid="239a982f"/>
    </style:style>
    <style:style style:name="T1369" style:family="text">
      <style:text-properties officeooo:rsid="239e876b"/>
    </style:style>
    <style:style style:name="T1370" style:family="text">
      <style:text-properties officeooo:rsid="1b9fea33"/>
    </style:style>
    <style:style style:name="T1371" style:family="text">
      <style:text-properties officeooo:rsid="23a2c200"/>
    </style:style>
    <style:style style:name="T1372" style:family="text">
      <style:text-properties officeooo:rsid="202e522f"/>
    </style:style>
    <style:style style:name="T1373" style:family="text">
      <style:text-properties officeooo:rsid="23ab46ec"/>
    </style:style>
    <style:style style:name="T1374" style:family="text">
      <style:text-properties officeooo:rsid="23b57a7f"/>
    </style:style>
    <style:style style:name="T1375" style:family="text">
      <style:text-properties officeooo:rsid="23b85347"/>
    </style:style>
    <style:style style:name="T1376" style:family="text">
      <style:text-properties officeooo:rsid="23bff578"/>
    </style:style>
    <style:style style:name="T1377" style:family="text">
      <style:text-properties officeooo:rsid="17bec376"/>
    </style:style>
    <style:style style:name="T1378" style:family="text">
      <style:text-properties officeooo:rsid="23c27c01"/>
    </style:style>
    <style:style style:name="T1379" style:family="text">
      <style:text-properties officeooo:rsid="23c3c19d"/>
    </style:style>
    <style:style style:name="T1380" style:family="text">
      <style:text-properties officeooo:rsid="1927fafa"/>
    </style:style>
    <style:style style:name="T1381" style:family="text">
      <style:text-properties officeooo:rsid="23d49a56"/>
    </style:style>
    <style:style style:name="T1382" style:family="text">
      <style:text-properties officeooo:rsid="19100872"/>
    </style:style>
    <style:style style:name="T1383" style:family="text">
      <style:text-properties officeooo:rsid="23db23da"/>
    </style:style>
    <style:style style:name="T1384" style:family="text">
      <style:text-properties officeooo:rsid="23e03aea"/>
    </style:style>
    <style:style style:name="T1385" style:family="text">
      <style:text-properties officeooo:rsid="23e211c1"/>
    </style:style>
    <style:style style:name="T1386" style:family="text">
      <style:text-properties officeooo:rsid="23e64d71"/>
    </style:style>
    <style:style style:name="T1387" style:family="text">
      <style:text-properties officeooo:rsid="1c8b645a"/>
    </style:style>
    <style:style style:name="T1388" style:family="text">
      <style:text-properties officeooo:rsid="23eb9480"/>
    </style:style>
    <style:style style:name="T1389" style:family="text">
      <style:text-properties officeooo:rsid="23ef8d18"/>
    </style:style>
    <style:style style:name="T1390" style:family="text">
      <style:text-properties officeooo:rsid="23f219d6"/>
    </style:style>
    <style:style style:name="T1391" style:family="text">
      <style:text-properties officeooo:rsid="23fb4823"/>
    </style:style>
    <style:style style:name="T1392" style:family="text">
      <style:text-properties officeooo:rsid="1c6224b1"/>
    </style:style>
    <style:style style:name="T1393" style:family="text">
      <style:text-properties officeooo:rsid="1bca54bf"/>
    </style:style>
    <style:style style:name="T1394" style:family="text">
      <style:text-properties officeooo:rsid="1b9d2f1b"/>
    </style:style>
    <style:style style:name="T1395" style:family="text">
      <style:text-properties officeooo:rsid="1b9e4095"/>
    </style:style>
    <style:style style:name="T1396" style:family="text">
      <style:text-properties officeooo:rsid="240c73a9"/>
    </style:style>
    <style:style style:name="T1397" style:family="text">
      <style:text-properties officeooo:rsid="24127821"/>
    </style:style>
    <style:style style:name="T1398" style:family="text">
      <style:text-properties officeooo:rsid="24150145"/>
    </style:style>
    <style:style style:name="T1399" style:family="text">
      <style:text-properties officeooo:rsid="2424a0c0"/>
    </style:style>
    <style:style style:name="T1400" style:family="text">
      <style:text-properties officeooo:rsid="2429c1f3"/>
    </style:style>
    <style:style style:name="T1401" style:family="text">
      <style:text-properties officeooo:rsid="242a5b54"/>
    </style:style>
    <style:style style:name="T1402" style:family="text">
      <style:text-properties officeooo:rsid="242b361d"/>
    </style:style>
    <style:style style:name="T1403" style:family="text">
      <style:text-properties officeooo:rsid="2445a787"/>
    </style:style>
    <style:style style:name="T1404" style:family="text">
      <style:text-properties officeooo:rsid="2446ba65"/>
    </style:style>
    <style:style style:name="T1405" style:family="text">
      <style:text-properties officeooo:rsid="244c432a"/>
    </style:style>
    <style:style style:name="T1406" style:family="text">
      <style:text-properties officeooo:rsid="24543bc7"/>
    </style:style>
    <style:style style:name="T1407" style:family="text">
      <style:text-properties officeooo:rsid="24596855"/>
    </style:style>
    <style:style style:name="T1408" style:family="text">
      <style:text-properties officeooo:rsid="24599a4a"/>
    </style:style>
    <style:style style:name="T1409" style:family="text">
      <style:text-properties officeooo:rsid="245a2b3f"/>
    </style:style>
    <style:style style:name="T1410" style:family="text">
      <style:text-properties officeooo:rsid="245bacb2"/>
    </style:style>
    <style:style style:name="T1411" style:family="text">
      <style:text-properties officeooo:rsid="24653a53"/>
    </style:style>
    <style:style style:name="T1412" style:family="text">
      <style:text-properties officeooo:rsid="24676d18"/>
    </style:style>
    <style:style style:name="T1413" style:family="text">
      <style:text-properties officeooo:rsid="24690068"/>
    </style:style>
    <style:style style:name="T1414" style:family="text">
      <style:text-properties officeooo:rsid="246f039d"/>
    </style:style>
    <style:style style:name="T1415" style:family="text">
      <style:text-properties officeooo:rsid="2479215f"/>
    </style:style>
    <style:style style:name="T1416" style:family="text">
      <style:text-properties officeooo:rsid="2479b562"/>
    </style:style>
    <style:style style:name="T1417" style:family="text">
      <style:text-properties officeooo:rsid="247fe130"/>
    </style:style>
    <style:style style:name="T1418" style:family="text">
      <style:text-properties officeooo:rsid="1572e53f"/>
    </style:style>
    <style:style style:name="T1419" style:family="text">
      <style:text-properties officeooo:rsid="12bdefed"/>
    </style:style>
    <style:style style:name="T1420" style:family="text">
      <style:text-properties officeooo:rsid="248d58d6"/>
    </style:style>
    <style:style style:name="T1421" style:family="text">
      <style:text-properties officeooo:rsid="249ce6a6"/>
    </style:style>
    <style:style style:name="T1422" style:family="text">
      <style:text-properties officeooo:rsid="24a08fdb"/>
    </style:style>
    <style:style style:name="T1423" style:family="text">
      <style:text-properties officeooo:rsid="24a0d12c"/>
    </style:style>
    <style:style style:name="T1424" style:family="text">
      <style:text-properties officeooo:rsid="24a2ad79"/>
    </style:style>
    <style:style style:name="T1425" style:family="text">
      <style:text-properties officeooo:rsid="24a581b4"/>
    </style:style>
    <style:style style:name="T1426" style:family="text">
      <style:text-properties officeooo:rsid="23128a35"/>
    </style:style>
    <style:style style:name="T1427" style:family="text">
      <style:text-properties officeooo:rsid="24ab3122"/>
    </style:style>
    <style:style style:name="T1428" style:family="text">
      <style:text-properties officeooo:rsid="24aefa19"/>
    </style:style>
    <style:style style:name="T1429" style:family="text">
      <style:text-properties officeooo:rsid="24c8c3c2"/>
    </style:style>
    <style:style style:name="T1430" style:family="text">
      <style:text-properties officeooo:rsid="24cef1df"/>
    </style:style>
    <style:style style:name="T1431" style:family="text">
      <style:text-properties officeooo:rsid="24cfd3fa"/>
    </style:style>
    <style:style style:name="T1432" style:family="text">
      <style:text-properties officeooo:rsid="20adc998"/>
    </style:style>
    <style:style style:name="T1433" style:family="text">
      <style:text-properties officeooo:rsid="24da47ce"/>
    </style:style>
    <style:style style:name="T1434" style:family="text">
      <style:text-properties officeooo:rsid="24dba9f3"/>
    </style:style>
    <style:style style:name="T1435" style:family="text">
      <style:text-properties officeooo:rsid="18f8f928"/>
    </style:style>
    <style:style style:name="T1436" style:family="text">
      <style:text-properties officeooo:rsid="24f967ca"/>
    </style:style>
    <style:style style:name="T1437" style:family="text">
      <style:text-properties officeooo:rsid="250c307e"/>
    </style:style>
    <style:style style:name="T1438" style:family="text">
      <style:text-properties officeooo:rsid="250d19cf"/>
    </style:style>
    <style:style style:name="T1439" style:family="text">
      <style:text-properties officeooo:rsid="251521f8"/>
    </style:style>
    <style:style style:name="T1440" style:family="text">
      <style:text-properties officeooo:rsid="2517bf42"/>
    </style:style>
    <style:style style:name="T1441" style:family="text">
      <style:text-properties officeooo:rsid="251ce297"/>
    </style:style>
    <style:style style:name="T1442" style:family="text">
      <style:text-properties officeooo:rsid="252b1a45"/>
    </style:style>
    <style:style style:name="T1443" style:family="text">
      <style:text-properties officeooo:rsid="252d6966"/>
    </style:style>
    <style:style style:name="T1444" style:family="text">
      <style:text-properties officeooo:rsid="25307186"/>
    </style:style>
    <style:style style:name="T1445" style:family="text">
      <style:text-properties officeooo:rsid="2530f8e7"/>
    </style:style>
    <style:style style:name="T1446" style:family="text">
      <style:text-properties officeooo:rsid="2531cc25"/>
    </style:style>
    <style:style style:name="T1447" style:family="text">
      <style:text-properties officeooo:rsid="253467f0"/>
    </style:style>
    <style:style style:name="T1448" style:family="text">
      <style:text-properties officeooo:rsid="2538f9a2"/>
    </style:style>
    <style:style style:name="T1449" style:family="text">
      <style:text-properties officeooo:rsid="253d1fad"/>
    </style:style>
    <style:style style:name="T1450" style:family="text">
      <style:text-properties officeooo:rsid="254ec293"/>
    </style:style>
    <style:style style:name="T1451" style:family="text">
      <style:text-properties officeooo:rsid="255d7a7b"/>
    </style:style>
    <style:style style:name="T1452" style:family="text">
      <style:text-properties officeooo:rsid="25795465"/>
    </style:style>
    <style:style style:name="T1453" style:family="text">
      <style:text-properties officeooo:rsid="2585015a"/>
    </style:style>
    <style:style style:name="T1454" style:family="text">
      <style:text-properties officeooo:rsid="259d8d04"/>
    </style:style>
    <style:style style:name="T1455" style:family="text">
      <style:text-properties officeooo:rsid="259e94ab"/>
    </style:style>
    <style:style style:name="T1456" style:family="text">
      <style:text-properties officeooo:rsid="259f6000"/>
    </style:style>
    <style:style style:name="T1457" style:family="text">
      <style:text-properties officeooo:rsid="25a35d3d"/>
    </style:style>
    <style:style style:name="T1458" style:family="text">
      <style:text-properties officeooo:rsid="25ac128e"/>
    </style:style>
    <style:style style:name="T1459" style:family="text">
      <style:text-properties officeooo:rsid="25acc26c"/>
    </style:style>
    <style:style style:name="T1460" style:family="text">
      <style:text-properties officeooo:rsid="25ae1aba"/>
    </style:style>
    <style:style style:name="T1461" style:family="text">
      <style:text-properties officeooo:rsid="25ae2cd6"/>
    </style:style>
    <style:style style:name="T1462" style:family="text">
      <style:text-properties officeooo:rsid="25afa011"/>
    </style:style>
    <style:style style:name="T1463" style:family="text">
      <style:text-properties officeooo:rsid="25b040a3"/>
    </style:style>
    <style:style style:name="T1464" style:family="text">
      <style:text-properties officeooo:rsid="21960d9a"/>
    </style:style>
    <style:style style:name="T1465" style:family="text">
      <style:text-properties officeooo:rsid="25b3c65c"/>
    </style:style>
    <style:style style:name="T1466" style:family="text">
      <style:text-properties officeooo:rsid="25b576fa"/>
    </style:style>
    <style:style style:name="T1467" style:family="text">
      <style:text-properties officeooo:rsid="25b8e817"/>
    </style:style>
    <style:style style:name="T1468" style:family="text">
      <style:text-properties officeooo:rsid="25c56f65"/>
    </style:style>
    <style:style style:name="T1469" style:family="text">
      <style:text-properties officeooo:rsid="25c912a7"/>
    </style:style>
    <style:style style:name="T1470" style:family="text">
      <style:text-properties officeooo:rsid="25d44de5"/>
    </style:style>
    <style:style style:name="T1471" style:family="text">
      <style:text-properties officeooo:rsid="1fc5713b"/>
    </style:style>
    <style:style style:name="T1472" style:family="text">
      <style:text-properties officeooo:rsid="25dd5ddb"/>
    </style:style>
    <style:style style:name="T1473" style:family="text">
      <style:text-properties officeooo:rsid="25df42e7"/>
    </style:style>
    <style:style style:name="T1474" style:family="text">
      <style:text-properties officeooo:rsid="25ea7888"/>
    </style:style>
    <style:style style:name="T1475" style:family="text">
      <style:text-properties officeooo:rsid="25ead532"/>
    </style:style>
    <style:style style:name="T1476" style:family="text">
      <style:text-properties officeooo:rsid="25ed3577"/>
    </style:style>
    <style:style style:name="T1477" style:family="text">
      <style:text-properties officeooo:rsid="25ef49f3"/>
    </style:style>
    <style:style style:name="T1478" style:family="text">
      <style:text-properties officeooo:rsid="25f24083"/>
    </style:style>
    <style:style style:name="T1479" style:family="text">
      <style:text-properties officeooo:rsid="25f95929"/>
    </style:style>
    <style:style style:name="T1480" style:family="text">
      <style:text-properties officeooo:rsid="25fac11c"/>
    </style:style>
    <style:style style:name="T1481" style:family="text">
      <style:text-properties officeooo:rsid="25fb92de"/>
    </style:style>
    <style:style style:name="T1482" style:family="text">
      <style:text-properties officeooo:rsid="2603756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Opuštěná pevnost</text:p>
      <text:p text:style-name="P99"/>
      <text:p text:style-name="P99"/>
      <text:p text:style-name="P100">dobrodružství pro hru</text:p>
      <text:p text:style-name="P264">Dakara</text:p>
      <text:p text:style-name="P263"/>
      <text:p text:style-name="P262">dungeoncrawl</text:p>
      <text:p text:style-name="P261"/>
      <text:p text:style-name="P261"/>
      <text:p text:style-name="P260"/>
      <text:p text:style-name="P260"/>
      <text:p text:style-name="P260"/>
      <text:p text:style-name="P260"/>
      <text:p text:style-name="P260"/>
      <text:p text:style-name="P260"/>
      <text:p text:style-name="P260"/>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9"><text:a xlink:type="simple" xlink:href="#__RefHeading___Toc5355_3707205463" text:style-name="Internet_20_link" text:visited-style-name="Internet_20_link">Úvod</text:a><text:tab/>3</text:p>
          <text:p text:style-name="P270"><text:a xlink:type="simple" xlink:href="#__RefHeading___Toc5359_3707205463" text:style-name="Internet_20_link" text:visited-style-name="Internet_20_link">O⁠ čem je toto dobrodružství</text:a><text:tab/>4</text:p>
          <text:p text:style-name="P270"><text:a xlink:type="simple" xlink:href="#__RefHeading___Toc22606_2617596474" text:style-name="Internet_20_link" text:visited-style-name="Internet_20_link">Příprava na hru</text:a><text:tab/>5</text:p>
          <text:p text:style-name="P270"><text:a xlink:type="simple" xlink:href="#__RefHeading___Toc22608_2617596474" text:style-name="Internet_20_link" text:visited-style-name="Internet_20_link">Vedení hry</text:a><text:tab/>5</text:p>
          <text:p text:style-name="P269"><text:a xlink:type="simple" xlink:href="#__RefHeading___Toc4675_1563740365" text:style-name="Internet_20_link" text:visited-style-name="Internet_20_link">Začátek hry</text:a><text:tab/>8</text:p>
          <text:p text:style-name="P269"><text:a xlink:type="simple" xlink:href="#__RefHeading___Toc5369_3707205463" text:style-name="Internet_20_link" text:visited-style-name="Internet_20_link">Místnosti</text:a><text:tab/>9</text:p>
          <text:p text:style-name="P270"><text:a xlink:type="simple" xlink:href="#__RefHeading___Toc2924_1905480466" text:style-name="Internet_20_link" text:visited-style-name="Internet_20_link">Trosky pevnosti</text:a><text:tab/>10</text:p>
          <text:p text:style-name="P270"><text:a xlink:type="simple" xlink:href="#__RefHeading___Toc2926_1905480466" text:style-name="Internet_20_link" text:visited-style-name="Internet_20_link">První podzemní patro</text:a><text:tab/>17</text:p>
          <text:p text:style-name="P270"><text:a xlink:type="simple" xlink:href="#__RefHeading___Toc2928_1905480466" text:style-name="Internet_20_link" text:visited-style-name="Internet_20_link">Druhé podzemní patro</text:a><text:tab/>35</text:p>
          <text:p text:style-name="P269"><text:a xlink:type="simple" xlink:href="#__RefHeading___Toc2930_1905480466" text:style-name="Internet_20_link" text:visited-style-name="Internet_20_link">Konec dobrodružství</text:a><text:tab/>59</text:p>
          <text:p text:style-name="P270"><text:a xlink:type="simple" xlink:href="#__RefHeading___Toc5831_1424409582" text:style-name="Internet_20_link" text:visited-style-name="Internet_20_link">Cena pokladů</text:a><text:tab/>59</text:p>
        </text:index-body>
      </text:table-of-content>
      <text:p text:style-name="P184"/>
      <text:p text:style-name="P165"/>
      <text:p text:style-name="P165"/>
      <text:p text:style-name="P165"/>
      <text:p text:style-name="P165"/>
      <text:p text:style-name="P4"/>
      <text:p text:style-name="P4"/>
      <text:p text:style-name="P4">Verze 0.<text:span text:style-name="T1473">3.1</text:span></text:p>
      <text:p text:style-name="P18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p text:style-name="Text_20_body"><text:soft-page-break/>amulet</text:p>
      <text:p text:style-name="Text_20_body">čtvercová mince</text:p>
      <text:p text:style-name="Text_20_body">dlouhý luk</text:p>
      <text:p text:style-name="Text_20_body">dřevěná krabička</text:p>
      <text:p text:style-name="Text_20_body">dvojruční kyj</text:p>
      <text:p text:style-name="Text_20_body">dýka</text:p>
      <text:p text:style-name="Text_20_body">elfská dýka</text:p>
      <text:p text:style-name="Text_20_body">elfská lyra</text:p>
      <text:p text:style-name="Text_20_body">elfský amulet</text:p>
      <text:p text:style-name="Text_20_body">elfský amulet_obrazek</text:p>
      <text:p text:style-name="Text_20_body">elfský meč</text:p>
      <text:p text:style-name="Text_20_body">huňáč 1</text:p>
      <text:p text:style-name="Text_20_body">huňáč 2</text:p>
      <text:p text:style-name="Text_20_body">huňáč_obrazek</text:p>
      <text:p text:style-name="Text_20_body">kamenná palice</text:p>
      <text:p text:style-name="Text_20_body">klíč 'A'</text:p>
      <text:p text:style-name="Text_20_body">klíč 'Z'</text:p>
      <text:p text:style-name="Text_20_body">krátký luk</text:p>
      <text:p text:style-name="Text_20_body">kroužek s klíči</text:p>
      <text:p text:style-name="Text_20_body">kulový blesk</text:p>
      <text:p text:style-name="Text_20_body"><text:soft-page-break/>kyj</text:p>
      <text:p text:style-name="Text_20_body">lehká zbroj</text:p>
      <text:p text:style-name="Text_20_body">lektvar ohnivého dechu</text:p>
      <text:p text:style-name="Text_20_body">lektvar regenerace</text:p>
      <text:p text:style-name="Text_20_body">mast na popáleniny</text:p>
      <text:p text:style-name="Text_20_body">meč</text:p>
      <text:p text:style-name="Text_20_body">mimik</text:p>
      <text:p text:style-name="Text_20_body">mimik_obrazek</text:p>
      <text:p text:style-name="Text_20_body">mládě huňáče 1</text:p>
      <text:p text:style-name="Text_20_body">mládě huňáče 2</text:p>
      <text:p text:style-name="Text_20_body">mládě huňáče 3</text:p>
      <text:p text:style-name="Text_20_body">mládě huňáče 4</text:p>
      <text:p text:style-name="Text_20_body">mládě huňáče 5</text:p>
      <text:p text:style-name="Text_20_body">mládě huňáče_obrazek</text:p>
      <text:p text:style-name="Text_20_body">mládě plivajícího ještěra 1</text:p>
      <text:p text:style-name="Text_20_body">mládě plivajícího ještěra 2</text:p>
      <text:p text:style-name="Text_20_body">mládě plivajícího ještěra_obrazek</text:p>
      <text:p text:style-name="Text_20_body">nabíjecí rukavice</text:p>
      <text:p text:style-name="Text_20_body">náhrdelník</text:p>
      <text:p text:style-name="Text_20_body">náušnice s perlou</text:p>
      <text:p text:style-name="Text_20_body"><text:soft-page-break/>obří pavouk</text:p>
      <text:p text:style-name="Text_20_body">obří pavouk_obrazek</text:p>
      <text:p text:style-name="Text_20_body">očarování rukavic</text:p>
      <text:p text:style-name="Text_20_body">orkský štít</text:p>
      <text:p text:style-name="Text_20_body">oživlá socha</text:p>
      <text:p text:style-name="Text_20_body">oživlá socha_obrazek</text:p>
      <text:p text:style-name="Text_20_body">pazourkový nůž</text:p>
      <text:p text:style-name="Text_20_body">plivající ještěr</text:p>
      <text:p text:style-name="Text_20_body">plivající ještěr_obrazek</text:p>
      <text:p text:style-name="Text_20_body">povzbuzující droga</text:p>
      <text:p text:style-name="Text_20_body">přenos myšlenek</text:p>
      <text:p text:style-name="Text_20_body">přesýpací hodiny</text:p>
      <text:p text:style-name="P306">přízrak</text:p>
      <text:p text:style-name="Text_20_body">přízrak_obrazek</text:p>
      <text:p text:style-name="Text_20_body">sérotvorný flakón</text:p>
      <text:p text:style-name="Text_20_body">stříbrná nit</text:p>
      <text:p text:style-name="Text_20_body">stříbrný inkoust</text:p>
      <text:p text:style-name="Text_20_body">vzplanutí</text:p>
      <text:p text:style-name="Text_20_body">zlaté náušnice</text:p>
      <text:h text:style-name="P304" text:outline-level="1">TODO</text:h>
      <text:list xml:id="list480411650" text:style-name="L1">
        <text:list-item>
          <text:p text:style-name="P307">TODO: Do checklistu přidat:</text:p>
          <text:list>
            <text:list-item>
              <text:p text:style-name="P307">Rozebrání deníků.</text:p>
            </text:list-item>
            <text:list-item>
              <text:p text:style-name="P307">Vyplnění šedivých polí na denících.</text:p>
            </text:list-item>
            <text:list-item>
              <text:p text:style-name="P307">Losování rysů (zdůraznit, že je to dobrovolné, a že si hráči mohou i vybrat z toho, co zbylo, případně vymyslet vlastní).</text:p>
            </text:list-item>
          </text:list>
        </text:list-item>
      </text:list>
      <text:list xml:id="list1708769607" text:style-name="L2">
        <text:list-item>
          <text:p text:style-name="P308">hodilo by se mi předělat popisky (pořadí), ať si to můžu otestovat (bez toho asi nemá smysl to znova tisknout)</text:p>
        </text:list-item>
        <text:list-item>
          <text:p text:style-name="P308">plyn jen vyřazuje. Původně byl opravdu smrtící (jinak by tu nebyli udušení orkové), teď už <text:span text:style-name="T1472">ho ale není dost</text:span>.</text:p>
        </text:list-item>
        <text:list-item>
          <text:p text:style-name="P309">Změna terénu <text:span text:style-name="T1453">(stěny, stropy, podlahy).</text:span></text:p>
        </text:list-item>
      </text:list>
      <text:p text:style-name="P169"/>
      <text:list xml:id="list144536030648569" text:continue-numbering="true" text:style-name="L2">
        <text:list-item>
          <text:p text:style-name="P310">Na slepou mapu dát studnu</text:p>
        </text:list-item>
      </text:list>
      <text:p text:style-name="P169"/>
      <text:list xml:id="list144536355097485" text:continue-numbering="true" text:style-name="L2">
        <text:list-item>
          <text:p text:style-name="P311">Fun<text:span text:style-name="T1482">k</text:span>ční socha není poškozená</text:p>
        </text:list-item>
      </text:list>
      <text:list xml:id="list619814314" text:style-name="L3">
        <text:list-item>
          <text:p text:style-name="P312">Nejdřív říct, co mají mrtvoly na sobě (zbroj a tak), až potom popsat zranění, vypoulené oči a podobně.</text:p>
        </text:list-item>
        <text:list-item>
          <text:p text:style-name="P313">Vyházet z popisu dungeonu údaje o tom, na jak dlouho <text:span text:style-name="T1469">je různé jídlo a tak.</text:span></text:p>
        </text:list-item>
        <text:list-item>
          <text:p text:style-name="P314"><text:soft-page-break/>TODO: Něco udělat s finálními tajnými dveřmi (otevírání nějakým tlačítkem nebo tak).</text:p>
          <text:list>
            <text:list-item>
              <text:p text:style-name="P315">Dát tam páčku <text:span text:style-name="T1452">(stejnou jako u vstupních tajných dveří)</text:span>, zrušit spáru (jinak se musí hledat dvakrát, což je taky blbý).</text:p>
            </text:list-item>
          </text:list>
        </text:list-item>
        <text:list-item>
          <text:p text:style-name="P316">TODO: Přenocování (postavám nic nehrozí).</text:p>
        </text:list-item>
        <text:list-item>
          <text:p text:style-name="P317">TODO: Dát něco místo krystalu</text:p>
          <text:list>
            <text:list-item>
              <text:p text:style-name="P318">nebo z něj udělat magický předmět?</text:p>
            </text:list-item>
            <text:list-item>
              <text:p text:style-name="P319">Možná udělat kartu s tím, že „funkce neznámá“.</text:p>
              <text:list>
                <text:list-item>
                  <text:p text:style-name="P320">(výhledově by se to dalo použít třeba na něco v kampani)</text:p>
                </text:list-item>
              </text:list>
            </text:list-item>
          </text:list>
        </text:list-item>
      </text:list>
      <text:p text:style-name="P173"/>
      <text:p text:style-name="P173">TODO: Jména?</text:p>
      <text:p text:style-name="P177">Nadarská pevnost (to asi může zůstat)</text:p>
      <text:p text:style-name="P174">Glandir, pán pevnosti – <text:span text:style-name="T1475">Haganah (guard)</text:span></text:p>
      <text:p text:style-name="P174">král Arkadar – <text:span text:style-name="T1477">Mešaret (servant)</text:span></text:p>
      <text:p text:style-name="P174">Vilinar, vrchní velitel vojsk – <text:span text:style-name="T1476">Medujak (faithful) Naval (hound)</text:span></text:p>
      <text:p text:style-name="P174">Ardanus, mistr duševní magie – <text:span text:style-name="T1475">Zoher (bright) </text:span><text:span text:style-name="T1016">Nefe</text:span><text:span text:style-name="T297">š (soul) </text:span></text:p>
      <text:p text:style-name="P176"><text:span text:style-name="T1015">[done] </text:span>Alondar – hlavní město (to se jmenuje tuším Mištar)</text:p>
      <text:p text:style-name="P179">Ankert (sochařský mistr) – <text:span text:style-name="T1478">Chemar (clay)</text:span></text:p>
      <text:p text:style-name="P179"><text:span text:style-name="T1015">[done] </text:span>Baholar (velmistr sochařského kolegia) – <text:span text:style-name="T1474">Pasal (sculptor)</text:span></text:p>
      <text:p text:style-name="P180">Kouzelník - Talumah (mystery)</text:p>
      <text:p text:style-name="P175"><text:soft-page-break/></text:p>
      <text:p text:style-name="P178">Moderní jména (asi mohou zůstat):</text:p>
      <text:p text:style-name="P178">Tianas (vůdce elfské výpravy)</text:p>
      <text:p text:style-name="P178">Ailara</text:p>
      <text:p text:style-name="P178"/>
      <text:p text:style-name="P181">Text, ze kterého se postavy dozvěděly o pevnosti:</text:p>
      <text:p text:style-name="P182"><text:span text:style-name="T1480">Sídlem urozeného pána Haganaha, posledního ze slavného a bohatého rodu Nadarů, byla pevnost na skalním ostrohu na východní výspě Zlatohor. Stejně jako ostatní tvrze chránící říši elfského krále Mešareta nikdy nebyla obležena,</text:span> protože orkové prorazili horským průs<text:span text:style-name="T1479">m</text:span>ykem <text:span text:style-name="T1480">daleko</text:span> na severu a <text:span text:style-name="T1481">tuto obrannou linii tím obešli</text:span>.</text:p>
      <text:p text:style-name="P182"/>
      <text:p text:style-name="P45">Karty</text:p>
      <text:p text:style-name="P82">ork_picture</text:p>
      <text:p text:style-name="P183">přízrak</text:p>
      <text:p text:style-name="P183">huňáč</text:p>
      <text:p text:style-name="P183">mimik</text:p>
      <text:p text:style-name="P183">obří pavouk</text:p>
      <text:p text:style-name="P183">oživlá socha</text:p>
      <text:p text:style-name="P183">mládě plivajícího ještěra</text:p>
      <text:p text:style-name="P183">plivající ještěr</text:p>
      <text:p text:style-name="P183"/>
      <text:p text:style-name="P183"><text:soft-page-break/></text:p>
      <text:p text:style-name="P183"/>
      <text:p text:style-name="P183">lektvar ohnivého dechu</text:p>
      <text:p text:style-name="P183">očarování rukavic</text:p>
      <text:p text:style-name="P183">nabíjecí rukavice</text:p>
      <text:p text:style-name="P183">sérotvorný flakón</text:p>
      <text:p text:style-name="P183">kulový blesk</text:p>
      <text:p text:style-name="P183">přenos myšlenek</text:p>
      <text:p text:style-name="P183">lektvar regenerace</text:p>
      <text:p text:style-name="P183">mast na popáleniny</text:p>
      <text:p text:style-name="P183">elfský amulet</text:p>
      <text:p text:style-name="P183">vzplanutí</text:p>
      <text:p text:style-name="P183">elfská lyra</text:p>
      <text:p text:style-name="P183"/>
      <text:p text:style-name="P183"/>
      <text:p text:style-name="P183">pazourkový nůž</text:p>
      <text:p text:style-name="P183">kamenná palice</text:p>
      <text:p text:style-name="P183">kyj</text:p>
      <text:p text:style-name="P183">dvojruční kyj</text:p>
      <text:p text:style-name="P183">orkský štít</text:p>
      <text:p text:style-name="P183"><text:soft-page-break/></text:p>
      <text:p text:style-name="P183"/>
      <text:p text:style-name="P183">krátký luk</text:p>
      <text:p text:style-name="P183">dlouhý luk</text:p>
      <text:p text:style-name="P183">meč</text:p>
      <text:p text:style-name="P183">dýka</text:p>
      <text:p text:style-name="P183">elfský meč</text:p>
      <text:p text:style-name="P183">elfská dýka</text:p>
      <text:p text:style-name="P183"/>
      <text:p text:style-name="P183"/>
      <text:p text:style-name="P183">lehká zbroj</text:p>
      <text:p text:style-name="P183"/>
      <text:p text:style-name="P183">dřevěná krabička + obrázek</text:p>
      <text:p text:style-name="P183">stříbrná nit</text:p>
      <text:p text:style-name="P183">zlaté náušnice</text:p>
      <text:p text:style-name="P183">amulet</text:p>
      <text:p text:style-name="P183">náušnice s perlou</text:p>
      <text:p text:style-name="P183">čtvercová mince</text:p>
      <text:p text:style-name="P183">náhrdelník</text:p>
      <text:p text:style-name="P183">přesýpací hodiny</text:p>
      <text:p text:style-name="P183"><text:soft-page-break/>stříbrný inkoust</text:p>
      <text:p text:style-name="P183"/>
      <text:p text:style-name="P183"/>
      <text:p text:style-name="P183">kroužek s klíči</text:p>
      <text:p text:style-name="P183">klíč 'A'</text:p>
      <text:p text:style-name="P183">klíč 'Z'</text:p>
      <text:p text:style-name="P183"/>
      <text:p text:style-name="P183"/>
      <text:p text:style-name="P183">Tyhle karty asi můžu zrušit:</text:p>
      <text:p text:style-name="P183"/>
      <text:p text:style-name="P183">kamenické dláto</text:p>
      <text:p text:style-name="P183">kamenická špice</text:p>
      <text:p text:style-name="P183">kamenická palice</text:p>
      <text:p text:style-name="P183">průbojník</text:p>
      <text:p text:style-name="P183">kovářské kladivo</text:p>
      <text:h text:style-name="Heading_20_1" text:outline-level="1"><text:bookmark-start text:name="__RefHeading___Toc5355_3707205463"/>Úvod<text:bookmark-end text:name="__RefHeading___Toc5355_3707205463"/></text:h>
      <text:p text:style-name="P187">Vítej, Pane nebo Paní jeskyně!</text:p>
      <text:p text:style-name="P83"><text:span text:style-name="T913">Před sebou máš</text:span> dobrodružství <text:span text:style-name="T914">pro hru</text:span> <text:span text:style-name="T889">Dakara</text:span><text:span text:style-name="T890">:</text:span><text:span text:style-name="T889"> </text:span><text:span text:style-name="T890">dungeoncrawl</text:span>. <text:span text:style-name="T915">Kromě této příručky potřebuješ ještě:</text:span></text:p>
      <text:list xml:id="list2339303899" text:style-name="L4">
        <text:list-item>
          <text:p text:style-name="P321">2-5 spoluhráčů.</text:p>
        </text:list-item>
      </text:list>
      <text:list xml:id="list3676536990" text:style-name="L5">
        <text:list-item>
          <text:p text:style-name="P323"><text:span text:style-name="T916">Příručku </text:span><text:span text:style-name="T874">Dakara</text:span><text:span text:style-name="T875">:</text:span><text:span text:style-name="T874"> </text:span><text:span text:style-name="T875">d</text:span><text:span text:style-name="T874">ungeoncrawl</text:span><text:span text:style-name="T907"> </text:span><text:span text:style-name="T908">(</text:span><text:span text:style-name="T909">dále jen „</text:span><text:span text:style-name="T908">pravidla“).</text:span><text:span text:style-name="T916"> Najdeš v⁠ ní pravidla hry a⁠ rady, jak ji vést.</text:span></text:p>
        </text:list-item>
        <text:list-item>
          <text:p text:style-name="P324">Přiložené deníky postav, karty předmětů a⁠ <text:span text:style-name="T1105">svitky s⁠ texty, které je možné v⁠ podzemí najít</text:span>.</text:p>
        </text:list-item>
        <text:list-item>
          <text:p text:style-name="P325"><text:span text:style-name="T1164">Dvě</text:span> předtištěn<text:span text:style-name="T1164">é</text:span> mapy: <text:span text:style-name="T1168">Slepá je pro hráče, vyplněná pro tebe.</text:span></text:p>
        </text:list-item>
        <text:list-item>
          <text:p text:style-name="P326"><text:span text:style-name="T917">Šestistěnné k</text:span>ostky.</text:p>
          <text:list>
            <text:list-item>
              <text:p text:style-name="P327">V⁠ zásadě stačí i⁠ jedna, ale pohodlnější je, když má každý hráč šest vlastních (při sesílání kouzel se hází až šesti kostkam<text:span text:style-name="T918">i</text:span> najednou).</text:p>
            </text:list-item>
          </text:list>
        </text:list-item>
        <text:list-item>
          <text:p text:style-name="P328"><text:span text:style-name="T919">Papír na</text:span> poznámky a⁠ něco na psaní (<text:span text:style-name="T1106">TODO: </text:span>asi by mělo být přiloženo gumovatelné pero) <text:span text:style-name="T919">nebo nějaký elektronický ekvivalent.</text:span></text:p>
        </text:list-item>
        <text:list-item>
          <text:p text:style-name="P322"><text:soft-page-break/><text:span text:style-name="T1455">6-12</text:span> hodin volného času. <text:span text:style-name="T1454">N</text:span>emusí to být v⁠ jednom dni, můžete <text:span text:style-name="T1468">hrát na pokračování</text:span>. <text:span text:style-name="T1410">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01" text:outline-level="2"><text:bookmark-start text:name="__RefHeading___Toc5359_3707205463"/>O⁠ čem je toto dobrodružství<text:bookmark-end text:name="__RefHeading___Toc5359_3707205463"/></text:h>
      <text:p text:style-name="P84"><text:span text:style-name="T1456">Svaté poslání hledat tajemné krystaly postavy zavedlo k⁠ opuštěné ruině pevnosti,</text:span> kterou <text:span text:style-name="T1104">ovšem shodou okolností</text:span> <text:span text:style-name="T1103">několik týdnů před nimi</text:span> přišla prozkoumat <text:span text:style-name="T1107">jiná</text:span> skupina <text:span text:style-name="T1107">složená z⁠ pěti</text:span> elfů.<text:line-break/><text:tab/><text:span text:style-name="T1457">Ti ovšem měli smůlu: všimli si jich orkové z⁠ místního kmene a⁠ vyslali za nimi své bojovníky</text:span>. <text:span text:style-name="T922">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71" text:outline-level="3">Cíl výpravy</text:h>
      <text:p text:style-name="P92"><text:span text:style-name="T923">C</text:span>ílem postav je najít <text:span text:style-name="T924">magický krystal ukrytý ve svatyni staroelfského</text:span> <text:span text:style-name="T923">boha Belerona v⁠ prvním podzemním patře hlavní věže pevnosti (místnost B14).</text:span></text:p>
      <text:h text:style-name="P271" text:outline-level="3"><text:soft-page-break/>Finální souboj</text:h>
      <text:p text:style-name="P170">V⁠ tomto dobrodružství není žádný finální souboj. Beleronovu <text:span text:style-name="T1101">svatyni</text:span> sice chrání přízrak dávného elfského strážce, ale postavy ho pravděpodobně nebudou mít jak zranit, takže se s⁠ ním budou muset vypořádat jinak – podrobně je to popsáno v⁠ <text:span text:style-name="T925">místnosti B14</text:span>.</text:p>
      <text:h text:style-name="P302" text:outline-level="2"><text:bookmark-start text:name="__RefHeading___Toc22606_2617596474"/>Příprava <text:span text:style-name="T920">na hru</text:span><text:bookmark-end text:name="__RefHeading___Toc22606_2617596474"/></text:h>
      <text:p text:style-name="P104"><text:span text:style-name="T921">Před tím, než se poprvé sejdete, si pročti </text:span><text:span text:style-name="T905">pravidla</text:span><text:span text:style-name="T921">, zejména kapitolu </text:span><text:span text:style-name="T876">Pro pána jeskyně</text:span><text:span text:style-name="T891">.</text:span><text:span text:style-name="T921"> Z⁠ příručky s⁠ dobrodružstvím si určitě přečti zbytek kapitoly </text:span><text:span text:style-name="T876">Úvod</text:span><text:span text:style-name="T891"> a⁠ </text:span><text:span text:style-name="T921">začátek kapitoly </text:span><text:span text:style-name="T876">Místnosti</text:span><text:span text:style-name="T891">. </text:span><text:span text:style-name="T895">Doporučuju přečíst </text:span><text:span text:style-name="T898">si</text:span><text:span text:style-name="T895"> i⁠ popisy místností, aby ses v⁠ nich při hře snáz orientoval. </text:span><text:span text:style-name="T897">N</text:span><text:span text:style-name="T896">ení to </text:span><text:span text:style-name="T897">sice</text:span><text:span text:style-name="T895"> nezbytně nutné, protože do nich stejně budeš muset </text:span><text:span text:style-name="T906">při hře </text:span><text:span text:style-name="T895">nahlížet, abys na něco nezapomněl, ale čím méně budeš muset koukat do příručky, tím lépe. </text:span><text:span text:style-name="T1160">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text:span text:style-name="T1462">projdeme</text:span> jen věci, které se týkají tohoto dobrodružství.</text:p>
      <text:h text:style-name="Heading_20_3" text:outline-level="3">Staré jazyky</text:h>
      <text:p text:style-name="P171"><text:span text:style-name="T1463">Kromě toho, že se postavám zdá sen o zářícím krystalu, také rozumí starým jazykům a dokážou je přečíst, přestože </text:span>neumí číst a⁠ psát. <text:span text:style-name="T1458">V⁠ </text:span>tomto podzemí není nic, <text:span text:style-name="T1459">čemu</text:span> by <text:span text:style-name="T1163">postavy</text:span> nerozuměly.<text:line-break/><text:tab/><text:span text:style-name="T1464">Když se postavy se starými jazyky setkají poprvé, řekni hráčům, že:</text:span></text:p>
      <text:list xml:id="list2506633041" text:style-name="L6">
        <text:list-item>
          <text:p text:style-name="P329"><text:soft-page-break/>Jednotlivá slova neznají, ale sdělení přesto rozumí a dokáží dokonce v cizím jazyce odpovídat.</text:p>
        </text:list-item>
        <text:list-item>
          <text:p text:style-name="P329">Napsaná slova a písmena jsou pro ně jen snůška klikyháků, ale když se na to povídají s odstupem, tak ví, co je tam napsáno.</text:p>
        </text:list-item>
      </text:list>
      <text:p text:style-name="P172">Nedokáží ale <text:span text:style-name="T1465">starými jazyky</text:span> psát ani jimi mluvit, když zrovna nekonverzují s někým, kdo jimi hovoří.</text:p>
      <text:h text:style-name="Heading_20_3" text:outline-level="3">Magické předměty</text:h>
      <text:p text:style-name="P102">Až hráči poprvé narazí na nějaký magický předmět (<text:span text:style-name="T1411">jejich karty </text:span>mají rámeč<text:span text:style-name="T1411">e</text:span>k s⁠ drobnými stříbrnými runami), nezapomeň jim říct, že na dotek brní, a⁠ následně popsat, že se s⁠ nimi chce předmět „sladit“. Týká se to i⁠ svitků s⁠ kouzly.</text:p>
      <text:list xml:id="list476157832" text:style-name="L7">
        <text:list-item>
          <text:p text:style-name="P330"><text:span text:style-name="T1412">Více se o⁠ připoutávání magických předmětů dozvíš v⁠ </text:span>kapitol<text:span text:style-name="T1413">e</text:span> TODO v⁠ pravidlech.</text:p>
        </text:list-item>
      </text:list>
      <text:p text:style-name="P106">Co který předmět dělá, se hráči dočtou na jeho kartě. <text:span text:style-name="T1459">Postavy to zjistí</text:span> připoutání<text:span text:style-name="T1459">m</text:span> předmětu. <text:span text:style-name="T1466">Díky tomu také budou vědět, jak se kouzla nebo očarování používají.</text:span></text:p>
      <text:list xml:id="list1586822274" text:style-name="L8">
        <text:list-item>
          <text:p text:style-name="P331">Mrkni na kapitolu TODO v⁠ pravidlech, pokud si to potřebuješ připomenout.</text:p>
        </text:list-item>
      </text:list>
      <text:p text:style-name="P106">Lektvary <text:span text:style-name="T1460">stačí vypít –</text:span> účinkují, i⁠ když nejsou připoutané. Připoutáním <text:span text:style-name="T1461">lektvaru</text:span> jde <text:span text:style-name="T1461">ale</text:span> zjistit, co děl<text:span text:style-name="T1461">á</text:span>.</text:p>
      <text:h text:style-name="Heading_20_3" text:outline-level="3"><text:span text:style-name="T1159">Počítání z</text:span>ásob jídla, vody a⁠ <text:span text:style-name="T1451">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6">Mapa <text:span text:style-name="T1167">nadzemí</text:span> pevnosti je předtištěná, protože postupně hráčům kreslit spoustu prázdných, zřícených místností by nebylo moc zajímavé. <text:span text:style-name="T1133">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3">Před tím, než začnete, <text:span text:style-name="T1169">řekni</text:span> hráčům:</text:p>
      <text:list xml:id="list2177703989" text:style-name="L9">
        <text:list-item>
          <text:p text:style-name="P332">Jejich postavy se znají, jsou to přátelé.</text:p>
        </text:list-item>
        <text:list-item>
          <text:p text:style-name="P333">Díky snu o zářícím krystalu se dozvěděly, že jsou jedněmi z bohy vyvolených, kteří dokáží tyto posvátné artefakty nalézt.</text:p>
        </text:list-item>
        <text:list-item>
          <text:p text:style-name="P333">Pátrání <text:span text:style-name="T1467">po krystalu</text:span> je zavedlo až k⁠ ruinám pevnosti, před kterou teď stojí.</text:p>
        </text:list-item>
        <text:list-item>
          <text:p text:style-name="P334">Když krystal naleznou a dotknou se ho, zvýší se tím jejich schopnosti.</text:p>
        </text:list-item>
        <text:list-item>
          <text:p text:style-name="P335">Kolem pevnosti je území divokého kmene orků.</text:p>
        </text:list-item>
        <text:list-item>
          <text:p text:style-name="P336">Hráčské postavy při hře neumírají, protože by to vyřadilo hráče ze hry. Postavy to ale nevědí a nemají důvod si myslet, že jsou nesmrtelné – nebezpečí je pro ně skutečné.</text:p>
        </text:list-item>
      </text:list>
      <text:p text:style-name="P101">Připomeň si také informace ze záhlaví kapitoly <text:span text:style-name="T873">Místnosti</text:span><text:span text:style-name="T889"> </text:span><text:span text:style-name="T912">(TODO: Tohle možná vyhodit)</text:span>. Hra začíná heslem <text:span text:style-name="T776">Trosky pevnosti</text:span>.</text:p>
      <text:h text:style-name="Heading_20_1" text:outline-level="1"><text:bookmark-start text:name="__RefHeading___Toc5369_3707205463"/>Místnosti<text:bookmark-end text:name="__RefHeading___Toc5369_3707205463"/></text:h>
      <text:p text:style-name="P94">Pokud není řečeno jinak:</text:p>
      <text:list xml:id="list1645972406" text:style-name="L10">
        <text:list-item>
          <text:p text:style-name="P337"><text:span text:style-name="T1026">V</text:span><text:span text:style-name="T207">šude v⁠ podzemí je tma.</text:span></text:p>
        </text:list-item>
        <text:list-item>
          <text:p text:style-name="P338"><text:span text:style-name="T1109">C</text:span>hodby jsou 2 metry široké, <text:span text:style-name="T1165">s</text:span>tropy chodeb i⁠ místností jsou 3 metry vysoké.</text:p>
        </text:list-item>
        <text:list-item>
          <text:p text:style-name="P338">Stěny, strop i⁠ podlaha jsou pokryté dlaždicemi z⁠ tvrdého kamene poskládanými s⁠ takovou přesností, že se do spáry nevejde <text:span text:style-name="T1025">čepel</text:span> nože.</text:p>
          <text:list>
            <text:list-item>
              <text:p text:style-name="P339">Pod dlaždicemi je obvykle pevná skála, místy <text:span text:style-name="T1166">ale jen</text:span> suť a⁠ hlína (skalní masív pod pevností není úplně jednolitý).</text:p>
            </text:list-item>
          </text:list>
        </text:list-item>
        <text:list-item text:start-value="1">
          <text:p text:style-name="P338"><text:span text:style-name="T249">O</text:span><text:span text:style-name="T248">byčejné dveře jsou dřevěné s⁠ kovovými panty.</text:span></text:p>
          <text:list>
            <text:list-item>
              <text:p text:style-name="P340"><text:span text:style-name="T248">D</text:span><text:span text:style-name="T4">ají se vyrazit ramenem.</text:span></text:p>
            </text:list-item>
            <text:list-item>
              <text:p text:style-name="P341">Pokud mají zámek, jde otevřít šperhákem.</text:p>
            </text:list-item>
          </text:list>
        </text:list-item>
        <text:list-item>
          <text:p text:style-name="P338"><text:span text:style-name="T249">B</text:span><text:span text:style-name="T248">ytelné dveře jsou z⁠ </text:span><text:span text:style-name="T262">tvrdého</text:span><text:span text:style-name="T248"> dřeva zpev</text:span><text:span text:style-name="T261">něného</text:span><text:span text:style-name="T248"> kováním.</text:span></text:p>
          <text:list>
            <text:list-item>
              <text:p text:style-name="P340"><text:span text:style-name="T259">D</text:span><text:span text:style-name="T4">ají </text:span><text:span text:style-name="T259">se vyrazit</text:span><text:span text:style-name="T4"> jen beranidlem, </text:span><text:span text:style-name="T282">případně</text:span><text:span text:style-name="T4"> „otevřít“ sekerou či jiným vhodným nástrojem.</text:span></text:p>
            </text:list-item>
            <text:list-item>
              <text:p text:style-name="P342">Zámek v⁠ bytelných dveřích je příliš složitý na otevření šperhákem, dá se ale vylomit hrubou silou (třeba dlátem a⁠ kladivem).</text:p>
            </text:list-item>
          </text:list>
        </text:list-item>
        <text:list-item>
          <text:p text:style-name="P342">Truhly u⁠ postelí jsou dřevěné s⁠ železnými panty a⁠ <text:span text:style-name="T1161">kováním</text:span>. <text:span text:style-name="T1408">Mají vnitřní zámek.</text:span></text:p>
          <text:list>
            <text:list-item>
              <text:p text:style-name="P342"><text:soft-page-break/>Zámky na truhlách se dají otevřít šperhákem <text:span text:style-name="T1414">nebo</text:span> vylomit. <text:span text:style-name="T1414">Pokud jsou visací, tak i⁠ uštípnout nebo</text:span> urazit.</text:p>
            </text:list-item>
            <text:list-item>
              <text:p text:style-name="P342">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3">Pevnost stojí na vysoké, </text:span><text:span text:style-name="T375">strm</text:span><text:span text:style-name="T373">é skále. </text:span><text:span text:style-name="T374">Ze západu k⁠ ní vede kamenný most.</text:span></text:p>
      <text:p text:style-name="P107">Pokud se hráči rozhodnou celou pevnost obejít a⁠ <text:span text:style-name="T1162">prohlédnout si ji ze všech stran</text:span>:</text:p>
      <text:list xml:id="list3864453597" text:style-name="L11">
        <text:list-item>
          <text:p text:style-name="P351">Cimbuří je sice pobořené, ale hradby nejsou nikde provalené.</text:p>
        </text:list-item>
        <text:list-item>
          <text:p text:style-name="P352">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15">(A7) buď</text:span> do boční věže, nebo <text:span text:style-name="T1415">přímo</text:span> do pevnosti. Poslední možnost je vyšplhat po příkrém skalním masivu, na kterém pevnost stojí, a⁠ přelézt hradby (do A3):</text:p>
      <text:list xml:id="list2584639688" text:style-name="L12">
        <text:list-item>
          <text:p text:style-name="P353"><text:span text:style-name="T990">Hradby jsou kolmé a⁠ </text:span>hladk<text:span text:style-name="T989">é</text:span>, není za co se chytit <text:span text:style-name="T1416">(pomůže například zatlučení skob).</text:span></text:p>
        </text:list-item>
      </text:list>
      <text:h text:style-name="P27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3">(karta </text:span><text:span text:style-name="T1404">přízrak</text:span><text:span text:style-name="T743">)</text:span>.</text:p>
      <text:list xml:id="list4246371319" text:style-name="L13">
        <text:list-item>
          <text:p text:style-name="P354"><text:span text:style-name="T1334">Drží</text:span> kopí a⁠ <text:span text:style-name="T1335">štít</text:span>.</text:p>
        </text:list-item>
        <text:list-item>
          <text:p text:style-name="P355">Tam, kde jsou hradby pobořené, <text:span text:style-name="T1110">chodí vzduchem</text:span>, jako kdyby pro něj zřícené nebyly.</text:p>
        </text:list-item>
        <text:list-item>
          <text:p text:style-name="P356">Postav si nebude všímat.</text:p>
        </text:list-item>
        <text:list-item>
          <text:p text:style-name="P357">Když se s⁠ ním postavy pokusí komunikovat:</text:p>
          <text:list>
            <text:list-item>
              <text:p text:style-name="P357">Hýbe ústy, jako kdyby mluvil, ale není nic slyšet (protože je nehmotný).</text:p>
            </text:list-item>
            <text:list-item>
              <text:p text:style-name="P451">Jediný způsob, jak se s⁠ ním <text:span text:style-name="T979">lze mluvit</text:span>, je použít kouzlo <text:span text:style-name="T313">p</text:span><text:span text:style-name="T299">řenos myšlenek.</text:span><text:span text:style-name="T615"> V⁠ </text:span><text:span text:style-name="T616">tom případě</text:span><text:span text:style-name="T931">:</text:span></text:p>
              <text:list>
                <text:list-item>
                  <text:p text:style-name="P452">S⁠ postavami bude jednat, jako kdyby to byli návštěvníci pevnosti.</text:p>
                </text:list-item>
                <text:list-item>
                  <text:p text:style-name="P452">Bude se tvářit, jako že je všechno v⁠ pořádku, pevnost stále stojí a⁠ on má rozkaz <text:span text:style-name="T980">b</text:span>ránit ji před orky a⁠ gobliny.</text:p>
                </text:list-item>
                <text:list-item>
                  <text:p text:style-name="P453">V⁠ případě jakýchkoliv otázek postavy odkáže na velitele pevnosti, urozeného pána Glandira (ten je ovšem už několik staletí mrtvý).</text:p>
                </text:list-item>
              </text:list>
            </text:list-item>
          </text:list>
        </text:list-item>
        <text:list-item>
          <text:p text:style-name="P454"><text:soft-page-break/>⚔ Když jej postavy napadnou, bude se bránit, ale nebude je pronásledovat. Je nehmotný, takže ho nejspíš nemají jak zranit (o⁠ <text:span text:style-name="T1108">boji s⁠ přízrakem</text:span> viz B1<text:span text:style-name="T1097">4</text:span>).</text:p>
        </text:list-item>
        <text:list-item>
          <text:p text:style-name="P455">Když někdo vstoupí do Belerovnovy <text:span text:style-name="T1101">svatyně</text:span> (místnost B1<text:span text:style-name="T1097">4</text:span>), <text:span text:style-name="T978">přízrak se tam teleportuje (a⁠ tedy z⁠ hradeb zmizí).</text:span></text:p>
        </text:list-item>
      </text:list>
      <text:h text:style-name="P273" text:outline-level="3">A<text:span text:style-name="T977">2</text:span> – brána</text:h>
      <text:p text:style-name="P40"><text:span text:style-name="Emphasis"><text:span text:style-name="T1246">♨</text:span></text:span><text:span text:style-name="Emphasis"><text:span text:style-name="T1239"><text:tab/></text:span></text:span><text:span text:style-name="Emphasis"><text:span text:style-name="T1240">J</text:span></text:span><text:span text:style-name="T1361">e zde cítit silný mrtvolný zápach.</text:span></text:p>
      <text:p text:style-name="P30"><text:span text:style-name="T1111">Vyvrácená b</text:span>rána je <text:span text:style-name="T1111">porostlá mechem a⁠ popínavými rostlinami</text:span>. <text:span text:style-name="T973">Chodba za ní nejspíš kdysi měla strop, zbývají už ale jen zbytky nosných oblouků. Jsou v⁠ ní dvě mrtvoly orků </text:span><text:span text:style-name="T774">(karta s obrázkem orka)</text:span><text:span text:style-name="T973">.</text:span></text:p>
      <text:list xml:id="list335900744" text:style-name="L14">
        <text:list-item>
          <text:p text:style-name="P358">Pokud jsi ještě orky nepopisoval:</text:p>
          <text:list>
            <text:list-item>
              <text:p text:style-name="P359">Orkové jsou o⁠ poznání větší než lidé. Mají tmavou, hnědozelenou kůži bez vlasů, <text:span text:style-name="T975">rostou jim velké horní i⁠ dolní tesáky a⁠ místo nehtů mají krátké ostré drápy (ukaž hráčům kartu s obrázkem orka).</text:span></text:p>
            </text:list-item>
          </text:list>
        </text:list-item>
        <text:list-item>
          <text:p text:style-name="P360">Mrtvolně páchnou, ale <text:span text:style-name="T974">jejich těla se ještě nezačala rozkládat.</text:span></text:p>
        </text:list-item>
      </text:list>
      <text:list xml:id="list3355027703" text:style-name="L15">
        <text:list-item>
          <text:p text:style-name="P362"><text:span text:style-name="T981">L</text:span>eží, jako kdyby padli, když se snažili dostat dovnitř.<text:span text:style-name="T976"> Mají v⁠ sobě zepředu zabodané šípy. Další šípy jsou zapíchané do vnitřku brány, případně leží opodál (všechny zřejmě mířily na orky, ale ne všechny zasáhly).</text:span></text:p>
          <text:list>
            <text:list-item>
              <text:p text:style-name="P363"><text:span text:style-name="T1098">Žádné ze zranění od šípů nevypadá smrtelně</text:span>. <text:span text:style-name="T1112">Oba orky zřejmě zabilo něco jiného: </text:span><text:span text:style-name="T1224">Zčernalá díra zhruba o⁠ velikosti vlašského ořechu, která prochází hrudí skrz naskrz.</text:span></text:p>
            </text:list-item>
            <text:list-item>
              <text:p text:style-name="P364"><text:soft-page-break/><text:span text:style-name="T1113">Šípy jsou nové, s⁠ kvalitním ocelovým hrotem (6 jich jde stále</text:span> použít<text:span text:style-name="T1417">)</text:span>.</text:p>
            </text:list-item>
          </text:list>
        </text:list-item>
        <text:list-item>
          <text:p text:style-name="P457"><text:span text:style-name="T617">Oba </text:span><text:span text:style-name="T746">orkové</text:span><text:span text:style-name="T617"> m</text:span><text:span text:style-name="T570">ají</text:span><text:span text:style-name="T492"> o</text:span><text:span text:style-name="T491">blečenou lehkou orkskou zbroj </text:span><text:span text:style-name="T747">(pro postavy je moc velká)</text:span><text:span text:style-name="T489">,</text:span><text:span text:style-name="T492"> </text:span><text:span text:style-name="T499">na provaze </text:span><text:span text:style-name="T492">p</text:span><text:span text:style-name="T490">řes rameno </text:span><text:span text:style-name="T500">zavěšený </text:span><text:span text:style-name="T493">měch na vodu </text:span><text:span text:style-name="T681">(na 2 dny)</text:span><text:span text:style-name="T495">,</text:span><text:span text:style-name="T493"> </text:span><text:span text:style-name="T495">n</text:span><text:span text:style-name="T494">a opasku kožený pytlík se sušeným masem </text:span><text:span text:style-name="T594">(na </text:span><text:span text:style-name="T682">týden</text:span><text:span text:style-name="T594">)</text:span><text:span text:style-name="T494"> a⁠ </text:span><text:span text:style-name="T496">u⁠ </text:span><text:span text:style-name="T498">pasu</text:span><text:span text:style-name="T497"> </text:span><text:span text:style-name="T312">pazourkový nůž</text:span><text:span text:style-name="T497"> (karta). </text:span><text:span text:style-name="T619">Jeden má</text:span><text:span text:style-name="T618"> </text:span><text:span text:style-name="T414">kamennou palici</text:span><text:span text:style-name="T618"> (karta), </text:span><text:span text:style-name="T619">druhý</text:span><text:span text:style-name="T618"> jednoruční kyj (karta </text:span><text:span text:style-name="T355">kyj</text:span><text:span text:style-name="T618">).</text:span></text:p>
          <text:list>
            <text:list-item>
              <text:list>
                <text:list-item>
                  <text:p text:style-name="P458"><text:span text:style-name="T454">V⁠ jednom z⁠ </text:span><text:span text:style-name="T492">měchů</text:span><text:span text:style-name="T454"> není voda, ale pálenka</text:span><text:span text:style-name="T494">.</text:span></text:p>
                </text:list-item>
              </text:list>
            </text:list-item>
            <text:list-item>
              <text:p text:style-name="P459"><text:span text:style-name="T519">Jeden z⁠ nich má u⁠ sebe m</text:span><text:span text:style-name="T454">alou </text:span><text:span text:style-name="T298">dřevěnou krabičku</text:span><text:span text:style-name="T454"> </text:span><text:span text:style-name="T488">(</text:span><text:span text:style-name="T608">karta)</text:span><text:span text:style-name="T488"> s⁠ </text:span><text:span text:style-name="T454">odsouvacím víkem.</text:span></text:p>
              <text:list>
                <text:list-item>
                  <text:p text:style-name="P460"><text:span text:style-name="T454">Uvnitř je silně aromatický </text:span><text:span text:style-name="T483">hnědý</text:span><text:span text:style-name="T454"> prášek.</text:span></text:p>
                  <text:list>
                    <text:list-item>
                      <text:p text:style-name="P461"><text:span text:style-name="T454">Ne</text:span><text:span text:style-name="T609">říkej</text:span><text:span text:style-name="T454"> hráčům, co prášek dělá, dokud to nějaká postava nevyzkouší. </text:span><text:span text:style-name="T609">Až to </text:span><text:span text:style-name="T610">zjistí</text:span><text:span text:style-name="T609">, vyměň jim kartu </text:span><text:span text:style-name="T434">dřevěná krabička</text:span><text:span text:style-name="T609"> za kartu </text:span><text:span text:style-name="T434">povzbuzující droga</text:span><text:span text:style-name="T609">. </text:span></text:p>
                    </text:list-item>
                    <text:list-item>
                      <text:p text:style-name="P460"><text:span text:style-name="T454">Je to </text:span><text:span text:style-name="T483">6</text:span><text:span text:style-name="T482"> dávek</text:span><text:span text:style-name="T454"> šňupací drog</text:span><text:span text:style-name="T482">y</text:span><text:span text:style-name="T454">.</text:span></text:p>
                      <text:list>
                        <text:list-item>
                          <text:p text:style-name="P462"><text:span text:style-name="T454">Způsobuje </text:span><text:span text:style-name="T484">omamný pocit síly a⁠ nezranitelno</text:span><text:span text:style-name="T485">s</text:span><text:span text:style-name="T484">ti. </text:span><text:span text:style-name="T486">Zhruba po hodině účinek vyprchá a⁠ na další hodinu zb</text:span><text:span text:style-name="T487">u</text:span><text:span text:style-name="T486">de nepříjemná hořká pachuť v⁠ ústech.</text:span></text:p>
                        </text:list-item>
                      </text:list>
                    </text:list-item>
                  </text:list>
                </text:list-item>
              </text:list>
            </text:list-item>
          </text:list>
        </text:list-item>
      </text:list>
      <text:h text:style-name="P27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2588391129" text:style-name="L16">
        <text:list-item>
          <text:p text:style-name="P463"><text:soft-page-break/>Celou pevnost ber jako jednu místnost – když ji hráči prohledají, narazí na následující zajímavé detaily <text:span text:style-name="T987">(v⁠ libovolném pořadí – řiď se tím, kam ti řeknou, že jdou)</text:span>:</text:p>
          <text:list>
            <text:list-item>
              <text:p text:style-name="P463">studna (A<text:span text:style-name="T983">4</text:span>)</text:p>
            </text:list-item>
            <text:list-item>
              <text:p text:style-name="P463">mňoukání (A<text:span text:style-name="T983">5</text:span>)</text:p>
            </text:list-item>
            <text:list-item>
              <text:p text:style-name="P463">pozůstatky po táboru elfů <text:span text:style-name="T982">(A6)</text:span></text:p>
            </text:list-item>
            <text:list-item>
              <text:p text:style-name="P463"><text:span text:style-name="T651">zřícený m</text:span><text:span text:style-name="T652">ů</text:span><text:span text:style-name="T651">stek na boční věž (A7)</text:span></text:p>
            </text:list-item>
          </text:list>
        </text:list-item>
      </text:list>
      <text:h text:style-name="Heading_20_3" text:outline-level="3"><text:span text:style-name="T926">A4 – s</text:span>tudna</text:h>
      <text:p text:style-name="P31"><text:span text:style-name="T927">Studna je hluboká a⁠ p</text:span>lná nepřirozeně velkých pavučin.</text:p>
      <text:list xml:id="list3756940274" text:style-name="L17">
        <text:list-item>
          <text:p text:style-name="P465"><text:span text:style-name="T1170">J</text:span>sou plné <text:span text:style-name="T1027">různě velkých</text:span> pavouků –<text:span text:style-name="T1027"> největší jsou asi jako dlaň</text:span>.</text:p>
          <text:list>
            <text:list-item>
              <text:p text:style-name="P466"><text:span text:style-name="T1170">J</text:span>sou sice jedovatí, ale nejsou nebezpeční – na postavy útočit nebudou, naopak se jim klidí z⁠ cesty.</text:p>
            </text:list-item>
          </text:list>
        </text:list-item>
        <text:list-item>
          <text:p text:style-name="P464"><text:span text:style-name="T233">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5">Zčásti</text:span><text:span text:style-name="T6"> jsou už ale upředeny nové.</text:span></text:p>
        </text:list-item>
        <text:list-item>
          <text:p text:style-name="P467">Dolů není vidět, dokud tam postavy něčím neposvítí. <text:span text:style-name="T1418">Hladina je 15 metrů hluboko.</text:span></text:p>
          <text:list>
            <text:list-item>
              <text:p text:style-name="P468">5 metrů nad hladinou do studny ústí boční chodba (viz C1).</text:p>
              <text:list>
                <text:list-item>
                  <text:p text:style-name="P469">Dá se tam celkem snadno sešplhat (i⁠ bez lana).</text:p>
                </text:list-item>
              </text:list>
            </text:list-item>
          </text:list>
        </text:list-item>
      </text:list>
      <text:h text:style-name="Heading_20_3" text:outline-level="3"><text:soft-page-break/>A<text:span text:style-name="T984">5</text:span> – bývalá kuchyně</text:h>
      <text:p text:style-name="P131"><text:span text:style-name="T1323">🔊</text:span><text:span text:style-name="T1317"><text:tab/></text:span><text:span text:style-name="T383">Ze zdi</text:span><text:span text:style-name="T382"> se ozývá </text:span><text:span text:style-name="T384">slabé,</text:span><text:span text:style-name="T382"> mnohohlasné mňoukání.</text:span></text:p>
      <text:list xml:id="list3561292424" text:style-name="L18">
        <text:list-item>
          <text:p text:style-name="P470"><text:span text:style-name="T223">Ve zdi, odkud se mňoukání ozývá, je š</text:span><text:span text:style-name="T10">ikmá </text:span><text:span text:style-name="T227">šachta</text:span><text:span text:style-name="T10"> dolů </text:span><text:span text:style-name="T268">(do místnosti B5)</text:span><text:span text:style-name="T10">.</text:span></text:p>
          <text:list>
            <text:list-header>
              <text:p text:style-name="P471"><text:span text:style-name="T1248">♨</text:span><text:span text:style-name="T1249"><text:tab/></text:span><text:span text:style-name="T44">Zevnitř je cítit kočičí zápach.</text:span></text:p>
            </text:list-header>
            <text:list-item>
              <text:p text:style-name="P472"><text:span text:style-name="T224">Má obdélníkový průřez a⁠ j</text:span><text:span text:style-name="T225">e poměrně úzká – </text:span><text:span text:style-name="T226">asi jako</text:span><text:span text:style-name="T225"> pecen chleba </text:span><text:span text:style-name="T263">(ž</text:span><text:span text:style-name="T225">ádná z⁠ postav tudy rozhodně neproleze</text:span><text:span text:style-name="T263">)</text:span><text:span text:style-name="T225">.</text:span></text:p>
              <text:list>
                <text:list-item>
                  <text:p text:style-name="P473"><text:span text:style-name="T9">Do</text:span><text:span text:style-name="T10"> spodní </text:span><text:span text:style-name="T9">st</text:span><text:span text:style-name="T228">ěny </text:span><text:span text:style-name="T227">šachty </text:span><text:span text:style-name="T229">jsou</text:span><text:span text:style-name="T9"> vsazeny </text:span><text:span text:style-name="T230">r</text:span><text:span text:style-name="T286">ezav</text:span><text:span text:style-name="T230">é </text:span><text:span text:style-name="T263">kolejnice</text:span><text:span text:style-name="T230">.</text:span></text:p>
                </text:list-item>
              </text:list>
            </text:list-item>
          </text:list>
        </text:list-item>
      </text:list>
      <text:h text:style-name="P275" text:outline-level="3">A6 – pozůstatky po tábořišti</text:h>
      <text:p text:style-name="P32">Na nádvoří je z⁠ kamenů poskládané <text:span text:style-name="T1177">ohniště</text:span>, <text:span text:style-name="T988">někdo je ale rozkopnul.</text:span> <text:span text:style-name="T986">Kolem jsou do kruhu rozestavěné větší balvany a⁠ kusy nosných trámů, zřejmě na sezení. O⁠ kus dál je u⁠ stěny </text:span><text:span text:style-name="T1209">hromada</text:span><text:span text:style-name="T986"> toren, pokrývek a⁠ dalších věcí.</text:span></text:p>
      <text:p text:style-name="P73"><text:span text:style-name="T1252">▸<text:tab/></text:span><text:span text:style-name="T1171">Kolem </text:span><text:span text:style-name="T1211">ohniště</text:span> j<text:span text:style-name="T1172">sou stopy zaschlé krve, rozkopaný popel,</text:span> rozšlapané zbytky jídla a⁠ <text:span text:style-name="T1171">pár kusů dřevěného nádobí:</text:span></text:p>
      <text:list xml:id="list3885417036" text:style-name="L19">
        <text:list-item>
          <text:p text:style-name="P474"><text:span text:style-name="T748">pohár, miska s⁠ </text:span><text:span text:style-name="T749">plesnivými zbytky kaše</text:span><text:span text:style-name="T748">, do země zašlápnutá zlomená lžíce</text:span></text:p>
        </text:list-item>
      </text:list>
      <text:p text:style-name="P162"><text:span text:style-name="T1281">▸<text:tab/></text:span><text:span text:style-name="T624">Na</text:span><text:span text:style-name="T849"> </text:span><text:span text:style-name="T871">hromadě</text:span><text:span text:style-name="T624"> u⁠ stěny je 5 toren (</text:span><text:span text:style-name="T751">š</text:span><text:span text:style-name="T620">pinavé, ale funkční – </text:span><text:span text:style-name="T751">s</text:span><text:span text:style-name="T621">tejné se dají koupit ve městě</text:span><text:span text:style-name="T624">), 5 pokrývek (</text:span><text:span text:style-name="T623">nasáklé deštěm a⁠ začínají plesnivět</text:span><text:span text:style-name="T624">), </text:span><text:span text:style-name="T623">3 křesadla </text:span><text:span text:style-name="T622">(t</text:span><text:span text:style-name="T623">roud </text:span><text:span text:style-name="T622">je zvlhlý a⁠ </text:span><text:span text:style-name="T623">nepoužitelný</text:span><text:span text:style-name="T622">), </text:span><text:span text:style-name="T752">z</text:span><text:span text:style-name="T623">bytky trvanlivého jídla </text:span><text:span text:style-name="T622">(dohromady na 4 dny), lojové svíce </text:span><text:span text:style-name="T625">(</text:span><text:span text:style-name="T622">na 2 dny svícení</text:span><text:span text:style-name="T625">), </text:span><text:span text:style-name="T750">2 celty (stále funkční).</text:span></text:p>
      <text:h text:style-name="Heading_20_3" text:outline-level="3"><text:soft-page-break/><text:span text:style-name="T969">A7</text:span> – zřícený můstek k⁠ boční věži</text:h>
      <text:p text:style-name="P142"><text:span text:style-name="Emphasis"><text:span text:style-name="T1246">♨</text:span></text:span><text:span text:style-name="Emphasis"><text:span text:style-name="T1239"><text:tab/></text:span></text:span><text:span text:style-name="Emphasis"><text:span text:style-name="T1240">J</text:span></text:span><text:span text:style-name="T385">e </text:span><text:span text:style-name="T388">zde</text:span><text:span text:style-name="T385"> cítit mrtvolný zápach.</text:span></text:p>
      <text:p text:style-name="P9"><text:span text:style-name="T1173">Věž má základy zhruba pět metrů pod vámi. Vchod do ní je přímo naproti, můstek, který k⁠ němu vedl, je ale zřícený. </text:span>Na zemi před ním leží mrtvý elf.</text:p>
      <text:list xml:id="list484039659" text:style-name="L20">
        <text:list-item>
          <text:p text:style-name="P365">J<text:span text:style-name="T1042">eho tvář je rozbitá k⁠ nepoznání. Na těle má smrtelné rány od těžkých, drtivých zbraní.</text:span></text:p>
        </text:list-item>
        <text:list-item>
          <text:p text:style-name="P475"><text:span text:style-name="T548">Jeho oblečení je potrhané a⁠ pokryté krví, ale stále </text:span><text:span text:style-name="T549">jde</text:span><text:span text:style-name="T548"> poznat, že to </text:span><text:span text:style-name="T627">byl</text:span><text:span text:style-name="T548"> oděv </text:span><text:span text:style-name="T550">bohatého měšťana</text:span><text:span text:style-name="T548">.</text:span></text:p>
        </text:list-item>
        <text:list-item>
          <text:p text:style-name="P476"><text:span text:style-name="T548">M</text:span><text:span text:style-name="T454">á oblečenou </text:span><text:span text:style-name="T298">lehkou zbroj</text:span><text:span text:style-name="T454"> (karta).</text:span></text:p>
          <text:list>
            <text:list-item>
              <text:p text:style-name="P477"><text:span text:style-name="T454">Na hrudi pod zbrojí má zastrčený pomačkaný, ale stále </text:span><text:span text:style-name="T626">čitelný</text:span><text:span text:style-name="T454"> svitek s⁠ kouzlem </text:span><text:span text:style-name="T298">kulový blesk</text:span><text:span text:style-name="T454"> (karta).</text:span></text:p>
            </text:list-item>
          </text:list>
        </text:list-item>
        <text:list-item>
          <text:p text:style-name="P478"><text:span text:style-name="T454">Na opasku má přetržený řemínek (něco tam bylo přivázané)</text:span>.</text:p>
        </text:list-item>
        <text:list-item>
          <text:p text:style-name="P486"><text:span text:style-name="T454">Mrtvolně páchne </text:span><text:span text:style-name="T628">(</text:span><text:span text:style-name="T454">zřejmě tu </text:span><text:span text:style-name="T629">už</text:span><text:span text:style-name="T454"> leží </text:span><text:span text:style-name="T630">dlouho)</text:span><text:span text:style-name="T454">.</text:span></text:p>
        </text:list-item>
      </text:list>
      <text:p text:style-name="P85"><text:span text:style-name="T213">Několik</text:span><text:span text:style-name="T879"> možností</text:span><text:span text:style-name="T873">, jak se dostat </text:span><text:span text:style-name="T880">do věže</text:span><text:span text:style-name="T928"> (hráči mohou samozřejmě vymyslet i⁠ další)</text:span>:</text:p>
      <text:list xml:id="list1037482433" text:style-name="L21">
        <text:list-item>
          <text:p text:style-name="P487">Vyšplhat po <text:span text:style-name="T929">skále a⁠ po stěně věže</text:span>.</text:p>
          <text:list>
            <text:list-item>
              <text:p text:style-name="P488"><text:span text:style-name="T454">Po skále se šplhá dobře, ale stěna věže je hladká, není za co se chytit </text:span><text:span text:style-name="T753">(p</text:span><text:span text:style-name="T1419">omůže například zatlučení skob).</text:span></text:p>
            </text:list-item>
          </text:list>
        </text:list-item>
        <text:list-item>
          <text:p text:style-name="P489">Něčím přemostit zřícený můstek, <text:span text:style-name="T1174">nebo třeba zezdola přistavit žebřík (v⁠ pevnosti je spousta popadaných střešních trámů, některé z⁠ nich určitě půjdou použít).</text:span></text:p>
        </text:list-item>
        <text:list-item>
          <text:p text:style-name="P490">Přeskočit</text:p>
          <text:list>
            <text:list-item>
              <text:p text:style-name="P490"><text:soft-page-break/>Je to dost daleko, ale s⁠ <text:span text:style-name="T1114">rozběhem to</text:span> zvládne každý, kdo nemá vážné zranění a⁠ <text:span text:style-name="T930">odloží veškerou zátěž.</text:span></text:p>
            </text:list-item>
          </text:list>
        </text:list-item>
      </text:list>
      <text:h text:style-name="Heading_20_3" text:outline-level="3">A<text:span text:style-name="T985">8</text:span> – horní patro boční věže</text:h>
      <text:p text:style-name="P87"><text:span text:style-name="T314">Věž nemá strop ani střechu</text:span><text:span text:style-name="T298">, dírou nahoře je vidět obloha. </text:span><text:span text:style-name="T316">Podlaha je pokrytá troskami.</text:span><text:span text:style-name="T298"> </text:span><text:span text:style-name="T315">Dolů vede točité schodiště.</text:span></text:p>
      <text:list xml:id="list274022500" text:style-name="L22">
        <text:list-item>
          <text:p text:style-name="P491">O⁠ patro níž schodiště zčásti chybí, takže dolů se musí sešplhat (viz B<text:span text:style-name="T1057">7</text:span>).</text:p>
        </text:list-item>
      </text:list>
      <text:h text:style-name="Heading_20_2" text:outline-level="2"><text:bookmark-start text:name="__RefHeading___Toc2926_1905480466"/>První podzemní patro<text:bookmark-end text:name="__RefHeading___Toc2926_1905480466"/></text:h>
      <text:h text:style-name="P276" text:outline-level="3"><text:span text:style-name="T455">B</text:span><text:span text:style-name="T454">1 – dílna</text:span></text:h>
      <text:p text:style-name="P114"><text:span text:style-name="T1297">🚪<text:tab/></text:span><text:span text:style-name="T379">Z</text:span><text:span text:style-name="T339">avřené obyčejné dveře s⁠ </text:span><text:span text:style-name="T330">klik</text:span><text:span text:style-name="T380">ou</text:span><text:span text:style-name="T328"> </text:span><text:span text:style-name="T327">a⁠ </text:span><text:span text:style-name="T329">klíčovou dírk</text:span><text:span text:style-name="T380">o</text:span><text:span text:style-name="T330">u</text:span><text:span text:style-name="T327">.</text:span></text:p>
      <text:list xml:id="list1660524420" text:style-name="L23">
        <text:list-item>
          <text:p text:style-name="P366">Jsou zamčené, klíč je v⁠ zámku zevnitř <text:span text:style-name="T1233">místnosti.</text:span></text:p>
          <text:list>
            <text:list-item>
              <text:p text:style-name="P367"><text:span text:style-name="T1233">J</text:span>e <text:span text:style-name="T1061">na kroužku spolu s⁠ dalšími dvěma klíči (karta </text:span><text:span text:style-name="T372">kroužek s⁠ klíči</text:span><text:span text:style-name="T1061">).</text:span></text:p>
              <text:list>
                <text:list-item>
                  <text:p text:style-name="P368"><text:span text:style-name="T1234">J</text:span>sou označené elfskými písmeny<text:span text:style-name="T1128"> D</text:span><text:span text:style-name="T1009"> </text:span><text:span text:style-name="T4">(ten je v⁠ zámku), </text:span><text:span text:style-name="T266">K⁠ </text:span><text:span text:style-name="T265">a⁠ </text:span><text:span text:style-name="T1014">S</text:span><text:span text:style-name="T264">.</text:span></text:p>
                </text:list-item>
              </text:list>
            </text:list-item>
          </text:list>
        </text:list-item>
      </text:list>
      <text:list xml:id="list2131391098" text:style-name="L24">
        <text:list-item>
          <text:p text:style-name="P369"><text:span text:style-name="T264">Jdou vyrazit, </text:span><text:span text:style-name="T289">zámek jde vypáčit nebo otevřít šperhákem</text:span><text:span text:style-name="T264">.</text:span></text:p>
        </text:list-item>
      </text:list>
      <text:list xml:id="list144537878446641" text:continue-list="list1660524420" text:style-name="L23">
        <text:list-item>
          <text:list>
            <text:list-item>
              <text:p text:style-name="P444">Když se postavy pokusí dveře vyrazit <text:span text:style-name="T889">(nebo jinak hlasitě otevřít)</text:span>, zevnitř se ozve vyděšené vyjeknutí.</text:p>
              <text:list>
                <text:list-item>
                  <text:p text:style-name="P375"><text:span text:style-name="T899">Má ho na svědomí</text:span><text:span text:style-name="T889"> socha trpaslice </text:span><text:span text:style-name="T900">(</text:span><text:span text:style-name="T889">viz </text:span><text:span text:style-name="T899">popis místnosti)</text:span><text:span text:style-name="T889">.</text:span></text:p>
                </text:list-item>
              </text:list>
            </text:list-item>
          </text:list>
        </text:list-item>
      </text:list>
      <text:p text:style-name="P168"><text:soft-page-break/><text:span text:style-name="T419">V⁠ severní části místnosti je </text:span><text:span text:style-name="T451">pracovní stůl</text:span><text:span text:style-name="T419"> s⁠ </text:span><text:span text:style-name="T420">dřevěnou židlí a⁠ o⁠ stěnu opřených</text:span><text:span text:style-name="T419"> několik velkých kusů částečně opracovaného kamene. V⁠ </text:span><text:span text:style-name="T421">jižní části místnosti je výheň, malá kovadlina a⁠ </text:span><text:span text:style-name="T452">stolek s⁠ kovářským nářadím</text:span><text:span text:style-name="T421">. Nad ním jsou pověšené </text:span><text:span text:style-name="T453">kovářské</text:span><text:span text:style-name="T452"> rukavice a⁠ zástěra</text:span><text:span text:style-name="T421">. Hned vpravo za vchodem je na stěně </text:span><text:span text:style-name="T431">polička s</text:span><text:span text:style-name="T432">e zhasnutou</text:span><text:span text:style-name="T431">⁠ lucernou</text:span><text:span text:style-name="T855"> </text:span><text:span text:style-name="T856">(se zcela vyhořelou svíčkou)</text:span><text:span text:style-name="T468">. </text:span><text:span text:style-name="Emphasis"><text:span text:style-name="T932">Na stěně naproti vchodu je </text:span></text:span><text:span text:style-name="Emphasis"><text:span text:style-name="T1179">nápis</text:span></text:span><text:span text:style-name="Emphasis"><text:span text:style-name="T901">.</text:span></text:span><text:span text:style-name="Emphasis"><text:span text:style-name="T881"> </text:span></text:span><text:span text:style-name="Emphasis"><text:span text:style-name="T436">Vpravo vedle pracovního stolu v⁠ severní části </text:span></text:span><text:span text:style-name="Emphasis"><text:span text:style-name="T435">místnosti</text:span></text:span><text:span text:style-name="Emphasis"><text:span text:style-name="T436"> se do rohu tiskne </text:span></text:span><text:span text:style-name="Emphasis"><text:span text:style-name="T430">kamenná socha trpaslice</text:span></text:span><text:span text:style-name="Emphasis"><text:span text:style-name="T788">.</text:span></text:span></text:p>
      <text:list xml:id="list2154187656" text:style-name="L25">
        <text:list-header>
          <text:p text:style-name="P493"><text:span text:style-name="T1326">💬 </text:span><text:span text:style-name="T643">Říká: </text:span><text:span text:style-name="T377">„</text:span><text:span text:style-name="T376">Prosím, neubližujte mi!</text:span><text:span text:style-name="T377">“</text:span></text:p>
        </text:list-header>
      </text:list>
      <text:list xml:id="list3092264652" text:style-name="L26">
        <text:list-item>
          <text:list>
            <text:list-item>
              <text:p text:style-name="P494"><text:span text:style-name="T638">Mluví </text:span><text:span text:style-name="T639">hlubokým, dunivým hlasem</text:span><text:span text:style-name="T638">. </text:span><text:span text:style-name="T470">Vypadá vyděšeně a⁠ ubrečeně</text:span><text:span text:style-name="T307"> </text:span><text:span text:style-name="T470">(slzy samozřejmě nemá, je to socha).</text:span></text:p>
            </text:list-item>
          </text:list>
        </text:list-item>
        <text:list-item>
          <text:p text:style-name="P495"><text:span text:style-name="T605">S⁠ postavami si ráda promluví, je tu stovky let sama</text:span><text:span text:style-name="T454">. </text:span><text:span text:style-name="T754">Je ale trochu prostoduchá, složitější témata jí budou dělat potíže.</text:span></text:p>
          <text:list>
            <text:list-item>
              <text:p text:style-name="P376">Jmenuje se Agda.</text:p>
            </text:list-item>
            <text:list-item>
              <text:p text:style-name="P377"><text:span text:style-name="T1176">P</text:span>ůvodně <text:span text:style-name="T1176">byla</text:span> živá a⁠ trpěla nevyléčitelnou nemocí. Její otec jí poslal za svým přítelem, elfským m<text:span text:style-name="T1158">istrem</text:span> <text:span text:style-name="T1157">Ankertem</text:span>, který slíbil, že jí pomůže.</text:p>
              <text:list>
                <text:list-item>
                  <text:p text:style-name="P496"><text:span text:style-name="T454">Jak přesně se z⁠ ní stala socha, si nepamatuje. </text:span><text:span text:style-name="T641">V</text:span><text:span text:style-name="T454">í jen, že pak všechna bolest ustala. </text:span><text:span text:style-name="T640">Brzy poté s⁠ </text:span><text:span text:style-name="T606">mistrem</text:span><text:span text:style-name="T640"> </text:span><text:span text:style-name="T606">Ankertem</text:span><text:span text:style-name="T640"> odcestovala </text:span><text:span text:style-name="T473">do této pevnosti. Pomáhala mu t</text:span><text:span text:style-name="T532">ady</text:span><text:span text:style-name="T473"> s⁠ prací, vařila v⁠ kuchyni, obsluhovala elfské vojáky v⁠ jídelně, uklízela – prostě cokoliv bylo potřeba.</text:span></text:p>
                </text:list-item>
              </text:list>
            </text:list-item>
            <text:list-item>
              <text:p text:style-name="P497"><text:span text:style-name="T471">O⁠ </text:span><text:span text:style-name="T454">podzemí toho moc </text:span><text:span text:style-name="T607">neví</text:span><text:span text:style-name="T454">, </text:span><text:span text:style-name="T474">je tady totiž </text:span><text:span text:style-name="T475">tak trochu</text:span><text:span text:style-name="T474"> uvězněná:</text:span></text:p>
              <text:list>
                <text:list-item>
                  <text:p text:style-name="P479"><text:soft-page-break/>Chodba <text:span text:style-name="T1231">za dveřmi</text:span> doleva vede ke schodům dolů. Pod nimi je mříž, kterou nedokáž<text:span text:style-name="T1230">e</text:span> zvednout, ani se pod ní protáhnout. <text:span text:style-name="T1230">Z</text:span>a ní je spousta pavučin a⁠ škaredí pavouci! Tudy chod<text:span text:style-name="T959">íval</text:span>a pro vodu do studny.</text:p>
                </text:list-item>
                <text:list-item>
                  <text:p text:style-name="P479">Chodba doprava vede do skladu vody. Za ní je místnost se zřícenou podlahou, kde se bojí seskočit dolů, <text:span text:style-name="T1231">protože to je</text:span> strašně hluboko a⁠ jsou tam navíc <text:span text:style-name="T960">hrozně</text:span> velké ještěrky, které plivou <text:span text:style-name="T961">takový odporný</text:span> žlutý hlen.</text:p>
                </text:list-item>
                <text:list-item>
                  <text:p text:style-name="P480">Nedávno se tu něco dělo. Z<text:span text:style-name="T1231">prava</text:span> se ozývaly divoké výkřiky, možná se tam dokonce bojovalo. Strašně moc se bála, sem ale naštěstí nikdo nepřišel.</text:p>
                </text:list-item>
              </text:list>
            </text:list-item>
          </text:list>
        </text:list-item>
        <text:list-item>
          <text:p text:style-name="P378">Postavy <text:span text:style-name="T1232">ji</text:span> mohou přemluvit, aby <text:span text:style-name="T1232">šla s⁠ nimi</text:span>.</text:p>
          <text:list>
            <text:list-item>
              <text:p text:style-name="P498"><text:span text:style-name="T471">N</text:span><text:span text:style-name="T470">eumí </text:span><text:span text:style-name="T471">ale</text:span><text:span text:style-name="T470"> bojovat a⁠ </text:span><text:span text:style-name="T472">je velice bázlivá</text:span><text:span text:style-name="T470"> – v⁠ případném boji zapiští </text:span><text:span text:style-name="T471">(hlubokým hlasem)</text:span><text:span text:style-name="T470"> a⁠ uteče se někam schovat.</text:span></text:p>
            </text:list-item>
            <text:list-item>
              <text:p text:style-name="P379">Odmítne také dělat cokoliv krkolomného, jako třeba šplhat studnou nebo slézat do<text:span text:style-name="T1420">lů propadlým stropem</text:span>. Není na to dost ohebná.</text:p>
            </text:list-item>
          </text:list>
        </text:list-item>
        <text:list-item>
          <text:p text:style-name="P481"><text:span text:style-name="Emphasis"><text:span text:style-name="T822">⚔ </text:span></text:span><text:span text:style-name="Emphasis"><text:span text:style-name="T803">K</text:span></text:span><text:span text:style-name="Emphasis"><text:span text:style-name="T796">dyž na ni postavy zaútočí, </text:span></text:span><text:span text:style-name="Emphasis"><text:span text:style-name="T804">nebude se</text:span></text:span><text:span text:style-name="Emphasis"><text:span text:style-name="T796"> bránit: </text:span></text:span><text:span text:style-name="Emphasis"><text:span text:style-name="T804">schoulí se u⁠ stěny nebo na zemi, </text:span></text:span><text:span text:style-name="Emphasis"><text:span text:style-name="T796">případně se pokusí utéct (nemá moc kam, ale zkusit to může).</text:span></text:span></text:p>
        </text:list-item>
      </text:list>
      <text:p text:style-name="P109"><text:span text:style-name="T1282">▸<text:tab/></text:span><text:span text:style-name="T858">Pracovní s</text:span><text:span text:style-name="T859">tůl</text:span><text:span text:style-name="T633"> u⁠ </text:span><text:span text:style-name="T634">severní stěny</text:span><text:span text:style-name="T633"> m</text:span><text:span text:style-name="T631">á rozpraskanou dřevěnou desku a⁠ několik šuplíků. V⁠ </text:span><text:span text:style-name="T632">nich</text:span><text:span text:style-name="T74"> je:</text:span></text:p>
      <text:list xml:id="list3350601533" text:style-name="L27">
        <text:list-item>
          <text:p text:style-name="P499"><text:span text:style-name="T75">k</text:span><text:span text:style-name="T469">amenické náčiní</text:span></text:p>
          <text:list>
            <text:list-item>
              <text:p text:style-name="P380">zubák, šalírka, pemrlice, kružítko, hrst klínků, kamenické dláto, kamenická špice, kamenická palice</text:p>
            </text:list-item>
          </text:list>
        </text:list-item>
        <text:list-item>
          <text:p text:style-name="P499"><text:soft-page-break/><text:span text:style-name="T823">š</text:span><text:span text:style-name="T824">pulka se stříbrnou nití</text:span><text:span text:style-name="T637"> (karta </text:span><text:span text:style-name="T350">stříbrná nit</text:span><text:span text:style-name="T637">)</text:span></text:p>
          <text:list>
            <text:list-item>
              <text:p text:style-name="P381">Stříbrná niť je jedna ze surovin potřebných na očarování rukavic pomocí svitku v⁠ C15.</text:p>
            </text:list-item>
          </text:list>
        </text:list-item>
      </text:list>
      <text:p text:style-name="P60"><text:span text:style-name="T1252">▸<text:tab/></text:span><text:span text:style-name="T1175">Na </text:span><text:span text:style-name="T1180">stolku</text:span><text:span text:style-name="T1178"> s⁠ kovářským</text:span><text:span text:style-name="T1177"> nářadím</text:span> <text:span text:style-name="T1175">je:</text:span></text:p>
      <text:list xml:id="list2917601560" text:style-name="L28">
        <text:list-item>
          <text:p text:style-name="P382">pilník, kleště, průbojník, kovářské kladivo</text:p>
        </text:list-item>
      </text:list>
      <text:p text:style-name="P112"><text:span text:style-name="T1282">▸<text:tab/></text:span><text:span text:style-name="T860">K</text:span><text:span text:style-name="T861">ovářské rukavice a⁠ zástěra</text:span><text:span text:style-name="T635"> </text:span><text:span text:style-name="T636">jsou staré a⁠ zpuchřelé.</text:span></text:p>
      <text:p text:style-name="P110"><text:span text:style-name="T1282">▸<text:tab/></text:span><text:span text:style-name="T860">N</text:span><text:span text:style-name="T857">ápis</text:span><text:span text:style-name="T853"> na stěně </text:span><text:span text:style-name="T854">je ve staroelfštině.</text:span><text:span text:style-name="T454"> </text:span><text:span text:style-name="T642">Ř</text:span><text:span text:style-name="T454">íká:</text:span></text:p>
      <text:p text:style-name="P265"><text:span text:style-name="Emphasis"><text:span text:style-name="T888">„Klaním se před Tebou, Astro, stvořitelko hvězd, strážkyně moudrosti věků a⁠ tajemných umění.“</text:span></text:span></text:p>
      <text:h text:style-name="P277" text:outline-level="3"><text:span text:style-name="T455">B</text:span><text:span text:style-name="T454">2 – toaleta</text:span></text:h>
      <text:p text:style-name="P20"><text:span text:style-name="T1297">🚪<text:tab/></text:span><text:span text:style-name="T1298">Z</text:span><text:span text:style-name="T1143">avřené</text:span> <text:span text:style-name="T1094">obyčejné</text:span> dveře s⁠ klikou.</text:p>
      <text:list xml:id="list3394961009" text:style-name="L29">
        <text:list-item>
          <text:p text:style-name="P500"><text:span text:style-name="T664">Je na nich symbol ve tvaru kruhu: </text:span><text:span text:style-name="T1251">⚪</text:span></text:p>
        </text:list-item>
      </text:list>
      <text:p text:style-name="P12"><text:span text:style-name="T1074">Uvnitř je a</text:span>natomicky tvarovaná kamenná lavice s⁠ kruhovou dírou uprostřed.</text:p>
      <text:p text:style-name="Example_20_Header">Poznámka:</text:p>
      <text:p text:style-name="Example"><text:span text:style-name="T454">Tento popis je </text:span><text:span text:style-name="T575">společný</text:span><text:span text:style-name="T454"> pro </text:span><text:span text:style-name="T775">dvě</text:span><text:span text:style-name="T454"> místnosti (</text:span><text:span text:style-name="T574">obě</text:span><text:span text:style-name="T454"> jsou označené B</text:span><text:span text:style-name="T574">2</text:span><text:span text:style-name="T454">).</text:span></text:p>
      <text:h text:style-name="P278" text:outline-level="3"><text:span text:style-name="T455">B</text:span><text:span text:style-name="T1003">3</text:span><text:span text:style-name="T454"> – sklad vody</text:span></text:h>
      <text:p text:style-name="P15">Kolem stěn jsou <text:span text:style-name="T962">velké</text:span> <text:span text:style-name="T1181">sudy</text:span><text:span text:style-name="T962"> s⁠ víky. Na zemi stojí dvě vědra s⁠ prohnutou tyčí na nošení.</text:span></text:p>
      <text:p text:style-name="P163"><text:span text:style-name="T1252">▸<text:tab/></text:span>Na něk<text:span text:style-name="T963">olika</text:span> <text:span text:style-name="T1182">sudech</text:span> je ještě trochu čitelný nápis ve staroelfštině: <text:span text:style-name="T298">„Voda“</text:span>. <text:span text:style-name="T1328">Všechny jsou prázdné.</text:span></text:p>
      <text:h text:style-name="P279" text:outline-level="3"><text:soft-page-break/><text:span text:style-name="T455">B</text:span><text:span text:style-name="T1003">4</text:span><text:span text:style-name="T454"> – </text:span><text:span text:style-name="T478">sklad</text:span><text:span text:style-name="T476"> s⁠ propad</text:span><text:span text:style-name="T477">l</text:span><text:span text:style-name="T476">ou půlkou podlahy</text:span></text:h>
      <text:p text:style-name="P7">Ve východní části místnosti je <text:span text:style-name="T1177">propadlý strop </text:span><text:span text:style-name="T1212">(TODO: podlaha)</text:span>. V⁠ západní části místnosti, kde ještě strop drží, je několik polorozpadlých <text:span text:style-name="T1177">beden</text:span>.</text:p>
      <text:p text:style-name="P161"><text:span text:style-name="T1281">▸<text:tab/></text:span><text:span text:style-name="T647">D</text:span><text:span text:style-name="T454">íra </text:span><text:span text:style-name="T755">po </text:span><text:span text:style-name="T872">propadlém stropě</text:span><text:span text:style-name="T454"> </text:span><text:span text:style-name="T648">je hluboká</text:span><text:span text:style-name="T454"> 3 metry a⁠ </text:span><text:span text:style-name="T648">vede</text:span><text:span text:style-name="T454"> do místnosti o⁠ patro níž (C10).</text:span></text:p>
      <text:list xml:id="list3888965501" text:style-name="L30">
        <text:list-item>
          <text:p text:style-name="P502"><text:span text:style-name="T1247">♨</text:span><text:span text:style-name="T1241"> </text:span><text:span text:style-name="T1243">Zezdola je cítit</text:span><text:span text:style-name="T438"> silný zápach, zřejmě t</text:span><text:span text:style-name="T441">am</text:span><text:span text:style-name="T438"> něco žije </text:span><text:span text:style-name="T757">(jsou to</text:span><text:span text:style-name="T756"> </text:span><text:span text:style-name="T309">p</text:span><text:span text:style-name="T415">livající ještěři</text:span><text:span text:style-name="T756"> – viz C</text:span><text:span text:style-name="T1003">10</text:span><text:span text:style-name="T116">)</text:span><text:span text:style-name="T756">.</text:span></text:p>
        </text:list-item>
      </text:list>
      <text:p text:style-name="P6"><text:span text:style-name="T1281">▸<text:tab/>V⁠ </text:span><text:span text:style-name="T863">bednách</text:span><text:span text:style-name="T646"> j</text:span><text:span text:style-name="T454">sou rezavé zbytky plechových krabic. </text:span><text:span text:style-name="T644">Jejich obsah</text:span><text:span text:style-name="T454"> se </text:span><text:span text:style-name="T645">zřejmě</text:span><text:span text:style-name="T454"> už dávno rozpadl v⁠ prach.</text:span></text:p>
      <text:h text:style-name="Heading_20_4" text:outline-level="4">B4-d1</text:h>
      <text:p text:style-name="P17"><text:span text:style-name="T1297">🚪<text:tab/></text:span>Zavřené <text:span text:style-name="T1144">obyčejné</text:span> dveře s⁠ <text:span text:style-name="T964">klikou a⁠ </text:span>klíčovou dírkou.</text:p>
      <text:list xml:id="list144537803414066" text:continue-list="list2131391098" text:style-name="L24">
        <text:list-item>
          <text:p text:style-name="P503"><text:span text:style-name="T454">Jsou zamčené. </text:span><text:span text:style-name="T649">Odemyká je</text:span><text:span text:style-name="T571"> </text:span><text:span text:style-name="T579">klíč</text:span><text:span text:style-name="T571"> s⁠ </text:span><text:span text:style-name="T580">písmenem</text:span><text:span text:style-name="T571"> </text:span><text:span text:style-name="T1005">K⁠ </text:span><text:span text:style-name="T121">(j</text:span><text:span text:style-name="T454">e na k</text:span><text:span text:style-name="T579">roužku</text:span><text:span text:style-name="T454"> s⁠ klíči </text:span><text:span text:style-name="T558">ve</text:span><text:span text:style-name="T454"> dveřích </text:span><text:span text:style-name="T559">do</text:span><text:span text:style-name="T1003"> </text:span><text:span text:style-name="T64">dílny</text:span><text:span text:style-name="T454"> B1</text:span><text:span text:style-name="T763">)</text:span><text:span text:style-name="T454">.</text:span></text:p>
        </text:list-item>
        <text:list-item>
          <text:p text:style-name="P370">Jdou vyrazit, <text:span text:style-name="T1421">zámek jde vypáčit nebo otevřít šperhákem</text:span>.</text:p>
        </text:list-item>
        <text:list-item>
          <text:p text:style-name="P383">Směrem do místnosti B4 <text:span text:style-name="T1115">je</text:span> <text:span text:style-name="T1085">hned za nimi propadlá podlaha (viz B4).</text:span></text:p>
        </text:list-item>
      </text:list>
      <text:h text:style-name="P280" text:outline-level="3"><text:span text:style-name="T455">B</text:span><text:span text:style-name="T530">5</text:span><text:span text:style-name="T454"> – kuchyně</text:span></text:h>
      <text:p text:style-name="P118"><text:span text:style-name="T1322">🔊</text:span><text:span text:style-name="T1245"><text:tab/>Z⁠ </text:span><text:span text:style-name="T378">místnosti se ozývá mnohohlasné mňoukání.</text:span></text:p>
      <text:p text:style-name="P111"><text:span text:style-name="T1246">♨</text:span><text:span text:style-name="T1239"><text:tab/></text:span><text:span text:style-name="T332">Je tu cítit silný kočičí zápach.</text:span></text:p>
      <text:p text:style-name="P16"><text:span text:style-name="T1236">V⁠ místnosti je </text:span><text:span text:style-name="T1183">stůl</text:span><text:span text:style-name="T1236">, </text:span><text:span text:style-name="T1183">skříň,</text:span><text:span text:style-name="T1236"> velká </text:span><text:span text:style-name="T1214">keramická kamna </text:span><text:span text:style-name="T1215">a⁠ u⁠ </text:span><text:span text:style-name="T1216">nich</text:span><text:span text:style-name="T1214"> převrhnutý velký kotel. V⁠ jedné ze stěn je </text:span><text:span text:style-name="T1225">malý</text:span><text:span text:style-name="T1214"> </text:span><text:span text:style-name="T1183">obdélníkový otvor</text:span><text:span text:style-name="T1214">. Před ním je na zemi malý</text:span><text:span text:style-name="T196"> </text:span><text:span text:style-name="T267">vozík s⁠ kolečky</text:span><text:span text:style-name="T196">. </text:span><text:span text:style-name="T197">Na kamnech jsou 2 černé kočky s⁠ modře se lesknoucíma očima</text:span><text:span text:style-name="T198">.</text:span></text:p>
      <text:list xml:id="list3927283093" text:style-name="L31">
        <text:list-item>
          <text:p text:style-name="P445"><text:soft-page-break/>Jsou to dva dospělí <text:span text:style-name="T298">huňáči</text:span> (karty <text:span text:style-name="T352">huňáč</text:span>). <text:span text:style-name="T1237">Udělali si doupě v⁠ kamnech – u</text:span>vnitř je 5 koťat (karty <text:span text:style-name="T353">mládě huňáče</text:span><text:span text:style-name="T1076">).</text:span></text:p>
          <text:list>
            <text:list-item>
              <text:p text:style-name="P446"><text:span text:style-name="T978">⚔ </text:span>Samec se naježí, začne prskat a⁠ když se postavy přiblíží, <text:span text:style-name="T1116">zaútočí</text:span> <text:span text:style-name="T1079">na </text:span>nejbližší z⁠ nich <text:span text:style-name="T298">výbojem </text:span><text:span text:style-name="T1116">(viz karta </text:span><text:span text:style-name="T351">huňáč</text:span><text:span text:style-name="T1116">)</text:span>.</text:p>
            </text:list-item>
            <text:list-item>
              <text:p text:style-name="P447">Samice <text:span text:style-name="T1078">se </text:span>mezitím <text:span text:style-name="T1078">pokusí odnosit koťata (po jednom) šachtou nahoru do A5</text:span>.</text:p>
            </text:list-item>
            <text:list-item>
              <text:p text:style-name="P447">Když postavy huňáče nenechají koťata odnést, budou <text:span text:style-name="T1117">je</text:span> zuřivě bránit <text:span text:style-name="T1077">(na dálku </text:span><text:span text:style-name="T331">výbojem</text:span><text:span text:style-name="T1077">, na blízko kousáním a⁠ škrábáním)</text:span>.</text:p>
            </text:list-item>
          </text:list>
        </text:list-item>
        <text:list-item>
          <text:p text:style-name="P504"><text:span text:style-name="T168">⚔ </text:span><text:span text:style-name="T165">Když se někdo podívá do kamen, m</text:span><text:span text:style-name="T163">láďata se jen naježí a⁠ nebudou útočit. </text:span><text:span text:style-name="T164">K</text:span><text:span text:style-name="T163">dyž na ně </text:span><text:span text:style-name="T164">ale</text:span><text:span text:style-name="T163"> někdo bude chtít sáhnout, budou se bránit </text:span><text:span text:style-name="T25">výbojem</text:span><text:span text:style-name="T163">.</text:span></text:p>
        </text:list-item>
      </text:list>
      <text:p text:style-name="P62"><text:span text:style-name="T1252">▸<text:tab/></text:span><text:span text:style-name="T1184">Stůl</text:span><text:span text:style-name="T1235"> má v⁠ sobě vsazené dva dřezy.</text:span></text:p>
      <text:list xml:id="list330000676" text:style-name="L32">
        <text:list-item>
          <text:p text:style-name="P384">Ze zdi nad ním čouhá měděná trubka s⁠ páčkou. Po otočení páčkou z⁠ trubky teče voda.</text:p>
        </text:list-item>
      </text:list>
      <text:p text:style-name="P59"><text:span text:style-name="T1252">▸<text:tab/></text:span><text:span text:style-name="T1327">Ve </text:span><text:span text:style-name="T1185">skříni</text:span> <text:span text:style-name="T1075">je 16 sad keramického nádobí a⁠ mosazných příborů (talíř, miska, lžíce, nůž, vidlička, lžička) a⁠ kuchyňské náčiní (naběračky, vařečky, apod.).</text:span></text:p>
      <text:p text:style-name="P61"><text:span text:style-name="T1252">▸<text:tab/></text:span><text:span text:style-name="T1177">Obdélníkový otvor</text:span> ve stěně je ústí šachty vedoucí šikmo vzhůru (do A5).</text:p>
      <text:list xml:id="list1752416773" text:style-name="L33">
        <text:list-item>
          <text:p text:style-name="P385"><text:span text:style-name="T268">Ve dne</text:span><text:span text:style-name="T269"> je šachtou vidět světlo.</text:span></text:p>
        </text:list-item>
        <text:list-item>
          <text:p text:style-name="P505"><text:span text:style-name="T76">Šachta</text:span><text:span text:style-name="T77"> j</text:span><text:span text:style-name="T78">e poměrně úzká – </text:span><text:span text:style-name="T79">asi jako</text:span><text:span text:style-name="T78"> pecen chleba </text:span><text:span text:style-name="T117">(ž</text:span><text:span text:style-name="T225">ádná z⁠ postav tudy rozhodně neproleze</text:span><text:span text:style-name="T287">)</text:span><text:span text:style-name="T225">.</text:span></text:p>
          <text:list>
            <text:list-item>
              <text:p text:style-name="P506"><text:soft-page-break/><text:span text:style-name="T9">Do</text:span><text:span text:style-name="T10"> spodní </text:span><text:span text:style-name="T9">st</text:span><text:span text:style-name="T228">ěny </text:span><text:span text:style-name="T227">šachty </text:span><text:span text:style-name="T229">jsou </text:span><text:span text:style-name="T288">vsazeny</text:span><text:span text:style-name="T230"> rzí pokryté </text:span><text:span text:style-name="T263">kolejnice</text:span><text:span text:style-name="T230">.</text:span></text:p>
            </text:list-item>
          </text:list>
        </text:list-item>
      </text:list>
      <text:p text:style-name="P14"><text:span text:style-name="T1253">▸<text:tab/></text:span><text:span text:style-name="T192">V</text:span><text:span text:style-name="T191">ozík s⁠ kolečky</text:span><text:span text:style-name="T52"> </text:span><text:span text:style-name="T80">má na jedné straně kroužek. Kolečka s</text:span><text:span text:style-name="T52">edn</text:span><text:span text:style-name="T80">ou</text:span><text:span text:style-name="T52"> přesně na kolejnice v⁠ šachtě,</text:span><text:span text:style-name="T81"> jsou </text:span><text:span text:style-name="T80">ale</text:span><text:span text:style-name="T81"> zrezlá, takže </text:span><text:span text:style-name="T80">vozík</text:span><text:span text:style-name="T81"> moc dobře nejezdí.</text:span></text:p>
      <text:p text:style-name="Example_20_Header">Poznámka:</text:p>
      <text:p text:style-name="Example"><text:span text:style-name="T889">V⁠ této místnosti není žádný poklad, hráči ale mohou chtít ulovit huňáče, aby mohly vyrobit </text:span><text:span text:style-name="T433">nabíjecí rukavice</text:span><text:span text:style-name="T889"> (svitkem z⁠ laboratoře C15).</text:span></text:p>
      <text:list xml:id="list4289843943" text:style-name="L34">
        <text:list-item>
          <text:p text:style-name="P670"><text:span text:style-name="T799">N</text:span><text:span text:style-name="T796">a recept stačí srst, postavy tedy na to nemusí nutně huňáče zabít.</text:span></text:p>
        </text:list-item>
        <text:list-item>
          <text:p text:style-name="P670"><text:span text:style-name="T799">Pokud už odtu</text:span><text:span text:style-name="T800">d</text:span><text:span text:style-name="T799"> hu</text:span><text:span text:style-name="T174">ňáči utekli, postavy je najdou v⁠ A5.</text:span></text:p>
        </text:list-item>
      </text:list>
      <text:h text:style-name="Heading_20_4" text:outline-level="4">B<text:span text:style-name="T4">5-</text:span>d1</text:h>
      <text:p text:style-name="P17"><text:span text:style-name="T1297">🚪<text:tab/></text:span>Zavřené <text:span text:style-name="T1145">obyčejné</text:span> dveře s⁠ <text:span text:style-name="T964">klikou a⁠ </text:span>klíčovou dírkou.</text:p>
      <text:list xml:id="list144537931155995" text:continue-list="list144537803414066" text:style-name="L24">
        <text:list-item>
          <text:p text:style-name="P507"><text:span text:style-name="T557">Jsou zamčené. </text:span><text:span text:style-name="T649">Odemyká je</text:span><text:span text:style-name="T454"> </text:span><text:span text:style-name="T579">klíč</text:span><text:span text:style-name="T454"> s⁠ </text:span><text:span text:style-name="T580">písmenem</text:span><text:span text:style-name="T454"> </text:span><text:span text:style-name="T1004">K</text:span><text:span text:style-name="T1002">.</text:span></text:p>
          <text:list>
            <text:list-item>
              <text:p text:style-name="P492"><text:span text:style-name="T571">J</text:span><text:span text:style-name="T557">e na k</text:span><text:span text:style-name="T579">roužku</text:span><text:span text:style-name="T557"> s⁠ klíči </text:span><text:span text:style-name="T558">ve</text:span><text:span text:style-name="T557"> dveřích </text:span><text:span text:style-name="T559">do</text:span><text:span text:style-name="T1003"> </text:span><text:span text:style-name="T64">dílny</text:span><text:span text:style-name="T557"> B1.</text:span></text:p>
            </text:list-item>
          </text:list>
        </text:list-item>
        <text:list-item>
          <text:p text:style-name="P371"><text:span text:style-name="T557">Jdou vyrazit, </text:span><text:span text:style-name="T1421">zámek jde vypáčit nebo otevřít šperhákem</text:span><text:span text:style-name="T557">.</text:span></text:p>
        </text:list-item>
      </text:list>
      <text:h text:style-name="Heading_20_3" text:outline-level="3"><text:span text:style-name="T455">B</text:span><text:span text:style-name="T531">6</text:span><text:span text:style-name="T456"> – jídelna</text:span></text:h>
      <text:p text:style-name="P266"><text:span text:style-name="Emphasis"><text:span text:style-name="T1244">♨</text:span></text:span><text:span text:style-name="Emphasis"><text:span text:style-name="T1238"><text:tab/></text:span></text:span><text:span text:style-name="Emphasis"><text:span text:style-name="T332">Je tu cítit kočičí zápach.</text:span></text:span></text:p>
      <text:p text:style-name="P268"><text:span text:style-name="Emphasis"><text:span text:style-name="T1080">V⁠ místnosti jsou tři velké stoly, kolem nich je spousta židlí. Na východní stěně je </text:span></text:span><text:span text:style-name="Emphasis"><text:span text:style-name="T1186">malba</text:span></text:span><text:span text:style-name="Emphasis"><text:span text:style-name="T1080"> zobrazující velkou bitvu.</text:span></text:span></text:p>
      <text:list xml:id="list3390301137" text:style-name="L35">
        <text:list-item>
          <text:p text:style-name="P508"><text:span text:style-name="Emphasis"><text:span text:style-name="T1081">V</text:span></text:span><text:span text:style-name="Emphasis"><text:span text:style-name="T536">ětšina židlí a⁠ nohou stolů je podrápaná (</text:span></text:span><text:span text:style-name="Emphasis"><text:span text:style-name="T573">od kočičích drápků</text:span></text:span><text:span text:style-name="Emphasis"><text:span text:style-name="T536">)</text:span></text:span><text:span text:style-name="Emphasis"><text:span text:style-name="T1081">.</text:span></text:span></text:p>
        </text:list-item>
      </text:list>
      <text:list xml:id="list1042689676" text:style-name="L36">
        <text:list-item>
          <text:p text:style-name="P509"><text:span text:style-name="Emphasis"><text:span text:style-name="T535">Na každém stole jsou dva masivní trojramenné mosazné svícny. </text:span></text:span><text:span text:style-name="Emphasis"><text:span text:style-name="T536">Vypadají zašle a⁠ používaně, ale s</text:span></text:span><text:span text:style-name="Emphasis"><text:span text:style-name="T535">víčky v⁠ nich nejsou.</text:span></text:span></text:p>
        </text:list-item>
      </text:list>
      <text:p text:style-name="P113"><text:soft-page-break/><text:span text:style-name="Emphasis"><text:span text:style-name="T1281">▸<text:tab/></text:span></text:span><text:span text:style-name="Emphasis"><text:span text:style-name="T864">Malba</text:span></text:span><text:span text:style-name="Emphasis"><text:span text:style-name="T535"> na stěně zobrazuje a</text:span></text:span><text:span text:style-name="Emphasis"><text:span text:style-name="T650">rmády elfů a⁠ trpaslíků bojují</text:span></text:span><text:span text:style-name="Emphasis"><text:span text:style-name="T758">cí</text:span></text:span><text:span text:style-name="Emphasis"><text:span text:style-name="T650"> se zástupy goblinů, orků a⁠ několika velkými troly. Na obzoru letí drak.</text:span></text:span></text:p>
      <text:h text:style-name="Heading_20_4" text:outline-level="4">B<text:span text:style-name="T4">6-</text:span>d1</text:h>
      <text:p text:style-name="P58"><text:span text:style-name="T1311">🚪<text:tab/></text:span>Zavřené <text:span text:style-name="T1146">obyčejné</text:span> dveře s⁠ <text:span text:style-name="T964">klikou a⁠ </text:span>klíčovou dírkou.</text:p>
      <text:list xml:id="list144536574801637" text:continue-list="list144537931155995" text:style-name="L24">
        <text:list-item>
          <text:p text:style-name="P386">Jsou zamčené.</text:p>
          <text:list>
            <text:list-item>
              <text:p text:style-name="P387">Do zámku pasuje <text:span text:style-name="T270">klíč</text:span> s⁠ <text:span text:style-name="T1330">písmenem</text:span> <text:span text:style-name="T1008">K⁠ </text:span><text:span text:style-name="T291">(j</text:span>e na kroužku s⁠ klíči ve dveřích do<text:span text:style-name="T1007"> </text:span><text:span text:style-name="T250">dílny</text:span><text:span text:style-name="T1435"> B1).</text:span></text:p>
            </text:list-item>
          </text:list>
        </text:list-item>
        <text:list-item>
          <text:p text:style-name="P372">Jdou vyrazit, <text:span text:style-name="T1421">zámek jde vypáčit nebo otevřít šperhákem</text:span>.</text:p>
        </text:list-item>
      </text:list>
      <text:h text:style-name="Heading_20_3" text:outline-level="3"><text:span text:style-name="T455">B</text:span><text:span text:style-name="T531">7</text:span><text:span text:style-name="T454"> – prostřední patro boční věže</text:span></text:h>
      <text:p text:style-name="P33">Točité schody jsou <text:span text:style-name="T1329">zde</text:span> <text:span text:style-name="T1332">částečně zřícené</text:span>.</text:p>
      <text:list xml:id="list2267525572" text:style-name="L37">
        <text:list-item>
          <text:p text:style-name="P388"><text:span text:style-name="T1331">Skrz díry ve schodišti je d</text:span>ole vidět dno věže <text:span text:style-name="T1119">(C5)</text:span>.</text:p>
          <text:list>
            <text:list-item>
              <text:p text:style-name="P389">Na zbytku schodů úplně <text:span text:style-name="T1118">dole</text:span> je na kupě několik orků. <text:span text:style-name="T1119">Další je rozplácnutý na zemi pod propadlou částí schodů.</text:span> <text:span text:style-name="T1422">Leží a⁠ vůbec se nehýbou, nejspíš jsou mrtví.</text:span></text:p>
            </text:list-item>
          </text:list>
        </text:list-item>
      </text:list>
      <text:list xml:id="list1072035145" text:style-name="L38">
        <text:list-item>
          <text:p text:style-name="P390">V⁠ místě, kde jsou schody zřícené, ze zdi čouhají části nějakého mechanismu.</text:p>
          <text:list>
            <text:list-item>
              <text:p text:style-name="P390">Byla to původně past, která umožňovala část schodů sklopit (tu, která je nyní zřícená<text:span text:style-name="T1423">).</text:span> <text:span text:style-name="T1423">Nyní je</text:span> nefunkční.</text:p>
            </text:list-item>
          </text:list>
        </text:list-item>
        <text:list-item>
          <text:p text:style-name="P391">Sešplhat <text:span text:style-name="T1034">(nebo vyšplhat) po zbytcích schodů</text:span> je poměrně jednoduché, <text:span text:style-name="T1034">ale zabere to několik minut</text:span>.</text:p>
        </text:list-item>
      </text:list>
      <text:h text:style-name="P281" text:outline-level="3">B<text:span text:style-name="T1058">8</text:span> - <text:span text:style-name="T1044">obytná místnost</text:span></text:h>
      <text:p text:style-name="P18"><text:span text:style-name="T1295">🚪<text:tab/></text:span><text:span text:style-name="T1296">Z</text:span>avřené obyčejné dveře s⁠ klikou.</text:p>
      <text:p text:style-name="P91"><text:soft-page-break/><text:span text:style-name="T324">V⁠ místnosti j</text:span><text:span text:style-name="T325">sou </text:span><text:span text:style-name="T326">d</text:span><text:span text:style-name="T325">vě </text:span><text:span text:style-name="T443">p</text:span><text:span text:style-name="T444">ostel</text:span><text:span text:style-name="T443">e</text:span><text:span text:style-name="T325">. U⁠ </text:span><text:span text:style-name="T326">každé je </text:span><text:span text:style-name="T445">noční stolek</text:span><text:span text:style-name="T326"> a⁠ </text:span><text:span text:style-name="T445">truhla</text:span><text:span text:style-name="T326">.</text:span></text:p>
      <text:p text:style-name="P120"><text:span text:style-name="Emphasis"><text:span text:style-name="T1282">▸<text:tab/></text:span></text:span><text:span text:style-name="Emphasis"><text:span text:style-name="T1283">Z⁠ </text:span></text:span><text:span text:style-name="Emphasis"><text:span text:style-name="T1304">postelí</text:span></text:span><text:span text:style-name="Emphasis"><text:span text:style-name="T1283"> zbývají jen čela a⁠ </text:span></text:span><text:span text:style-name="Emphasis"><text:span text:style-name="T1294">dna</text:span></text:span><text:span text:style-name="Emphasis"><text:span text:style-name="T1283">, m</text:span></text:span>atrace i⁠ pokrývky se už dávno rozpadly v⁠ prach.</text:p>
      <text:p text:style-name="P120"><text:span text:style-name="Emphasis"><text:span text:style-name="T1282">▸<text:tab/></text:span></text:span><text:span text:style-name="Emphasis"><text:span text:style-name="T1305">Noční stolky</text:span></text:span><text:span text:style-name="Emphasis"><text:span text:style-name="T1284"> jsou prázdné</text:span></text:span>.</text:p>
      <text:p text:style-name="P120"><text:span text:style-name="Emphasis"><text:span text:style-name="T1282">▸<text:tab/></text:span></text:span><text:span text:style-name="Emphasis"><text:span text:style-name="T1306">Truhly</text:span></text:span><text:span text:style-name="Emphasis"><text:span text:style-name="T1285"> nejsou zamčené a⁠ jsou prázdné.</text:span></text:span></text:p>
      <text:p text:style-name="Example_20_Header">Poznámka:</text:p>
      <text:p text:style-name="Example">Tento popis je <text:span text:style-name="T1120">společný</text:span> pro 4 místnosti (všechny jsou označené B<text:span text:style-name="T1424">8</text:span>).</text:p>
      <text:h text:style-name="P282" text:outline-level="3">B<text:span text:style-name="T1058">9</text:span> – <text:span text:style-name="T934">mrtvá elfka</text:span></text:h>
      <text:p text:style-name="P119"><text:span text:style-name="Emphasis"><text:span text:style-name="T1246">♨</text:span></text:span><text:span text:style-name="Emphasis"><text:span text:style-name="T1239"><text:tab/>V⁠ </text:span></text:span><text:span text:style-name="T385">chodbě je cítit mrtvolný zápach.</text:span></text:p>
      <text:p text:style-name="P36">Na zemi leží mrtvá elfka.</text:p>
      <text:list xml:id="list94433764" text:style-name="L39">
        <text:list-item>
          <text:p text:style-name="P392">Leží na břiše, hlavou směrem na východ (k⁠ B6). Vypadá to, jako když <text:span text:style-name="T1093">běžela a⁠ </text:span>upadla. <text:span text:style-name="T1337">Má vypoulené oči a⁠ otevřená ústa, jako kdyby lapala po dechu. </text:span><text:span text:style-name="T1226">Ž</text:span><text:span text:style-name="T1227">ádná jiná zranění </text:span><text:span text:style-name="T1226">nemá</text:span><text:span text:style-name="T1227">.</text:span></text:p>
        </text:list-item>
        <text:list-item>
          <text:p text:style-name="P482"><text:span text:style-name="T653">V⁠ jedné</text:span><text:span text:style-name="T454"> ruce má </text:span>dlouhý luk <text:span text:style-name="T454">(karta), </text:span><text:span text:style-name="T653">ve druhé drží kožené </text:span><text:span text:style-name="T865">pouzdro na svitky</text:span><text:span text:style-name="T653">. </text:span><text:span text:style-name="T454">Na zádech má toulec </text:span><text:span text:style-name="T663">(</text:span><text:span text:style-name="T454">s</text:span><text:span text:style-name="T742">e</text:span><text:span text:style-name="T454"> 6 šípy</text:span><text:span text:style-name="T663">)</text:span><text:span text:style-name="T454">. </text:span><text:span text:style-name="T656">Na sobě má </text:span><text:span text:style-name="T655">kvalitní cestovní oblečení, </text:span><text:span text:style-name="T1338">zlaté náušnice</text:span><text:span text:style-name="T654"> (</text:span><text:span text:style-name="T576">karta</text:span><text:span text:style-name="T654">) </text:span><text:span text:style-name="T73">a⁠ </text:span><text:span text:style-name="T135">s</text:span><text:span text:style-name="T136">tříbrný amulet</text:span><text:span text:style-name="T83"> (karta </text:span><text:span text:style-name="T272">a</text:span><text:span text:style-name="T273">mulet</text:span><text:span text:style-name="T83">). U⁠ </text:span><text:span text:style-name="T84">pasu má </text:span><text:span text:style-name="T193">měšec</text:span><text:span text:style-name="T82">, </text:span><text:span text:style-name="T284">dýku</text:span><text:span text:style-name="T82"> (karta) a⁠ </text:span><text:span text:style-name="T193">koženou brašnu</text:span><text:span text:style-name="T135">.</text:span></text:p>
          <text:list>
            <text:list-item>
              <text:p text:style-name="P393"><text:span text:style-name="T1213">V⁠ </text:span><text:span text:style-name="T1177">pouzdře </text:span><text:span text:style-name="T1187">na svitky</text:span> je:</text:p>
              <text:list>
                <text:list-item>
                  <text:p text:style-name="P394"><text:span text:style-name="T1336">s</text:span>vitek s⁠ kouzlem <text:span text:style-name="T298">př</text:span><text:span text:style-name="T340">enos myšlenek</text:span><text:span text:style-name="T1099"> </text:span>(karta)</text:p>
                </text:list-item>
                <text:list-item>
                  <text:p text:style-name="P395"><text:span text:style-name="T1336">d</text:span>opis (rekvizita <text:span text:style-name="T878">B9-1</text:span>)</text:p>
                </text:list-item>
                <text:list-item>
                  <text:p text:style-name="P512"><text:span text:style-name="T657">dva svitky se staroelfským textem</text:span><text:span text:style-name="T454"> (rekvizit</text:span><text:span text:style-name="T658">y</text:span><text:span text:style-name="T454"> </text:span><text:span text:style-name="T776">B9-2</text:span><text:span text:style-name="T796"> </text:span><text:span text:style-name="T805">a⁠ </text:span><text:span text:style-name="T789">B9-3</text:span><text:span text:style-name="T805">)</text:span></text:p>
                </text:list-item>
              </text:list>
            </text:list-item>
            <text:list-item>
              <text:p text:style-name="P510"><text:soft-page-break/><text:span text:style-name="T1217">V⁠ </text:span><text:span text:style-name="T1188">m</text:span><text:span text:style-name="T1189">ěšc</text:span><text:span text:style-name="T1188">i</text:span><text:span text:style-name="T1338"> je:</text:span></text:p>
              <text:list>
                <text:list-item>
                  <text:p text:style-name="P513"><text:s/>6 zl a⁠ 15 st</text:p>
                </text:list-item>
                <text:list-item>
                  <text:p text:style-name="P511"><text:span text:style-name="T595">klíč s⁠ elfským písmenem Z⁠ </text:span><text:span text:style-name="T611">(karta </text:span><text:span text:style-name="T371">klíč ‚</text:span><text:span text:style-name="T1010">Z</text:span><text:span text:style-name="T38">‘</text:span><text:span text:style-name="T611">)</text:span></text:p>
                  <text:list>
                    <text:list-item>
                      <text:p text:style-name="P396">Pasuje do dveří do zbrojnice C17 (které jsou odemčené a⁠ <text:span text:style-name="T1425">otevřené</text:span>).</text:p>
                    </text:list-item>
                  </text:list>
                </text:list-item>
              </text:list>
            </text:list-item>
          </text:list>
        </text:list-item>
      </text:list>
      <text:list xml:id="list1111077281" text:style-name="L40">
        <text:list-item>
          <text:list>
            <text:list-item>
              <text:p text:style-name="P516"><text:span text:style-name="T1188">V⁠ kožené brašně</text:span><text:span text:style-name="T1338"> jsou</text:span>:</text:p>
              <text:list>
                <text:list-item>
                  <text:p text:style-name="P397">léčitelské potřeby</text:p>
                </text:list-item>
                <text:list-item>
                  <text:p text:style-name="P514"><text:span text:style-name="T386">lektvar </text:span><text:span text:style-name="T369">regenerace</text:span><text:span text:style-name="T1339"> (karta)</text:span></text:p>
                </text:list-item>
                <text:list-item>
                  <text:p text:style-name="P515"><text:span text:style-name="T369">mast na popáleniny</text:span><text:span text:style-name="T1340"> (karta)</text:span></text:p>
                </text:list-item>
              </text:list>
            </text:list-item>
          </text:list>
        </text:list-item>
      </text:list>
      <text:p text:style-name="P186"><text:span text:style-name="T1219">P</text:span><text:span text:style-name="T1218">oznámka:</text:span></text:p>
      <text:p text:style-name="Example"><text:span text:style-name="T1219">S</text:span><text:span text:style-name="T1220">tříbrný amulet, </text:span><text:span text:style-name="T1221">který má elfka na krku,</text:span><text:span text:style-name="T271"> j</text:span><text:span text:style-name="T274">e </text:span><text:span text:style-name="T39">Beleronův amulet</text:span><text:span text:style-name="T274">.</text:span></text:p>
      <text:list xml:id="list3329025305" text:style-name="L41">
        <text:list-item>
          <text:p text:style-name="P671"><text:span text:style-name="T60">N</text:span><text:span text:style-name="T85">ení magický, ale </text:span><text:span text:style-name="T86">když</text:span><text:span text:style-name="T85"> ho něk</text:span><text:span text:style-name="T88">terá z⁠ postav</text:span><text:span text:style-name="T85"> bude </text:span><text:span text:style-name="T88">viditelně nosit</text:span><text:span text:style-name="T85">, </text:span><text:span text:style-name="T61">nebud</text:span><text:span text:style-name="T118">e</text:span><text:span text:style-name="T61"> na ně útočit soch</text:span><text:span text:style-name="T118">a</text:span><text:span text:style-name="T61"> v⁠ C7</text:span><text:span text:style-name="T85"> </text:span><text:span text:style-name="T87">a⁠ </text:span><text:span text:style-name="T85">přízrak je pustí do Beleronovy </text:span><text:span text:style-name="T65">svatyně</text:span><text:span text:style-name="T85"> </text:span><text:span text:style-name="T62">B1</text:span><text:span text:style-name="T63">4</text:span><text:span text:style-name="T62">.</text:span></text:p>
        </text:list-item>
      </text:list>
      <text:h text:style-name="P281" text:outline-level="3">B<text:span text:style-name="T1059">10</text:span> – <text:span text:style-name="T1044">obytná místnost</text:span></text:h>
      <text:p text:style-name="P19"><text:span text:style-name="T1295">🚪<text:tab/></text:span><text:span text:style-name="T1299">Z</text:span>avřené obyčejné dveře s⁠ klikou.</text:p>
      <text:p text:style-name="P91"><text:span text:style-name="T324">V⁠ místnosti j</text:span><text:span text:style-name="T325">sou </text:span><text:span text:style-name="T326">d</text:span><text:span text:style-name="T325">vě p</text:span><text:span text:style-name="T323">ostel</text:span><text:span text:style-name="T325">e. U⁠ </text:span><text:span text:style-name="T326">každé je noční stolek a⁠ truhla. </text:span><text:span text:style-name="T437">Truhla u⁠ pravé postele je trochu pootočená. Na zemi je vidět obrys, kde stála původně.</text:span></text:p>
      <text:p text:style-name="P79"><text:span text:style-name="T1092">Pokud budou hráči chtít tuto místnost prohledávat, z</text:span>eptej se <text:span text:style-name="T1092">jich</text:span>, <text:span text:style-name="T1092">co která postava prohledává</text:span>.</text:p>
      <text:list xml:id="list3628496454" text:style-name="L42">
        <text:list-item>
          <text:p text:style-name="P398"><text:soft-page-break/><text:span text:style-name="T910">Tímto dotazem jim samozřejmě napovíš, že se tu bude </text:span><text:span text:style-name="T911">něco</text:span><text:span text:style-name="T910"> dít. Nenech je z⁠ toho vycouvat – řekli ti, že místnost prohledají, tak na tom trvej.</text:span></text:p>
        </text:list-item>
      </text:list>
      <text:p text:style-name="P124"><text:span text:style-name="Emphasis"><text:span text:style-name="T1282">▸<text:tab/></text:span></text:span><text:span text:style-name="Emphasis"><text:span text:style-name="T1283">Z⁠ </text:span></text:span><text:span text:style-name="Emphasis"><text:span text:style-name="T1304">postelí</text:span></text:span><text:span text:style-name="Emphasis"><text:span text:style-name="T1283"> zbývají jen čela a⁠ </text:span></text:span><text:span text:style-name="Emphasis"><text:span text:style-name="T1294">dna</text:span></text:span><text:span text:style-name="Emphasis"><text:span text:style-name="T1283">, m</text:span></text:span><text:span text:style-name="T1343">atrace i⁠ pokrývky se už dávno rozpadly v⁠ prach.</text:span></text:p>
      <text:list xml:id="list944777984" text:style-name="L43">
        <text:list-item>
          <text:p text:style-name="P517"><text:span text:style-name="T883">Pod pravou postelí jsou zastrkané rozlámané kusy truhly</text:span><text:span text:style-name="T1344">.</text:span></text:p>
        </text:list-item>
      </text:list>
      <text:p text:style-name="P121"><text:span text:style-name="Emphasis"><text:span text:style-name="T1282">▸<text:tab/></text:span></text:span><text:span text:style-name="Emphasis"><text:span text:style-name="T1305">Noční stolky</text:span></text:span><text:span text:style-name="Emphasis"><text:span text:style-name="T1284"> jsou prázdné</text:span></text:span>.</text:p>
      <text:p text:style-name="P63"><text:span text:style-name="Emphasis"><text:span text:style-name="T1282">▸<text:tab/></text:span></text:span><text:span text:style-name="T1190">Truhla</text:span><text:span text:style-name="T1343"> u⁠ levé postele</text:span> je <text:span text:style-name="T1088">obyčejná a⁠ </text:span>zamčená.</text:p>
      <text:list xml:id="list2558942425" text:style-name="L44">
        <text:list-item>
          <text:p text:style-name="P518">Zámek je vnitřní, <text:span text:style-name="T1342">d</text:span>á se vypáčit nebo odemknout paklíčem.</text:p>
        </text:list-item>
      </text:list>
      <text:list xml:id="list712963406" text:style-name="L45">
        <text:list-item>
          <text:p text:style-name="P519"><text:span text:style-name="T1091">Uvnitř je </text:span><text:span text:style-name="T336">elfský meč</text:span><text:span text:style-name="T1087"> (karta) a⁠ </text:span><text:span text:style-name="T336">elfská dýka</text:span><text:span text:style-name="T1087"> (karta).</text:span></text:p>
          <text:list>
            <text:list-item>
              <text:p text:style-name="P520">Obě zbraně mají pochvu (zahrnuta v⁠ ceně) a⁠ jsou zcela nedotčené rzí.</text:p>
            </text:list-item>
          </text:list>
        </text:list-item>
      </text:list>
      <text:p text:style-name="P125"><text:span text:style-name="Emphasis"><text:span text:style-name="T1282">▸<text:tab/></text:span></text:span><text:span text:style-name="T1191">Truhla</text:span><text:span text:style-name="T873"> u⁠ pravé postele není ve skutečnosti truhla, ale</text:span> <text:span text:style-name="T298">mimik</text:span> (karta).</text:p>
      <text:list xml:id="list1729103009" text:style-name="L46">
        <text:list-item>
          <text:p text:style-name="P521"><text:span text:style-name="T337">Mimik</text:span><text:span text:style-name="T1089"> je magická nestvůra, umí na sebe brát podobu různých věcí momentálně vypadá jako truhla.</text:span></text:p>
        </text:list-item>
        <text:list-item>
          <text:p text:style-name="P448"><text:span text:style-name="T1341">N</text:span>a poklep <text:span text:style-name="T1341">není dutá (</text:span><text:span text:style-name="T882">když to někdo zkusí, truhla na něj zaútočí</text:span><text:span text:style-name="T1341">, viz dále)</text:span>.</text:p>
        </text:list-item>
        <text:list-item>
          <text:p text:style-name="P522"><text:span text:style-name="T978">⚔ </text:span>Zaútočí, jakmile k⁠ tomu bude mít vhodnou příležitost (například když se k⁠ „truhle“ některá z⁠ postav sehne, aby si ji prohlédla zblízka).</text:p>
          <text:list>
            <text:list-item>
              <text:p text:style-name="P523">Na první útok bude mít <text:span text:style-name="T1470">pravděpodobně</text:span> výhodu (+<text:span text:style-name="T1470">1</text:span>) za překvapení. <text:span text:style-name="T1471">Postava také pravděpodobně nebude mít při otevírání truhly v⁠ ruce zbraně.</text:span></text:p>
            </text:list-item>
            <text:list-item>
              <text:p text:style-name="P524"><text:soft-page-break/>Mimik je zranitelný ohněm a⁠ sečnými zbraněmi (meče, sekery apod.). Proti těmto útokům má zbroj 0, jinak 2.</text:p>
            </text:list-item>
            <text:list-item>
              <text:p text:style-name="P525">Mimik se může pohybovat, je ale pomalý (zhruba <text:span text:style-name="T1090">jako</text:span> chůze), takže je před ním možné snadno utéct.</text:p>
            </text:list-item>
            <text:list-item>
              <text:p text:style-name="P526">Chodí na dvou silných nohách, které nejsou obrněné: Když hráči popíší, že útočí na nohy, od zranění neodečítej zbroj.</text:p>
            </text:list-item>
          </text:list>
        </text:list-item>
      </text:list>
      <text:h text:style-name="Heading_20_3" text:outline-level="3">B1<text:span text:style-name="T1095">1</text:span> –<text:span text:style-name="T933"> zvedací mechanismus mříže v⁠ C2</text:span></text:h>
      <text:p text:style-name="P38"><text:span text:style-name="Emphasis"><text:span text:style-name="T1246">♨</text:span></text:span><text:span text:style-name="Emphasis"><text:span text:style-name="T1239"><text:tab/></text:span></text:span>Mrtvolný zápach je zde ještě o⁠ něco silnější.</text:p>
      <text:p text:style-name="P37">Na konci chodby je <text:span text:style-name="T1177">rumpál</text:span>. U⁠ <text:span text:style-name="T1345">něj jsou dva </text:span><text:span text:style-name="T1192">mrtv</text:span><text:span text:style-name="T1193">í</text:span><text:span text:style-name="T1192"> elf</text:span><text:span text:style-name="T1193">ové</text:span><text:span text:style-name="T1345">. Jeden má ruce na rumpálu, jako kdyby se jím snažil do poslední chvíle točit. Druhý leží v⁠ chodbě o⁠ pár kroků dál. Na zemi stojí lucerna </text:span><text:span text:style-name="T662">(se zcela vyhořelou svíčkou)</text:span><text:span text:style-name="T1345">. O⁠ zeď jsou opřené dva krátké luky </text:span><text:span text:style-name="T662">(karta </text:span><text:span text:style-name="T1403">krátký luk</text:span><text:span text:style-name="T662">)</text:span><text:span text:style-name="T1345">. Na zemi opodál je položený kotouč lana </text:span><text:span text:style-name="T662">(5 metrů)</text:span><text:span text:style-name="T1345">.</text:span></text:p>
      <text:p text:style-name="P126"><text:span text:style-name="Emphasis"><text:span text:style-name="T1282">▸<text:tab/></text:span></text:span><text:span text:style-name="Emphasis"><text:span text:style-name="T1307">Rumpál</text:span></text:span><text:span text:style-name="Emphasis"><text:span text:style-name="T1287"> </text:span></text:span><text:span text:style-name="Emphasis"><text:span text:style-name="T1288">tahá za řetězy, které vedou dírami dolů do podlahy.</text:span></text:span></text:p>
      <text:list xml:id="list2720187506" text:style-name="L47">
        <text:list-item>
          <text:p text:style-name="P527"><text:span text:style-name="Emphasis"><text:span text:style-name="T1288">M</text:span></text:span><text:span text:style-name="Emphasis"><text:span text:style-name="T1286">á západku. </text:span></text:span><text:span text:style-name="Emphasis"><text:span text:style-name="T1288">Dokud je zastrčená, mříž v⁠ C3 o⁠ patro níž nejde zvednout ani spustit. Když je vytažená, mříž jde s</text:span></text:span><text:span text:style-name="Emphasis"><text:span text:style-name="T1289">pustit</text:span></text:span><text:span text:style-name="Emphasis"><text:span text:style-name="T1288"> i⁠ vytáhnout jak rumpálem, tak prostě silou.</text:span></text:span></text:p>
        </text:list-item>
      </text:list>
      <text:p text:style-name="P127"><text:span text:style-name="Emphasis"><text:span text:style-name="T1282">▸<text:tab/></text:span></text:span><text:span text:style-name="T866">M</text:span><text:span text:style-name="T862">rtv</text:span><text:span text:style-name="T866">í elfové</text:span><text:span text:style-name="T659"> mají </text:span><text:span text:style-name="T660">vypoulené oči </text:span><text:span text:style-name="T659">a⁠ </text:span><text:span text:style-name="T661">otevřená ústa, jako kdyby lapal</text:span><text:span text:style-name="T659">i</text:span><text:span text:style-name="T661"> po dechu. </text:span><text:span text:style-name="T89">Oba </text:span><text:span text:style-name="T90">m</text:span><text:span text:style-name="T89">ají</text:span><text:span text:style-name="T90"> prosté cestovní šaty. </text:span><text:span text:style-name="T91">Každý má u⁠ </text:span><text:span text:style-name="T92">pasu </text:span><text:span text:style-name="T46">dýku</text:span><text:span text:style-name="T92"> (kart</text:span><text:span text:style-name="T96">a</text:span><text:span text:style-name="T92">) a⁠ </text:span><text:span text:style-name="T91">přes rameno toulec </text:span><text:span text:style-name="T93">(v⁠ </text:span><text:span text:style-name="T91">jednom jsou 3 šípy, ve druhém 4</text:span><text:span text:style-name="T93">). </text:span><text:span text:style-name="T94">Jeden z⁠ nich má v⁠ jednom uchu </text:span><text:span text:style-name="T95">stříbrnou</text:span><text:span text:style-name="T94"> </text:span><text:span text:style-name="T40">náušnici s⁠ perlou</text:span><text:span text:style-name="T94"> (karta).</text:span></text:p>
      <text:list xml:id="list811612741" text:style-name="L48">
        <text:list-item>
          <text:p text:style-name="P399">Jeden z⁠ elfů má na hrudi ošklivou popáleninu.</text:p>
          <text:list>
            <text:list-item>
              <text:p text:style-name="P400">Okraje díry v⁠ šatech nejsou zčernalé, takže ji zřejmě nezpůsobil oheň.</text:p>
            </text:list-item>
          </text:list>
        </text:list-item>
        <text:list-item>
          <text:p text:style-name="P528"><text:soft-page-break/>U⁠ sebe mají: <text:span text:style-name="T1426">po kapsách dohromady 16 st, dřevěnou flétnu, pytlík s⁠ karamelovými bombóny, troud a⁠ křesadlo, lojové svíčky (na 1 den svícení).</text:span></text:p>
        </text:list-item>
      </text:list>
      <text:h text:style-name="P283" text:outline-level="3">B12 – umývárna</text:h>
      <text:p text:style-name="P21"><text:span text:style-name="T1297">🚪<text:tab/></text:span><text:span text:style-name="T1333">Zavřené</text:span> <text:span text:style-name="T1094">obyčejné</text:span> dveře s⁠ klikou.</text:p>
      <text:list xml:id="list144537279718726" text:continue-list="list3394961009" text:style-name="L29">
        <text:list-item>
          <text:p text:style-name="P501"><text:span text:style-name="T664">Je na nich symbol ve tvaru </text:span><text:span text:style-name="T665">mísy:</text:span><text:span text:style-name="T1316"> </text:span><text:span text:style-name="T1313">⯋</text:span></text:p>
        </text:list-item>
      </text:list>
      <text:p text:style-name="P10">V⁠ místnosti je stolek s⁠ umývadlem, vedle něj vědro na vodu.</text:p>
      <text:list xml:id="list2431285933" text:style-name="L49">
        <text:list-item>
          <text:p text:style-name="P401">Ze zdi čouhá měděná trubka s⁠ páčkou.</text:p>
          <text:list>
            <text:list-item>
              <text:p text:style-name="P529"><text:span text:style-name="T546">Po otočení páčkou z⁠ trubky teče voda</text:span><text:span text:style-name="T547">.</text:span></text:p>
            </text:list-item>
          </text:list>
        </text:list-item>
      </text:list>
      <text:h text:style-name="P284" text:outline-level="3">B1<text:span text:style-name="T1096">3</text:span> – <text:span text:style-name="T1045">komnata pána tvrze</text:span></text:h>
      <text:p text:style-name="P25"><text:span text:style-name="T1297">🚪<text:tab/></text:span><text:span text:style-name="T1300">Z</text:span><text:span text:style-name="T1147">avřené</text:span> <text:span text:style-name="T1094">obyčejné</text:span> dveře s⁠ klikou.</text:p>
      <text:p text:style-name="P128"><text:span text:style-name="Emphasis"><text:span text:style-name="T387">V⁠ místnosti je velká </text:span></text:span><text:span text:style-name="Emphasis"><text:span text:style-name="T446">postel</text:span></text:span><text:span text:style-name="Emphasis"><text:span text:style-name="T387"> s⁠ vyřezávaným čelem a⁠ </text:span></text:span><text:span text:style-name="Emphasis"><text:span text:style-name="T446">psací stůl</text:span></text:span><text:span text:style-name="Emphasis"><text:span text:style-name="T387"> s⁠ dřevěnou židlí. Na stěně naproti vchodu je </text:span></text:span><text:span text:style-name="Emphasis"><text:span text:style-name="T446">nápis</text:span></text:span><text:span text:style-name="Emphasis"><text:span text:style-name="T387">.</text:span></text:span></text:p>
      <text:p text:style-name="P129"><text:span text:style-name="Emphasis"><text:span text:style-name="T1282">▸<text:tab/></text:span></text:span><text:span text:style-name="Emphasis"><text:span text:style-name="T1283">Z⁠ </text:span></text:span><text:span text:style-name="Emphasis"><text:span text:style-name="T1304">postel</text:span></text:span><text:span text:style-name="Emphasis"><text:span text:style-name="T1308">e</text:span></text:span><text:span text:style-name="Emphasis"><text:span text:style-name="T1283"> zbývají jen čela a⁠ </text:span></text:span><text:span text:style-name="Emphasis"><text:span text:style-name="T1294">dno</text:span></text:span><text:span text:style-name="Emphasis"><text:span text:style-name="T1283">, m</text:span></text:span><text:span text:style-name="Emphasis"><text:span text:style-name="T666">atrace i⁠ pokrývky se už dávno rozpadly v⁠ prach.</text:span></text:span></text:p>
      <text:p text:style-name="P129"><text:span text:style-name="Emphasis"><text:span text:style-name="T1282">▸<text:tab/></text:span></text:span><text:span text:style-name="Emphasis"><text:span text:style-name="T1308">Psací stůl</text:span></text:span><text:span text:style-name="Emphasis"><text:span text:style-name="T1290"> má</text:span></text:span><text:span text:style-name="Emphasis"><text:span text:style-name="T577"> velký šuplík. </text:span></text:span><text:span text:style-name="Emphasis"><text:span text:style-name="T556">Uvnitř j</text:span></text:span><text:span text:style-name="Emphasis"><text:span text:style-name="T667">sou tři</text:span></text:span><text:span text:style-name="Emphasis"><text:span text:style-name="T556"> </text:span></text:span><text:span text:style-name="Emphasis"><text:span text:style-name="T667">svitky </text:span></text:span><text:span text:style-name="Emphasis"><text:span text:style-name="T808">staroelfským textem</text:span></text:span><text:span text:style-name="Emphasis"><text:span text:style-name="T807"> (rekvizit</text:span></text:span><text:span text:style-name="Emphasis"><text:span text:style-name="T806">y</text:span></text:span><text:span text:style-name="Emphasis"><text:span text:style-name="T807"> </text:span></text:span><text:span text:style-name="Emphasis"><text:span text:style-name="T782">B13-1</text:span></text:span><text:span text:style-name="Emphasis"><text:span text:style-name="T809">, </text:span></text:span><text:span text:style-name="Emphasis"><text:span text:style-name="T782">B13-</text:span></text:span><text:span text:style-name="Emphasis"><text:span text:style-name="T783">2</text:span></text:span><text:span text:style-name="Emphasis"><text:span text:style-name="T810"> </text:span></text:span><text:span text:style-name="Emphasis"><text:span text:style-name="T809">a⁠ </text:span></text:span><text:span text:style-name="Emphasis"><text:span text:style-name="T782">B13-</text:span></text:span><text:span text:style-name="Emphasis"><text:span text:style-name="T784">3</text:span></text:span><text:span text:style-name="Emphasis"><text:span text:style-name="T555">).</text:span></text:span></text:p>
      <text:p text:style-name="P130"><text:span text:style-name="Emphasis"><text:span text:style-name="T1282">▸<text:tab/></text:span></text:span><text:span text:style-name="Emphasis"><text:span text:style-name="T1309">Nápis</text:span></text:span><text:span text:style-name="Emphasis"><text:span text:style-name="T1291"> </text:span></text:span><text:span text:style-name="Emphasis"><text:span text:style-name="T1292">na stěně </text:span></text:span><text:span text:style-name="Emphasis"><text:span text:style-name="T1293">je ve staroelfštině.</text:span></text:span><text:span text:style-name="Emphasis"><text:span text:style-name="T1292"> </text:span></text:span><text:span text:style-name="Emphasis"><text:span text:style-name="T1293">Ř</text:span></text:span><text:span text:style-name="Emphasis"><text:span text:style-name="T1292">íká:</text:span></text:span></text:p>
      <text:list xml:id="list2264881429" text:style-name="L50">
        <text:list-item>
          <text:list>
            <text:list-item>
              <text:list>
                <text:list-header>
                  <text:p text:style-name="P669"><text:span text:style-name="T424">„Klaním se před Tebou, Belerone, </text:span><text:span text:style-name="T425">jenž jsi </text:span><text:span text:style-name="T426">pro nás vzorem</text:span><text:span text:style-name="T424"> cti, spravedlnosti a⁠ věrnosti“.</text:span></text:p>
                </text:list-header>
              </text:list>
            </text:list-item>
          </text:list>
        </text:list-item>
      </text:list>
      <text:p text:style-name="P132">Když postavy prohledají tuto místnost, nebo přímo severní stěnu či nápis <text:span text:style-name="T1427">na ní</text:span>, všimnou si:</text:p>
      <text:list xml:id="list3186510873" text:style-name="L51">
        <text:list-item>
          <text:p text:style-name="P535"><text:soft-page-break/><text:span text:style-name="T1063">K</text:span><text:span text:style-name="T1062">olem nápisu je úzká spára ve tvaru dveří.</text:span></text:p>
          <text:list>
            <text:list-item>
              <text:p text:style-name="P536"><text:span text:style-name="T1063">S</text:span><text:span text:style-name="T1062">těna zde na poklepání zní dutě, ale ne moc výrazně – je to zřejmě poměrně silná deska.</text:span></text:p>
            </text:list-item>
          </text:list>
        </text:list-item>
        <text:list-item>
          <text:p text:style-name="P537"><text:span text:style-name="T1063">D</text:span><text:span text:style-name="T1062">veře se otevírají tím, že na ně někdo zatlačí.</text:span></text:p>
          <text:list>
            <text:list-item>
              <text:p text:style-name="P538">Po otevření se začnou samy pomalu zavírat.</text:p>
            </text:list-item>
            <text:list-item>
              <text:p text:style-name="P539">Z⁠ druhé strany mají madlo, takže je lze otevřít i⁠ odtamtud.</text:p>
            </text:list-item>
          </text:list>
        </text:list-item>
      </text:list>
      <text:p text:style-name="Example_20_Header">Poznámka:</text:p>
      <text:p text:style-name="Example"><text:span text:style-name="T1063">K⁠ těmto </text:span><text:span text:style-name="T1069">tajným</text:span><text:span text:style-name="T1063"> dveřím není </text:span><text:span text:style-name="T1064">nikde žádná nápověda, </text:span><text:span text:style-name="T1066">ale</text:span><text:span text:style-name="T1064"> po prozkoumání celého zbytku podzemí si hráči téměř určitě všimnou, že jim v⁠ </text:span><text:span text:style-name="T1070">prostředním patře věže</text:span><text:span text:style-name="T1064"> na mapě zbývá prázdné místo</text:span><text:span text:style-name="T1067">.</text:span><text:span text:style-name="T1064"><text:line-break/><text:tab/></text:span><text:span text:style-name="T1065">Kdyby se k⁠ tomu </text:span><text:span text:style-name="T1071">přesto</text:span><text:span text:style-name="T1065"> neměli, tak jim připomeň, že stále mají silný nutkavý pocit nalézt </text:span><text:span text:style-name="T1072">zářící krystal</text:span><text:span text:style-name="T1065">, kvůli kterému sem přišli. </text:span><text:span text:style-name="T1068">Dodej také,</text:span><text:span text:style-name="T1067"> že cítí, že jsou opravdu blízko (nepoznají ale směr ani přesnou vzdálenost)</text:span><text:span text:style-name="T1065">. </text:span><text:span text:style-name="T1067">Přinejhorším mohou </text:span><text:span text:style-name="T1073">důkladně</text:span><text:span text:style-name="T1067"> prohledat úplně celé podzemí – zabere jim to sice pár dní, ale času mají dost.</text:span></text:p>
      <text:h text:style-name="Heading_20_3" text:outline-level="3"><text:span text:style-name="T934">B14 – svatyně</text:span> <text:span text:style-name="T934">boha Belerona</text:span></text:h>
      <text:p text:style-name="P13"><text:span text:style-name="T935">V⁠ místnosti je tlumené světlo. </text:span>Uprostřed na <text:span text:style-name="T1222">žulovém</text:span><text:span text:style-name="T1213"> </text:span><text:span text:style-name="T1177">podstavci</text:span> <text:span text:style-name="T936">klečí mramorová</text:span> <text:span text:style-name="T1213">socha</text:span> bojovníka s⁠ čelem opřeným o⁠ jílec <text:span text:style-name="T1177">meče</text:span>, <text:span text:style-name="T947">na krku má zavěšený amulet</text:span><text:span text:style-name="T461"> (karta </text:span><text:span text:style-name="T1131">elfský amulet</text:span><text:span text:style-name="T461">)</text:span>. <text:span text:style-name="T937">Na stěnách je zářící stříbrnou linií vyobrazeno pět </text:span><text:span text:style-name="T1194">postav</text:span><text:span text:style-name="T937">.</text:span></text:p>
      <text:p text:style-name="P52"><text:span text:style-name="T776">Když </text:span><text:span text:style-name="T786">se</text:span><text:span text:style-name="T776"> do </text:span><text:span text:style-name="T777">svatyně</text:span><text:span text:style-name="T776"> někdo </text:span><text:span text:style-name="T786">pokusí</text:span><text:span text:style-name="T776"> vstoup</text:span><text:span text:style-name="T786">it</text:span><text:span text:style-name="T776">, </text:span><text:span text:style-name="T790">objeví se před ním</text:span><text:span text:style-name="T776"> přízrak z⁠ </text:span><text:span text:style-name="T778">hradeb pevnosti</text:span><text:span text:style-name="T776"> </text:span><text:span text:style-name="T460">(</text:span><text:span text:style-name="T671">karta </text:span><text:span text:style-name="T1351">přízrak</text:span><text:span text:style-name="T671">, </text:span><text:span text:style-name="T460">viz A</text:span><text:span text:style-name="T744">1</text:span><text:span text:style-name="T460">)</text:span><text:span text:style-name="T811"> a⁠ </text:span><text:span text:style-name="T787">zastoupí </text:span><text:span text:style-name="T790">mu</text:span><text:span text:style-name="T787"> cestu</text:span><text:span text:style-name="T873">.</text:span></text:p>
      <text:list xml:id="list4113069821" text:style-name="L52">
        <text:list-item>
          <text:p text:style-name="P540"><text:span text:style-name="T131">Pokud má alespoň jedna z⁠ postav </text:span><text:span text:style-name="T134">viditelný</text:span><text:span text:style-name="T131"> </text:span><text:span text:style-name="T14">Beleronův amulet</text:span><text:span text:style-name="T131">, přízrak </text:span><text:span text:style-name="T134">neslyšně</text:span><text:span text:style-name="T131"> </text:span><text:span text:style-name="T133">zahýbe </text:span><text:span text:style-name="T137">ústy</text:span><text:span text:style-name="T133">, jako kdyby něco říkal, pokloní se</text:span><text:span text:style-name="T132"> a⁠ zmizí.</text:span></text:p>
          <text:list>
            <text:list-item>
              <text:p text:style-name="P543"><text:soft-page-break/><text:span text:style-name="T24">Beleronův amulet</text:span><text:span text:style-name="T160"> má na krku mrtvá elfka v⁠ B9. Je to kulatý stříbrný amulet s⁠ motivem klečícího bojovníka ve zbroji.</text:span></text:p>
            </text:list-item>
          </text:list>
        </text:list-item>
        <text:list-item>
          <text:p text:style-name="P541"><text:span text:style-name="T132">V⁠ opačném případě také něco neslyšně „řekne“</text:span><text:span text:style-name="T15">,</text:span><text:span text:style-name="T138"> ale zastoupí postavám cestu, zaujme bojový postoj a⁠ namíří na ně hrot svého přízračného kopí.</text:span></text:p>
        </text:list-item>
        <text:list-item>
          <text:p text:style-name="P541"><text:span text:style-name="T139">Postavy mohou „slyšet“, co říká, a⁠ mluvit s⁠ ním, pouze když použijí kouzlo </text:span><text:span text:style-name="T16">přenos myšlenek</text:span><text:span text:style-name="T139">. V⁠ tom případě „</text:span><text:span text:style-name="T134">slyší“</text:span><text:span text:style-name="T139">:</text:span></text:p>
          <text:list>
            <text:list-item>
              <text:p text:style-name="P542"><text:span text:style-name="T140">Pokud viditelně nesou </text:span><text:span text:style-name="T17">Beleronův</text:span><text:span text:style-name="T141"> amulet:</text:span></text:p>
              <text:list>
                <text:list-item>
                  <text:p text:style-name="P541"><text:span text:style-name="T17">„</text:span><text:span text:style-name="T18">Vítej, služebníku Beleronův.</text:span><text:span text:style-name="T17">“</text:span></text:p>
                </text:list-item>
              </text:list>
            </text:list-item>
            <text:list-item>
              <text:p text:style-name="P542"><text:span text:style-name="T138">V⁠ </text:span><text:span text:style-name="T140">opačném případě:</text:span></text:p>
              <text:list>
                <text:list-item>
                  <text:p text:style-name="P541"><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769137311" text:style-name="L53">
        <text:list-item>
          <text:p text:style-name="P673"><text:span text:style-name="T275">Ukáží mu</text:span><text:span text:style-name="T4"> </text:span><text:span text:style-name="T26">Beleronův amulet</text:span><text:span text:style-name="T52"> </text:span><text:span text:style-name="T97">(má jej na krku mrtvá elfka v⁠ B9)</text:span><text:span text:style-name="T4">.</text:span></text:p>
        </text:list-item>
        <text:list-item>
          <text:p text:style-name="P672"><text:span text:style-name="T4">Použ</text:span><text:span text:style-name="T276">ijí</text:span><text:span text:style-name="T4"> kouzlo </text:span><text:span text:style-name="T41">p</text:span><text:span text:style-name="T26">řenos myšlenek</text:span><text:span text:style-name="T4"> a⁠ promluv</text:span><text:span text:style-name="T276">í</text:span><text:span text:style-name="T4"> si s⁠ ním.</text:span></text:p>
          <text:list>
            <text:list-item>
              <text:p text:style-name="P672"><text:span text:style-name="T1102">Nechá se přemluvit čímkoliv</text:span> alespoň trochu <text:span text:style-name="T1428">smysluplným</text:span> – třeba že ho volá velitel pevnosti.</text:p>
            </text:list-item>
          </text:list>
        </text:list-item>
        <text:list-item>
          <text:p text:style-name="P673">Znič<text:span text:style-name="T1348">í</text:span> amulet, který má kolem krku socha uprostřed svatyně. V⁠ tom případě přízrak zmizí nadobro.</text:p>
          <text:list>
            <text:list-item>
              <text:p text:style-name="P672">Amulet <text:span text:style-name="T945">mohou z⁠ krku sochy například</text:span> sundat nějakou tyčí <text:span text:style-name="T946">(přízrak ji nemůže chytit, protože je nehmotný), nebo jej třeba zkusit prostě sebrat a⁠ utéct</text:span>.</text:p>
              <text:list>
                <text:list-item>
                  <text:p text:style-name="P672"><text:soft-page-break/>Vběhnout do místnost, sundat amulet a⁠ vyběhnout ven zabere tři kola (po která bude přízrak útočit).</text:p>
                </text:list-item>
              </text:list>
            </text:list-item>
          </text:list>
        </text:list-item>
        <text:list-item>
          <text:p text:style-name="P672"><text:span text:style-name="T290">⚔ </text:span><text:span text:style-name="T210">Mohou také </text:span><text:span text:style-name="T260">přízrak</text:span><text:span text:style-name="T210"> zabít</text:span><text:span text:style-name="T4">, ale jen pokud mají výbavu z⁠ jiných </text:span><text:span text:style-name="T210">dobrodružství – bez duševních kouzel nebo magických zbraní mu nemají jak ublížit (viz kapitola </text:span><text:span text:style-name="T212">Boj s⁠ nehmotným protivníkem</text:span><text:span text:style-name="T222"> v⁠ </text:span><text:span text:style-name="T246">pravidlech</text:span><text:span text:style-name="T222">)</text:span><text:span text:style-name="T4">.</text:span></text:p>
          <text:list>
            <text:list-item>
              <text:p text:style-name="P672">Když se postavy stáhnou ven ze svatyně, nebude je pronásledovat.</text:p>
            </text:list-item>
          </text:list>
        </text:list-item>
      </text:list>
      <text:p text:style-name="P47"><text:span text:style-name="T98">P</text:span><text:span text:style-name="T52">oté, co si postavy nějak poradí s⁠ přízrakem, </text:span><text:span text:style-name="T98">mohou </text:span><text:span text:style-name="T101">postavy vejít do místnosti a⁠ prohlédnout si ji</text:span><text:span text:style-name="T52">:</text:span></text:p>
      <text:p text:style-name="P48"><text:span text:style-name="Emphasis"><text:span text:style-name="T1270">▸<text:tab/></text:span></text:span><text:span text:style-name="Emphasis"><text:span text:style-name="T1269">Na</text:span></text:span><text:span text:style-name="T52"> </text:span><text:span text:style-name="T191">podstavci</text:span><text:span text:style-name="T99"> pod sochou je napsáno:</text:span></text:p>
      <text:list xml:id="list1375395623" text:style-name="L54">
        <text:list-header>
          <text:p text:style-name="P483"><text:span text:style-name="T199">„Jen ten, kdo se skloní před všemi bohy </text:span><text:span text:style-name="T200">Řádu</text:span><text:span text:style-name="T199">, je hoden daru našeho pána Belerona.“</text:span></text:p>
        </text:list-header>
      </text:list>
      <text:p text:style-name="P48"><text:span text:style-name="Emphasis"><text:span text:style-name="T1270">▸<text:tab/></text:span></text:span><text:span text:style-name="T867">Meč</text:span><text:span text:style-name="T668">, který socha drží, je kamenný, pro postavy nepoužitelný.</text:span></text:p>
      <text:p text:style-name="P64"><text:span text:style-name="Emphasis"><text:span text:style-name="T1254">▸<text:tab/></text:span></text:span><text:span text:style-name="Emphasis"><text:span text:style-name="T1271">Postavy</text:span></text:span><text:span text:style-name="Emphasis"><text:span text:style-name="T1255"> vyobrazené na stěnách </text:span></text:span><text:span text:style-name="Emphasis"><text:span text:style-name="T1256">zářící stříbrnou linií </text:span></text:span><text:span text:style-name="Emphasis"><text:span text:style-name="T1257">na dotek brní (jsou magické – </text:span></text:span><text:span text:style-name="Emphasis"><text:span text:style-name="T1256">nejdou připoutat</text:span></text:span><text:span text:style-name="Emphasis"><text:span text:style-name="T1257">).</text:span></text:span> <text:span text:style-name="T1349">J</text:span>sou <text:span text:style-name="T1349">na nich</text:span>:</text:p>
      <text:list xml:id="list184235627" text:style-name="L55">
        <text:list-item>
          <text:p text:style-name="P545"><text:span text:style-name="Emphasis"><text:span text:style-name="T560">Postarší </text:span></text:span><text:span text:style-name="Emphasis"><text:span text:style-name="T565">elfka</text:span></text:span><text:span text:style-name="Emphasis"><text:span text:style-name="T560"> s⁠ č</text:span></text:span><text:span text:style-name="Emphasis"><text:span text:style-name="T669">elenk</text:span></text:span><text:span text:style-name="Emphasis"><text:span text:style-name="T560">ou</text:span></text:span><text:span text:style-name="Emphasis"><text:span text:style-name="T669"> z⁠ hvězd, </text:span></text:span><text:span text:style-name="Emphasis"><text:span text:style-name="T562">holí</text:span></text:span><text:span text:style-name="Emphasis"><text:span text:style-name="T669"> a⁠ otevřen</text:span></text:span><text:span text:style-name="Emphasis"><text:span text:style-name="T560">ou</text:span></text:span><text:span text:style-name="Emphasis"><text:span text:style-name="T669"> knih</text:span></text:span><text:span text:style-name="Emphasis"><text:span text:style-name="T560">ou.</text:span></text:span></text:p>
        </text:list-item>
        <text:list-item>
          <text:p text:style-name="P546"><text:span text:style-name="Emphasis"><text:span text:style-name="T564">Trpaslík v⁠ </text:span></text:span><text:span text:style-name="Emphasis"><text:span text:style-name="T568">kovářské zástěře</text:span></text:span><text:span text:style-name="Emphasis"><text:span text:style-name="T563"> s⁠ kladivem v⁠ jedné ruce a⁠ měšcem ve druhé.</text:span></text:span></text:p>
        </text:list-item>
        <text:list-item>
          <text:p text:style-name="P547"><text:span text:style-name="Emphasis"><text:span text:style-name="T560">Bojovník ve zbroji v</text:span></text:span><text:span text:style-name="T669"> </text:span><text:span text:style-name="T561">p</text:span><text:span text:style-name="T669">oklek</text:span><text:span text:style-name="T561">u</text:span><text:span text:style-name="T669"> s⁠ čelem opřeným o⁠ jílec meče.</text:span></text:p>
        </text:list-item>
        <text:list-item>
          <text:p text:style-name="P548"><text:span text:style-name="T564">Trpaslice s⁠ kusem horského křišťálu v⁠ jedné ruce a⁠ </text:span><text:span text:style-name="T567">dýmající zkumavkou</text:span><text:span text:style-name="T564"> ve druhé.</text:span></text:p>
        </text:list-item>
        <text:list-item>
          <text:p text:style-name="P547"><text:span text:style-name="T65">N</text:span><text:span text:style-name="T66">ahá </text:span><text:span text:style-name="T67">mladá</text:span><text:span text:style-name="T66"> </text:span><text:span text:style-name="T68">elfka</text:span><text:span text:style-name="T66"> s⁠ dlouhým lukem </text:span><text:span text:style-name="T65">sedící</text:span><text:span text:style-name="T66"> na zádech majestátního jelena.</text:span></text:p>
        </text:list-item>
      </text:list>
      <text:p text:style-name="P50"><text:soft-page-break/><text:span text:style-name="T812">Pokaždé, když někdo vysloví správnou formuli u⁠ správného obrazu, </text:span><text:span text:style-name="T825">se </text:span><text:span text:style-name="T812">tento obraz rozsvítí jasněji. </text:span><text:span text:style-name="T670">Správné formule jsou:</text:span></text:p>
      <text:list xml:id="list3639046539" text:style-name="L56">
        <text:list-item>
          <text:p text:style-name="P549"><text:span text:style-name="T100">U⁠ obrazu </text:span><text:span text:style-name="T67">postarší ženy</text:span><text:span text:style-name="T100"> s⁠ čelenkou z⁠ hvězd, </text:span><text:span text:style-name="T67">holí a⁠ otevřenou knihou</text:span><text:span text:style-name="T100">:</text:span></text:p>
        </text:list-item>
      </text:list>
      <text:list xml:id="list144538160091872" text:continue-list="list2264881429" text:style-name="L50">
        <text:list-item>
          <text:list>
            <text:list-header>
              <text:p text:style-name="P530"><text:span text:style-name="Emphasis"><text:span text:style-name="T888">„Klaním se před Tebou, Astro, stvořitelko hvězd, strážkyně moudrosti věků a⁠ tajemných umění.“</text:span></text:span></text:p>
            </text:list-header>
          </text:list>
        </text:list-item>
        <text:list-item>
          <text:p text:style-name="P531"><text:span text:style-name="Emphasis"><text:span text:style-name="T564">U⁠ obrazu trpaslíka</text:span></text:span><text:span text:style-name="Emphasis"><text:span text:style-name="T563"> v⁠ kovářské zástěře s⁠ kladivem a⁠ měšcem:</text:span></text:span></text:p>
          <text:list>
            <text:list-header>
              <text:p text:style-name="P531"><text:span text:style-name="Emphasis"><text:span text:style-name="T342">„Klaním se před tebou, Nirvi, pane obchodu a⁠ řemesel.“</text:span></text:span></text:p>
            </text:list-header>
          </text:list>
        </text:list-item>
        <text:list-item>
          <text:p text:style-name="P532"><text:span text:style-name="Emphasis"><text:span text:style-name="T459">U⁠ obrazu bojovníka v⁠ pokleku s⁠ čelem opřeným o⁠ jílec meče:</text:span></text:span></text:p>
          <text:list>
            <text:list-header>
              <text:p text:style-name="P532"><text:span text:style-name="T424">„Klaním se před Tebou, Belerone, </text:span><text:span text:style-name="T425">jenž jsi </text:span><text:span text:style-name="T426">pro nás vzorem</text:span><text:span text:style-name="T424"> cti, spravedlnosti a⁠ věrnosti“.</text:span></text:p>
            </text:list-header>
          </text:list>
        </text:list-item>
        <text:list-item>
          <text:p text:style-name="P533"><text:span text:style-name="T838">U⁠ </text:span><text:span text:style-name="T839">obrazu </text:span><text:span text:style-name="T841">trpaslice</text:span><text:span text:style-name="T839"> </text:span><text:span text:style-name="T840">s⁠ </text:span><text:span text:style-name="T843">horským křišťálem</text:span><text:span text:style-name="T840"> a⁠ </text:span><text:span text:style-name="T842">dýmající zkumavkou</text:span><text:span text:style-name="T840">:</text:span></text:p>
          <text:list>
            <text:list-header>
              <text:p text:style-name="P532"><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534"><text:span text:style-name="Emphasis"><text:span text:style-name="T457">U⁠ obrazu nahé </text:span></text:span><text:span text:style-name="Emphasis"><text:span text:style-name="T458">mladé</text:span></text:span><text:span text:style-name="Emphasis"><text:span text:style-name="T457"> </text:span></text:span><text:span text:style-name="Emphasis"><text:span text:style-name="T566">elfky</text:span></text:span><text:span text:style-name="Emphasis"><text:span text:style-name="T458"> s⁠ </text:span></text:span><text:span text:style-name="Emphasis"><text:span text:style-name="T66">lukem </text:span></text:span><text:span text:style-name="Emphasis"><text:span text:style-name="T69">jedoucí na jelenovi</text:span></text:span><text:span text:style-name="Emphasis"><text:span text:style-name="T66">:</text:span></text:span></text:p>
          <text:list>
            <text:list-header>
              <text:p text:style-name="P403"><text:span text:style-name="Emphasis"><text:span text:style-name="T195">„Klaním se před Tebou, Raio, paní divočiny. Tobě vděčíme za léčivé dary lesa.“</text:span></text:span></text:p>
            </text:list-header>
          </text:list>
        </text:list-item>
      </text:list>
      <text:p text:style-name="P53"><text:span text:style-name="T1350">Když</text:span> někdo obejde všech pět obrazů a⁠ u⁠ každého z⁠ nich nahlas řekne správnou formuli, v⁠ místnosti se jasně zableskne a⁠ na jílci meče sochy uprostřed místnosti se objeví jasně zářící krystal.</text:p>
      <text:list xml:id="list4108153889" text:style-name="L57">
        <text:list-item>
          <text:p text:style-name="P343"><text:soft-page-break/>Na pořadí, v⁠ jakém budou formule vysloveny, nezáleží. <text:span text:style-name="T1228">Všechny </text:span><text:span text:style-name="T1229">ale</text:span><text:span text:style-name="T1228"> musí vyslovit jedna osoba.</text:span></text:p>
        </text:list-item>
      </text:list>
      <text:p text:style-name="P54">Kvůli tomuto krystalu sem postavy přišly.</text:p>
      <text:list xml:id="list2055068089" text:style-name="L58">
        <text:list-item>
          <text:p text:style-name="P550"><text:span text:style-name="T142">Každý</text:span><text:span text:style-name="T143">, kdo se ho dotkn</text:span><text:span text:style-name="T142">e</text:span><text:span text:style-name="T143">, pocítí náhlý příliv síly. Je to elektrizující, úžasný pocit.</text:span></text:p>
          <text:list>
            <text:list-item>
              <text:p text:style-name="P550"><text:span text:style-name="T143">Postava tím získá 1 bod </text:span><text:span text:style-name="T155">moci</text:span><text:span text:style-name="T143">. Pokud to stačí na novou úroveň, </text:span><text:span text:style-name="T144">což určitě stačí, </text:span><text:span text:style-name="T156">jestliže</text:span><text:span text:style-name="T144"> </text:span><text:span text:style-name="T145">je</text:span><text:span text:style-name="T146"> </text:span><text:span text:style-name="T144">tohle </text:span><text:span text:style-name="T146">je jej</text:span><text:span text:style-name="T145">í</text:span><text:span text:style-name="T144"> první dobrodružství</text:span><text:span text:style-name="T143">, tak tím </text:span><text:span text:style-name="T147">rovnou</text:span><text:span text:style-name="T143"> </text:span><text:span text:style-name="T148">postoupí</text:span><text:span text:style-name="T143"> (viz kapitola </text:span><text:span text:style-name="T170">P</text:span><text:span text:style-name="T171">os</text:span><text:span text:style-name="T170">tup na vyšší úroveň</text:span><text:span text:style-name="T149"> </text:span><text:span text:style-name="T166">v⁠ </text:span><text:span text:style-name="T167">pravidlech</text:span><text:span text:style-name="T143">).</text:span></text:p>
            </text:list-item>
            <text:list-item>
              <text:p text:style-name="P551"><text:span text:style-name="T150">Po d</text:span><text:span text:style-name="T151">otyk</text:span><text:span text:style-name="T150">u</text:span><text:span text:style-name="T151"> krystalu zmizí pocit, </text:span><text:span text:style-name="T154">která sem</text:span><text:span text:style-name="T151"> postav</text:span><text:span text:style-name="T154">y</text:span><text:span text:style-name="T151"> </text:span><text:span text:style-name="T154">přivedl</text:span><text:span text:style-name="T151">.</text:span></text:p>
            </text:list-item>
            <text:list-item>
              <text:p text:style-name="P348">Pro každou postavu bude krystal účinkovat jen jednou.</text:p>
            </text:list-item>
            <text:list-item>
              <text:p text:style-name="P552"><text:span text:style-name="T152">A</text:span><text:span text:style-name="T126">ž postavy opustí pevnost, krystal nadobro zmizí.</text:span></text:p>
            </text:list-item>
          </text:list>
        </text:list-item>
      </text:list>
      <text:p text:style-name="P185"><text:span text:style-name="T201">P</text:span><text:span text:style-name="T194">oznámka:</text:span></text:p>
      <text:p text:style-name="Example"><text:span text:style-name="T128">Dobrodružství </text:span><text:span text:style-name="T130">zde</text:span><text:span text:style-name="T128"> nutně nekončí, hráči mohou ještě chtít prozkoumat zbytek podzemí. </text:span><text:span text:style-name="T127">Pokud už tu ale nic zajímavého k⁠ prozkoumání není, tak jim to řekni, nenech je marně hledat.</text:span></text:p>
      <text:list xml:id="list3314188998" text:style-name="L59">
        <text:list-item>
          <text:p text:style-name="P674"><text:span text:style-name="T129">Až</text:span><text:span text:style-name="T153"> se hráči rozhodnou podzemí opustit, přejdi ke kapitole </text:span><text:span text:style-name="T172">Konec dobrodružství</text:span><text:span text:style-name="T153"> na konci této příručky.</text:span></text:p>
        </text:list-item>
      </text:list>
      <text:h text:style-name="Heading_20_2" text:outline-level="2"><text:bookmark-start text:name="__RefHeading___Toc2928_1905480466"/>Druhé podzemní patro<text:bookmark-end text:name="__RefHeading___Toc2928_1905480466"/></text:h>
      <text:h text:style-name="P285" text:outline-level="3"><text:span text:style-name="T5">C</text:span><text:span text:style-name="T4">1 – </text:span><text:span text:style-name="T208">ústí chodby</text:span><text:span text:style-name="T4"> do studny</text:span></text:h>
      <text:p text:style-name="P39"><text:span text:style-name="T277">Zhruba 5 metrů nad hladinou do</text:span><text:span text:style-name="T4"> studny ústí </text:span><text:span text:style-name="T251">chodba</text:span><text:span text:style-name="T206">.</text:span></text:p>
      <text:list xml:id="list2065072669" text:style-name="L60">
        <text:list-item>
          <text:p text:style-name="P553"><text:soft-page-break/><text:span text:style-name="T102">D</text:span><text:span text:style-name="T103">íra v⁠ pavučinách, která ved</text:span><text:span text:style-name="T110">e</text:span><text:span text:style-name="T103"> skrz celou studnu až sem </text:span><text:span text:style-name="T119">(viz A4)</text:span><text:span text:style-name="T103">, nepokračuje dolů k⁠ hladině – místo toho „zahýbá“ do chodby </text:span><text:span text:style-name="T109">(a⁠ </text:span><text:span text:style-name="T104">pokračuje</text:span><text:span text:style-name="T54"> až do C</text:span><text:span text:style-name="T55">4</text:span><text:span text:style-name="T109">)</text:span><text:span text:style-name="T54">.</text:span></text:p>
        </text:list-item>
        <text:list-item>
          <text:p text:style-name="P554"><text:span text:style-name="T53">I⁠ </text:span><text:span text:style-name="T106">tady jsou v⁠ </text:span><text:span text:style-name="T105">pavučinách </text:span><text:span text:style-name="T107">jedovatí</text:span><text:span text:style-name="T105"> pavouci, kteří </text:span><text:span text:style-name="T108">se</text:span><text:span text:style-name="T105"> </text:span><text:span text:style-name="T107">ale postavám </text:span><text:span text:style-name="T108">klidí z⁠ cesty</text:span><text:span text:style-name="T107"> a⁠ nijak je neohrozí</text:span><text:span text:style-name="T105">.</text:span></text:p>
        </text:list-item>
      </text:list>
      <text:h text:style-name="P286" text:outline-level="3"><text:span text:style-name="T207">C</text:span><text:span text:style-name="T232">2</text:span><text:span text:style-name="T4"> – </text:span><text:span text:style-name="T208">chodba s⁠ </text:span><text:span text:style-name="T232">pavučinami</text:span></text:h>
      <text:p text:style-name="P88"><text:span text:style-name="T29">C</text:span><text:span text:style-name="T26">hodba je protkána závěji hustých, silných pavučin. U⁠ </text:span><text:span text:style-name="T42">podlahy</text:span><text:span text:style-name="T26"> je v⁠ nich ale díra, jako kdyby tudy někdo nedávno vlekl nějaký těžký předmět.</text:span></text:p>
      <text:list xml:id="list774412200" text:style-name="L61">
        <text:list-item>
          <text:p text:style-name="P555"><text:span text:style-name="T52">Pavučiny ne</text:span><text:span text:style-name="T209">jsou tak </text:span><text:span text:style-name="T278">siln</text:span><text:span text:style-name="T279">é</text:span><text:span text:style-name="T209">, aby se jimi </text:span><text:span text:style-name="T235">postavy</text:span><text:span text:style-name="T209"> nedokázal</text:span><text:span text:style-name="T235">y</text:span><text:span text:style-name="T209"> prodrat, ale </text:span><text:span text:style-name="T235">rozhodně to nebude příjemný zážitek a⁠ </text:span><text:span text:style-name="T236">postup to výrazně zpomalí</text:span><text:span text:style-name="T209">.</text:span></text:p>
        </text:list-item>
      </text:list>
      <text:h text:style-name="P287" text:outline-level="3">C3 – mříž</text:h>
      <text:p text:style-name="P95"><text:span text:style-name="T27">C</text:span><text:span text:style-name="T28">hodbu přehrazuje masivní zarezlá </text:span><text:span text:style-name="T43">částečně nadzvednutá</text:span><text:span text:style-name="T28"> </text:span><text:span text:style-name="T49">mříž</text:span><text:span text:style-name="T28">.</text:span></text:p>
      <text:list xml:id="list1916947299" text:style-name="L62">
        <text:list-item>
          <text:p text:style-name="P556"><text:span text:style-name="T70">Pokud postavy přišly z⁠ jihu </text:span><text:span text:style-name="T71">(tedy studnou z⁠ nádvoří pevnosti)</text:span><text:span text:style-name="T70">:</text:span></text:p>
          <text:list>
            <text:list-item>
              <text:p text:style-name="P556"><text:span text:style-name="T28">Za mříží je</text:span><text:span text:style-name="T27"> mnohem méně pavučin.</text:span></text:p>
            </text:list-item>
          </text:list>
        </text:list-item>
        <text:list-item>
          <text:p text:style-name="P556"><text:span text:style-name="T72">P</text:span><text:span text:style-name="T70">okud přišly ze severu </text:span><text:span text:style-name="T71">(tedy po schodech z⁠ prvního patra)</text:span><text:span text:style-name="T70">:</text:span></text:p>
          <text:list>
            <text:list-item>
              <text:p text:style-name="P557"><text:span text:style-name="T32">Chodba za</text:span><text:span text:style-name="T31"> mříží je </text:span><text:span text:style-name="T32">plná </text:span><text:span text:style-name="T47">závěj</text:span><text:span text:style-name="T48">ů</text:span><text:span text:style-name="T47"> hustých, silných pavučin</text:span><text:span text:style-name="T31">.</text:span></text:p>
            </text:list-item>
          </text:list>
        </text:list-item>
      </text:list>
      <text:p text:style-name="P55"><text:span text:style-name="Emphasis"><text:span text:style-name="T1282">▸<text:tab/></text:span></text:span><text:span text:style-name="T1195">Mříž</text:span><text:span text:style-name="T1121"> j</text:span>e zasazená do svislých drážek vytesaných do skalní stěny. <text:span text:style-name="T1352">Z</text:span>řejmě je ji tedy možné vytáhnout nahoru.</text:p>
      <text:list xml:id="list3270500930" text:style-name="L63">
        <text:list-item>
          <text:p text:style-name="P558"><text:soft-page-break/><text:span text:style-name="T111">Víc se ovšem z</text:span><text:span text:style-name="T112">vednout nedá </text:span><text:span text:style-name="T113">(protože zvedací mechanismus o⁠ patro výš je zaaretován západkou).</text:span></text:p>
        </text:list-item>
        <text:list-item>
          <text:p text:style-name="P344"><text:span text:style-name="T1353">D</text:span>á se pod ní <text:span text:style-name="T1354">velmi těsně</text:span> protáhnout. Na spodní straně má <text:span text:style-name="T1355">ovšem</text:span> bodce a⁠ z<text:span text:style-name="T1356">řejmě je</text:span> pekelně těžká. <text:span text:style-name="T1357">Kdyby na někoho spadla, bude s⁠ ním nepochybně konec.</text:span></text:p>
        </text:list-item>
      </text:list>
      <text:list xml:id="list2079215056" text:style-name="L64">
        <text:list-item>
          <text:list>
            <text:list-item>
              <text:p text:style-name="P345"><text:span text:style-name="T4">Komentář o⁠ bodcích je jen na postrašení, mříž </text:span><text:span text:style-name="T952">se</text:span><text:span text:style-name="T4"> ani nehne.</text:span></text:p>
            </text:list-item>
          </text:list>
        </text:list-item>
      </text:list>
      <text:p text:style-name="P140"><text:span text:style-name="T221">Pokud</text:span><text:span text:style-name="T214"> postavy </text:span><text:span text:style-name="T215">začnou podlézat mříž a⁠ </text:span><text:span text:style-name="T214">ne</text:span><text:span text:style-name="T216">vyčisti</text:span><text:span text:style-name="T214">ly místnost C</text:span><text:span text:style-name="T217">4</text:span><text:span text:style-name="T214">, </text:span><text:span text:style-name="T218">přijd</text:span><text:span text:style-name="T220">e</text:span><text:span text:style-name="T214"> odtamtud obří pavou</text:span><text:span text:style-name="T220">k </text:span><text:span text:style-name="T247">(karta </text:span><text:span text:style-name="T51">obří pavouk</text:span><text:span text:style-name="T247">)</text:span><text:span text:style-name="T214"> a⁠ napadn</text:span><text:span text:style-name="T220">e</text:span><text:span text:style-name="T214"> je.</text:span></text:p>
      <text:list xml:id="list206545386" text:style-name="L65">
        <text:list-item>
          <text:p text:style-name="P559"><text:span text:style-name="T243">Pavou</text:span><text:span text:style-name="T245">k</text:span><text:span text:style-name="T243"> </text:span><text:span text:style-name="T244">j</text:span><text:span text:style-name="T245">e</text:span><text:span text:style-name="T244"> moc vel</text:span><text:span text:style-name="T245">ký</text:span><text:span text:style-name="T244">, pod mříží neprolez</text:span><text:span text:style-name="T245">e</text:span><text:span text:style-name="T243">.</text:span></text:p>
        </text:list-item>
        <text:list-item>
          <text:p text:style-name="P559"><text:span text:style-name="T175">Každé kolo může pod mříží prolézt </text:span><text:span text:style-name="T176">jen</text:span><text:span text:style-name="T175"> jedna postava.</text:span></text:p>
        </text:list-item>
        <text:list-item>
          <text:p text:style-name="P560"><text:span text:style-name="T175">P</text:span><text:span text:style-name="T173">okud postavy nevyčistily chodbu od pavučin, budou v⁠ nich bojovat s⁠ nevýhodou (-1). Pavouk se skrz ně dokáže pohybovat bez obtíží.</text:span></text:p>
        </text:list-item>
        <text:list-item>
          <text:p text:style-name="P350"><text:span text:style-name="T814">Když někdo pavučiny zapálí, budou </text:span><text:span text:style-name="T827">dvě kola</text:span><text:span text:style-name="T814"> zraňovat za</text:span><text:span text:style-name="T796"> </text:span><text:span text:style-name="T813">(</text:span><text:span text:style-name="T796">4</text:span><text:span text:style-name="T837">k</text:span><text:span text:style-name="T796">z - </text:span><text:span text:style-name="T826">Z</text:span><text:span text:style-name="T813">broj), </text:span><text:span text:style-name="T796">pak jsou spálené na prach. </text:span><text:span text:style-name="T828">Neshoří v⁠ celé chodbě najednou, je potřeba je zap</text:span><text:span text:style-name="T829">álit</text:span><text:span text:style-name="T828"> opakovaně.</text:span></text:p>
        </text:list-item>
        <text:list-item>
          <text:p text:style-name="P560"><text:span text:style-name="T173">Skrz mříž je možné útočit (střílet, </text:span><text:span text:style-name="T177">nebo třeba</text:span><text:span text:style-name="T173"> bodat kopím), ale s⁠ nevýhodou (-1).</text:span></text:p>
        </text:list-item>
        <text:list-item>
          <text:p text:style-name="P349">Když si budou postavy při prolézání pod mříží pomáhat, počítej za to výhodu na obranu (+1).</text:p>
        </text:list-item>
        <text:list-item>
          <text:p text:style-name="P561"><text:span text:style-name="T179">P</text:span><text:span text:style-name="T173">avouk má jen jednu dávku jedu. Pokud ji nepoužije, postavy ji mohou z⁠ jeho mrtvoly vypreparovat </text:span><text:span text:style-name="T180">(parametry jedu najdeš na kartě </text:span><text:span text:style-name="T50">obří pavouk</text:span><text:span text:style-name="T180">).</text:span></text:p>
        </text:list-item>
      </text:list>
      <text:h text:style-name="Heading_20_3" text:outline-level="3"><text:soft-page-break/><text:span text:style-name="T951">C4 - d</text:span>oupě obří<text:span text:style-name="T950">c</text:span>h pavouk<text:span text:style-name="T950">ů</text:span></text:h>
      <text:p text:style-name="P51">Místnost je plná velkých, hustých pavučin. V⁠ zadní části <text:span text:style-name="T1122">jsou skrz ně vidět obrysy</text:span> <text:span text:style-name="T1196">čtyř</text:span><text:span text:style-name="T1177"> velk</text:span><text:span text:style-name="T1197">ých</text:span><text:span text:style-name="T1177"> předmět</text:span><text:span text:style-name="T1197">ů</text:span>.</text:p>
      <text:p text:style-name="P135"><text:span text:style-name="Emphasis"><text:span text:style-name="T1254">▸<text:tab/></text:span></text:span><text:span text:style-name="T258">Dva</text:span><text:span text:style-name="T4"> z⁠ těchto „předmětů“ jsou </text:span><text:span text:style-name="T258">mrtví obří pavouci.</text:span></text:p>
      <text:p text:style-name="P136"><text:span text:style-name="Emphasis"><text:span text:style-name="T1254">▸<text:tab/></text:span></text:span><text:span text:style-name="T4">Třetí je živý </text:span><text:span text:style-name="T36">obří pavou</text:span><text:span text:style-name="T26">k</text:span><text:span text:style-name="T234"> (karta), pokud tedy už na postavy nevyběhl v⁠ </text:span><text:span text:style-name="T241">C3</text:span><text:span text:style-name="T234">.</text:span></text:p>
      <text:list xml:id="list3291555993" text:style-name="L66">
        <text:list-item>
          <text:p text:style-name="P562"><text:span text:style-name="T175">P</text:span><text:span text:style-name="T178">okud postavy nevyčist</text:span><text:span text:style-name="T182">í</text:span><text:span text:style-name="T178"> </text:span><text:span text:style-name="T181">místnost</text:span><text:span text:style-name="T178"> od pavučin, budou v⁠ nich bojovat s⁠ nevýhodou (-1). Pavouk se skrz ně dokáže pohybovat bez obtíží.</text:span></text:p>
        </text:list-item>
        <text:list-item>
          <text:p text:style-name="P563"><text:span text:style-name="T183">Když někdo pavučiny zapálí, budou </text:span><text:span text:style-name="T186">dvě kola</text:span><text:span text:style-name="T183"> zraňovat za</text:span><text:span text:style-name="T178"> </text:span><text:span text:style-name="T184">(</text:span><text:span text:style-name="T178">4</text:span><text:span text:style-name="T190">k</text:span><text:span text:style-name="T178">z - </text:span><text:span text:style-name="T184">zbroj), </text:span><text:span text:style-name="T178">pak jsou spálené na prach.</text:span><text:span text:style-name="T179"> </text:span><text:span text:style-name="T187">Neshoří v⁠ celé </text:span><text:span text:style-name="T189">místnosti</text:span><text:span text:style-name="T187"> najednou, je potřeba je zap</text:span><text:span text:style-name="T188">álit</text:span><text:span text:style-name="T187"> opakovaně.</text:span></text:p>
        </text:list-item>
        <text:list-item>
          <text:p text:style-name="P562"><text:span text:style-name="T185">P</text:span><text:span text:style-name="T178">avouk má jen jednu dávku jedu. Pokud ji nepoužije, postavy ji mohou z⁠ jeho mrtvoly vypreparovat. </text:span><text:span text:style-name="T185">Mrtví pavouci mají také každý po jedné dávce</text:span><text:span text:style-name="T178"> </text:span><text:span text:style-name="T180">(parametry jedu najdeš na kartě </text:span><text:span text:style-name="T50">obří pavouk</text:span><text:span text:style-name="T180">).</text:span></text:p>
        </text:list-item>
      </text:list>
      <text:p text:style-name="P137"><text:span text:style-name="Emphasis"><text:span text:style-name="T1254">▸<text:tab/></text:span></text:span><text:span text:style-name="T114">Čtvrtý předmět je v</text:span><text:span text:style-name="T52">ysátá, do pavučin zamotaná mrtvola elfa v⁠ </text:span><text:span text:style-name="T90">prost</text:span><text:span text:style-name="T115">ých</text:span><text:span text:style-name="T90"> cestovní</text:span><text:span text:style-name="T115">ch</text:span><text:span text:style-name="T90"> šat</text:span><text:span text:style-name="T115">ech</text:span><text:span text:style-name="T90">. U⁠ </text:span><text:span text:style-name="T274">sebe </text:span><text:span text:style-name="T280">má</text:span><text:span text:style-name="T274">:</text:span></text:p>
      <text:list xml:id="list3710912675" text:style-name="L67">
        <text:list-item>
          <text:p text:style-name="P565">měšec s⁠ 5 st</text:p>
        </text:list-item>
        <text:list-item>
          <text:p text:style-name="P566">kožené pouzdro na svitky</text:p>
          <text:list>
            <text:list-item>
              <text:p text:style-name="P564"><text:span text:style-name="T281">Uvnitř je svitek s⁠ </text:span><text:span text:style-name="T242">kouzlem</text:span><text:span text:style-name="T281"> </text:span><text:span text:style-name="T33">v</text:span><text:span text:style-name="T30">zplanutí</text:span><text:span text:style-name="T281"> (karta).</text:span></text:p>
              <text:list>
                <text:list-item>
                  <text:p text:style-name="P567"><text:span text:style-name="T281">P</text:span><text:span text:style-name="T4">řípadné zapálení pavučin poškodí jen pouzdro, svitku se nic nestane (protože je v⁠ pouzdru).</text:span></text:p>
                </text:list-item>
              </text:list>
            </text:list-item>
          </text:list>
        </text:list-item>
      </text:list>
      <text:h text:style-name="P288" text:outline-level="3"><text:soft-page-break/>C<text:span text:style-name="T994">5</text:span> –<text:span text:style-name="T938"> spodní patro boční věže</text:span></text:h>
      <text:p text:style-name="P141"><text:span text:style-name="Emphasis"><text:span text:style-name="T1246">♨</text:span></text:span><text:span text:style-name="Emphasis"><text:span text:style-name="T1239"><text:tab/></text:span></text:span><text:span text:style-name="Emphasis"><text:span text:style-name="T1240">J</text:span></text:span><text:span text:style-name="T385">e </text:span><text:span text:style-name="T388">zde</text:span><text:span text:style-name="T385"> cítit </text:span><text:span text:style-name="T388">silný</text:span><text:span text:style-name="T385"> mrtvolný zápach.</text:span></text:p>
      <text:p text:style-name="P46">Na <text:span text:style-name="T1358">schodech</text:span> <text:span text:style-name="T1359">je</text:span> pět mrtvých orků <text:span text:style-name="T774">(karta s obrázkem orka)</text:span>. <text:span text:style-name="T957">Od vchodu do místnosti k⁠ nim vedou zaschlé stopy krve. Další mrtvý ork je za schodištěm. Vypadá to, že spadl z⁠ poškozených schodů o⁠ patro výš. Před schodištěm je pohozený </text:span><text:span text:style-name="T1198">štít a⁠ několik zbraní</text:span><text:span text:style-name="T957">.</text:span></text:p>
      <text:list xml:id="list144537218285903" text:continue-list="list335900744" text:style-name="L14">
        <text:list-item>
          <text:p text:style-name="P358">Pokud jsi ještě orky nepopisoval:</text:p>
          <text:list>
            <text:list-item>
              <text:p text:style-name="P404">Orkové jsou o⁠ poznání větší než lidé. Mají tmavou, hnědozelenou kůži bez vlasů, rostou jim velké horní i⁠ dolní tesáky a⁠ místo nehtů mají krátké ostré drápy<text:span text:style-name="T975"> (ukaž hráčům kartu s obrázkem orka)</text:span>.</text:p>
            </text:list-item>
          </text:list>
        </text:list-item>
        <text:list-item>
          <text:p text:style-name="P405"><text:span text:style-name="T1362">Orkové na schodišti j</text:span>sou na jedné hromadě, hlavou do schodů. Skoro to vypadá, že se snažili <text:span text:style-name="T1364">vyběhnout</text:span> <text:span text:style-name="T1363">nahoru</text:span> –<text:span text:style-name="T1028"> tam jsou ovšem schody pobořené (viz B6)</text:span>. <text:span text:style-name="T1035">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68">Žádné z⁠ těchto zranění nevypadá smrtelně.</text:p>
            </text:list-item>
            <text:list-item>
              <text:p text:style-name="P361">Mrtvolně páchnou, ale <text:span text:style-name="T974">jejich těla se ještě nezačala rozkládat.</text:span></text:p>
            </text:list-item>
          </text:list>
        </text:list-item>
        <text:list-item>
          <text:p text:style-name="P456"><text:span text:style-name="T492">Každý z⁠ </text:span><text:span text:style-name="T680">celkem šesti</text:span><text:span text:style-name="T492"> </text:span><text:span text:style-name="T504">mrtvých orků</text:span><text:span text:style-name="T492"> má o</text:span><text:span text:style-name="T491">blečenou lehkou orkskou zbroj </text:span><text:span text:style-name="T683">(pro postavy je moc velká)</text:span><text:span text:style-name="T489">,</text:span><text:span text:style-name="T492"> </text:span><text:span text:style-name="T499">na provaze </text:span><text:span text:style-name="T492">p</text:span><text:span text:style-name="T490">řes rameno </text:span><text:span text:style-name="T500">zavěšený </text:span><text:span text:style-name="T681">velký</text:span><text:span text:style-name="T500"> </text:span><text:span text:style-name="T493">měch na vodu </text:span><text:span text:style-name="T681">(na 2 dny)</text:span><text:span text:style-name="T495">,</text:span><text:span text:style-name="T493"> </text:span><text:span text:style-name="T495">n</text:span><text:span text:style-name="T494">a opasku kožený pytlík se sušeným masem </text:span><text:span text:style-name="T594">(na </text:span><text:span text:style-name="T682">týden</text:span><text:span text:style-name="T594">)</text:span><text:span text:style-name="T494"> a⁠ </text:span><text:span text:style-name="T496">u⁠ </text:span><text:span text:style-name="T498">pasu</text:span><text:span text:style-name="T497"> </text:span><text:span text:style-name="T312">pazourkový nůž</text:span><text:span text:style-name="T497"> (karta). </text:span><text:span text:style-name="T1366">Dále u⁠ sebe mají:</text:span></text:p>
          <text:list>
            <text:list-item>
              <text:p text:style-name="P569"><text:span text:style-name="T481">V</text:span><text:span text:style-name="T454">elkou </text:span><text:span text:style-name="T356">čtvercovou</text:span><text:span text:style-name="T298"> minci</text:span><text:span text:style-name="T454"> </text:span><text:span text:style-name="T591">(karta)</text:span><text:span text:style-name="T454">.</text:span></text:p>
            </text:list-item>
            <text:list-item>
              <text:p text:style-name="P570"><text:soft-page-break/>Pytlík se šesti hracími kostkami – na stěnách mají místo čísel <text:span text:style-name="T1046">nějaké</text:span> symboly <text:span text:style-name="T1123">(j</text:span>sou to <text:span text:style-name="T1029">znaky ze staroorkského</text:span> klínové<text:span text:style-name="T1029">ho</text:span> <text:span text:style-name="T1029">písma – což zde ovšem postavy nemají jak zjistit)</text:span>.</text:p>
            </text:list-item>
            <text:list-item>
              <text:p text:style-name="P571">Jeden z⁠ nich má za zbrojí zastrčený měšec s⁠ <text:span text:style-name="T1124">přetrženou šňůrkou</text:span>. Uvnitř jsou 3 zl a⁠ 6 st <text:span text:style-name="T1365">(j</text:span>sou to mince, kterými se platí ve městě<text:span text:style-name="T1365">)</text:span>.</text:p>
            </text:list-item>
            <text:list-item>
              <text:p text:style-name="P572"><text:span text:style-name="T1030">Jeden z⁠ nich má kolem krku náhrdelník z⁠ polodrahokamů</text:span> <text:span text:style-name="T1132">(karta </text:span><text:span text:style-name="T357">náhrdelník</text:span><text:span text:style-name="T1132">)</text:span>. <text:span text:style-name="T678">Je to orkská práce, ale </text:span><text:span text:style-name="T679">překvapivě dobrá.</text:span></text:p>
            </text:list-item>
          </text:list>
        </text:list-item>
      </text:list>
      <text:p text:style-name="P65"><text:span text:style-name="Emphasis"><text:span text:style-name="T1254">▸<text:tab/></text:span></text:span><text:span text:style-name="T1177">Poh</text:span><text:span text:style-name="T1199">ozený štít a⁠ </text:span><text:span text:style-name="T1177">zbraně</text:span> jsou:</text:p>
      <text:list xml:id="list2344789827" text:style-name="L68">
        <text:list-item>
          <text:p text:style-name="P573"><text:span text:style-name="T672">2 </text:span><text:span text:style-name="T317">kamenné palice</text:span><text:span text:style-name="T672"> (karta), </text:span><text:span text:style-name="T673">3</text:span><text:span text:style-name="T672"> </text:span><text:span text:style-name="T317">kyje</text:span><text:span text:style-name="T672"> (karta), jeden </text:span><text:span text:style-name="T317">dvojruční kyj</text:span><text:span text:style-name="T672"> (karta), </text:span><text:span text:style-name="T349">orksk</text:span><text:span text:style-name="T370">ý</text:span><text:span text:style-name="T349"> štít </text:span><text:span text:style-name="T674">(karta),</text:span><text:span text:style-name="T672"> </text:span><text:span text:style-name="T338">meč</text:span><text:span text:style-name="T675"> (karta) a⁠ </text:span><text:span text:style-name="T338">dýka</text:span><text:span text:style-name="T675"> (karta)</text:span></text:p>
          <text:list>
            <text:list-item>
              <text:p text:style-name="P574"><text:span text:style-name="T675">Meč a⁠ dýka jsou kvalitní zbraně vyrobené kovářem ve městě </text:span><text:span text:style-name="T676">(</text:span><text:span text:style-name="T677">o</text:span><text:span text:style-name="T676">rkové je vzali elfovi, kterého zabili před můstkem k⁠ </text:span><text:span text:style-name="T677">boční</text:span><text:span text:style-name="T676"> věži – </text:span><text:span text:style-name="T677">viz A7</text:span><text:span text:style-name="T676">).</text:span></text:p>
            </text:list-item>
          </text:list>
        </text:list-item>
      </text:list>
      <text:p text:style-name="P56">Prohledání <text:span text:style-name="T1153">stěn odhalí</text:span>:</text:p>
      <text:list xml:id="list1538750402" text:style-name="L69">
        <text:list-item>
          <text:p text:style-name="P406">Na východě místnosti naproti chodbě ve výšce zhruba metr nad zemí je ve zdi malý kruhový otvor se zčernalými okraji (modrá značka na mapě).</text:p>
          <text:list>
            <text:list-item>
              <text:p text:style-name="P407">Je široký a⁠ hluboký zhruba tak, že by se do něj vešel prst. <text:span text:style-name="T1432">Je mastný a⁠ špiní, jako kdyby byl od sazí.</text:span></text:p>
              <text:list>
                <text:list-item>
                  <text:p text:style-name="P575">Odtud vyletuje jedna ze dvou ohnivých šipek po šlápnutí na některou z⁠ dlaždic v⁠ C6.</text:p>
                </text:list-item>
              </text:list>
            </text:list-item>
          </text:list>
        </text:list-item>
      </text:list>
      <text:p text:style-name="P96">Prohledání schodiště odhalí:</text:p>
      <text:list xml:id="list1122087639" text:style-name="L70">
        <text:list-item>
          <text:p text:style-name="P409"><text:soft-page-break/>Na boku schodiště směrem ke stěně místnosti je malá páčka.</text:p>
          <text:list>
            <text:list-item>
              <text:p text:style-name="P576">Otevírá a⁠ zavírá tajné dveře C5-d1 (původně jsou otevřené, takže postavy možná překvapí, když se jim zavře jediný východ z⁠ místnosti).</text:p>
            </text:list-item>
          </text:list>
        </text:list-item>
      </text:list>
      <text:h text:style-name="P298" text:outline-level="4">C<text:span text:style-name="T995">5</text:span>-d1</text:h>
      <text:p text:style-name="P26"><text:span text:style-name="T1297">🚪<text:tab/></text:span>Masivní kamenná deska za<text:span text:style-name="T970">sunut</text:span>á do severní stěny <text:span text:style-name="T972">chodby</text:span><text:span text:style-name="T454"> </text:span><text:span text:style-name="T479">(otevřené tajné </text:span><text:span text:style-name="T480">d</text:span><text:span text:style-name="T479">veře)</text:span>.</text:p>
      <text:list xml:id="list440596387" text:style-name="L71">
        <text:list-item>
          <text:p text:style-name="P578">Dveře se otevírají a⁠ zavírají skryt<text:span text:style-name="T1036">ými</text:span> páčk<text:span text:style-name="T1036">ami.</text:span></text:p>
          <text:list>
            <text:list-item>
              <text:p text:style-name="P579">Jedna je na boku <text:span text:style-name="T1125">točitého</text:span> schodiště v⁠ <text:span text:style-name="T1367">C5</text:span> směrem ke stěně věže (na mapě je to modrá značka na schodišti<text:span text:style-name="T1126">)</text:span>.</text:p>
            </text:list-item>
            <text:list-item>
              <text:p text:style-name="P580">Dr<text:span text:style-name="T1037">u</text:span>há je <text:span text:style-name="T1037">ve spáře mezi dlaždicemi</text:span> na severní stěně chodby C6 (<text:span text:style-name="T1039">o</text:span>pět modrá <text:span text:style-name="T1038">značka </text:span>na mapě).</text:p>
            </text:list-item>
          </text:list>
        </text:list-item>
        <text:list-item>
          <text:p text:style-name="P581">Mechanismus je stále funkční. Po zavření <text:span text:style-name="T971">je</text:span> deska <text:span text:style-name="T1368">téměř</text:span> <text:span text:style-name="T971">nerozeznatelná od stěny věže.</text:span></text:p>
        </text:list-item>
      </text:list>
      <text:h text:style-name="P288" text:outline-level="3">C<text:span text:style-name="T996">6</text:span> – spouštěcí dlaždice pasti</text:h>
      <text:p text:style-name="P97">Prohledání <text:span text:style-name="T1154">severní stěny okolo dveří C5-d1</text:span> odhalí:</text:p>
      <text:list xml:id="list144536625812311" text:continue-list="list1122087639" text:style-name="L70">
        <text:list-item>
          <text:p text:style-name="P484">Ve spáře mezi dlaždicemi je malá páčka.</text:p>
          <text:list>
            <text:list-item>
              <text:p text:style-name="P577">Otevírá a⁠ zavírá tajné dveře C5-d1.</text:p>
            </text:list-item>
          </text:list>
        </text:list-item>
      </text:list>
      <text:p text:style-name="P75">Než <text:span text:style-name="T1371">budeš pokračovat</text:span>, zeptej se hráčů, v⁠ jakém jdou pořadí.</text:p>
      <text:p text:style-name="P8"><text:span text:style-name="T1050">Chodbou se táhnou</text:span> zaschlé stopy krve.</text:p>
      <text:list xml:id="list3746773700" text:style-name="L72">
        <text:list-item>
          <text:p text:style-name="P582"><text:soft-page-break/>Vedou od jižních dveří v⁠ místnosti C<text:span text:style-name="T996">7</text:span> k⁠ mrtvolám orků na schodech v⁠ místnosti C<text:span text:style-name="T996">5</text:span>.</text:p>
        </text:list-item>
      </text:list>
      <text:p text:style-name="P89">Modře označené dlaždice spouští past.</text:p>
      <text:list xml:id="list144536245952821" text:continue-numbering="true" text:style-name="L72">
        <text:list-item>
          <text:p text:style-name="P583">Lze si jich všimnout jen při velmi důkladném a⁠ pomalém prohledávání podlahy. <text:span text:style-name="T1371">Když první postava půjde opatrně, ale nebude cíleně prohledávat podlahu, tak past spustí, ale bude mít výhodu na obranu (+1).</text:span></text:p>
        </text:list-item>
      </text:list>
      <text:list xml:id="list2889352575" text:style-name="L73">
        <text:list-item>
          <text:p text:style-name="P584"><text:span text:style-name="T1031">Při spuštění pasti libovolnou ze dvou dlaždic současně vystřelí jedna ohnivá šipka z</text:span>e <text:span text:style-name="T939">zdi v⁠ místnosti C</text:span><text:span text:style-name="T997">5</text:span><text:span text:style-name="T939"> a⁠ druhá ze zdi v⁠ místnosti C</text:span><text:span text:style-name="T997">7</text:span><text:span text:style-name="T939"> (viz modré značky na mapě).</text:span></text:p>
          <text:list>
            <text:list-item>
              <text:p text:style-name="P585">Obě šipky proletí <text:span text:style-name="T1429">proti sobě</text:span> celou chodbou C6 ve výšce metr nad zemí. Uprostřed chodby se tedy potkají a⁠ každá nakonec narazí do zdi tam, odkud ta druhá vystřelila (pokud tedy nezasáhne něco po cestě).</text:p>
            </text:list-item>
          </text:list>
        </text:list-item>
        <text:list-item>
          <text:p text:style-name="P586"><text:span text:style-name="T940">Každá šipka</text:span> má <text:span text:style-name="T416">Ú</text:span><text:span text:style-name="T300">tok</text:span><text:span text:style-name="T465"> </text:span><text:span text:style-name="T466">6/2</text:span><text:span text:style-name="T467">k</text:span><text:span text:style-name="T466">z </text:span><text:span text:style-name="T955">ohněm</text:span><text:span text:style-name="T466"> proti Finese </text:span><text:span text:style-name="T684">(odečítá se Zbroj)</text:span><text:span text:style-name="T466">.</text:span></text:p>
          <text:list>
            <text:list-item>
              <text:p text:style-name="P587">Každá zraní jen <text:span text:style-name="T1032">jednou</text:span>, ale když před ní někdo uhne, může pořád <text:span text:style-name="T941">zasáhnout</text:span> <text:span text:style-name="T942">dalšího</text:span> v⁠ řadě.</text:p>
            </text:list-item>
            <text:list-item>
              <text:p text:style-name="P588">Šipky <text:span text:style-name="T1033">budou střílet, dokud bude někdo stát na dlaždicích, ale</text:span> nejvýše jednou za kolo.</text:p>
            </text:list-item>
          </text:list>
        </text:list-item>
      </text:list>
      <text:h text:style-name="P288" text:outline-level="3">C<text:span text:style-name="T998">7</text:span> – vstupní obranná místnost</text:h>
      <text:p text:style-name="P143"><text:span text:style-name="T301">Ve </text:span><text:span text:style-name="T303">výklencích</text:span><text:span text:style-name="T301"> stojí </text:span><text:span text:style-name="T442">sochy</text:span><text:span text:style-name="T298"> </text:span><text:span text:style-name="T302">e</text:span><text:span text:style-name="T343">l</text:span><text:span text:style-name="T302">fích vojáků</text:span><text:span text:style-name="T462"> </text:span><text:span text:style-name="T463">(</text:span><text:span text:style-name="T464">na mapě ‚</text:span><text:span text:style-name="T463">S‘) s⁠ </text:span><text:span text:style-name="T759">kopím a⁠ štítem</text:span><text:span text:style-name="T298">. </text:span><text:span text:style-name="T389">Na zemi jsou </text:span><text:span text:style-name="T392">po celé místnosti </text:span><text:span text:style-name="T389">různě velké </text:span><text:span text:style-name="T390">kusy</text:span><text:span text:style-name="T389"> kamene – zřejmě </text:span><text:span text:style-name="T390">odlomené z⁠ </text:span><text:span text:style-name="T389">poškozených soch. </text:span><text:span text:style-name="T391">Jeden z⁠ nich vypadá jako půlka hlavy</text:span><text:span text:style-name="T393">.</text:span></text:p>
      <text:p text:style-name="P68"><text:soft-page-break/><text:span text:style-name="Emphasis"><text:span text:style-name="T1254">▸<text:tab/></text:span></text:span><text:span text:style-name="Emphasis"><text:span text:style-name="T1266">Obě </text:span></text:span><text:span text:style-name="T1210">s</text:span><text:span text:style-name="T1200">ochy</text:span><text:span text:style-name="T1360"> jsou poškozené, jižní ale mnohem víc – chybí jí mimo jiné půlka hlavy. Obě mají hroty kopí a⁠ přední strany štítů potřísněné zaschlou krví.</text:span></text:p>
      <text:list xml:id="list1953678707" text:style-name="L74">
        <text:list-item>
          <text:p text:style-name="P589">Kopí i⁠ štíty jsou z⁠ kamene, pro postavy jsou nepoužitelné.</text:p>
        </text:list-item>
      </text:list>
      <text:p text:style-name="P78"><text:span text:style-name="T1051">Severní socha obživne </text:span><text:span text:style-name="T904">(karta </text:span><text:span text:style-name="T440">oživlá socha</text:span><text:span text:style-name="T904">)</text:span><text:span text:style-name="T1051">, j</text:span>akmile někdo vstoupí do místnosti, <text:span text:style-name="T1049">nebo na ni zaútočí.</text:span></text:p>
      <text:list xml:id="list741565775" text:style-name="L75">
        <text:list-item>
          <text:p text:style-name="P590"><text:span text:style-name="T158">Pokud </text:span><text:span text:style-name="T169">má některá z⁠ postav</text:span><text:span text:style-name="T158"> </text:span><text:span text:style-name="T169">viditelně</text:span><text:span text:style-name="T158"> </text:span><text:span text:style-name="T22">Beleronův amulet</text:span><text:span text:style-name="T158">, </text:span><text:span text:style-name="T161">socha</text:span><text:span text:style-name="T158"> řekne: </text:span><text:span text:style-name="T23">„</text:span><text:span text:style-name="T24">Vítej, služebníku Beleronův</text:span><text:span text:style-name="T23">“</text:span><text:span text:style-name="T159"> a⁠ </text:span><text:span text:style-name="T160">nechá </text:span><text:span text:style-name="T162">je</text:span><text:span text:style-name="T160"> </text:span><text:span text:style-name="T161">projít</text:span><text:span text:style-name="T160">.</text:span></text:p>
          <text:list>
            <text:list-item>
              <text:p text:style-name="P544"><text:span text:style-name="T24">B</text:span><text:span text:style-name="T21">eleronův amulet</text:span><text:span text:style-name="T157"> má na krku mrtvá elfka v⁠ B9. Je to kulatý stříbrný amulet s⁠ motivem klečícího bojovníka ve zbroji.</text:span></text:p>
            </text:list-item>
          </text:list>
        </text:list-item>
        <text:list-item>
          <text:p text:style-name="P591"><text:span text:style-name="T160">P</text:span><text:span text:style-name="T157">okud nikdo na krku </text:span><text:span text:style-name="T21">Beleronův amulet</text:span><text:span text:style-name="T157"> nemá, socha místo toho řekne: </text:span><text:span text:style-name="T321">„</text:span><text:span text:style-name="T308">Objekt je uzavřen, </text:span><text:span text:style-name="T322">průchod</text:span><text:span text:style-name="T321"> zakázán“ a⁠ </text:span><text:span text:style-name="T454">napadne každého, kdo ji neposlechne.</text:span></text:p>
        </text:list-item>
        <text:list-item>
          <text:p text:style-name="P592"><text:span text:style-name="T454">Když se postavy budou chovat jak</text:span><text:span text:style-name="T527">o útočníci nebo</text:span><text:span text:style-name="T454"> vandalové, socha je napadne nehledě na amulet.</text:span></text:p>
        </text:list-item>
        <text:list-item>
          <text:p text:style-name="P410">Nic víc postavám neřekne.</text:p>
        </text:list-item>
      </text:list>
      <text:p text:style-name="P74"><text:span text:style-name="T978">⚔ </text:span>Boj se sochou:</text:p>
      <text:list xml:id="list2034370731" text:style-name="L76">
        <text:list-item>
          <text:p text:style-name="P596">Socha ví o⁠ ohnivé šipce prostřelující střed chodby, takže si tam nestoupá (viz spouštěcí dlaždice v⁠ C6).</text:p>
        </text:list-item>
        <text:list-item>
          <text:p text:style-name="P597">Když postavy utečou do chodby, socha je nebude pronásledovat.</text:p>
        </text:list-item>
        <text:list-item>
          <text:p text:style-name="P593">Pokud se ji budou snažit z⁠ chodby ostřelovat, aniž by s⁠ ní někdo bojoval v⁠ místnosti, stáhne se do svého výklenku, kam na ni z⁠ chodby není vidět.</text:p>
        </text:list-item>
        <text:list-item>
          <text:p text:style-name="P598"><text:soft-page-break/>Je to velmi silný protivník. Není jednoduché ji zranit, protože je kamenná a⁠ má tedy vysokou <text:span text:style-name="T1430">Z</text:span>broj (3). Je ale zranitelná drtivými zbraněmi (kladivem, kyjem, palicí, apod.) a⁠ kamenickými nástroji. Proti těmto útokům má <text:span text:style-name="T1431">Z</text:span>broj jen 1.</text:p>
          <text:list>
            <text:list-item>
              <text:p text:style-name="P594"><text:span text:style-name="T1373">Když ji někdo zasáhne některou z⁠ těchto zbraní, nezapomeň popsat větší účinek, například: „</text:span><text:span text:style-name="T394">Po zásahu se v⁠ kameni objevily tenké pukliny“</text:span><text:span text:style-name="T1372">.</text:span></text:p>
            </text:list-item>
            <text:list-item>
              <text:p text:style-name="P599">Pokud hráči dobře neznají pravidla, připomeň jim, že kromě obyčejných útoků mohou:</text:p>
              <text:list>
                <text:list-item>
                  <text:p text:style-name="P595"><text:span text:style-name="T1140">Útok si připravovat (třeba tím, že sochu oběhnou a⁠ dostanou se jí do zad – akce </text:span><text:span text:style-name="T394">příprava</text:span><text:span text:style-name="T1372">).</text:span></text:p>
                </text:list-item>
                <text:list-item>
                  <text:p text:style-name="P595"><text:span text:style-name="T1140">Snažit se soše podrazit nohy (akce </text:span><text:span text:style-name="T358">znevýhodnění</text:span><text:span text:style-name="T1139">).</text:span></text:p>
                </text:list-item>
                <text:list-item>
                  <text:p text:style-name="P595"><text:span text:style-name="T1140">Někam ji zatlačit (akce </text:span><text:span text:style-name="T358">zatlačení</text:span><text:span text:style-name="T1139">).</text:span></text:p>
                </text:list-item>
                <text:list-item>
                  <text:p text:style-name="P595"><text:span text:style-name="T1139">Vzájemně se bránit (akce </text:span><text:span text:style-name="T358">zabránění</text:span><text:span text:style-name="T1139">).</text:span></text:p>
                </text:list-item>
                <text:list-item>
                  <text:p text:style-name="P600">A⁠ mohou také získat výhodu čistě tím, že sochu obstoupí:</text:p>
                  <text:list>
                    <text:list-item>
                      <text:p text:style-name="P600">Ten, na koho socha útočí, výhodu nemá, ostatní ji mohou obstoupit a⁠ výhodu tak získat.</text:p>
                    </text:list-item>
                    <text:list-item>
                      <text:p text:style-name="P595"><text:span text:style-name="T1140">Socha ovšem není hloupá a⁠ když se jí tohle stane, pokusí se ustoupit zády ke stěně, nebo do svého výklenku – hráči ji v⁠ tom mohou bránit (akce </text:span><text:span text:style-name="T359">zabránění</text:span><text:span text:style-name="T1140">).</text:span></text:p>
                    </text:list-item>
                  </text:list>
                </text:list-item>
              </text:list>
            </text:list-item>
          </text:list>
        </text:list-item>
      </text:list>
      <text:p text:style-name="P57">Prohledání západní stěny (mezi dveřmi C7-d1 a⁠ C7-d2) odhalí:</text:p>
      <text:list xml:id="list372991020" text:style-name="L77">
        <text:list-item>
          <text:p text:style-name="P601"><text:soft-page-break/><text:span text:style-name="T685">Ve stěně mezi dveřmi je </text:span><text:span text:style-name="T598">v</text:span><text:span text:style-name="T686">e výšce zhruba metr nad zemí ve zdi malý </text:span><text:span text:style-name="T687">kruhový</text:span><text:span text:style-name="T686"> otvor </text:span><text:span text:style-name="T597">se zčernalými okraji </text:span><text:span text:style-name="T598">(modrá značka na mapě)</text:span><text:span text:style-name="T362">.</text:span></text:p>
          <text:list>
            <text:list-item>
              <text:p text:style-name="P408">Je široký a⁠ hluboký zhruba tak, že by se do něj vešel prst. <text:span text:style-name="T1432">Je mastný a⁠ špiní, jako kdyby byl od sazí.</text:span></text:p>
              <text:list>
                <text:list-item>
                  <text:p text:style-name="P411">Odtud vyletuje jedna ze dvou ohnivých šipek po šlápnutí na některou z⁠ dlaždic v⁠ C6.</text:p>
                </text:list-item>
              </text:list>
            </text:list-item>
          </text:list>
        </text:list-item>
      </text:list>
      <text:h text:style-name="P299" text:outline-level="4">C<text:span text:style-name="T999">7</text:span><text:span text:style-name="T958">-d</text:span>1</text:h>
      <text:p text:style-name="P27"><text:span text:style-name="T1297">🚪<text:tab/></text:span><text:span text:style-name="T1333">Zavřené b</text:span>ytelné dveře.</text:p>
      <text:list xml:id="list2092000581" text:style-name="L78">
        <text:list-item>
          <text:p text:style-name="P602">Nemají kliku ani zámek.</text:p>
        </text:list-item>
        <text:list-item>
          <text:p text:style-name="P603">Jsou zavřené na závoru z⁠ místnosti C<text:span text:style-name="T1000">8</text:span>. Z⁠ místnosti C<text:span text:style-name="T1000">7</text:span> tedy nejdou nijak otevřít.</text:p>
        </text:list-item>
      </text:list>
      <text:list xml:id="list2469457699" text:style-name="L79">
        <text:list-item>
          <text:p text:style-name="P604">K⁠ vyražení je potřeba beranidlo <text:span text:style-name="T1053">nebo jiný vhodný nástroj</text:span>.</text:p>
        </text:list-item>
      </text:list>
      <text:h text:style-name="P299" text:outline-level="4">C<text:span text:style-name="T999">7</text:span><text:span text:style-name="T958">-d</text:span>2</text:h>
      <text:p text:style-name="P28"><text:span text:style-name="T1297">🚪<text:tab/></text:span>Vyražené bytelné dveře.</text:p>
      <text:list xml:id="list144536222198120" text:continue-list="list2092000581" text:style-name="L78">
        <text:list-item>
          <text:p text:style-name="P412">Nemají kliku ani zámek.</text:p>
        </text:list-item>
      </text:list>
      <text:list xml:id="list2873948431" text:style-name="L80">
        <text:list-item>
          <text:p text:style-name="P413">P<text:span text:style-name="T231">řed vyražením</text:span> byly zavřené na závoru z⁠ místnosti C<text:span text:style-name="T1001">8</text:span>.</text:p>
        </text:list-item>
      </text:list>
      <text:h text:style-name="P288" text:outline-level="3">C<text:span text:style-name="T1017">8</text:span> – <text:span text:style-name="T943">obranné postavení</text:span></text:h>
      <text:p text:style-name="P145"><text:span text:style-name="T304">Před </text:span><text:span text:style-name="T305">jižními dveřmi </text:span><text:span text:style-name="T600">(C</text:span><text:span text:style-name="T601">8</text:span><text:span text:style-name="T602">-</text:span><text:span text:style-name="T603">d</text:span><text:span text:style-name="T604">2</text:span><text:span text:style-name="T600">)</text:span><text:span text:style-name="T304"> leží </text:span><text:span text:style-name="T395">rovnoběžně se západní stěnou</text:span><text:span text:style-name="T305"> </text:span><text:span text:style-name="T364">masivní</text:span><text:span text:style-name="T304"> </text:span><text:span text:style-name="T364">břevno </text:span><text:span text:style-name="T690">(</text:span><text:span text:style-name="T689">kus stropního trámu </text:span><text:span text:style-name="T761">přineseného</text:span><text:span text:style-name="T689"> z⁠ </text:span><text:span text:style-name="T760">ruin</text:span><text:span text:style-name="T689"> pevnosti</text:span><text:span text:style-name="T690">)</text:span><text:span text:style-name="T304">. </text:span><text:span text:style-name="T363">Na zemi </text:span><text:span text:style-name="T396">j</text:span><text:span text:style-name="T397">e spousta</text:span><text:span text:style-name="T396"> </text:span><text:span text:style-name="T397">různě velkých</text:span><text:span text:style-name="T363"> úlomk</text:span><text:span text:style-name="T397">ů</text:span><text:span text:style-name="T363"> kamene.</text:span></text:p>
      <text:list xml:id="list334621918" text:style-name="L81">
        <text:list-item>
          <text:p text:style-name="P606">Jsou to zbytky dvou rozmlácených soch (stejných jako v⁠ C7).</text:p>
        </text:list-item>
        <text:list-item>
          <text:p text:style-name="P607"><text:soft-page-break/>Na některých <text:span text:style-name="T1376">úlomcích</text:span> jsou zaschlé stopy od krve.</text:p>
          <text:list>
            <text:list-item>
              <text:p text:style-name="P607"><text:span text:style-name="T691">P</text:span><text:span text:style-name="T454">otřísněné jsou hlavně hroty kopí a⁠ přední strany štítů, jak sochy bojovaly s⁠ orky.</text:span></text:p>
            </text:list-item>
          </text:list>
        </text:list-item>
      </text:list>
      <text:p text:style-name="P144"><text:span text:style-name="T873">Když někdo bude chtít projít </text:span><text:span text:style-name="T884">některými ze dvou dveří z⁠ </text:span><text:span text:style-name="T873">C</text:span><text:span text:style-name="T885">7</text:span><text:span text:style-name="T873"> do C</text:span><text:span text:style-name="T885">8 a⁠ </text:span><text:span text:style-name="T886">bude mít v⁠ ruce světlo</text:span><text:span text:style-name="T873">,</text:span><text:span text:style-name="T886"> na protější stěně něco zaujme jeho pozornost</text:span><text:span text:style-name="T776">.</text:span></text:p>
      <text:list xml:id="list15712556" text:style-name="L82">
        <text:list-item>
          <text:p text:style-name="P449">Není tam moc dobře vidět, světlo lucerny tam ode dveří dopadá moc slabě.</text:p>
          <text:list>
            <text:list-item>
              <text:p text:style-name="P609"><text:span text:style-name="T791">K</text:span><text:span text:style-name="T776">dyž půjde blíž, spustí past</text:span><text:span text:style-name="T796"> (viz dále).</text:span></text:p>
            </text:list-item>
          </text:list>
        </text:list-item>
        <text:list-item>
          <text:p text:style-name="P608"><text:span text:style-name="T815">J</text:span><text:span text:style-name="T816">e </text:span><text:span text:style-name="T815">tam</text:span><text:span text:style-name="T797"> mal</text:span><text:span text:style-name="T802">ý kruhový otvor se zčernalými okraji</text:span><text:span text:style-name="T797"> (viz značka pasti na mapě)</text:span><text:span text:style-name="T798">, stejn</text:span><text:span text:style-name="T802">ý</text:span><text:span text:style-name="T798"> jako v⁠ místnost</text:span><text:span text:style-name="T830">ech</text:span><text:span text:style-name="T798"> C</text:span><text:span text:style-name="T801">5 a⁠ </text:span><text:span text:style-name="T830">C7</text:span><text:span text:style-name="T798">.</text:span></text:p>
        </text:list-item>
      </text:list>
      <text:list xml:id="list672101552" text:style-name="L83">
        <text:list-item>
          <text:list>
            <text:list-item>
              <text:p text:style-name="P414"><text:span text:style-name="T902">Okraje j</text:span><text:span text:style-name="T893">sou mastné a⁠ špiní, jako kdyby byly od sazí. Je široký a⁠ hluboký zhruba tak, že by se do něj vešel prst</text:span><text:span text:style-name="T894">.</text:span></text:p>
            </text:list-item>
          </text:list>
        </text:list-item>
        <text:list-item>
          <text:p text:style-name="P450">Spouštěcích dlaždic <text:span text:style-name="T1052">(moře označených na mapě)</text:span> si lze všimnout jen při velmi důkladném a⁠ pomalém prohledávání podlahy.</text:p>
        </text:list-item>
      </text:list>
      <text:p text:style-name="P76">Stoupnutí na <text:span text:style-name="T956">některou</text:span> z⁠ modře označených dlaždic spustí past:</text:p>
      <text:list xml:id="list458016743" text:style-name="L84">
        <text:list-item>
          <text:p text:style-name="P415">Z⁠ protější stěny vyletí ohnivá šipka <text:span text:style-name="T1433">(viz modrá značka na mapě)</text:span>:</text:p>
          <text:list>
            <text:list-item>
              <text:p text:style-name="P417">Letí vodorovně metr nad zemí.</text:p>
            </text:list-item>
            <text:list-item>
              <text:p text:style-name="P416"><text:span text:style-name="T298">Útok</text:span> <text:span text:style-name="T953">6/2kz </text:span><text:span text:style-name="T954">ohněm</text:span><text:span text:style-name="T953"> proti Finese (odečítá se Zbroj).</text:span></text:p>
            </text:list-item>
            <text:list-item>
              <text:p text:style-name="P418">Ten, kdo si všimnul „něčeho divného“ na protější stěně, nebo kdo ohlásil, že postupuje opatrně a⁠ dává pozor na pasti, bude mít výhodu <text:span text:style-name="T1434">n</text:span>a obranu (+1).</text:p>
            </text:list-item>
            <text:list-item>
              <text:p text:style-name="P419"><text:soft-page-break/>Šipka bude střílet, dokud bude někdo stát na dlaždici, ale nejvýše jednou za kolo.</text:p>
            </text:list-item>
          </text:list>
        </text:list-item>
      </text:list>
      <text:p text:style-name="P98"><text:span text:style-name="T599">P</text:span><text:span text:style-name="T454">rohledání západní stěny (</text:span><text:span text:style-name="T688">mezi</text:span><text:span text:style-name="T454"> výklenky se sochami) těsně pod stropem odhalí úzké vodorovné štěrbiny.</text:span></text:p>
      <text:list xml:id="list1817002725" text:style-name="L85">
        <text:list-item>
          <text:p text:style-name="P420">Jsou zhruba půl metru hluboké, <text:span text:style-name="T1155">jako dlaň široké a⁠ vysoké tak, že se do nich těsně vejde prst</text:span>.</text:p>
          <text:list>
            <text:list-item>
              <text:p text:style-name="P421">Hluboko uvnitř stěny <text:span text:style-name="T1375">je</text:span> na štěrbiny na<text:span text:style-name="T1375">pojený</text:span> mechanismus, který <text:span text:style-name="T1156">do nich přivádí</text:span> jedovatý plyn.</text:p>
            </text:list-item>
            <text:list-item>
              <text:p text:style-name="P422">Vypouštění plynu spouští zvednutí pravé páky ve zbrojnici C17.</text:p>
            </text:list-item>
          </text:list>
        </text:list-item>
      </text:list>
      <text:h text:style-name="P299" text:outline-level="4">C<text:span text:style-name="T1019">8-d1</text:span></text:h>
      <text:p text:style-name="P27"><text:span text:style-name="T1297">🚪<text:tab/></text:span><text:span text:style-name="T1333">Zavřené b</text:span>ytelné dveře.</text:p>
      <text:list xml:id="list144536254286455" text:continue-list="list144536222198120" text:style-name="L78">
        <text:list-item>
          <text:p text:style-name="P603">Jsou zavřené na závoru z⁠ chodby do místnosti C<text:span text:style-name="T1024">16</text:span>. Z⁠ místnosti C<text:span text:style-name="T1020">8</text:span> tedy nejdou nijak otevřít.</text:p>
        </text:list-item>
        <text:list-item>
          <text:p text:style-name="P605">K⁠ vyražení je potřeba beranidlo <text:span text:style-name="T1053">nebo jiný vhodný nástroj</text:span>.</text:p>
        </text:list-item>
      </text:list>
      <text:list xml:id="list2883200507" text:style-name="L86">
        <text:list-item>
          <text:p text:style-name="P610"><text:span text:style-name="T501">Směrem z⁠ místnosti C</text:span><text:span text:style-name="T503">16</text:span><text:span text:style-name="T501"> je kolem rámu </text:span><text:span text:style-name="T502">dveří</text:span><text:span text:style-name="T501"> chlopeň, která pevně doléhá k⁠ futrům.</text:span></text:p>
        </text:list-item>
      </text:list>
      <text:h text:style-name="P299" text:outline-level="4">C<text:span text:style-name="T1019">8-d2</text:span></text:h>
      <text:p text:style-name="P108"><text:span text:style-name="T1297">🚪<text:tab/></text:span><text:span text:style-name="T361">Zavřené b</text:span><text:span text:style-name="T298">ytelné, </text:span><text:span text:style-name="T306">poškozené</text:span><text:span text:style-name="T298"> dveře.</text:span></text:p>
      <text:list xml:id="list98499578" text:style-name="L87">
        <text:list-item>
          <text:p text:style-name="P423">Jsou viditelně popraskané a⁠ promáčknuté, <text:span text:style-name="T1377">jako by do nich ze severu (tedy směrem z⁠ místnosti C8) něco několikrát udeřilo nadlidskou silou</text:span>.</text:p>
        </text:list-item>
        <text:list-item>
          <text:p text:style-name="P424"><text:span text:style-name="T1152">J</text:span>sou zavřené na závoru z⁠ <text:span text:style-name="T948">místnosti C9</text:span>.</text:p>
          <text:list>
            <text:list-item>
              <text:p text:style-name="P425"><text:soft-page-break/>Závora už nejde jednoduše odsunout, brání v⁠ tom prohnut<text:span text:style-name="T949">í</text:span> dveř<text:span text:style-name="T949">í</text:span>. Je možné j<text:span text:style-name="T949">i</text:span> odmontovat, urazit a⁠ podobně.</text:p>
            </text:list-item>
          </text:list>
        </text:list-item>
        <text:list-item>
          <text:p text:style-name="P426">K⁠ vyražení je potřeba beranidlo <text:span text:style-name="T1053">nebo jiný vhodný nástroj</text:span>.</text:p>
        </text:list-item>
        <text:list-item>
          <text:p text:style-name="P427">Směrem z⁠ místnosti C<text:span text:style-name="T1023">9</text:span> je kolem <text:span text:style-name="T1022">rámu</text:span> <text:span text:style-name="T1021">dveří</text:span> chlopeň, která pevně doléhá k⁠ futrům.</text:p>
        </text:list-item>
      </text:list>
      <text:h text:style-name="P289" text:outline-level="3">C<text:span text:style-name="T992">9 – prázdná místnost</text:span></text:h>
      <text:p text:style-name="P146"><text:span text:style-name="T26">Místnost je prázdná. </text:span><text:span text:style-name="Emphasis"><text:span text:style-name="T932">Na severní stěně je nápis ve staroelfštině:</text:span></text:span></text:p>
      <text:list xml:id="list1870437170" text:style-name="L88">
        <text:list-header>
          <text:p text:style-name="P611"><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99" text:outline-level="4">C<text:span text:style-name="T993">9</text:span><text:span text:style-name="T968">-</text:span>d1</text:h>
      <text:p text:style-name="P29"><text:span text:style-name="T1297">🚪<text:tab/></text:span>Zavřené <text:span text:style-name="T1151">obyčejné</text:span> dveře s⁠ <text:span text:style-name="T1040">klikou</text:span>.</text:p>
      <text:list xml:id="list1667040878" text:style-name="L89">
        <text:list-item>
          <text:p text:style-name="P428">Jdou otevřít, ale jde to ztuha.</text:p>
        </text:list-item>
      </text:list>
      <text:p text:style-name="P90"><text:span text:style-name="T454">Pokud postavy </text:span><text:span text:style-name="T528">při</text:span><text:span text:style-name="T578">chází</text:span><text:span text:style-name="T454"> z⁠ C9:</text:span></text:p>
      <text:list xml:id="list4211561355" text:style-name="L90">
        <text:list-item>
          <text:p text:style-name="P612">Za dveřmi je zával <text:span text:style-name="T1378">(</text:span>část se ho vysype do místnosti<text:span text:style-name="T1378">)</text:span>.</text:p>
          <text:list>
            <text:list-item>
              <text:p text:style-name="P613">Nahoře pod horním futrem je vidět mezera, zával tedy zřejmě nesahá až ke stropu.</text:p>
            </text:list-item>
            <text:list-item>
              <text:p text:style-name="P614">Je možné ho prokopat (škvíru rozšířit) a⁠ <text:span text:style-name="T1379">dostat se tak do C10</text:span>.</text:p>
            </text:list-item>
          </text:list>
        </text:list-item>
      </text:list>
      <text:h text:style-name="P290" text:outline-level="3">C10 – částečně zavalená místnost</text:h>
      <text:p text:style-name="P147"><text:span text:style-name="T1247">♨</text:span><text:span text:style-name="T1241"><text:tab/></text:span><text:span text:style-name="T438">Je </text:span><text:span text:style-name="T439">tu</text:span><text:span text:style-name="T438"> silný zápach, zřejmě tu něco žije.</text:span></text:p>
      <text:p text:style-name="P148"><text:soft-page-break/><text:span text:style-name="T298">Východní třetina místnosti je </text:span><text:span text:style-name="T318">zhruba do výšky metru a⁠ </text:span><text:span text:style-name="T398">půl</text:span><text:span text:style-name="T298"> zasypaná sutí. </text:span><text:span text:style-name="T310">N</text:span><text:span text:style-name="T311">ad </text:span><text:span text:style-name="T318">závalem</text:span><text:span text:style-name="T311"> </text:span><text:span text:style-name="T447">chybí strop</text:span><text:span text:style-name="T399">. </text:span><text:span text:style-name="T400">Na východě je vidět kus </text:span><text:span text:style-name="T448">zasypaných dveří</text:span><text:span text:style-name="T850"> </text:span><text:span text:style-name="T851">(C9-d1)</text:span><text:span text:style-name="T400">. V⁠ </text:span><text:span text:style-name="T345">jihovýchodním rohu jsou nad závalem </text:span><text:span text:style-name="T346">ve stěně</text:span><text:span text:style-name="T345"> místnosti </text:span><text:span text:style-name="T347">různě široké </text:span><text:span text:style-name="T449">otvory</text:span><text:span text:style-name="T345">. Další podobné díry jsou o⁠ kus výš, zhruba v⁠ úrovni původního stropu. </text:span><text:span text:style-name="Emphasis"><text:span text:style-name="T932">Na jižní stěně je částečně zasypaný </text:span></text:span><text:span text:style-name="Emphasis"><text:span text:style-name="T1201">nápis</text:span></text:span><text:span text:style-name="Emphasis"><text:span text:style-name="T932">.</text:span></text:span></text:p>
      <text:p text:style-name="P149"><text:span text:style-name="Emphasis"><text:span text:style-name="T1322">🔊</text:span></text:span><text:span text:style-name="Emphasis"><text:span text:style-name="T1318"><text:tab/></text:span></text:span><text:span text:style-name="Emphasis"><text:span text:style-name="T1319">Ze tmy se ozv</text:span></text:span><text:span text:style-name="Emphasis"><text:span text:style-name="T1320">e</text:span></text:span><text:span text:style-name="Emphasis"><text:span text:style-name="T1319"> zvuk, jako když někdo natahuje sliny.</text:span></text:span></text:p>
      <text:p text:style-name="P81"><text:span text:style-name="T978">⚔ Postavy napadnou </text:span>2 mláďata plivajícího ještěra <text:span text:style-name="T892">(karty).</text:span></text:p>
      <text:list xml:id="list2845309921" text:style-name="L91">
        <text:list-item>
          <text:p text:style-name="P429">Nejdříve plivnutím žíraviny (viz karta <text:span text:style-name="T354">mládě plivajícího ještěra</text:span>), pak na blízko.</text:p>
        </text:list-item>
        <text:list-item>
          <text:p text:style-name="P430">Když <text:span text:style-name="T1054">bude</text:span> některé z⁠ <text:span text:style-name="T1127">mláďat</text:span> zraněno, <text:span text:style-name="T967">pokusí se utéct</text:span> buď do jednoho z⁠ tunelů ve zdi nebo do hnízda v⁠ C<text:span text:style-name="T1041">11</text:span>.</text:p>
        </text:list-item>
      </text:list>
      <text:p text:style-name="P69"><text:span text:style-name="Emphasis"><text:span text:style-name="T1254">▸<text:tab/></text:span></text:span><text:span text:style-name="Emphasis"><text:span text:style-name="T1258">Dírou po </text:span></text:span><text:span text:style-name="Emphasis"><text:span text:style-name="T1272">zřícené části stropu</text:span></text:span><text:span text:style-name="Emphasis"><text:span text:style-name="T1258"> lze vyšplhat nahoru (do B4).</text:span></text:span></text:p>
      <text:p text:style-name="P150"><text:span text:style-name="Emphasis"><text:span text:style-name="T1254">▸<text:tab/></text:span></text:span><text:span text:style-name="Emphasis"><text:span text:style-name="T1274">Zasypané </text:span></text:span><text:span text:style-name="Emphasis"><text:span text:style-name="T1273">d</text:span></text:span><text:span text:style-name="Emphasis"><text:span text:style-name="T1275">veře</text:span></text:span><text:span text:style-name="Emphasis"><text:span text:style-name="T1259"> </text:span></text:span><text:span text:style-name="Emphasis"><text:span text:style-name="T1260">(C9-d1)</text:span></text:span><text:span text:style-name="Emphasis"><text:span text:style-name="T1259"> není možné otevřít bez prokopání závalu (alespoň ke klice).</text:span></text:span></text:p>
      <text:p text:style-name="P151"><text:span text:style-name="Emphasis"><text:span text:style-name="T1254">▸<text:tab/></text:span></text:span><text:span text:style-name="Emphasis"><text:span text:style-name="T1276">Otvory</text:span></text:span><text:span text:style-name="Emphasis"><text:span text:style-name="T1261"> ve stěně místnosti jsou</text:span></text:span><text:span text:style-name="T1380"> ústí spletitých tunelů vyhrabaných v⁠ podloží pevnosti.</text:span></text:p>
      <text:list xml:id="list3676968183" text:style-name="L92">
        <text:list-item>
          <text:p text:style-name="P615">Těmi nejširšími se protáhne kudůk nebo štíhlý elf.</text:p>
        </text:list-item>
        <text:list-item>
          <text:p text:style-name="P615">Ústí venku u⁠ paty skály, na které pevnost stojí.</text:p>
        </text:list-item>
        <text:list-item>
          <text:p text:style-name="P615">Vyhrabal je plivající ještěr z⁠ C11. Mláďata tudy mohou utéct ven z⁠ podzemí.</text:p>
        </text:list-item>
      </text:list>
      <text:p text:style-name="P151"><text:span text:style-name="Emphasis"><text:span text:style-name="T1254">▸<text:tab/>Z⁠ </text:span></text:span><text:span text:style-name="Emphasis"><text:span text:style-name="T1261">částečně zasypaného </text:span></text:span><text:span text:style-name="Emphasis"><text:span text:style-name="T1276">nápisu</text:span></text:span><text:span text:style-name="Emphasis"><text:span text:style-name="T1261"> na jižní stěně</text:span></text:span><text:span text:style-name="Emphasis"><text:span text:style-name="T692"> jde přečíst:</text:span></text:span></text:p>
      <text:list xml:id="list1587875726" text:style-name="L93">
        <text:list-header>
          <text:p text:style-name="P616"><text:span text:style-name="Emphasis"><text:span text:style-name="T888">„Klaním se před Tebou, Ra...“</text:span></text:span></text:p>
        </text:list-header>
        <text:list-item>
          <text:p text:style-name="P616"><text:span text:style-name="Emphasis"><text:span text:style-name="T533">Po odhrabání závalu j</text:span></text:span><text:span text:style-name="Emphasis"><text:span text:style-name="T534">de</text:span></text:span><text:span text:style-name="Emphasis"><text:span text:style-name="T533"> přečíst celý:</text:span></text:span></text:p>
          <text:p text:style-name="P616"><text:soft-page-break/><text:span text:style-name="Emphasis"><text:span text:style-name="T888">„Klaním se před Tebou, Raio, paní divočiny.<text:line-break/>Tobě vděčíme za léčivé dary lesa.“</text:span></text:span></text:p>
        </text:list-item>
      </text:list>
      <text:h text:style-name="P300" text:outline-level="4">C<text:span text:style-name="T1082">10-d1</text:span></text:h>
      <text:p text:style-name="P115"><text:span text:style-name="T1297">🚪<text:tab/></text:span><text:span text:style-name="T333">Z</text:span><text:span text:style-name="T298">avřené </text:span><text:span text:style-name="T344">obyčejné</text:span><text:span text:style-name="T298"> dveře s⁠ </text:span><text:span text:style-name="T334">klikou</text:span><text:span text:style-name="T298">.</text:span></text:p>
      <text:h text:style-name="P291" text:outline-level="3">C<text:span text:style-name="T991">11</text:span> – sklad luceren a⁠ <text:span text:style-name="T965">dílna na výrobu svic</text:span></text:h>
      <text:p text:style-name="P70"><text:span text:style-name="T1250">♨</text:span><text:span text:style-name="T1242"><text:tab/></text:span><text:span text:style-name="T438">Je </text:span><text:span text:style-name="T439">tu</text:span><text:span text:style-name="T438"> silný zápach</text:span><text:span text:style-name="T889"> (</text:span><text:span text:style-name="T903">stejný jako v⁠ C10</text:span><text:span text:style-name="T889">).</text:span></text:p>
      <text:p text:style-name="P44"><text:span text:style-name="T1055">N</text:span>a polici <text:span text:style-name="T1055">zavěšené na severní stěně je zhasnutá </text:span>lucern<text:span text:style-name="T1381">a </text:span><text:span text:style-name="T662">(se zcela vyhořelou svíčkou)</text:span>. U⁠ <text:span text:style-name="T1382">jižní stěny je </text:span><text:span text:style-name="T1202">pracovní stůl</text:span><text:span text:style-name="T1382"> a⁠ dřevěná židle. </text:span><text:span text:style-name="Emphasis"><text:span text:style-name="T932">Na stěně naproti vchodu je </text:span></text:span><text:span text:style-name="Emphasis"><text:span text:style-name="T1201">nápis</text:span></text:span><text:span text:style-name="Emphasis"><text:span text:style-name="T932"> ve staroelfštině. V⁠ </text:span></text:span><text:span text:style-name="Emphasis"><text:span text:style-name="T401">západní části místnosti je </text:span></text:span><text:span text:style-name="Emphasis"><text:span text:style-name="T402">nahrnutá</text:span></text:span><text:span text:style-name="Emphasis"><text:span text:style-name="T401"> </text:span></text:span><text:span text:style-name="Emphasis"><text:span text:style-name="T450">hromada suti</text:span></text:span><text:span text:style-name="Emphasis"><text:span text:style-name="T427">. </text:span></text:span><text:span text:style-name="Emphasis"><text:span text:style-name="T429">V</text:span></text:span><text:span text:style-name="Emphasis"><text:span text:style-name="T427">⁠ </text:span></text:span><text:span text:style-name="Emphasis"><text:span text:style-name="T428">ní je částečně skrytý velký ještěr</text:span></text:span><text:span text:style-name="Emphasis"><text:span text:style-name="T427">.</text:span></text:span></text:p>
      <text:p text:style-name="P267"><text:span text:style-name="Emphasis"><text:span text:style-name="T1324">🔊<text:tab/></text:span></text:span><text:span text:style-name="Emphasis"><text:span text:style-name="T1321">Ještěr zlověstně syčí.</text:span></text:span></text:p>
      <text:list xml:id="list2254325873" text:style-name="L94">
        <text:list-item>
          <text:p text:style-name="P617"><text:span text:style-name="Emphasis"><text:span text:style-name="T1262">Je to dospělý </text:span></text:span><text:span text:style-name="Emphasis"><text:span text:style-name="T1280">plivající ještěr</text:span></text:span><text:span text:style-name="Emphasis"><text:span text:style-name="T1262"> (karta). </text:span></text:span><text:span text:style-name="T966">Když ho postavy nechají být a⁠ nebudou se k⁠ němu přibližovat, nebude si jich všímat. V⁠ opačném případě bude urputně bojovat – </text:span><text:span text:style-name="Emphasis"><text:span text:style-name="T1262">brání </text:span></text:span><text:span text:style-name="Emphasis"><text:span text:style-name="T1263">totiž</text:span></text:span><text:span text:style-name="Emphasis"><text:span text:style-name="T1262"> hnízdo.</text:span></text:span></text:p>
          <text:list>
            <text:list-item>
              <text:p text:style-name="P618">V⁠ hnízdě <text:span text:style-name="T1385">je</text:span> částečně skrytý – má výhodu (+1) proti střelbě. Může se také schovat úplně, aby si připravil další plivnutí žíraviny <text:span text:style-name="T1384">(zvuk natahování slin)</text:span>.</text:p>
            </text:list-item>
          </text:list>
        </text:list-item>
      </text:list>
      <text:p text:style-name="P152"><text:span text:style-name="Emphasis"><text:span text:style-name="T1254">▸<text:tab/></text:span></text:span><text:span text:style-name="T693">Na </text:span><text:span text:style-name="T868">pracovním stole</text:span><text:span text:style-name="T693"> jsou f</text:span><text:span text:style-name="T694">ormy na svíčky, nůžky, </text:span><text:span text:style-name="T695">špachtle, </text:span><text:span text:style-name="T771">dvě</text:span><text:span text:style-name="T695"> rydla, </text:span><text:span text:style-name="T693">n</text:span><text:span text:style-name="T696">ěkolik prázdných</text:span><text:span text:style-name="T694"> </text:span><text:span text:style-name="T696">špulek, </text:span><text:span text:style-name="T699">n</text:span><text:span text:style-name="T697">ádoba</text:span><text:span text:style-name="T698"> se zbytkem vosku </text:span><text:span text:style-name="T699">(d</text:span><text:span text:style-name="T698">á se z⁠ něj vyrobit 6 svic, </text:span><text:span text:style-name="T700">každá svítí 6 hodin)</text:span><text:span text:style-name="T698">.</text:span></text:p>
      <text:p text:style-name="P134"><text:span text:style-name="Emphasis"><text:span text:style-name="T1254">▸<text:tab/></text:span></text:span><text:span text:style-name="Emphasis"><text:span text:style-name="T868">Nápis</text:span></text:span><text:span text:style-name="Emphasis"><text:span text:style-name="T693"> na stěně říká:</text:span></text:span></text:p>
      <text:list xml:id="list1630011620" text:style-name="L95">
        <text:list-header>
          <text:p text:style-name="P431"><text:span text:style-name="Emphasis"><text:span text:style-name="T342">„Klaním se před tebou, Nirvi, pane obchodu a⁠ řemesel.“</text:span></text:span></text:p>
        </text:list-header>
      </text:list>
      <text:p text:style-name="P71"><text:soft-page-break/><text:span text:style-name="Emphasis"><text:span text:style-name="T1254">▸<text:tab/></text:span></text:span>Na <text:span text:style-name="T1203">hromadě suti</text:span><text:span text:style-name="T1383"> </text:span>je velké hnízdo a⁠ <text:span text:style-name="Emphasis"><text:span text:style-name="T701">ohlodané zbytky dvou menších ještěrů</text:span></text:span></text:p>
      <text:list xml:id="list144536985933650" text:continue-numbering="true" text:style-name="L95">
        <text:list-item>
          <text:p text:style-name="P432">V⁠ hnízdě jsou 3 vejce plivajícího ještěra.</text:p>
        </text:list-item>
      </text:list>
      <text:h text:style-name="P292" text:outline-level="3">C12 – <text:span text:style-name="T1056">toaleta</text:span></text:h>
      <text:p text:style-name="P22"><text:span text:style-name="T1297">🚪<text:tab/></text:span><text:span text:style-name="T1301">Z</text:span><text:span text:style-name="T1148">avřené</text:span> <text:span text:style-name="T1094">obyčejné</text:span> dveře s⁠ klikou.</text:p>
      <text:list xml:id="list144537910849786" text:continue-list="list144537279718726" text:style-name="L29">
        <text:list-item>
          <text:p text:style-name="P433">Je na nich symbol ve tvaru kruhu: <text:span text:style-name="T1251">⚪</text:span></text:p>
        </text:list-item>
      </text:list>
      <text:p text:style-name="P11"><text:span text:style-name="T1074">Uvnitř je a</text:span>natomicky tvarovaná kamenná lavice s⁠ kruhovou dírou uprostřed.</text:p>
      <text:h text:style-name="P293" text:outline-level="3">C13 – obytná místnost mistra sochaře</text:h>
      <text:p text:style-name="P116"><text:span text:style-name="T1297">🚪<text:tab/></text:span><text:span text:style-name="T1301">Z</text:span><text:span text:style-name="T360">avřené </text:span><text:span text:style-name="T381">obyčejné</text:span><text:span text:style-name="T360"> dveře s⁠ klikou a⁠ zámkem.</text:span></text:p>
      <text:list xml:id="list1354126114" text:style-name="L96">
        <text:list-item>
          <text:p text:style-name="P435"><text:span text:style-name="T1150">J</text:span>sou zamčené.</text:p>
        </text:list-item>
      </text:list>
      <text:list xml:id="list2983235099" text:style-name="L97">
        <text:list-item>
          <text:p text:style-name="P619"><text:span text:style-name="T571">Do zámku pasuje </text:span><text:span text:style-name="T572">klíč s⁠ </text:span><text:span text:style-name="T580">písmenem</text:span><text:span text:style-name="T571"> </text:span><text:span text:style-name="T1005">S⁠ </text:span><text:span text:style-name="T120">(j</text:span><text:span text:style-name="T557">e na k</text:span><text:span text:style-name="T579">roužku</text:span><text:span text:style-name="T557"> s⁠ klíči </text:span><text:span text:style-name="T558">ve</text:span><text:span text:style-name="T557"> dveřích </text:span><text:span text:style-name="T559">do</text:span><text:span text:style-name="T1003"> </text:span><text:span text:style-name="T64">dílny</text:span><text:span text:style-name="T557"> B1</text:span><text:span text:style-name="T762">)</text:span><text:span text:style-name="T557">.</text:span></text:p>
        </text:list-item>
      </text:list>
      <text:list xml:id="list144537761384323" text:continue-list="list144536574801637" text:style-name="L24">
        <text:list-item>
          <text:p text:style-name="P373"><text:span text:style-name="T557">Jdou vyrazit, </text:span><text:span text:style-name="T1421">zámek jde vypáčit nebo otevřít šperhákem</text:span><text:span text:style-name="T557">.</text:span></text:p>
        </text:list-item>
      </text:list>
      <text:p text:style-name="P41">V⁠ místnosti je <text:span text:style-name="T1204">postel</text:span><text:span text:style-name="T1386">, </text:span><text:span text:style-name="T1204">noční stolek</text:span><text:span text:style-name="T1386"> a⁠ </text:span><text:span text:style-name="T1204">truhla</text:span><text:span text:style-name="T1386">.</text:span></text:p>
      <text:p text:style-name="P122"><text:span text:style-name="Emphasis"><text:span text:style-name="T1254">▸<text:tab/></text:span></text:span><text:span text:style-name="Emphasis"><text:span text:style-name="T1267">Z⁠ </text:span></text:span><text:span text:style-name="Emphasis"><text:span text:style-name="T1304">postel</text:span></text:span><text:span text:style-name="Emphasis"><text:span text:style-name="T1310">e</text:span></text:span><text:span text:style-name="Emphasis"><text:span text:style-name="T1283"> zbývají jen čela a⁠ </text:span></text:span><text:span text:style-name="Emphasis"><text:span text:style-name="T1294">dno</text:span></text:span><text:span text:style-name="Emphasis"><text:span text:style-name="T1283">, m</text:span></text:span><text:span text:style-name="T454">atrace i⁠ pokrývky se už dávno rozpadly v⁠ prach.</text:span></text:p>
      <text:p text:style-name="P66"><text:span text:style-name="Emphasis"><text:span text:style-name="T1254">▸<text:tab/></text:span></text:span><text:span text:style-name="T1386">Na </text:span><text:span text:style-name="T1204">n</text:span><text:span text:style-name="T1177">oční</text:span><text:span text:style-name="T1204">m</text:span><text:span text:style-name="T1177"> stolk</text:span><text:span text:style-name="T1204">u</text:span><text:span text:style-name="T1386"> je</text:span> malý kovový kelímek.</text:p>
      <text:p text:style-name="P138"><text:span text:style-name="Emphasis"><text:span text:style-name="T1254">▸<text:tab/></text:span></text:span><text:span text:style-name="T862">Truhla</text:span><text:span text:style-name="T454"> </text:span><text:span text:style-name="T702">je zamčená visacím zámkem (jde urazit nebo třeba odemknout paklíčem).</text:span></text:p>
      <text:list xml:id="list1307606054" text:style-name="L98">
        <text:list-item>
          <text:p text:style-name="P622">Uvnitř je balík pečlivě zabalený do koženého obalu. V⁠ něm jsou:</text:p>
          <text:list>
            <text:list-item>
              <text:p text:style-name="P620"><text:soft-page-break/><text:span text:style-name="T704">S</text:span><text:span text:style-name="T703">kicy různých soch. </text:span><text:span text:style-name="T704">N</text:span><text:span text:style-name="T1387">a většině z⁠ nich jsou elfové, jedna ale zobrazuje trpaslici (sochu v⁠ B1).</text:span></text:p>
            </text:list-item>
            <text:list-item>
              <text:p text:style-name="P621"><text:span text:style-name="T704">Svitek </text:span><text:span text:style-name="T657">se staroelfským textem</text:span><text:span text:style-name="T704"> </text:span><text:span text:style-name="T703">(rekvizita </text:span><text:span text:style-name="T785">C13-1</text:span><text:span text:style-name="T703">)</text:span><text:span text:style-name="T403">.</text:span></text:p>
            </text:list-item>
          </text:list>
        </text:list-item>
      </text:list>
      <text:h text:style-name="P294" text:outline-level="3">C14 – <text:span text:style-name="T1084">obytná místnost mága</text:span></text:h>
      <text:p text:style-name="P23"><text:span text:style-name="T1297">🚪<text:tab/></text:span><text:span text:style-name="T1302">Z</text:span><text:span text:style-name="T1147">avřené obyčejné</text:span> dveře s⁠ klikou a⁠ <text:span text:style-name="T1149">zámkem</text:span>.</text:p>
      <text:list xml:id="list2648474048" text:style-name="L99">
        <text:list-item>
          <text:p text:style-name="P436">Jsou <text:span text:style-name="T1388">za</text:span>mčené.</text:p>
        </text:list-item>
        <text:list-item text:start-value="1">
          <text:p text:style-name="P437">Klíč nikde v⁠ podzemí není.</text:p>
        </text:list-item>
        <text:list-item>
          <text:p text:style-name="P374">Jdou vyrazit, <text:span text:style-name="T1421">zámek jde vypáčit nebo otevřít šperhákem</text:span>.</text:p>
        </text:list-item>
      </text:list>
      <text:p text:style-name="P42">V⁠ místnosti je <text:span text:style-name="T1205">postel</text:span><text:span text:style-name="T1389">, noční stolek a⁠ okovaná </text:span><text:span text:style-name="T1205">truhla</text:span><text:span text:style-name="T1223">.</text:span></text:p>
      <text:p text:style-name="P123"><text:span text:style-name="Emphasis"><text:span text:style-name="T1254">▸<text:tab/></text:span></text:span><text:span text:style-name="Emphasis"><text:span text:style-name="T1267">Z⁠ </text:span></text:span><text:span text:style-name="Emphasis"><text:span text:style-name="T1304">postel</text:span></text:span><text:span text:style-name="Emphasis"><text:span text:style-name="T1310">e</text:span></text:span><text:span text:style-name="Emphasis"><text:span text:style-name="T1283"> zbývají jen čela a⁠ </text:span></text:span><text:span text:style-name="Emphasis"><text:span text:style-name="T1294">dno</text:span></text:span><text:span text:style-name="Emphasis"><text:span text:style-name="T1283">, m</text:span></text:span><text:span text:style-name="T454">atrace i⁠ pokrývky se už dávno rozpadly v⁠ prach. V⁠ </text:span><text:span text:style-name="T705">prachu je zapadlý nějaký předmět.</text:span></text:p>
      <text:list xml:id="list334998101" text:style-name="L100">
        <text:list-item>
          <text:p text:style-name="P623"><text:span text:style-name="T1086">Je to </text:span><text:span text:style-name="T706">klíč s⁠ </text:span><text:span text:style-name="T612">vyryt</text:span><text:span text:style-name="T613">ý</text:span><text:span text:style-name="T612">m</text:span><text:span text:style-name="T706"> elfsk</text:span><text:span text:style-name="T612">ým</text:span><text:span text:style-name="T614"> písmen</text:span><text:span text:style-name="T612">em</text:span><text:span text:style-name="T706"> A⁠ </text:span><text:span text:style-name="T611">(karta </text:span><text:span text:style-name="T1010">kl</text:span><text:span text:style-name="T37">íč ‚</text:span><text:span text:style-name="T1010">A’</text:span><text:span text:style-name="T611">)</text:span><text:span text:style-name="T1086">.</text:span></text:p>
          <text:list>
            <text:list-item>
              <text:p text:style-name="P624">Otevírá dveře do laboratoře C15.</text:p>
            </text:list-item>
          </text:list>
        </text:list-item>
      </text:list>
      <text:p text:style-name="P153"><text:span text:style-name="Emphasis"><text:span text:style-name="T1254">▸<text:tab/></text:span></text:span><text:span text:style-name="Emphasis"><text:span text:style-name="T1277">O</text:span></text:span><text:span text:style-name="T1177">kovan</text:span><text:span text:style-name="T1206">á</text:span><text:span text:style-name="T1177"> truhl</text:span><text:span text:style-name="T1206">a</text:span><text:span text:style-name="T1390"> nemá zámek (ale nejde otevřít).</text:span></text:p>
      <text:list xml:id="list262136341" text:style-name="L101">
        <text:list-item>
          <text:p text:style-name="P625">Jsou na ní tenkou stříbrnou linií vyryté staroelfské runy (není to souvislý text, j<text:span text:style-name="T1436">en</text:span> podivně poskládané slabiky).</text:p>
        </text:list-item>
      </text:list>
      <text:list xml:id="list1872505535" text:style-name="L102">
        <text:list-item>
          <text:p text:style-name="P626"><text:span text:style-name="T715">N</text:span><text:span text:style-name="T708">a dotek brní </text:span><text:span text:style-name="T707">(je magická). Nejde připoutat.</text:span></text:p>
        </text:list-item>
        <text:list-item>
          <text:p text:style-name="P627"><text:span text:style-name="T794">C</text:span><text:span text:style-name="T792">hrání </text:span><text:span text:style-name="T794">ji</text:span><text:span text:style-name="T792"> magická past</text:span><text:span text:style-name="T793">.</text:span></text:p>
          <text:list>
            <text:list-item>
              <text:p text:style-name="P628"><text:span text:style-name="T709">P</text:span><text:span text:style-name="T710">ři pokusu truhlu poškodit nebo vypáčit </text:span><text:span text:style-name="T764">na postavu</text:span><text:span text:style-name="T710"> přes použitý nástroj přeskočí výboj: </text:span><text:span text:style-name="T417">Útok</text:span><text:span text:style-name="T710"> </text:span><text:span text:style-name="T1083">bleskem</text:span><text:span text:style-name="T710"> 7/3kz proti Finese.</text:span></text:p>
              <text:list>
                <text:list-item>
                  <text:p text:style-name="P629"><text:soft-page-break/><text:span text:style-name="T711">Pokud nástroj není celý kovový (třeba krumpáč nebo kladivo s⁠ kovovou násadou), zasažen</text:span><text:span text:style-name="T712">ý</text:span><text:span text:style-name="T711"> má na obranu </text:span><text:span text:style-name="T713">výhodu</text:span><text:span text:style-name="T711"> (+1). Když není kovový vůbec (např. kamenná palice), tak má dokonce velkou výhodu (+2).</text:span></text:p>
                </text:list-item>
                <text:list-item>
                  <text:p text:style-name="P630"><text:span text:style-name="T711">Když </text:span><text:span text:style-name="T714">v</text:span><text:span text:style-name="T711">ůbec nedojde ke kontaktu (třeba když někdo truhlu pustí z⁠ výšky na zem), past se neaktivuje.</text:span></text:p>
                </text:list-item>
              </text:list>
            </text:list-item>
            <text:list-item>
              <text:p text:style-name="P634"><text:span text:style-name="T711">N</text:span><text:span text:style-name="T454">ásilné otevření vyžaduje 3 pokusy (3 rány kladivem či sekerou, 3 pokusy o⁠ otevření víka páčidlem atp.). </text:span><text:span text:style-name="T721">Až třikrát tedy může někoho zasáhnout výboj.</text:span></text:p>
            </text:list-item>
          </text:list>
        </text:list-item>
        <text:list-item>
          <text:p text:style-name="P631"><text:span text:style-name="T717">Truhla se otevře, když někdo vysloví formuli</text:span><text:span text:style-name="T545"> „</text:span><text:span text:style-name="T422">Patach tevah</text:span><text:span text:style-name="T335">“</text:span><text:span text:style-name="T716">.</text:span></text:p>
          <text:list>
            <text:list-item>
              <text:p text:style-name="P632"><text:span text:style-name="T717">Postavy ji mohou</text:span><text:span text:style-name="T719"> nalézt </text:span><text:span text:style-name="T718">na svitku (</text:span><text:span text:style-name="T795">C15-2</text:span><text:span text:style-name="T718">) v⁠ laboratoři </text:span><text:span text:style-name="T795">C15</text:span><text:span text:style-name="T718">).</text:span></text:p>
            </text:list-item>
          </text:list>
        </text:list-item>
        <text:list-item>
          <text:p text:style-name="P633"><text:span text:style-name="T720">Uvnitř </text:span><text:span text:style-name="T544">truhly</text:span><text:span text:style-name="T720"> </text:span><text:span text:style-name="T543">je </text:span><text:span text:style-name="T404">elfská lyra</text:span><text:span text:style-name="T542"> </text:span><text:span text:style-name="T543">(karta).</text:span></text:p>
        </text:list-item>
      </text:list>
      <text:h text:style-name="P295" text:outline-level="3">C1<text:span text:style-name="T1018">5</text:span> –<text:span text:style-name="T944"> laboratoř</text:span></text:h>
      <text:p text:style-name="P117"><text:span text:style-name="T1312">🚪<text:tab/></text:span><text:span text:style-name="T45">Zavřené </text:span><text:span text:style-name="T34">bytelné dveře s⁠ </text:span><text:span text:style-name="T35">klikou a⁠ zámkem</text:span><text:span text:style-name="T34">.</text:span></text:p>
      <text:list xml:id="list963843650" text:style-name="L103">
        <text:list-item>
          <text:p text:style-name="P346">Jsou zamčené.</text:p>
        </text:list-item>
      </text:list>
      <text:list xml:id="list1739298678" text:style-name="L104">
        <text:list-item>
          <text:p text:style-name="P635"><text:span text:style-name="T57">K⁠ vyražení je potřeba beranidlo </text:span><text:span text:style-name="T58">nebo jiný vhodný nástroj</text:span><text:span text:style-name="T57">.</text:span></text:p>
        </text:list-item>
        <text:list-item>
          <text:p text:style-name="P347">Zámek je příliš složitý na otevření paklíčem, s⁠ <text:span text:style-name="T1374">vhodným náčiním</text:span> <text:span text:style-name="T1374">jde ale vylomit</text:span>.</text:p>
        </text:list-item>
      </text:list>
      <text:list xml:id="list2133400292" text:style-name="L105">
        <text:list-item>
          <text:p text:style-name="P636"><text:span text:style-name="T59">P</text:span><text:span text:style-name="T56">asuje </text:span><text:span text:style-name="T59">do něj</text:span><text:span text:style-name="T56"> </text:span><text:span text:style-name="T123">klíč s⁠ </text:span><text:span text:style-name="T124">písmen</text:span><text:span text:style-name="T125">em</text:span><text:span text:style-name="T123"> A⁠ </text:span><text:span text:style-name="T122">(</text:span><text:span text:style-name="T56">leží na posteli v⁠ místnosti C14).</text:span></text:p>
        </text:list-item>
      </text:list>
      <text:p text:style-name="P49"><text:soft-page-break/><text:span text:style-name="T1393">U⁠ stěn stojí prázdná skříň s⁠ policemi, </text:span><text:span text:style-name="T1207">zavřená skříň</text:span><text:span text:style-name="T1393">, velká truhla s⁠ masivním visacím zámkem, </text:span><text:span text:style-name="T1207">stůl</text:span><text:span text:style-name="T1393"> a⁠ židle. Na stěnách jsou pověšené tři obrazy: údolí s⁠ vodopádem, letící orel a⁠ </text:span><text:span text:style-name="T1207">horské štíty</text:span><text:span text:style-name="T1393">.</text:span></text:p>
      <text:p text:style-name="P43"><text:span text:style-name="Emphasis"><text:span text:style-name="T1254">▸<text:tab/></text:span></text:span><text:span text:style-name="Emphasis"><text:span text:style-name="T1268">V⁠ </text:span></text:span><text:span text:style-name="T869">zavřené skříni</text:span><text:span text:style-name="T722"> jsou</text:span><text:span text:style-name="T529"> </text:span><text:span text:style-name="T1392">přesýpací hodiny</text:span><text:span text:style-name="T581"> </text:span><text:span text:style-name="T582">(karta)</text:span><text:span text:style-name="T581">.</text:span></text:p>
      <text:p text:style-name="P67"><text:span text:style-name="Emphasis"><text:span text:style-name="T1254">▸<text:tab/></text:span></text:span><text:span text:style-name="T1343">Zámek na </text:span><text:span text:style-name="T1208">v</text:span><text:span text:style-name="T1177">elk</text:span><text:span text:style-name="T1208">é</text:span><text:span text:style-name="T1177"> truhl</text:span><text:span text:style-name="T1208">e</text:span><text:span text:style-name="T1391"> jde otevřít šperhákem, urazit, něčím vypáčit, a⁠ podobně. </text:span>Uvnitř je:</text:p>
      <text:list xml:id="list3565949440" text:style-name="L106">
        <text:list-item>
          <text:p text:style-name="P637"><text:span text:style-name="T723">v</text:span><text:span text:style-name="T583">elký pytel </text:span><text:span text:style-name="T765">(</text:span><text:span text:style-name="T583">plný jemného písku</text:span><text:span text:style-name="T765">)</text:span></text:p>
        </text:list-item>
        <text:list-item>
          <text:p text:style-name="P638"><text:span text:style-name="T406">l</text:span><text:span text:style-name="T405">ektvar ohnivého dechu</text:span><text:span text:style-name="T537"> </text:span><text:span text:style-name="T554">(karta)</text:span></text:p>
        </text:list-item>
      </text:list>
      <text:p text:style-name="P154"><text:span text:style-name="Emphasis"><text:span text:style-name="T1254">▸<text:tab/></text:span></text:span><text:span text:style-name="T538">Na </text:span><text:span text:style-name="T870">stole</text:span><text:span text:style-name="T538"> </text:span><text:span text:style-name="T726">je</text:span><text:span text:style-name="T538"> </text:span><text:span text:style-name="T586">mosazný s</text:span><text:span text:style-name="T724">vícen, </text:span><text:span text:style-name="T586">p</text:span><text:span text:style-name="T725">sací potřeby </text:span><text:span text:style-name="T726">a⁠ </text:span><text:span text:style-name="T586">l</text:span><text:span text:style-name="T585">ahvička se stříbrným inkoustem </text:span><text:span text:style-name="T584">(karta </text:span><text:span text:style-name="T348">stříbrný inkoust</text:span><text:span text:style-name="T584">).</text:span><text:span text:style-name="T727"> </text:span><text:span text:style-name="T726">Pod deskou stolu je šuplík.</text:span></text:p>
      <text:list xml:id="list146967931" text:style-name="L107">
        <text:list-item>
          <text:p text:style-name="P639"><text:span text:style-name="T852">V⁠ šuplíku</text:span><text:span text:style-name="T844"> je</text:span><text:span text:style-name="T847"> </text:span><text:span text:style-name="T848">s</text:span><text:span text:style-name="T845">vitek </text:span><text:span text:style-name="T846">se staroelfským textem</text:span><text:span text:style-name="T539"> (rekvizita </text:span><text:span text:style-name="T781">c15-1</text:span><text:span text:style-name="T539">).</text:span></text:p>
        </text:list-item>
        <text:list-item>
          <text:p text:style-name="P640"><text:span text:style-name="T766">Šuplík j</text:span><text:span text:style-name="T728">e překvapivě mělký na to, jak velký prostor zabírá </text:span><text:span text:style-name="T767">(má dvojité dno)</text:span><text:span text:style-name="T540">.</text:span></text:p>
          <text:list>
            <text:list-item>
              <text:p text:style-name="P641"><text:span text:style-name="T729">Pod dvojitým dnem</text:span><text:span text:style-name="T540"> je </text:span><text:span text:style-name="T541">svitek </text:span><text:span text:style-name="T341">očarování rukavic</text:span><text:span text:style-name="T551"> (karta).</text:span></text:p>
              <text:list>
                <text:list-item>
                  <text:p text:style-name="P642"><text:span text:style-name="T551">T</text:span><text:span text:style-name="T540">ento svitek </text:span><text:span text:style-name="T552">mohou</text:span><text:span text:style-name="T540"> postavy použít, až když seženou ingredience uvedené na kartě. Musí také </text:span><text:span text:style-name="T552">mít</text:span><text:span text:style-name="T540"> obyčejné rukavice, které budou očarovávat – třeba ty, které jsou součástí zbroje mrtvého elfa v⁠ A7. </text:span><text:span text:style-name="T552">Použitím svitku se z⁠ těchto rukavic stanou kouzelné </text:span><text:span text:style-name="T407">nabíjecí rukavice</text:span><text:span text:style-name="T553"> (karta). Svitek se tím spotřebuje (lze ho použít jen jednou) a⁠ </text:span><text:span text:style-name="T730">stejně tak i⁠ použité suroviny</text:span><text:span text:style-name="T553">.</text:span></text:p>
                </text:list-item>
              </text:list>
            </text:list-item>
          </text:list>
        </text:list-item>
      </text:list>
      <text:p text:style-name="P155"><text:soft-page-break/><text:span text:style-name="Emphasis"><text:span text:style-name="T1254">▸<text:tab/></text:span></text:span><text:span text:style-name="Emphasis"><text:span text:style-name="T1265">Po sundání </text:span></text:span><text:span text:style-name="Emphasis"><text:span text:style-name="T1279">obrazu</text:span></text:span><text:span text:style-name="Emphasis"><text:span text:style-name="T1278"> horských štítů</text:span></text:span><text:span text:style-name="Emphasis"><text:span text:style-name="T1264"> </text:span></text:span><text:span text:style-name="Emphasis"><text:span text:style-name="T1265">je vidět </text:span></text:span><text:span text:style-name="Emphasis"><text:span text:style-name="T1325">do stěny vsazená čtvercová deska</text:span></text:span><text:span text:style-name="Emphasis"><text:span text:style-name="T1264"> (modrá značka na mapě). </text:span></text:span><text:span text:style-name="T1394">Jsou na ní symboly: Trojúhelník, kruh, čtverec, spirála, kříž. Vypadá to, že by mohly jít zmáčknout.</text:span></text:p>
      <text:list xml:id="list4031532312" text:style-name="L108">
        <text:list-item>
          <text:p text:style-name="P644"><text:span text:style-name="T1395">Schránka se otevře, když někdo stiskne symbol </text:span><text:span text:style-name="T408">čtverce</text:span><text:span text:style-name="T1395">, potom </text:span><text:span text:style-name="T408">kříže</text:span><text:span text:style-name="T1395"> a⁠ nakonec </text:span><text:span text:style-name="T408">trojúhelníku</text:span><text:span text:style-name="T1395">.</text:span></text:p>
        </text:list-item>
        <text:list-item>
          <text:p text:style-name="P647">Na tom, jaké symboly byly stisknuté před tím, nezáleží.</text:p>
        </text:list-item>
        <text:list-item>
          <text:p text:style-name="P645"><text:span text:style-name="T1370">Když někdo stiskne špatný symbol, vyjede z⁠ něj jako prst dlouhá jehlice s⁠ jedem. </text:span>Jedná se o⁠ vlčí mor (rostlinný jed):</text:p>
          <text:list>
            <text:list-item>
              <text:p text:style-name="P646"><text:span text:style-name="T1396">Latence 15 minut, poté Útok </text:span><text:span text:style-name="T1043">jedem</text:span><text:span text:style-name="T1369"> 6/0 proti Síle.</text:span></text:p>
            </text:list-item>
            <text:list-item>
              <text:p text:style-name="P643"><text:span text:style-name="T298">Příznaky:</text:span> Pocit znecitlivění a⁠ mravenčení zasažené části, pocení, průjem, silné zvracení, úzkost, zimnice, později <text:span text:style-name="T1129">případně</text:span> smrt zástavou srdce nebo udušením.</text:p>
            </text:list-item>
          </text:list>
        </text:list-item>
        <text:list-item>
          <text:p text:style-name="P648">Z⁠ každé jehlice, která nikoho neotrávila, je možné získat jednu dávku tohoto jedu.</text:p>
        </text:list-item>
      </text:list>
      <text:list xml:id="list2417390834" text:style-name="L109">
        <text:list-item>
          <text:p text:style-name="P651">Uvnitř schránky je:</text:p>
          <text:list>
            <text:list-item>
              <text:p text:style-name="P649"><text:span text:style-name="T409">sérotvorný flakón</text:span><text:span text:style-name="T731"> (karta)</text:span></text:p>
              <text:list>
                <text:list-item>
                  <text:p text:style-name="P652"><text:span text:style-name="T731">N</text:span><text:span text:style-name="T454">a </text:span><text:span text:style-name="T768">vlčí mor</text:span><text:span text:style-name="T454"> z⁠ jehlic neúčinkuje, protože </text:span><text:span text:style-name="T768">to</text:span><text:span text:style-name="T454"> není živočišný </text:span><text:span text:style-name="T768">jed</text:span><text:span text:style-name="T454">. Dokáže ale neutralizovat jed </text:span><text:span text:style-name="T423">obřího pavouka</text:span><text:span text:style-name="T454"> z⁠ C4.</text:span></text:p>
                </text:list-item>
              </text:list>
            </text:list-item>
            <text:list-item>
              <text:p text:style-name="P650"><text:span text:style-name="T848">s</text:span><text:span text:style-name="T845">vitek </text:span><text:span text:style-name="T846">se staroelfským textem</text:span><text:span text:style-name="T1100"> (rekvizita </text:span><text:span text:style-name="T877">c15-2</text:span><text:span text:style-name="T1100">)</text:span></text:p>
              <text:list>
                <text:list-item>
                  <text:p text:style-name="P653">Formule uvedená na svitku otevírá truhlu v⁠ mágově obytné místnosti C14.</text:p>
                </text:list-item>
              </text:list>
            </text:list-item>
          </text:list>
        </text:list-item>
      </text:list>
      <text:h text:style-name="P296" text:outline-level="3"><text:soft-page-break/>C16 – umývárna</text:h>
      <text:p text:style-name="P24"><text:span text:style-name="T1297">🚪<text:tab/></text:span><text:span text:style-name="T1303">Z</text:span><text:span text:style-name="T1094">avřené obyčejné</text:span> dveře s⁠ klikou.</text:p>
      <text:list xml:id="list144538139556382" text:continue-list="list144537910849786" text:style-name="L29">
        <text:list-item>
          <text:p text:style-name="P434">Je na nich symbol ve tvaru <text:span text:style-name="T1142">mísy: </text:span><text:span text:style-name="T1314">⯋</text:span></text:p>
        </text:list-item>
      </text:list>
      <text:p text:style-name="P10">V⁠ místnosti je stolek s⁠ umývadlem, vedle něj vědro na vodu.</text:p>
      <text:list xml:id="list144536572038197" text:continue-list="list2431285933" text:style-name="L49">
        <text:list-item>
          <text:p text:style-name="P402">Na stolku je <text:span text:style-name="T1347">vyschlý</text:span> zbytek mýdla.</text:p>
        </text:list-item>
        <text:list-item>
          <text:p text:style-name="P402">Ze zdi <text:span text:style-name="T1346">čouhá</text:span> <text:span text:style-name="T1346">měděná</text:span> trubka s⁠ páčkou.</text:p>
          <text:list>
            <text:list-item>
              <text:p text:style-name="P402"><text:span text:style-name="T1060">Po otočení páčkou z⁠ trubky teče voda</text:span>.</text:p>
            </text:list-item>
          </text:list>
        </text:list-item>
      </text:list>
      <text:h text:style-name="P297" text:outline-level="3">C1<text:span text:style-name="T1056">7</text:span> – zbrojnice</text:h>
      <text:p text:style-name="P156"><text:span text:style-name="T1297">🚪<text:tab/></text:span><text:span text:style-name="T1315">Otevřené</text:span><text:span text:style-name="T298"> bytelné </text:span><text:span text:style-name="T413">dveře s⁠ klikou a⁠ zámkem</text:span><text:span text:style-name="T298">.</text:span></text:p>
      <text:list xml:id="list1532360637" text:style-name="L110">
        <text:list-item>
          <text:p text:style-name="P654"><text:span text:style-name="T595">Pasuje do něj klíč s⁠ písmenem </text:span><text:span text:style-name="T1006">Z</text:span><text:span text:style-name="T595">, který má u⁠ sebe mrtvá el</text:span><text:span text:style-name="T596">f</text:span><text:span text:style-name="T595">ka v⁠ B9.</text:span></text:p>
        </text:list-item>
      </text:list>
      <text:p text:style-name="P133"><text:span text:style-name="T410">U⁠ stěn jsou prázdné stojany na zbraně. </text:span><text:span text:style-name="T365">Na </text:span><text:span text:style-name="T366">východní </text:span><text:span text:style-name="T365">stěně j</text:span><text:span text:style-name="T367">sou dvě páky</text:span><text:span text:style-name="T365">. </text:span><text:span text:style-name="T368">Nad každou z⁠ nich je tabulka s⁠ nápisem.</text:span></text:p>
      <text:list xml:id="list4098329473" text:style-name="L111">
        <text:list-item>
          <text:p text:style-name="P438">Na obou pákách jsou západky <text:span text:style-name="T1437">umožňující zajistit je v⁠ poloze „dole“</text:span>. Obě <text:span text:style-name="T1438">západky</text:span> jsou vytaženy, páky je tedy možné překlápět.</text:p>
        </text:list-item>
        <text:list-item>
          <text:p text:style-name="P439"><text:span text:style-name="T1398">Levá páka je v⁠ pozici „nahoře“. Nad ní</text:span> je <text:span text:style-name="T1047">napsáno</text:span>:</text:p>
          <text:p text:style-name="P485">„Nebezpečí úrazu! <text:span text:style-name="T1047">Před aktivací obranných opatření se ujistěte, že v⁠ objektu nikdo není.</text:span>“</text:p>
          <text:list>
            <text:list-item>
              <text:p text:style-name="P655"><text:span text:style-name="T818">Překlopení</text:span><text:span text:style-name="T817"> lev</text:span><text:span text:style-name="T818">é</text:span><text:span text:style-name="T817"> pák</text:span><text:span text:style-name="T818">y do pozice „dole“</text:span><text:span text:style-name="T817"> vypne pasti v⁠ C6 a⁠ C8 (po šlápnutí na spouštěcí dlaždice ze stěn nebudou vylétat ohnivé střely). Překlopením zpět </text:span><text:span text:style-name="T818">do pozice „nahoře“</text:span><text:span text:style-name="T817"> se pasti opět aktivují.</text:span></text:p>
            </text:list-item>
          </text:list>
        </text:list-item>
        <text:list-item>
          <text:p text:style-name="P656"><text:soft-page-break/><text:span text:style-name="T732">Pravá páka je v⁠ pozici „dole“.</text:span><text:span text:style-name="T733"> </text:span><text:span text:style-name="T732">J</text:span><text:span text:style-name="T733">e </text:span><text:span text:style-name="T732">nad ní</text:span><text:span text:style-name="T733"> </text:span><text:span text:style-name="T734">napsáno:</text:span></text:p>
        </text:list-item>
      </text:list>
      <text:list xml:id="list2417134669" text:style-name="L112">
        <text:list-item>
          <text:list>
            <text:list-header>
              <text:p text:style-name="P657"><text:span text:style-name="T319">„</text:span><text:span text:style-name="T411">Smrtelné nebezpečí! Před použitím se ujistěte, že ve vstupní hale a⁠ ve věži nikdo nezůstal a⁠ že oboje bezpečnostní dveře jsou zavřené a⁠ utěsněné.</text:span><text:span text:style-name="T319">“</text:span></text:p>
            </text:list-header>
          </text:list>
        </text:list-item>
      </text:list>
      <text:p text:style-name="P77">Když <text:span text:style-name="T1048">někdo překlopí</text:span> <text:span text:style-name="T1048">pravou</text:span> <text:span text:style-name="T1048">páku do pozice „nahoře“</text:span>:</text:p>
      <text:p text:style-name="P164"><text:span text:style-name="T1322">🔊<text:tab/></text:span><text:span text:style-name="T319">Ze stěny za pákou se ozv</text:span><text:span text:style-name="T412">alo</text:span><text:span text:style-name="T319"> zaklapání nějakého mechanismu. </text:span><text:span text:style-name="T418">O</text:span><text:span text:style-name="T411">⁠ </text:span><text:span text:style-name="T320">chvíli později </text:span><text:span text:style-name="T412">je</text:span><text:span text:style-name="T320"> v⁠ dálce slyšet syčení.</text:span></text:p>
      <text:p text:style-name="P139"><text:span text:style-name="T779">Z</text:span><text:span text:style-name="T780">ačni počítat čas na kola.</text:span></text:p>
      <text:p text:style-name="P158"><text:span text:style-name="T833">V místnosti C8 se z</text:span><text:span text:style-name="T832">e štěrbin u stropu začne</text:span><text:span text:style-name="T820"> vyp</text:span><text:span text:style-name="T831">o</text:span><text:span text:style-name="T820">u</text:span><text:span text:style-name="T819">štět</text:span><text:span text:style-name="T821"> jedovatý plyn. </text:span><text:span text:style-name="T820">Odtamtud se </text:span><text:span text:style-name="T834">bude</text:span><text:span text:style-name="T820"> šířit celým podzemím a⁠ zabije všechno živé. Přežijí jen ti, kdo včas utečou ven.<text:line-break/><text:tab/></text:span><text:span text:style-name="T520">Každé kolo se plyn rozšíří do </text:span><text:span text:style-name="T516">bezprostředně sousedních místností (šíří se ve vlně)</text:span><text:span text:style-name="T520">. </text:span><text:span text:style-name="T735">Dlouhými chodbami se šíří rychlostí 8 čtverců za kolo.<text:line-break/><text:tab/></text:span><text:span text:style-name="T521">Stejnou rychlostí se pohybují i⁠ postavy: </text:span><text:span text:style-name="T740">Z</text:span><text:span text:style-name="T521">a jedno kolo se tedy dostanou zhruba z⁠ jedné místnosti do druhé a⁠ </text:span><text:span text:style-name="T740">k</text:span><text:span text:style-name="T517">dyž běží chodbou, </text:span><text:span text:style-name="T740">uběhnou</text:span><text:span text:style-name="T517"> zhruba 8 čtverců na mapě za kolo.</text:span></text:p>
      <text:list xml:id="list1526816284" text:style-name="L113">
        <text:list-item>
          <text:p text:style-name="P658"><text:span text:style-name="T521">Podlézání pod mříží C3 zabere </text:span><text:span text:style-name="T524">jedno kolo za každou postavu</text:span><text:span text:style-name="T521">.</text:span></text:p>
        </text:list-item>
        <text:list-item>
          <text:p text:style-name="P659"><text:span text:style-name="T522">Šplhání studnou (z⁠ C1 do A</text:span><text:span text:style-name="T589">4</text:span><text:span text:style-name="T522">) nahoru trvá pět kol, </text:span><text:span text:style-name="T525">šplhat ale může víc postav za sebou.</text:span><text:span text:style-name="T522"> </text:span><text:span text:style-name="T587">P</text:span><text:span text:style-name="T522">lynu to zabere jen jedno kolo.</text:span></text:p>
        </text:list-item>
        <text:list-item>
          <text:p text:style-name="P659"><text:span text:style-name="T522">Šplhání po </text:span><text:span text:style-name="T526">zborcených</text:span><text:span text:style-name="T522"> schodech ve věži (B</text:span><text:span text:style-name="T588">7</text:span><text:span text:style-name="T522">) zabere </text:span><text:span text:style-name="T526">2</text:span><text:span text:style-name="T522"> kola </text:span><text:span text:style-name="T526">za každou šplhající postavu.</text:span><text:span text:style-name="T522"> </text:span><text:span text:style-name="T587">P</text:span><text:span text:style-name="T522">lyn to zvládne za jedno </text:span><text:span text:style-name="T511">kolo</text:span><text:span text:style-name="T522">.</text:span></text:p>
        </text:list-item>
      </text:list>
      <text:p text:style-name="P72"><text:soft-page-break/>Když postavy překlopí páku zpět dolů, plyn se přestane dál vypouštět. Postupně se rozptýlí po celém podzemí, ale smrtelnou koncentraci bude mít jen v⁠ místnostech, kam se stihnul rozšířit, <text:span text:style-name="T1439">dokud byla páka nahoře</text:span>. V⁠ ostatních místnostech se projeví stejné příznaky <text:span text:style-name="T1399">(viz dále)</text:span>, ale <text:span text:style-name="T1397">nedojde k⁠ bezvědomí a⁠ udušení.<text:line-break/><text:tab/>Když postavy páku nechají „nahoře“, po skončení vypouštění plynu se sama překlopí dolů.</text:span></text:p>
      <text:p text:style-name="P80">Účinky plynu:</text:p>
      <text:list xml:id="list1214305759" text:style-name="L114">
        <text:list-item>
          <text:p text:style-name="P660"><text:span text:style-name="T739">Pokud jsou</text:span><text:span text:style-name="T520"> postavy v⁠ </text:span><text:span text:style-name="T739">daném kole</text:span><text:span text:style-name="T520"> v⁠ </text:span><text:span text:style-name="T769">chodbě nebo </text:span><text:span text:style-name="T520">místnosti, kam se ještě plyn nedostal, tak se jim nic neděje.</text:span></text:p>
        </text:list-item>
      </text:list>
      <text:list xml:id="list2589769499" text:style-name="L115">
        <text:list-item>
          <text:p text:style-name="P661"><text:span text:style-name="T520">Za každé kolo strávené v⁠ zamořené </text:span><text:span text:style-name="T769">chodbě nebo</text:span><text:span text:style-name="T520"> místnosti </text:span><text:span text:style-name="T509">se posunou po následující stupnici – na začátku každého kola jim řekni, co se jim děje:</text:span></text:p>
        </text:list-item>
      </text:list>
      <text:list xml:id="list115214231" text:style-name="L116">
        <text:list-item>
          <text:list>
            <text:list-item>
              <text:list>
                <text:list-item>
                  <text:list>
                    <text:list-item>
                      <text:p text:style-name="P440">Začínají vám slzet oči.</text:p>
                    </text:list-item>
                    <text:list-item>
                      <text:p text:style-name="P440">Spustila se vám silná rýma.</text:p>
                    </text:list-item>
                    <text:list-item>
                      <text:p text:style-name="P440">Začínají vás pálit oči.</text:p>
                    </text:list-item>
                    <text:list-item>
                      <text:p text:style-name="P662"><text:span text:style-name="T507">Začíná vá</text:span><text:span text:style-name="T515">s</text:span><text:span text:style-name="T507"> škrábat v⁠ krku.</text:span></text:p>
                    </text:list-item>
                    <text:list-item>
                      <text:p text:style-name="P440"><text:span text:style-name="T283">Začíná vám tuhnout jazyk</text:span>.</text:p>
                    </text:list-item>
                    <text:list-item>
                      <text:p text:style-name="P440">Začíná vás pálit kůže na tváři.</text:p>
                    </text:list-item>
                    <text:list-item>
                      <text:p text:style-name="P440"><text:span text:style-name="T1400">Přestáváte cítit prsty</text:span>.</text:p>
                    </text:list-item>
                    <text:list-item>
                      <text:p text:style-name="P440">Začíná vás pálit kůže po celém těle.</text:p>
                    </text:list-item>
                    <text:list-item>
                      <text:p text:style-name="P440"><text:span text:style-name="T1401">Přestávají vás poslouchat končetiny</text:span>.</text:p>
                    </text:list-item>
                    <text:list-item>
                      <text:p text:style-name="P663"><text:span text:style-name="T507">U</text:span><text:span text:style-name="T454">padáte do bezvědomí.</text:span></text:p>
                    </text:list-item>
                  </text:list>
                </text:list-item>
              </text:list>
              <text:p text:style-name="P664"><text:soft-page-break/><text:span text:style-name="T741">Po upadnutí do bezvědomí p</text:span><text:span text:style-name="T454">ostavy neumírají okamžitě, ale pokud jim nikdo nepomůže (neodtáhne je ven z⁠ podzemí), udusí se.</text:span></text:p>
            </text:list-item>
          </text:list>
        </text:list-item>
      </text:list>
      <text:list xml:id="list708693857" text:style-name="L117">
        <text:list-item>
          <text:p text:style-name="P441">Zadržení dechu dá postavám 2 kola k⁠ dobru. Jed se ale vstřebává i⁠ kůží, takže po uplynutí dvou kol strávených v⁠ plynu začni oznamovat příznaky jako bez zadržení dechu.</text:p>
        </text:list-item>
        <text:list-item>
          <text:p text:style-name="P442">Plyn je bez barvy a⁠ bez zápachu, takže kromě <text:span text:style-name="T1440">zhoršujících se</text:span> <text:span text:style-name="T1402">příznaků</text:span> postavy nemají jak poznat, kde je a⁠ kde není.</text:p>
        </text:list-item>
        <text:list-item>
          <text:p text:style-name="P443"><text:span text:style-name="T1130">Při útěku se p</text:span>ozice <text:span text:style-name="T1130">na</text:span> stupnic<text:span text:style-name="T1130">i</text:span> <text:span text:style-name="T1130">nevrací na začátek</text:span>. Když jsou postavy například na druhém stupni, pak vběhnou do místnosti bez plynu a⁠ pak do další s⁠ plynem, posunou se na třetí stupeň stupnice.</text:p>
        </text:list-item>
        <text:list-item>
          <text:p text:style-name="P665"><text:span text:style-name="T736">Moc na hráče netlač</text:span><text:span text:style-name="T507">, </text:span><text:span text:style-name="T509">průběžné ohlašování zhoršujících se </text:span><text:span text:style-name="T736">příznaků</text:span><text:span text:style-name="T509"> by mělo </text:span><text:span text:style-name="T510">stačit k⁠ </text:span><text:span text:style-name="T736">navození pocitu, že jim jde o⁠ čas a⁠ o⁠ život</text:span><text:span text:style-name="T509">. </text:span><text:span text:style-name="T510">Nenech je ale příliš dlouho rozmýšlet.</text:span></text:p>
        </text:list-item>
      </text:list>
      <text:p text:style-name="P157"><text:span text:style-name="T514">P</text:span><text:span text:style-name="T523">lyn z⁠ podzemí za několik dní vyvětrá. </text:span><text:span text:style-name="T518">Přeživší p</text:span><text:span text:style-name="T523">ostavy se pak budou moci vrátit a⁠ dokončit průzkum.</text:span></text:p>
      <text:p text:style-name="Example_20_Header"><text:span text:style-name="T508">P</text:span><text:span text:style-name="T454">oznámka:</text:span></text:p>
      <text:p text:style-name="Example"><text:span text:style-name="T508">Vypuštění plynu </text:span><text:span text:style-name="T737">zabije</text:span><text:span text:style-name="T508"> všechno živé v⁠ podzemí, </text:span><text:span text:style-name="T512">co ještě nepobily postavy a⁠ </text:span><text:span text:style-name="T737">co nestihne utéct</text:span><text:span text:style-name="T508">:</text:span></text:p>
      <text:list xml:id="list144537111197552" text:continue-numbering="true" text:style-name="L117">
        <text:list-item>
          <text:list>
            <text:list-item>
              <text:p text:style-name="P675"><text:span text:style-name="T745">Dospěl</text:span><text:span text:style-name="T770">ého ještěra</text:span><text:span text:style-name="T745"> v⁠ </text:span><text:span text:style-name="T505">C11 </text:span><text:span text:style-name="T736">(mláďata v⁠ </text:span><text:span text:style-name="T745">C10</text:span><text:span text:style-name="T736"> utečou tunely ven)</text:span><text:span text:style-name="T505">.</text:span></text:p>
            </text:list-item>
            <text:list-item>
              <text:p text:style-name="P675"><text:span text:style-name="T508">Pavou</text:span><text:span text:style-name="T736">k</text:span><text:span text:style-name="T770">a</text:span><text:span text:style-name="T508"> v⁠ </text:span><text:span text:style-name="T505">C4.</text:span></text:p>
            </text:list-item>
            <text:list-item>
              <text:p text:style-name="P675"><text:span text:style-name="T508">Huňáči v⁠ </text:span><text:span text:style-name="T506">B</text:span><text:span text:style-name="T590">5</text:span><text:span text:style-name="T508"> utečou, stihnou ale odnést jen dvě koťata (každý jedno). </text:span><text:span text:style-name="T738">Zbylá tři koťata se udusí.</text:span></text:p>
            </text:list-item>
          </text:list>
        </text:list-item>
        <text:list-item>
          <text:p text:style-name="P675"><text:span text:style-name="T513">Mimik v⁠ </text:span><text:span text:style-name="T569">B10</text:span><text:span text:style-name="T513"> je magický tvor a⁠ nepotřebuje dýchat, takže jed mu nic neudělá. </text:span><text:span text:style-name="T514">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6"><text:span text:style-name="T4">Dobrodružství </text:span><text:span text:style-name="T203">s</text:span><text:span text:style-name="T4">končí, </text:span><text:span text:style-name="T252">až</text:span><text:span text:style-name="T4"> když se </text:span><text:span text:style-name="T204">pro to hráči rozhodnou. </text:span><text:span text:style-name="T296">P</text:span><text:span text:style-name="T253">okud už ale v⁠ podzemí nic zajímavého není, tak jim to řekni, nenech je marně hledat</text:span><text:span text:style-name="T4">.</text:span></text:p>
      <text:list xml:id="list100292416" text:style-name="L118">
        <text:list-item>
          <text:p text:style-name="P666"><text:span text:style-name="T4">Před </text:span><text:span text:style-name="T205">koncem hry ještě</text:span><text:span text:style-name="T4"> </text:span><text:span text:style-name="T237">odehrajte</text:span><text:span text:style-name="T4"> prodej </text:span><text:span text:style-name="T238">nalezených pokladů </text:span><text:span text:style-name="T4">(viz </text:span><text:span text:style-name="T211">Cen</text:span><text:span text:style-name="T219">a pokladů</text:span><text:span text:style-name="T4">)</text:span><text:span text:style-name="T202">.</text:span></text:p>
          <text:list>
            <text:list-item>
              <text:p text:style-name="P668"><text:span text:style-name="T202">N</text:span><text:span text:style-name="T4">emusíte to hrát v⁠ roli, stačí posčítat ceny </text:span><text:span text:style-name="T292">věcí</text:span><text:span text:style-name="T254">, které se hráči rozhodnou prodat</text:span><text:span text:style-name="T4">.</text:span></text:p>
            </text:list-item>
            <text:list-item>
              <text:p text:style-name="P668"><text:span text:style-name="T4">Udělej</text:span><text:span text:style-name="T293">te</text:span><text:span text:style-name="T4"> to i⁠ v⁠ případě, že s⁠ těmito postavami neplánujete hrát další dobrodružství – </text:span><text:span text:style-name="T239">ocenit nalezené poklady je důležité, </text:span><text:span text:style-name="T255">jsou to v⁠ podstatě vítězné body</text:span><text:span text:style-name="T239">.</text:span></text:p>
            </text:list-item>
          </text:list>
        </text:list-item>
        <text:list-item>
          <text:p text:style-name="P667"><text:span text:style-name="T203">Pokud plánujete se stejnými postavami pokračovat do dalších dobrodružství, můžete rovnou </text:span><text:span text:style-name="T240">odehrát</text:span><text:span text:style-name="T203"> i⁠ nákupy </text:span><text:span text:style-name="T294">(nové zbraně, zbroje a podobně)</text:span><text:span text:style-name="T4">.</text:span></text:p>
        </text:list-item>
      </text:list>
      <text:h text:style-name="P303"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41">je</text:span> prodají, <text:span text:style-name="T1141">cenu urči hodem šestistěnnou kostkou (viz </text:span><text:span text:style-name="T887">Prodejní cena předmětů</text:span><text:span text:style-name="T835">, </text:span><text:span text:style-name="T836">jsou uvedené kurzívou</text:span><text:span text:style-name="T1141">)</text:span>.<text:line-break/><text:tab/><text:span text:style-name="T1406">Klíče samy o⁠ sobě nemají prakticky žádnou cenu, v⁠ tabulce proto </text:span><text:soft-page-break/><text:span text:style-name="T1406">nejsou. U⁠ zámků se cena liší podle toho, jestli jsou i⁠ s⁠ klíčem nebo bez něj.</text:span><text:line-break/><text:tab/><text:span text:style-name="T257">Když</text:span><text:span text:style-name="T1013"> budou cht</text:span><text:span text:style-name="T256">ít hráči prodat něco, co není na seznamu, cenu odhadni.</text:span></text:p>
      <text:p text:style-name="P188"/>
      <table:table table:name="Tabulka2" table:style-name="Tabulka2">
        <table:table-column table:style-name="Tabulka2.A"/>
        <table:table-column table:style-name="Tabulka2.B"/>
        <table:table-row>
          <table:table-cell table:style-name="Tabulka2.A1" table:number-columns-spanned="2" office:value-type="string">
            <text:p text:style-name="P199">Prodejní cena předmětů</text:p>
          </table:table-cell>
          <table:covered-table-cell/>
        </table:table-row>
        <table:table-row>
          <table:table-cell table:style-name="Tabulka2.A2" office:value-type="string">
            <text:p text:style-name="P200">amulet s⁠ bojovníkem</text:p>
          </table:table-cell>
          <table:table-cell table:style-name="Tabulka2.A2" office:value-type="string">
            <text:p text:style-name="P211">1 zl</text:p>
          </table:table-cell>
        </table:table-row>
        <table:table-row>
          <table:table-cell table:style-name="Tabulka2.A2" office:value-type="string">
            <text:p text:style-name="Table_20_Contents">celta</text:p>
          </table:table-cell>
          <table:table-cell table:style-name="Tabulka2.A2" office:value-type="string">
            <text:p text:style-name="P230">5 st</text:p>
          </table:table-cell>
        </table:table-row>
        <table:table-row>
          <table:table-cell table:style-name="Tabulka2.A2" office:value-type="string">
            <text:p text:style-name="P200">čtvercová mince</text:p>
          </table:table-cell>
          <table:table-cell table:style-name="Tabulka2.A2" office:value-type="string">
            <text:p text:style-name="P212">5 st</text:p>
          </table:table-cell>
        </table:table-row>
        <table:table-row>
          <table:table-cell table:style-name="Tabulka2.A2" office:value-type="string">
            <text:p text:style-name="P200">dlouhý luk</text:p>
          </table:table-cell>
          <table:table-cell table:style-name="Tabulka2.A2" office:value-type="string">
            <text:p text:style-name="P212">1 zl</text:p>
          </table:table-cell>
        </table:table-row>
        <table:table-row>
          <table:table-cell table:style-name="Tabulka2.A2" office:value-type="string">
            <text:p text:style-name="P202">dřevěná krabička (obsah krabičky viz <text:span text:style-name="T298">povzbuzující droga</text:span>)</text:p>
          </table:table-cell>
          <table:table-cell table:style-name="Tabulka2.A2" office:value-type="string">
            <text:p text:style-name="P247">1 st</text:p>
          </table:table-cell>
        </table:table-row>
        <table:table-row>
          <table:table-cell table:style-name="Tabulka2.A2" office:value-type="string">
            <text:p text:style-name="P188">dřevěná miska</text:p>
          </table:table-cell>
          <table:table-cell table:style-name="Tabulka2.A2" office:value-type="string">
            <text:p text:style-name="P244">4 mk</text:p>
          </table:table-cell>
        </table:table-row>
        <table:table-row>
          <table:table-cell table:style-name="Tabulka2.A2" office:value-type="string">
            <text:p text:style-name="P188">dřevěný pohár</text:p>
          </table:table-cell>
          <table:table-cell table:style-name="Tabulka2.A2" office:value-type="string">
            <text:p text:style-name="P244">5 mk</text:p>
          </table:table-cell>
        </table:table-row>
        <table:table-row>
          <table:table-cell table:style-name="Tabulka2.A2" office:value-type="string">
            <text:p text:style-name="P188">dřez</text:p>
          </table:table-cell>
          <table:table-cell table:style-name="Tabulka2.A2" office:value-type="string">
            <text:p text:style-name="P245">1 st</text:p>
          </table:table-cell>
        </table:table-row>
        <table:table-row>
          <table:table-cell table:style-name="Tabulka2.A2" office:value-type="string">
            <text:p text:style-name="P200">dvojruční kyj</text:p>
          </table:table-cell>
          <table:table-cell table:style-name="Tabulka2.A2" office:value-type="string">
            <text:p text:style-name="P213">4 mk</text:p>
          </table:table-cell>
        </table:table-row>
        <table:table-row>
          <table:table-cell table:style-name="Tabulka2.A2" office:value-type="string">
            <text:p text:style-name="P200">dýka</text:p>
          </table:table-cell>
          <table:table-cell table:style-name="Tabulka2.A2" office:value-type="string">
            <text:p text:style-name="P214">5 st</text:p>
          </table:table-cell>
        </table:table-row>
        <table:table-row>
          <table:table-cell table:style-name="Tabulka2.A2" office:value-type="string">
            <text:p text:style-name="P200">elfská dýka</text:p>
          </table:table-cell>
          <table:table-cell table:style-name="Tabulka2.A2" office:value-type="string">
            <text:p text:style-name="P215">1 zl</text:p>
          </table:table-cell>
        </table:table-row>
        <table:table-row>
          <table:table-cell table:style-name="Tabulka2.A2" office:value-type="string">
            <text:p text:style-name="P200">elfská lyra</text:p>
          </table:table-cell>
          <table:table-cell table:style-name="Tabulka2.A2" office:value-type="string">
            <text:p text:style-name="P216">10 zl</text:p>
          </table:table-cell>
        </table:table-row>
        <table:table-row>
          <table:table-cell table:style-name="Tabulka2.A2" office:value-type="string">
            <text:p text:style-name="P258">elfský amulet</text:p>
          </table:table-cell>
          <table:table-cell table:style-name="Tabulka2.A2" office:value-type="string">
            <text:p text:style-name="P201"><text:span text:style-name="T1134">1</text:span>k6 st</text:p>
          </table:table-cell>
        </table:table-row>
        <table:table-row>
          <table:table-cell table:style-name="Tabulka2.A2" office:value-type="string">
            <text:p text:style-name="P200">elfský meč</text:p>
          </table:table-cell>
          <table:table-cell table:style-name="Tabulka2.A2" office:value-type="string">
            <text:p text:style-name="P217">3 zl</text:p>
          </table:table-cell>
        </table:table-row>
        <table:table-row>
          <table:table-cell table:style-name="Tabulka2.A2" office:value-type="string">
            <text:p text:style-name="Table_20_Contents">flétna</text:p>
          </table:table-cell>
          <table:table-cell table:style-name="Tabulka2.A2" office:value-type="string">
            <text:p text:style-name="P231">2 st</text:p>
          </table:table-cell>
        </table:table-row>
        <table:table-row>
          <table:table-cell table:style-name="Tabulka2.A2" office:value-type="string">
            <text:p text:style-name="P188">formy na svíčky</text:p>
          </table:table-cell>
          <table:table-cell table:style-name="Tabulka2.A2" office:value-type="string">
            <text:p text:style-name="P245">2 mk</text:p>
          </table:table-cell>
        </table:table-row>
        <table:table-row>
          <table:table-cell table:style-name="Tabulka2.A2" office:value-type="string">
            <text:p text:style-name="P188">hrací kostky</text:p>
          </table:table-cell>
          <table:table-cell table:style-name="Tabulka2.A2" office:value-type="string">
            <text:p text:style-name="P245">3 mk</text:p>
          </table:table-cell>
        </table:table-row>
        <table:table-row>
          <table:table-cell table:style-name="Tabulka2.A2" office:value-type="string">
            <text:p text:style-name="Table_20_Contents">hrst klínků</text:p>
          </table:table-cell>
          <table:table-cell table:style-name="Tabulka2.A2" office:value-type="string">
            <text:p text:style-name="P232">1 st</text:p>
          </table:table-cell>
        </table:table-row>
        <table:table-row>
          <table:table-cell table:style-name="Tabulka2.A2" office:value-type="string">
            <text:p text:style-name="P188">jed obřího pavouka (1 dávka)</text:p>
          </table:table-cell>
          <table:table-cell table:style-name="Tabulka2.A2" office:value-type="string">
            <text:p text:style-name="P241">1 zl</text:p>
          </table:table-cell>
        </table:table-row>
        <table:table-row>
          <table:table-cell table:style-name="Tabulka2.A2" office:value-type="string">
            <text:p text:style-name="P196">jednoruční kyj</text:p>
          </table:table-cell>
          <table:table-cell table:style-name="Tabulka2.A2" office:value-type="string">
            <text:p text:style-name="P249">2 mk</text:p>
          </table:table-cell>
        </table:table-row>
        <table:table-row>
          <table:table-cell table:style-name="Tabulka2.A2" office:value-type="string">
            <text:p text:style-name="P200">kamenická palice</text:p>
          </table:table-cell>
          <table:table-cell table:style-name="Tabulka2.A2" office:value-type="string">
            <text:p text:style-name="P218">2 st</text:p>
          </table:table-cell>
        </table:table-row>
        <table:table-row>
          <table:table-cell table:style-name="Tabulka2.A2" office:value-type="string">
            <text:p text:style-name="P200">kamenická špice</text:p>
          </table:table-cell>
          <table:table-cell table:style-name="Tabulka2.A2" office:value-type="string">
            <text:p text:style-name="P218">2 st</text:p>
          </table:table-cell>
        </table:table-row>
        <table:table-row>
          <table:table-cell table:style-name="Tabulka2.A2" office:value-type="string">
            <text:p text:style-name="P200">kamenické dláto</text:p>
          </table:table-cell>
          <table:table-cell table:style-name="Tabulka2.A2" office:value-type="string">
            <text:p text:style-name="P218">2 st</text:p>
          </table:table-cell>
        </table:table-row>
        <table:table-row>
          <table:table-cell table:style-name="Tabulka2.A2" office:value-type="string">
            <text:p text:style-name="P200">kamenná palice</text:p>
          </table:table-cell>
          <table:table-cell table:style-name="Tabulka2.A2" office:value-type="string">
            <text:p text:style-name="P219"><text:span text:style-name="T1138">3</text:span> mk</text:p>
          </table:table-cell>
        </table:table-row>
        <text:soft-page-break/>
        <table:table-row>
          <table:table-cell table:style-name="Tabulka2.A2" office:value-type="string">
            <text:p text:style-name="P188"><text:span text:style-name="T1442">k</text:span>aramelov<text:span text:style-name="T1442">é</text:span> bombóny</text:p>
          </table:table-cell>
          <table:table-cell table:style-name="Tabulka2.A2" office:value-type="string">
            <text:p text:style-name="P245">1 mk</text:p>
          </table:table-cell>
        </table:table-row>
        <table:table-row>
          <table:table-cell table:style-name="Tabulka2.A2" office:value-type="string">
            <text:p text:style-name="Table_20_Contents">keramická miska</text:p>
          </table:table-cell>
          <table:table-cell table:style-name="Tabulka2.A2" office:value-type="string">
            <text:p text:style-name="P233">1 st</text:p>
          </table:table-cell>
        </table:table-row>
        <table:table-row>
          <table:table-cell table:style-name="Tabulka2.A2" office:value-type="string">
            <text:p text:style-name="Table_20_Contents">keramický talíř</text:p>
          </table:table-cell>
          <table:table-cell table:style-name="Tabulka2.A2" office:value-type="string">
            <text:p text:style-name="P233">1 st</text:p>
          </table:table-cell>
        </table:table-row>
        <table:table-row>
          <table:table-cell table:style-name="Tabulka2.A2" office:value-type="string">
            <text:p text:style-name="Table_20_Contents">kleště</text:p>
          </table:table-cell>
          <table:table-cell table:style-name="Tabulka2.A2" office:value-type="string">
            <text:p text:style-name="P222"><text:span text:style-name="T1011">2</text:span> st</text:p>
          </table:table-cell>
        </table:table-row>
        <table:table-row>
          <table:table-cell table:style-name="Tabulka2.A2" office:value-type="string">
            <text:p text:style-name="P250">kovářské kladivo</text:p>
          </table:table-cell>
          <table:table-cell table:style-name="Tabulka2.A2" office:value-type="string">
            <text:p text:style-name="P251">5 st</text:p>
          </table:table-cell>
        </table:table-row>
        <table:table-row>
          <table:table-cell table:style-name="Tabulka2.A2" office:value-type="string">
            <text:p text:style-name="P188">kovový kelímek</text:p>
          </table:table-cell>
          <table:table-cell table:style-name="Tabulka2.A2" office:value-type="string">
            <text:p text:style-name="P245">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34"><text:span text:style-name="T1449">6</text:span> <text:span text:style-name="T1449">mk</text:span></text:p>
          </table:table-cell>
        </table:table-row>
        <table:table-row>
          <table:table-cell table:style-name="Tabulka2.A2" office:value-type="string">
            <text:p text:style-name="P252">krátký luk</text:p>
          </table:table-cell>
          <table:table-cell table:style-name="Tabulka2.A2" office:value-type="string">
            <text:p text:style-name="P253">3 st</text:p>
          </table:table-cell>
        </table:table-row>
        <table:table-row>
          <table:table-cell table:style-name="Tabulka2.A2" office:value-type="string">
            <text:p text:style-name="Table_20_Contents">kružítko</text:p>
          </table:table-cell>
          <table:table-cell table:style-name="Tabulka2.A2" office:value-type="string">
            <text:p text:style-name="P235"><text:span text:style-name="T1011">2</text:span> st</text:p>
          </table:table-cell>
        </table:table-row>
        <table:table-row>
          <table:table-cell table:style-name="Tabulka2.A2" office:value-type="string">
            <text:p text:style-name="P188">křesadlo</text:p>
          </table:table-cell>
          <table:table-cell table:style-name="Tabulka2.A2" office:value-type="string">
            <text:p text:style-name="P245"><text:span text:style-name="T1449">2</text:span> mk</text:p>
          </table:table-cell>
        </table:table-row>
        <table:table-row>
          <table:table-cell table:style-name="Tabulka2.A2" office:value-type="string">
            <text:p text:style-name="P188">kuchyňské náčiní <text:span text:style-name="T1442">(dohromady)</text:span></text:p>
          </table:table-cell>
          <table:table-cell table:style-name="Tabulka2.A2" office:value-type="string">
            <text:p text:style-name="P245">2 st</text:p>
          </table:table-cell>
        </table:table-row>
        <table:table-row>
          <table:table-cell table:style-name="Tabulka2.A2" office:value-type="string">
            <text:p text:style-name="P258">kulový blesk</text:p>
          </table:table-cell>
          <table:table-cell table:style-name="Tabulka2.A2" office:value-type="string">
            <text:p text:style-name="P201"><text:span text:style-name="T1134">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36">2,5 zl</text:p>
          </table:table-cell>
        </table:table-row>
        <table:table-row>
          <table:table-cell table:style-name="Tabulka2.A2" office:value-type="string">
            <text:p text:style-name="P248">kyj</text:p>
          </table:table-cell>
          <table:table-cell table:style-name="Tabulka2.A2" office:value-type="string">
            <text:p text:style-name="P249">2 mk</text:p>
          </table:table-cell>
        </table:table-row>
        <table:table-row>
          <table:table-cell table:style-name="Tabulka2.A2" office:value-type="string">
            <text:p text:style-name="P188">lano (5 metrů)</text:p>
          </table:table-cell>
          <table:table-cell table:style-name="Tabulka2.A2" office:value-type="string">
            <text:p text:style-name="P190">2 st</text:p>
          </table:table-cell>
        </table:table-row>
        <table:table-row>
          <table:table-cell table:style-name="Tabulka2.A2" office:value-type="string">
            <text:p text:style-name="Table_20_Contents">léčitelské potřeby</text:p>
          </table:table-cell>
          <table:table-cell table:style-name="Tabulka2.A2" office:value-type="string">
            <text:p text:style-name="P226">5 st</text:p>
          </table:table-cell>
        </table:table-row>
        <table:table-row>
          <table:table-cell table:style-name="Tabulka2.A2" office:value-type="string">
            <text:p text:style-name="Table_20_Contents">lehká orkská zbroj</text:p>
          </table:table-cell>
          <table:table-cell table:style-name="Tabulka2.A2" office:value-type="string">
            <text:p text:style-name="P237">4 st</text:p>
          </table:table-cell>
        </table:table-row>
        <table:table-row>
          <table:table-cell table:style-name="Tabulka2.A2" office:value-type="string">
            <text:p text:style-name="P254">lehká zbroj</text:p>
          </table:table-cell>
          <table:table-cell table:style-name="Tabulka2.A2" office:value-type="string">
            <text:p text:style-name="P255">2 zl</text:p>
          </table:table-cell>
        </table:table-row>
        <table:table-row>
          <table:table-cell table:style-name="Tabulka2.A2" office:value-type="string">
            <text:p text:style-name="P258">lektvar ohnivého dechu</text:p>
          </table:table-cell>
          <table:table-cell table:style-name="Tabulka2.A2" office:value-type="string">
            <text:p text:style-name="P201"><text:span text:style-name="T1134">1</text:span>k6 st</text:p>
          </table:table-cell>
        </table:table-row>
        <table:table-row>
          <table:table-cell table:style-name="Tabulka2.A2" office:value-type="string">
            <text:p text:style-name="P258"><text:span text:style-name="T1405">l</text:span>ektvar <text:span text:style-name="T1405">regenerace</text:span></text:p>
          </table:table-cell>
          <table:table-cell table:style-name="Tabulka2.A2" office:value-type="string">
            <text:p text:style-name="P201"><text:span text:style-name="T1134">1</text:span>k6 zl</text:p>
          </table:table-cell>
        </table:table-row>
        <table:table-row>
          <table:table-cell table:style-name="Tabulka2.A2" office:value-type="string">
            <text:p text:style-name="P188">lojové sví<text:span text:style-name="T1442">čky</text:span> <text:span text:style-name="T1442">(na 1 den svícení)</text:span></text:p>
          </table:table-cell>
          <table:table-cell table:style-name="Tabulka2.A2" office:value-type="string">
            <text:p text:style-name="P245">4 st</text:p>
          </table:table-cell>
        </table:table-row>
        <table:table-row>
          <table:table-cell table:style-name="Tabulka2.A2" office:value-type="string">
            <text:p text:style-name="P188"><text:span text:style-name="T1450">l</text:span>ucerna <text:span text:style-name="T1450">(na svíci)</text:span></text:p>
          </table:table-cell>
          <table:table-cell table:style-name="Tabulka2.A2" office:value-type="string">
            <text:p text:style-name="P190">1 st</text:p>
          </table:table-cell>
        </table:table-row>
        <table:table-row>
          <table:table-cell table:style-name="Tabulka2.A2" office:value-type="string">
            <text:p text:style-name="Table_20_Contents">malá kovadlina</text:p>
          </table:table-cell>
          <table:table-cell table:style-name="Tabulka2.A2" office:value-type="string">
            <text:p text:style-name="P238">5 st</text:p>
          </table:table-cell>
        </table:table-row>
        <table:table-row>
          <table:table-cell table:style-name="Tabulka2.A2" office:value-type="string">
            <text:p text:style-name="Table_20_Contents">malý železný vozík</text:p>
          </table:table-cell>
          <table:table-cell table:style-name="Tabulka2.A2" office:value-type="string">
            <text:p text:style-name="P238">5 st</text:p>
          </table:table-cell>
        </table:table-row>
        <table:table-row>
          <table:table-cell table:style-name="Tabulka2.A2" office:value-type="string">
            <text:p text:style-name="P259">mast na popáleniny</text:p>
          </table:table-cell>
          <table:table-cell table:style-name="Tabulka2.A2" office:value-type="string">
            <text:p text:style-name="P201"><text:span text:style-name="T1134">1</text:span>k6 zl</text:p>
          </table:table-cell>
        </table:table-row>
        <table:table-row>
          <table:table-cell table:style-name="Tabulka2.A2" office:value-type="string">
            <text:p text:style-name="P203">meč</text:p>
          </table:table-cell>
          <table:table-cell table:style-name="Tabulka2.A2" office:value-type="string">
            <text:p text:style-name="P204">1 zl, 5 st</text:p>
          </table:table-cell>
        </table:table-row>
        <table:table-row>
          <table:table-cell table:style-name="Tabulka2.A2" office:value-type="string">
            <text:p text:style-name="P188">měděná trubka s páčkou</text:p>
          </table:table-cell>
          <table:table-cell table:style-name="Tabulka2.A2" office:value-type="string">
            <text:p text:style-name="P245">5 st</text:p>
          </table:table-cell>
        </table:table-row>
        <table:table-row>
          <table:table-cell table:style-name="Tabulka2.A2" office:value-type="string">
            <text:p text:style-name="P188">měch na vodu</text:p>
          </table:table-cell>
          <table:table-cell table:style-name="Tabulka2.A2" office:value-type="string">
            <text:p text:style-name="P242"><text:span text:style-name="T1447">3</text:span> mk</text:p>
          </table:table-cell>
        </table:table-row>
        <table:table-row>
          <table:table-cell table:style-name="Tabulka2.A2" office:value-type="string">
            <text:p text:style-name="P188">měch s⁠ pálenkou</text:p>
          </table:table-cell>
          <table:table-cell table:style-name="Tabulka2.A2" office:value-type="string">
            <text:p text:style-name="P243">1 st</text:p>
          </table:table-cell>
        </table:table-row>
        <table:table-row>
          <table:table-cell table:style-name="Tabulka2.A2" office:value-type="string">
            <text:p text:style-name="Table_20_Contents">mosazný svícen</text:p>
          </table:table-cell>
          <table:table-cell table:style-name="Tabulka2.A2" office:value-type="string">
            <text:p text:style-name="P239">5 st</text:p>
          </table:table-cell>
        </table:table-row>
        <table:table-row>
          <table:table-cell table:style-name="Tabulka2.A2" office:value-type="string">
            <text:p text:style-name="P258">nabíjecí rukavice</text:p>
          </table:table-cell>
          <table:table-cell table:style-name="Tabulka2.A2" office:value-type="string">
            <text:p text:style-name="P201"><text:span text:style-name="T1134">1</text:span>k6 st</text:p>
          </table:table-cell>
        </table:table-row>
        <text:soft-page-break/>
        <table:table-row>
          <table:table-cell table:style-name="Tabulka2.A2" office:value-type="string">
            <text:p text:style-name="P188">nádobí a příbor<text:span text:style-name="T1442">y (1 sada)</text:span></text:p>
          </table:table-cell>
          <table:table-cell table:style-name="Tabulka2.A2" office:value-type="string">
            <text:p text:style-name="P245">1 st</text:p>
          </table:table-cell>
        </table:table-row>
        <table:table-row>
          <table:table-cell table:style-name="Tabulka2.A2" office:value-type="string">
            <text:p text:style-name="P197">náhrdelník z polodrahokamů</text:p>
          </table:table-cell>
          <table:table-cell table:style-name="Tabulka2.A2" office:value-type="string">
            <text:p text:style-name="P256">1 zl</text:p>
          </table:table-cell>
        </table:table-row>
        <table:table-row>
          <table:table-cell table:style-name="Tabulka2.A2" office:value-type="string">
            <text:p text:style-name="P194">náušnice s perlou</text:p>
          </table:table-cell>
          <table:table-cell table:style-name="Tabulka2.A2" office:value-type="string">
            <text:p text:style-name="P246">1 zl</text:p>
          </table:table-cell>
        </table:table-row>
        <table:table-row>
          <table:table-cell table:style-name="Tabulka2.A2" office:value-type="string">
            <text:p text:style-name="Table_20_Contents">nůžky</text:p>
          </table:table-cell>
          <table:table-cell table:style-name="Tabulka2.A2" office:value-type="string">
            <text:p text:style-name="P224"><text:span text:style-name="T1011">2</text:span> st</text:p>
          </table:table-cell>
        </table:table-row>
        <table:table-row>
          <table:table-cell table:style-name="Tabulka2.A2" office:value-type="string">
            <text:p text:style-name="P192"><text:span text:style-name="T1444">o</text:span>braz<text:span text:style-name="T1407"> (z⁠ místnosti C15)</text:span></text:p>
          </table:table-cell>
          <table:table-cell table:style-name="Tabulka2.A2" office:value-type="string">
            <text:p text:style-name="P240">2 zl</text:p>
          </table:table-cell>
        </table:table-row>
        <table:table-row>
          <table:table-cell table:style-name="Tabulka2.A2" office:value-type="string">
            <text:p text:style-name="P258">očarování rukavic</text:p>
          </table:table-cell>
          <table:table-cell table:style-name="Tabulka2.A2" office:value-type="string">
            <text:p text:style-name="P201"><text:span text:style-name="T1134">1</text:span>k6 st</text:p>
          </table:table-cell>
        </table:table-row>
        <table:table-row>
          <table:table-cell table:style-name="Tabulka2.A2" office:value-type="string">
            <text:p text:style-name="P205">orkský štít</text:p>
          </table:table-cell>
          <table:table-cell table:style-name="Tabulka2.A2" office:value-type="string">
            <text:p text:style-name="P206">4 st</text:p>
          </table:table-cell>
        </table:table-row>
        <table:table-row>
          <table:table-cell table:style-name="Tabulka2.A2" office:value-type="string">
            <text:p text:style-name="P207">pazourkový nůž</text:p>
          </table:table-cell>
          <table:table-cell table:style-name="Tabulka2.A2" office:value-type="string">
            <text:p text:style-name="P208">2 mk</text:p>
          </table:table-cell>
        </table:table-row>
        <table:table-row>
          <table:table-cell table:style-name="Tabulka2.A2" office:value-type="string">
            <text:p text:style-name="Table_20_Contents">pemrlice</text:p>
          </table:table-cell>
          <table:table-cell table:style-name="Tabulka2.A2" office:value-type="string">
            <text:p text:style-name="P221"><text:span text:style-name="T1011">2</text:span> st</text:p>
          </table:table-cell>
        </table:table-row>
        <table:table-row>
          <table:table-cell table:style-name="Tabulka2.A2" office:value-type="string">
            <text:p text:style-name="Table_20_Contents">pilník</text:p>
          </table:table-cell>
          <table:table-cell table:style-name="Tabulka2.A2" office:value-type="string">
            <text:p text:style-name="P222"><text:span text:style-name="T1011">2</text:span> st</text:p>
          </table:table-cell>
        </table:table-row>
        <table:table-row>
          <table:table-cell table:style-name="Tabulka2.A2" office:value-type="string">
            <text:p text:style-name="Table_20_Contents">potrhaný měšťanský <text:span text:style-name="T1442">oděv</text:span></text:p>
          </table:table-cell>
          <table:table-cell table:style-name="Tabulka2.A2" office:value-type="string">
            <text:p text:style-name="P223">1 zl</text:p>
          </table:table-cell>
        </table:table-row>
        <table:table-row>
          <table:table-cell table:style-name="Tabulka2.A2" office:value-type="string">
            <text:p text:style-name="P188">pouzdro na svitky</text:p>
          </table:table-cell>
          <table:table-cell table:style-name="Tabulka2.A2" office:value-type="string">
            <text:p text:style-name="P245">1 st</text:p>
          </table:table-cell>
        </table:table-row>
        <table:table-row>
          <table:table-cell table:style-name="Tabulka2.A2" office:value-type="string">
            <text:p text:style-name="P200"><text:span text:style-name="T772">povzbuzující droga</text:span><text:span text:style-name="T592"> </text:span><text:span text:style-name="T593">(</text:span><text:span text:style-name="T772">1 </text:span><text:span text:style-name="T773">dávka</text:span><text:span text:style-name="T593">)</text:span></text:p>
          </table:table-cell>
          <table:table-cell table:style-name="Tabulka2.A2" office:value-type="string">
            <text:p text:style-name="P220"><text:span text:style-name="T1137">4</text:span><text:span text:style-name="T1012"> </text:span><text:span text:style-name="T295">st</text:span></text:p>
          </table:table-cell>
        </table:table-row>
        <table:table-row>
          <table:table-cell table:style-name="Tabulka2.A2" office:value-type="string">
            <text:p text:style-name="Table_20_Contents">průbojník</text:p>
          </table:table-cell>
          <table:table-cell table:style-name="Tabulka2.A2" office:value-type="string">
            <text:p text:style-name="P222"><text:span text:style-name="T1011">2</text:span> st</text:p>
          </table:table-cell>
        </table:table-row>
        <table:table-row>
          <table:table-cell table:style-name="Tabulka2.A2" office:value-type="string">
            <text:p text:style-name="P258">přenos myšlenek</text:p>
          </table:table-cell>
          <table:table-cell table:style-name="Tabulka2.A2" office:value-type="string">
            <text:p text:style-name="P201"><text:span text:style-name="T1134">1</text:span>k6 st</text:p>
          </table:table-cell>
        </table:table-row>
        <table:table-row>
          <table:table-cell table:style-name="Tabulka2.A2" office:value-type="string">
            <text:p text:style-name="P209">přesýpací hodiny</text:p>
          </table:table-cell>
          <table:table-cell table:style-name="Tabulka2.A2" office:value-type="string">
            <text:p text:style-name="P210">2 zl</text:p>
          </table:table-cell>
        </table:table-row>
        <table:table-row>
          <table:table-cell table:style-name="Tabulka2.A2" office:value-type="string">
            <text:p text:style-name="Table_20_Contents">rydlo</text:p>
          </table:table-cell>
          <table:table-cell table:style-name="Tabulka2.A2" office:value-type="string">
            <text:p text:style-name="P224"><text:span text:style-name="T1011">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25">1 st</text:p>
          </table:table-cell>
        </table:table-row>
        <table:table-row>
          <table:table-cell table:style-name="Tabulka2.A2" office:value-type="string">
            <text:p text:style-name="P258">sérotvorný flakón</text:p>
          </table:table-cell>
          <table:table-cell table:style-name="Tabulka2.A2" office:value-type="string">
            <text:p text:style-name="P201"><text:span text:style-name="T1134">1</text:span>k6 st</text:p>
          </table:table-cell>
        </table:table-row>
        <table:table-row>
          <table:table-cell table:style-name="Tabulka2.A2" office:value-type="string">
            <text:p text:style-name="P188">skicy soch</text:p>
          </table:table-cell>
          <table:table-cell table:style-name="Tabulka2.A2" office:value-type="string">
            <text:p text:style-name="P245">2 st</text:p>
          </table:table-cell>
        </table:table-row>
        <table:table-row>
          <table:table-cell table:style-name="Tabulka2.A2" office:value-type="string">
            <text:p text:style-name="P198">stříbrná nit</text:p>
          </table:table-cell>
          <table:table-cell table:style-name="Tabulka2.A2" office:value-type="string">
            <text:p text:style-name="P257">1 zl</text:p>
          </table:table-cell>
        </table:table-row>
        <table:table-row>
          <table:table-cell table:style-name="Tabulka2.A2" office:value-type="string">
            <text:p text:style-name="P198">stříbrný inkoust</text:p>
          </table:table-cell>
          <table:table-cell table:style-name="Tabulka2.A2" office:value-type="string">
            <text:p text:style-name="P257">2 zl</text:p>
          </table:table-cell>
        </table:table-row>
        <table:table-row>
          <table:table-cell table:style-name="Tabulka2.A2" office:value-type="string">
            <text:p text:style-name="P188">sušen<text:span text:style-name="T1445">é </text:span>mas<text:span text:style-name="T1445">o (na týden)</text:span></text:p>
          </table:table-cell>
          <table:table-cell table:style-name="Tabulka2.A2" office:value-type="string">
            <text:p text:style-name="P245">5 mk</text:p>
          </table:table-cell>
        </table:table-row>
        <table:table-row>
          <table:table-cell table:style-name="Tabulka2.A2" office:value-type="string">
            <text:p text:style-name="Table_20_Contents">šalírka</text:p>
          </table:table-cell>
          <table:table-cell table:style-name="Tabulka2.A2" office:value-type="string">
            <text:p text:style-name="P221"><text:span text:style-name="T1011">2</text:span> st</text:p>
          </table:table-cell>
        </table:table-row>
        <table:table-row>
          <table:table-cell table:style-name="Tabulka2.A2" office:value-type="string">
            <text:p text:style-name="P188"><text:span text:style-name="T1448">š</text:span>íp</text:p>
          </table:table-cell>
          <table:table-cell table:style-name="Tabulka2.A2" office:value-type="string">
            <text:p text:style-name="P245">1 mk</text:p>
          </table:table-cell>
        </table:table-row>
        <table:table-row>
          <table:table-cell table:style-name="Tabulka2.A2" office:value-type="string">
            <text:p text:style-name="Table_20_Contents">špachtle</text:p>
          </table:table-cell>
          <table:table-cell table:style-name="Tabulka2.A2" office:value-type="string">
            <text:p text:style-name="P224"><text:span text:style-name="T1011">2</text:span> st</text:p>
          </table:table-cell>
        </table:table-row>
        <table:table-row>
          <table:table-cell table:style-name="Tabulka2.A2" office:value-type="string">
            <text:p text:style-name="P188">torna</text:p>
          </table:table-cell>
          <table:table-cell table:style-name="Tabulka2.A2" office:value-type="string">
            <text:p text:style-name="P244">1 st</text:p>
          </table:table-cell>
        </table:table-row>
        <table:table-row>
          <table:table-cell table:style-name="Tabulka2.A2" office:value-type="string">
            <text:p text:style-name="Table_20_Contents">toulec</text:p>
          </table:table-cell>
          <table:table-cell table:style-name="Tabulka2.A2" office:value-type="string">
            <text:p text:style-name="P226">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27"><text:span text:style-name="T1136">1</text:span> zl</text:p>
          </table:table-cell>
        </table:table-row>
        <table:table-row>
          <table:table-cell table:style-name="Tabulka2.A2" office:value-type="string">
            <text:p text:style-name="P188">trvanlivé jídlo <text:span text:style-name="T1442">(na týden)</text:span></text:p>
          </table:table-cell>
          <table:table-cell table:style-name="Tabulka2.A2" office:value-type="string">
            <text:p text:style-name="P245">5 mk</text:p>
          </table:table-cell>
        </table:table-row>
        <table:table-row>
          <table:table-cell table:style-name="Tabulka2.A2" office:value-type="string">
            <text:p text:style-name="P188">vědro na vodu</text:p>
          </table:table-cell>
          <table:table-cell table:style-name="Tabulka2.A2" office:value-type="string">
            <text:p text:style-name="P245">3 mk</text:p>
          </table:table-cell>
        </table:table-row>
        <text:soft-page-break/>
        <table:table-row>
          <table:table-cell table:style-name="Tabulka2.A2" office:value-type="string">
            <text:p text:style-name="Table_20_Contents">velký hrnec</text:p>
          </table:table-cell>
          <table:table-cell table:style-name="Tabulka2.A2" office:value-type="string">
            <text:p text:style-name="P228">4 st</text:p>
          </table:table-cell>
        </table:table-row>
        <table:table-row>
          <table:table-cell table:style-name="Tabulka2.A2" office:value-type="string">
            <text:p text:style-name="Table_20_Contents">velký kotel</text:p>
          </table:table-cell>
          <table:table-cell table:style-name="Tabulka2.A2" office:value-type="string">
            <text:p text:style-name="P228">6 st</text:p>
          </table:table-cell>
        </table:table-row>
        <table:table-row>
          <table:table-cell table:style-name="Tabulka2.A2" office:value-type="string">
            <text:p text:style-name="P191">vlčí mor <text:span text:style-name="T1135">(1 dávka)</text:span></text:p>
          </table:table-cell>
          <table:table-cell table:style-name="Tabulka2.A2" office:value-type="string">
            <text:p text:style-name="P229">5 st</text:p>
          </table:table-cell>
        </table:table-row>
        <table:table-row>
          <table:table-cell table:style-name="Tabulka2.A2" office:value-type="string">
            <text:p text:style-name="Table_20_Contents">voskov<text:span text:style-name="T1443">é</text:span> sví<text:span text:style-name="T1443">čky (na 1 den svícení)</text:span></text:p>
          </table:table-cell>
          <table:table-cell table:style-name="Tabulka2.A2" office:value-type="string">
            <text:p text:style-name="P224"><text:span text:style-name="T1443">8</text:span> st</text:p>
          </table:table-cell>
        </table:table-row>
        <table:table-row>
          <table:table-cell table:style-name="Tabulka2.A2" office:value-type="string">
            <text:p text:style-name="P188">vozík s kolečky</text:p>
          </table:table-cell>
          <table:table-cell table:style-name="Tabulka2.A2" office:value-type="string">
            <text:p text:style-name="P245">2 st</text:p>
          </table:table-cell>
        </table:table-row>
        <table:table-row>
          <table:table-cell table:style-name="Tabulka2.A2" office:value-type="string">
            <text:p text:style-name="P258">vzplanutí</text:p>
          </table:table-cell>
          <table:table-cell table:style-name="Tabulka2.A2" office:value-type="string">
            <text:p text:style-name="P201"><text:span text:style-name="T1134">1</text:span>k6 st</text:p>
          </table:table-cell>
        </table:table-row>
        <table:table-row>
          <table:table-cell table:style-name="Tabulka2.A2" office:value-type="string">
            <text:p text:style-name="P188"><text:span text:style-name="T1444">z</text:span>ámek z⁠ bytelných dveří<text:span text:style-name="T1409"> (bez klíče 10 st)</text:span></text:p>
          </table:table-cell>
          <table:table-cell table:style-name="Tabulka2.A2" office:value-type="string">
            <text:p text:style-name="P240">12 st</text:p>
          </table:table-cell>
        </table:table-row>
        <table:table-row>
          <table:table-cell table:style-name="Tabulka2.A2" office:value-type="string">
            <text:p text:style-name="P188"><text:span text:style-name="T1444">z</text:span>ámek z⁠ obyčejných dveří <text:span text:style-name="T1446">(bez klíče 6 st)</text:span></text:p>
          </table:table-cell>
          <table:table-cell table:style-name="Tabulka2.A2" office:value-type="string">
            <text:p text:style-name="P240">8 st</text:p>
          </table:table-cell>
        </table:table-row>
        <table:table-row>
          <table:table-cell table:style-name="Tabulka2.A2" office:value-type="string">
            <text:p text:style-name="P189">zámek z⁠ truhly – <text:span text:style-name="T1444">v</text:span>isací (bez klíče)</text:p>
          </table:table-cell>
          <table:table-cell table:style-name="Tabulka2.A2" office:value-type="string">
            <text:p text:style-name="P193">6 st</text:p>
          </table:table-cell>
        </table:table-row>
        <table:table-row>
          <table:table-cell table:style-name="Tabulka2.A2" office:value-type="string">
            <text:p text:style-name="P189">záme<text:span text:style-name="T1444">k </text:span>z⁠ truhly – <text:span text:style-name="T1444">v</text:span>nitřní (bez klíče)</text:p>
          </table:table-cell>
          <table:table-cell table:style-name="Tabulka2.A2" office:value-type="string">
            <text:p text:style-name="P193">6 st</text:p>
          </table:table-cell>
        </table:table-row>
        <table:table-row>
          <table:table-cell table:style-name="Tabulka2.A2" office:value-type="string">
            <text:p text:style-name="P194">zlaté náušnice</text:p>
          </table:table-cell>
          <table:table-cell table:style-name="Tabulka2.A2" office:value-type="string">
            <text:p text:style-name="P195">6 zl</text:p>
          </table:table-cell>
        </table:table-row>
        <table:table-row>
          <table:table-cell table:style-name="Tabulka2.A99" office:value-type="string">
            <text:p text:style-name="Table_20_Contents">zubák</text:p>
          </table:table-cell>
          <table:table-cell table:style-name="Tabulka2.A99" office:value-type="string">
            <text:p text:style-name="P221"><text:span text:style-name="T1011">2</text:span> st</text:p>
          </table:table-cell>
        </table:table-row>
      </table:table>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text:page-number></text:p>
      </style:header>
      <style:header-left>
        <text:p text:style-name="MP2"><text:page-number text:select-page="current">64</text:page-number></text:p>
      </style:header-left>
      <style:footer>
        <text:p text:style-name="MP3"><text:chapter text:display="name" text:outline-level="3">C15 – laboratoř</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3T12:30:21.599000000</dc:date>
    <meta:editing-cycles>14456</meta:editing-cycles>
    <meta:editing-duration>P40DT7H8M16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73" meta:paragraph-count="1048" meta:word-count="11760" meta:character-count="64151" meta:non-whitespace-character-count="54501"/>
  </office:meta>
</office:document-meta>
</file>